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ＭＳ Ｐゴシック" svg:font-family="&quot;ＭＳ Ｐゴシック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cell-protect="none"/>
      <style:text-properties style:font-name="Arial" style:font-name-asian="Arial" style:font-name-complex="Arial" style:font-family-generic="swiss"/>
    </style:style>
    <style:style style:name="ce3" style:family="table-cell" style:parent-style-name="Default" style:data-style-name="N0">
      <style:table-cell-properties style:vertical-align="middle" style:cell-protect="non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" style:family="table-cell" style:parent-style-name="Default" style:data-style-name="N0">
      <style:table-cell-properties style:vertical-align="middle" style:cell-protect="none" style:repeat-content="false"/>
      <style:paragraph-properties fo:text-align="start" fo:margin-left="0cm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5" style:family="table-cell" style:parent-style-name="Default" style:data-style-name="N1">
      <style:table-cell-properties style:cell-protect="none"/>
      <style:text-properties style:font-name="Arial" style:font-name-asian="Arial" style:font-name-complex="Arial" style:font-family-generic="swiss"/>
    </style:style>
    <style:style style:name="ce6" style:family="table-cell" style:parent-style-name="Default" style:data-style-name="N2">
      <style:table-cell-properties style:cell-protect="none"/>
      <style:text-properties style:font-name="Arial" style:font-name-asian="Arial" style:font-name-complex="Arial" style:font-family-generic="swiss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" style:font-name-asian="Arial" style:font-name-complex="Arial" fo:font-size="26pt" style:font-size-asian="26pt" style:font-size-complex="26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" style:font-name-asian="Arial" style:font-name-complex="Arial" fo:font-size="26pt" style:font-size-asian="26pt" style:font-size-complex="26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ext-properties style:font-name="Arial" style:font-name-asian="Arial" style:font-name-complex="Arial" fo:font-size="26pt" style:font-size-asian="26pt" style:font-size-complex="26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8">
      <style:table-cell-properties fo:border="thin solid #000000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cell-protect="none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18" style:family="table-cell" style:parent-style-name="Default" style:data-style-name="N39">
      <style:table-cell-properties fo:border="thin solid #000000" style:cell-protect="none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19" style:family="table-cell" style:parent-style-name="Default" style:data-style-name="N39">
      <style:table-cell-properties fo:border="thin solid #000000" fo:background-color="#FFFF99" style:cell-protect="none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20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21" style:family="table-cell" style:parent-style-name="Default" style:data-style-name="N17">
      <style:table-cell-properties fo:border="thin solid #000000" style:vertical-align="middle" fo:wrap-option="wrap" fo:background-color="#FFFF99" style:cell-protect="none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22" style:family="table-cell" style:parent-style-name="Default" style:data-style-name="N1">
      <style:table-cell-properties fo:border="thin solid #000000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23" style:family="table-cell" style:parent-style-name="Default" style:data-style-name="N1">
      <style:table-cell-properties fo:border="thin solid #000000" fo:background-color="#FFFF99" style:cell-protect="none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24" style:family="table-cell" style:parent-style-name="Default" style:data-style-name="N2">
      <style:table-cell-properties fo:border="thin solid #000000" fo:background-color="#CCFFFF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25" style:family="table-cell" style:parent-style-name="Default" style:data-style-name="N0">
      <style:table-cell-properties fo:border="thin solid #000000" style:cell-protect="none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26" style:family="table-cell" style:parent-style-name="Default" style:data-style-name="N0">
      <style:table-cell-properties fo:border="thin solid #000000" fo:background-color="#C00000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27" style:family="table-cell" style:parent-style-name="Default" style:data-style-name="N0">
      <style:table-cell-properties fo:border="thin solid #000000" fo:background-color="#FFFF99" style:cell-protect="none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28" style:family="table-cell" style:parent-style-name="Percent" style:data-style-name="N37">
      <style:table-cell-properties fo:border="thin solid #000000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29" style:family="table-cell" style:parent-style-name="Default" style:data-style-name="N0">
      <style:table-cell-properties fo:border="thin solid #000000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cell-protect="none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31" style:family="table-cell" style:parent-style-name="Default" style:data-style-name="N0">
      <style:table-cell-properties fo:border="thin solid #000000" style:cell-protect="none"/>
      <style:text-properties style:font-name="Arial" style:font-name-asian="Arial" style:font-name-complex="Arial" style:font-family-generic="swiss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3" style:family="table-cell" style:parent-style-name="Default" style:data-style-name="N36">
      <style:table-cell-properties fo:border="thin solid #000000" fo:background-color="#000000" style:cell-protect="none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34" style:family="table-cell" style:parent-style-name="Default" style:data-style-name="N0">
      <style:table-cell-properties fo:border="thin solid #000000" fo:background-color="#000000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35" style:family="table-cell" style:parent-style-name="Default" style:data-style-name="N17">
      <style:table-cell-properties fo:border="thin solid #000000" style:vertical-align="middle" fo:wrap-option="wrap" fo:background-color="#000000" style:cell-protect="none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36" style:family="table-cell" style:parent-style-name="Default" style:data-style-name="N1">
      <style:table-cell-properties fo:border="thin solid #000000" fo:background-color="#000000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37" style:family="table-cell" style:parent-style-name="Default" style:data-style-name="N1">
      <style:table-cell-properties fo:border="thin solid #000000" fo:background-color="#000000" style:cell-protect="none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38" style:family="table-cell" style:parent-style-name="Default" style:data-style-name="N2">
      <style:table-cell-properties fo:border="thin solid #000000" fo:background-color="#000000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39" style:family="table-cell" style:parent-style-name="Default" style:data-style-name="N0">
      <style:table-cell-properties fo:background-color="#000000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40" style:family="table-cell" style:parent-style-name="Default" style:data-style-name="N0">
      <style:table-cell-properties fo:border="thin solid #000000" fo:background-color="#000000" style:cell-protect="none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41" style:family="table-cell" style:parent-style-name="Percent" style:data-style-name="N37">
      <style:table-cell-properties fo:border-top="thin solid #000000" fo:border-bottom="none" fo:border-left="thin solid #000000" fo:border-right="thin solid #000000" style:vertical-align="middle" fo:background-color="#000000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42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3" style:family="table-cell" style:parent-style-name="Default" style:data-style-name="N0">
      <style:table-cell-properties fo:border="thin solid #000000" fo:background-color="#000000" style:cell-protect="none"/>
      <style:text-properties style:font-name="Arial" style:font-name-asian="Arial" style:font-name-complex="Arial" style:font-family-generic="swiss"/>
    </style:style>
    <style:style style:name="ce4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45" style:family="table-cell" style:parent-style-name="Default" style:data-style-name="N0">
      <style:table-cell-properties fo:border="thin solid #000000" style:vertical-align="middle" style:shrink-to-fit="true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46" style:family="table-cell" style:parent-style-name="Default" style:data-style-name="N14">
      <style:table-cell-properties fo:border="thin solid #000000" style:vertical-align="middle" style:shrink-to-fit="true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47" style:family="table-cell" style:parent-style-name="Default" style:data-style-name="N0">
      <style:table-cell-properties fo:border="thin solid #000000"/>
      <style:text-properties style:font-name="Arial" style:font-name-asian="Arial" style:font-name-complex="Arial" style:font-family-generic="swiss"/>
    </style:style>
    <style:style style:name="ce4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49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50" style:family="table-cell" style:parent-style-name="Default" style:data-style-name="N0"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51" style:family="table-cell" style:parent-style-name="Default" style:data-style-name="N14">
      <style:table-cell-properties style:vertical-align="middle" style:shrink-to-fit="true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52" style:family="table-cell" style:parent-style-name="Default" style:data-style-name="N0">
      <style:table-cell-properties fo:background-color="#C4D79B"/>
      <style:text-properties style:font-name="Arial" style:font-name-asian="Arial" style:font-name-complex="Arial" style:font-family-generic="swiss"/>
    </style:style>
    <style:style style:name="ce53" style:family="table-cell" style:parent-style-name="Default" style:data-style-name="N0"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54" style:family="table-cell" style:parent-style-name="Default" style:data-style-name="N0">
      <style:table-cell-properties fo:background-color="#B7DEE8"/>
      <style:text-properties style:font-name="Arial" style:font-name-asian="Arial" style:font-name-complex="Arial" style:font-family-generic="swiss"/>
    </style:style>
    <style:style style:name="ce55" style:family="table-cell" style:parent-style-name="Default" style:data-style-name="N36">
      <style:text-properties style:font-name="Arial" style:font-name-asian="Arial" style:font-name-complex="Arial" style:font-family-generic="swiss"/>
    </style:style>
    <style:style style:name="ce5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5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5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60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/>
      <style:text-properties style:font-name="Arial" style:font-name-asian="Arial" style:font-name-complex="Arial" style:font-family-generic="swiss"/>
    </style:style>
    <style:style style:name="ce62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63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64" style:family="table-cell" style:parent-style-name="Hyperlink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color="#467886" style:text-underline-style="solid" style:text-underline-type="single"/>
    </style:style>
    <style:style style:name="ce6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6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67" style:family="table-cell" style:parent-style-name="Default" style:data-style-name="N0">
      <style:table-cell-properties style:vertical-align="middle" fo:wrap-option="wrap" style:cell-protect="non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68" style:family="table-cell" style:parent-style-name="Default" style:data-style-name="N0">
      <style:table-cell-properties style:vertical-align="middle" fo:wrap-option="wrap" style:cell-protect="non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69" style:family="table-cell" style:parent-style-name="Default" style:data-style-name="N0">
      <style:table-cell-properties style:vertical-align="middle" style:cell-protect="none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7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71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CC9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2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background-color="#FFCC9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3" style:family="table-cell" style:parent-style-name="Default" style:data-style-name="N0">
      <style:table-cell-properties fo:border-top="2pt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4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5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76" style:family="table-cell" style:parent-style-name="Default" style:data-style-name="N0">
      <style:table-cell-properties fo:border-top="2pt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7" style:family="table-cell" style:parent-style-name="Default" style:data-style-name="N0">
      <style:table-cell-properties fo:border="2pt solid #000000" style:vertical-align="middle" fo:background-color="#CCFFCC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8" style:family="table-cell" style:parent-style-name="Default" style:data-style-name="N0">
      <style:table-cell-properties fo:border-top="2pt solid #000000" fo:border-bottom="thin solid #000000" fo:border-left="none" fo:border-right="thin solid #000000" style:vertical-align="automatic" fo:wrap-option="wrap" fo:background-color="#FFFF99" style:cell-protect="none"/>
      <style:text-properties style:font-name="Arial" style:font-name-asian="Arial" style:font-name-complex="Arial" style:font-family-generic="swiss"/>
    </style:style>
    <style:style style:name="ce7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fo:background-color="#FFFF99" style:cell-protect="none"/>
      <style:text-properties style:font-name="Arial" style:font-name-asian="Arial" style:font-name-complex="Arial" style:font-family-generic="swiss"/>
    </style:style>
    <style:style style:name="ce80" style:family="table-cell" style:parent-style-name="Default" style:data-style-name="N0">
      <style:table-cell-properties fo:border-top="2pt solid #000000" fo:border-bottom="thin solid #000000" fo:border-left="thin solid #000000" fo:border-right="none" style:vertical-align="automatic" fo:wrap-option="wrap" fo:background-color="#FFFF99" style:cell-protect="none"/>
      <style:text-properties style:font-name="Arial" style:font-name-asian="Arial" style:font-name-complex="Arial" style:font-family-generic="swiss"/>
    </style:style>
    <style:style style:name="ce81" style:family="table-cell" style:parent-style-name="Default" style:data-style-name="N0">
      <style:table-cell-properties fo:border-top="none" fo:border-bottom="thin solid #000000" fo:border-left="2pt solid #000000" fo:border-right="2pt solid #000000" fo:background-color="#CCFFCC"/>
      <style:text-properties style:font-name="Arial" style:font-name-asian="Arial" style:font-name-complex="Arial" style:font-family-generic="swiss"/>
    </style:style>
    <style:style style:name="ce82" style:family="table-cell" style:parent-style-name="Default" style:data-style-name="N0">
      <style:table-cell-properties fo:border="thin solid #000000" style:vertical-align="automatic" fo:wrap-option="wrap" fo:background-color="#FFFF99" style:cell-protect="none"/>
      <style:text-properties style:font-name="Arial" style:font-name-asian="Arial" style:font-name-complex="Arial" style:font-family-generic="swiss"/>
    </style:style>
    <style:style style:name="ce8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FFFF99" style:cell-protect="none"/>
      <style:text-properties style:font-name="Arial" style:font-name-asian="Arial" style:font-name-complex="Arial" style:font-family-generic="swiss"/>
    </style:style>
    <style:style style:name="ce84" style:family="table-cell" style:parent-style-name="Default" style:data-style-name="N0">
      <style:table-cell-properties fo:border-top="thin solid #000000" fo:border-bottom="thin solid #000000" fo:border-left="2pt solid #000000" fo:border-right="2pt solid #000000" fo:background-color="#CCFFCC"/>
      <style:text-properties style:font-name="Arial" style:font-name-asian="Arial" style:font-name-complex="Arial" style:font-family-generic="swiss"/>
    </style:style>
    <style:style style:name="ce85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fo:background-color="#FFFF99" style:cell-protect="none"/>
      <style:text-properties style:font-name="Arial" style:font-name-asian="Arial" style:font-name-complex="Arial" style:font-family-generic="swiss"/>
    </style:style>
    <style:style style:name="ce86" style:family="table-cell" style:parent-style-name="Default" style:data-style-name="N0">
      <style:table-cell-properties fo:border-top="none" fo:border-bottom="2pt solid #000000" fo:border-left="none" fo:border-right="thin solid #000000" style:vertical-align="automatic" fo:wrap-option="wrap" fo:background-color="#FFFF99" style:cell-protect="none"/>
      <style:text-properties style:font-name="Arial" style:font-name-asian="Arial" style:font-name-complex="Arial" style:font-family-generic="swiss"/>
    </style:style>
    <style:style style:name="ce8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fo:background-color="#FFFF99" style:cell-protect="none"/>
      <style:text-properties style:font-name="Arial" style:font-name-asian="Arial" style:font-name-complex="Arial" style:font-family-generic="swiss"/>
    </style:style>
    <style:style style:name="ce8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fo:background-color="#FFFF99" style:cell-protect="none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89" style:family="table-cell" style:parent-style-name="Default" style:data-style-name="N0">
      <style:table-cell-properties fo:border-top="thin solid #000000" fo:border-bottom="2pt solid #000000" fo:border-left="thin solid #000000" fo:border-right="none" style:vertical-align="automatic" fo:wrap-option="wrap" fo:background-color="#FFFF99" style:cell-protect="none"/>
      <style:text-properties style:font-name="Arial" style:font-name-asian="Arial" style:font-name-complex="Arial" style:font-family-generic="swiss"/>
    </style:style>
    <style:style style:name="ce90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91" style:family="table-cell" style:parent-style-name="Default" style:data-style-name="N0">
      <style:table-cell-properties fo:border-top="thin solid #000000" fo:border-bottom="none" fo:border-left="none" fo:border-right="none" style:cell-protect="none"/>
      <style:text-properties style:font-name="Arial" style:font-name-asian="Arial" style:font-name-complex="Arial" style:font-family-generic="swiss"/>
    </style:style>
    <style:style style:name="ce92" style:family="table-cell" style:parent-style-name="Default" style:data-style-name="N0">
      <style:table-cell-properties fo:border-top="thin solid #000000" fo:border-bottom="none" fo:border-left="none" fo:border-right="thin solid #000000" style:cell-protect="none"/>
      <style:text-properties style:font-name="Arial" style:font-name-asian="Arial" style:font-name-complex="Arial" style:font-family-generic="swiss"/>
    </style:style>
    <style:style style:name="ce93" style:family="table-cell" style:parent-style-name="Default" style:data-style-name="N0">
      <style:table-cell-properties fo:border-top="none" fo:border-bottom="none" fo:border-left="thin solid #000000" fo:border-right="none" style:cell-protect="none"/>
      <style:text-properties style:font-name="Arial" style:font-name-asian="Arial" style:font-name-complex="Arial" style:font-family-generic="swiss"/>
    </style:style>
    <style:style style:name="ce94" style:family="table-cell" style:parent-style-name="Default" style:data-style-name="N0">
      <style:table-cell-properties fo:border-top="none" fo:border-bottom="none" fo:border-left="none" fo:border-right="thin solid #000000" style:cell-protect="none"/>
      <style:text-properties style:font-name="Arial" style:font-name-asian="Arial" style:font-name-complex="Arial" style:font-family-generic="swiss"/>
    </style:style>
    <style:style style:name="ce95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96" style:family="table-cell" style:parent-style-name="Default" style:data-style-name="N0">
      <style:table-cell-properties fo:border-top="thin solid #000000" fo:border-bottom="thin solid #000000" fo:border-left="thin solid #000000" fo:border-right="none" style:cell-protect="none"/>
      <style:text-properties style:font-name="Arial" style:font-name-asian="Arial" style:font-name-complex="Arial" style:font-family-generic="swiss"/>
    </style:style>
    <style:style style:name="ce97" style:family="table-cell" style:parent-style-name="Default" style:data-style-name="N0">
      <style:table-cell-properties fo:border-top="thin solid #000000" fo:border-bottom="thin solid #000000" fo:border-left="none" fo:border-right="none" style:cell-protect="none"/>
      <style:text-properties style:font-name="Arial" style:font-name-asian="Arial" style:font-name-complex="Arial" style:font-family-generic="swiss"/>
    </style:style>
    <style:style style:name="ce98" style:family="table-cell" style:parent-style-name="Default" style:data-style-name="N0">
      <style:table-cell-properties fo:border-top="thin solid #000000" fo:border-bottom="thin solid #000000" fo:border-left="none" fo:border-right="thin solid #000000" style:cell-protect="none"/>
      <style:text-properties style:font-name="Arial" style:font-name-asian="Arial" style:font-name-complex="Arial" style:font-family-generic="swiss"/>
    </style:style>
    <style:style style:name="ce99" style:family="table-cell" style:parent-style-name="Default" style:data-style-name="N0">
      <style:table-cell-properties fo:border-top="none" fo:border-bottom="thin solid #000000" fo:border-left="thin solid #000000" fo:border-right="none" style:cell-protect="none"/>
      <style:text-properties style:font-name="Arial" style:font-name-asian="Arial" style:font-name-complex="Arial" style:font-family-generic="swiss"/>
    </style:style>
    <style:style style:name="ce100" style:family="table-cell" style:parent-style-name="Default" style:data-style-name="N0">
      <style:table-cell-properties fo:border-top="none" fo:border-bottom="thin solid #000000" fo:border-left="none" fo:border-right="none" style:cell-protect="none"/>
      <style:text-properties style:font-name="Arial" style:font-name-asian="Arial" style:font-name-complex="Arial" style:font-family-generic="swiss"/>
    </style:style>
    <style:style style:name="ce101" style:family="table-cell" style:parent-style-name="Default" style:data-style-name="N0">
      <style:table-cell-properties fo:border-top="none" fo:border-bottom="thin solid #000000" fo:border-left="none" fo:border-right="thin solid #000000" style:cell-protect="none"/>
      <style:text-properties style:font-name="Arial" style:font-name-asian="Arial" style:font-name-complex="Arial" style:font-family-generic="swiss"/>
    </style:style>
    <style:style style:name="ce102" style:family="table-cell" style:parent-style-name="Default" style:data-style-name="N19">
      <style:table-cell-properties fo:border="2pt solid #000000" style:vertical-align="middle" fo:background-color="#FFFF00" style:cell-protect="none" style:repeat-content="false"/>
      <style:paragraph-properties fo:text-align="center"/>
      <style:text-properties style:font-name="Arial" style:font-name-asian="Arial" style:font-name-complex="Arial" fo:font-size="20pt" style:font-size-asian="20pt" style:font-size-complex="20pt" fo:font-weight="bold" style:font-weight-asian="bold" style:font-weight-complex="bold" style:font-family-generic="swiss"/>
    </style:style>
    <style:style style:name="ce103" style:family="table-cell" style:parent-style-name="Default" style:data-style-name="N0">
      <style:table-cell-properties style:vertical-align="middle" style:cell-protect="non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10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0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6" style:family="table-cell" style:parent-style-name="Default" style:data-style-name="N0">
      <style:table-cell-properties fo:border="thin solid #000000" style:vertical-align="middle" fo:wrap-option="wrap" fo:background-color="#CCFFC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0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10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11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111" style:family="table-cell" style:parent-style-name="Default" style:data-style-name="N0">
      <style:table-cell-properties fo:border="thin solid #000000" fo:background-color="transparent"/>
    </style:style>
    <style:style style:name="ce11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/>
      <style:text-properties style:font-name="Arial" style:font-name-asian="Arial" style:font-name-complex="Arial" style:font-family-generic="swiss"/>
    </style:style>
    <style:style style:name="ce11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1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1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1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#FFCC9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9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20" style:family="table-cell" style:parent-style-name="Default" style:data-style-name="N0">
      <style:table-cell-properties fo:border="2pt solid #000000" style:vertical-align="middle" fo:background-color="#CCFFCC" style:rotation-angle="90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121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2" style:family="table-cell" style:parent-style-name="Default" style:data-style-name="N0">
      <style:table-cell-properties fo:border-top="2pt solid #000000" fo:border-bottom="thin solid #000000" fo:border-left="2pt solid #000000" fo:border-right="2pt solid #000000" fo:background-color="transparent"/>
    </style:style>
    <style:style style:name="ce12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4" style:family="table-cell" style:parent-style-name="Default" style:data-style-name="N0">
      <style:table-cell-properties fo:border-top="thin solid #000000" fo:border-bottom="thin solid #000000" fo:border-left="2pt solid #000000" fo:border-right="2pt solid #000000" fo:background-color="transparent"/>
    </style:style>
    <style:style style:name="ce12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6" style:family="table-cell" style:parent-style-name="Default" style:data-style-name="N0">
      <style:table-cell-properties fo:border-top="thin solid #000000" fo:border-bottom="2pt solid #000000" fo:border-left="2pt solid #000000" fo:border-right="2pt solid #000000" fo:background-color="transparent"/>
    </style:style>
    <style:style style:name="ce127" style:family="table-cell" style:parent-style-name="Default" style:data-style-name="N0">
      <style:table-cell-properties fo:border="thin solid #000000" style:vertical-align="middle" fo:background-color="transparent" style:cell-protect="non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2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29" style:family="table-cell" style:parent-style-name="Default" style:data-style-name="N0">
      <style:table-cell-properties style:vertical-align="middle" style:cell-protect="none" style:repeat-content="false"/>
      <style:paragraph-properties fo:text-align="center"/>
      <style:text-properties style:font-name="Arial" style:font-name-asian="Arial" style:font-name-complex="Arial" fo:font-size="22pt" style:font-size-asian="22pt" style:font-size-complex="22pt" style:font-family-generic="swiss"/>
    </style:style>
    <style:style style:name="ce13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131" style:family="table-cell" style:parent-style-name="Default" style:data-style-name="N0">
      <style:text-properties style:font-name="Arial" style:font-name-asian="Arial" style:font-name-complex="Arial" fo:font-size="24pt" style:font-size-asian="24pt" style:font-size-complex="24pt" fo:font-weight="bold" style:font-weight-asian="bold" style:font-weight-complex="bold" style:font-family-generic="swiss"/>
    </style:style>
    <style:style style:name="ce13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3" style:family="table-cell" style:parent-style-name="Default" style:data-style-name="N36">
      <style:table-cell-properties fo:border="thin solid #000000" style:cell-protect="none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134" style:family="table-cell" style:parent-style-name="Default" style:data-style-name="N36">
      <style:table-cell-properties fo:border="thin solid #000000" fo:background-color="#FFFF99" style:cell-protect="none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135" style:family="table-cell" style:parent-style-name="Default" style:data-style-name="N2">
      <style:table-cell-properties fo:border="thin solid #000000" fo:background-color="#CCFFFF"/>
      <style:text-properties style:font-name="Arial" style:font-name-asian="Arial" style:font-name-complex="Arial" style:font-family-generic="swiss"/>
    </style:style>
    <style:style style:name="ce136" style:family="table-cell" style:parent-style-name="Default" style:data-style-name="N0">
      <style:table-cell-properties fo:border="thin solid #000000" style:diagonal-bl-tr="thin solid #000000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137" style:family="table-cell" style:parent-style-name="Default" style:data-style-name="N0">
      <style:table-cell-properties fo:border="thin solid #000000" fo:background-color="#FFFFFF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138" style:family="table-cell" style:parent-style-name="Default" style:data-style-name="N37">
      <style:table-cell-properties fo:border="thin solid #000000"/>
      <style:text-properties style:font-name="Arial" style:font-name-asian="Arial" style:font-name-complex="Arial" style:font-family-generic="swiss"/>
    </style:style>
    <style:style style:name="ce139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4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none" style:repeat-content="false"/>
      <style:paragraph-properties fo:text-align="end" fo:margin-righ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1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none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1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43" style:family="table-cell" style:parent-style-name="Default" style:data-style-name="N38">
      <style:table-cell-properties fo:border-top="thin solid #000000" fo:border-bottom="thin solid #000000" fo:border-left="none" fo:border-right="thin solid #000000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144" style:family="table-cell" style:parent-style-name="Default" style:data-style-name="N1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145" style:family="table-cell" style:parent-style-name="Default" style:data-style-name="N36">
      <style:table-cell-properties fo:border="thin solid #000000" style:vertical-align="middle" fo:wrap-option="wrap" style:cell-protect="none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146" style:family="table-cell" style:parent-style-name="Default" style:data-style-name="N0">
      <style:table-cell-properties fo:border="thin solid #000000" fo:background-color="#FFFF99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147" style:family="table-cell" style:parent-style-name="Default" style:data-style-name="N1">
      <style:table-cell-properties fo:border-top="thin solid #000000" fo:border-bottom="thin solid #000000" fo:border-left="thin solid #000000" fo:border-right="none" style:vertical-align="middle" fo:background-color="#FFFF99" style:cell-protect="none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148" style:family="table-cell" style:parent-style-name="Default" style:data-style-name="N0">
      <style:table-cell-properties fo:border-top="thin solid #000000" fo:border-bottom="none" fo:border-left="2pt solid #000000" fo:border-right="none" style:vertical-align="middle" fo:background-color="#CCFFCC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49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CCFFCC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50" style:family="table-cell" style:parent-style-name="Default" style:data-style-name="N0">
      <style:table-cell-properties fo:border-top="thin solid #000000" fo:border-bottom="none" fo:border-left="none" fo:border-right="2pt solid #000000" style:vertical-align="middle" fo:background-color="#CCFFCC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51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99" style:cell-protect="none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15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15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54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55" style:family="table-cell" style:parent-style-name="Default" style:data-style-name="N0">
      <style:table-cell-properties fo:border="thin solid #000000" style:vertical-align="middle" fo:wrap-option="wrap" style:cell-protect="none" style:shrink-to-fit="tru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56" style:family="table-cell" style:parent-style-name="Default" style:data-style-name="N1">
      <style:table-cell-properties fo:border-top="thin solid #000000" fo:border-bottom="thin solid #000000" fo:border-left="thin solid #000000" fo:border-right="none" style:vertical-align="middle" fo:wrap-option="wrap" style:cell-protect="none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157" style:family="table-cell" style:parent-style-name="Default" style:data-style-name="N1">
      <style:table-cell-properties fo:border-top="thin solid #000000" fo:border-bottom="thin solid #000000" fo:border-left="thin solid #000000" fo:border-right="none" style:vertical-align="middle" fo:wrap-option="wrap" style:cell-protect="non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58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CCFFCC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59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CCFFC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6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FFFF99" style:cell-protect="none"/>
      <style:text-properties style:font-name="Arial" style:font-name-asian="Arial" style:font-name-complex="Arial" style:font-family-generic="swiss"/>
    </style:style>
    <style:style style:name="ce16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background-color="#CCFFC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62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 fo:background-color="#FFFF99" style:cell-protect="none"/>
      <style:text-properties style:font-name="Arial" style:font-name-asian="Arial" style:font-name-complex="Arial" style:font-family-generic="swiss"/>
    </style:style>
    <style:style style:name="ce16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FFFF99" style:cell-protect="none"/>
      <style:text-properties style:font-name="Arial" style:font-name-asian="Arial" style:font-name-complex="Arial" style:font-family-generic="swiss"/>
    </style:style>
    <style:style style:name="ce16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 fo:background-color="#FFFF99" style:cell-protect="none"/>
      <style:text-properties style:font-name="Arial" style:font-name-asian="Arial" style:font-name-complex="Arial" style:font-family-generic="swiss"/>
    </style:style>
    <style:style style:name="ce165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#CCFFC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6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67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68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69" style:family="table-cell" style:parent-style-name="Default" style:data-style-name="N0">
      <style:table-cell-properties fo:border-top="none" fo:border-bottom="none" fo:border-left="thin solid #000000" fo:border-right="none" style:cell-protect="none"/>
    </style:style>
    <style:style style:name="ce170" style:family="table-cell" style:parent-style-name="Default" style:data-style-name="N0">
      <style:table-cell-properties style:cell-protect="none"/>
    </style:style>
    <style:style style:name="ce171" style:family="table-cell" style:parent-style-name="Default" style:data-style-name="N0">
      <style:table-cell-properties fo:border-top="none" fo:border-bottom="none" fo:border-left="none" fo:border-right="thin solid #000000" style:cell-protect="none"/>
    </style:style>
    <style:style style:name="ce172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73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74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75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76" style:family="table-cell" style:parent-style-name="Default" style:data-style-name="N0">
      <style:table-cell-properties fo:border-top="none" fo:border-bottom="thin solid #000000" fo:border-left="thin solid #000000" fo:border-right="none" style:cell-protect="none"/>
    </style:style>
    <style:style style:name="ce177" style:family="table-cell" style:parent-style-name="Default" style:data-style-name="N0">
      <style:table-cell-properties fo:border-top="none" fo:border-bottom="thin solid #000000" fo:border-left="none" fo:border-right="none" style:cell-protect="none"/>
    </style:style>
    <style:style style:name="ce178" style:family="table-cell" style:parent-style-name="Default" style:data-style-name="N0">
      <style:table-cell-properties fo:border-top="none" fo:border-bottom="thin solid #000000" fo:border-left="none" fo:border-right="thin solid #000000" style:cell-protect="none"/>
    </style:style>
    <style:style style:name="ce179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180" style:family="table-cell" style:parent-style-name="Default" style:data-style-name="N19">
      <style:table-cell-properties fo:border="2pt solid #000000" style:vertical-align="middle" fo:background-color="#FFFF00" style:repeat-content="false"/>
      <style:paragraph-properties fo:text-align="center"/>
      <style:text-properties style:font-name="Arial" style:font-name-asian="Arial" style:font-name-complex="Arial" fo:font-size="20pt" style:font-size-asian="20pt" style:font-size-complex="20pt" style:font-family-generic="swiss"/>
    </style:style>
    <style:style style:name="ce181" style:family="table-cell" style:parent-style-name="Default" style:data-style-name="N0">
      <style:table-cell-properties fo:border="thin solid #000000" style:vertical-align="middle" fo:wrap-option="wrap" fo:background-color="#FF99C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183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CCFFCC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8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background-color="#CCFFCC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85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#CCFFCC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86" style:family="table-cell" style:parent-style-name="Default" style:data-style-name="N0">
      <style:table-cell-properties fo:border="2pt solid #000000" style:vertical-align="middle" fo:background-color="#CCFFCC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87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transparent"/>
    </style:style>
    <style:style style:name="ce18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8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90" style:family="table-cell" style:parent-style-name="Default" style:data-style-name="N0">
      <style:table-cell-properties fo:border="2pt solid #000000" style:vertical-align="middle" fo:background-color="#CCFFCC" style:rotation-angle="9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91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0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9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0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93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F0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9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95" style:family="table-cell" style:parent-style-name="Default" style:data-style-name="N0">
      <style:table-cell-properties fo:border="thin solid #000000"/>
    </style:style>
    <style:style style:name="ce196" style:family="table-cell" style:parent-style-name="Default" style:data-style-name="N40">
      <style:table-cell-properties fo:border="thin solid #000000"/>
    </style:style>
    <style:style style:name="ce197" style:family="table-cell" style:parent-style-name="Default" style:data-style-name="N1">
      <style:table-cell-properties fo:border="thin solid #000000"/>
    </style:style>
    <style:style style:name="ce198" style:family="table-cell" style:parent-style-name="Default" style:data-style-name="N39">
      <style:table-cell-properties fo:border="thin solid #000000"/>
    </style:style>
    <style:style style:name="ce199" style:family="table-cell" style:parent-style-name="Default" style:data-style-name="N2">
      <style:table-cell-properties fo:border="thin solid #000000"/>
    </style:style>
    <style:style style:name="ce200" style:family="table-cell" style:parent-style-name="Default" style:data-style-name="N1">
      <style:table-cell-properties fo:border-top="thin solid #000000" fo:border-bottom="thin solid #000000" fo:border-left="thin solid #000000" fo:border-right="none"/>
    </style:style>
    <style:style style:name="ce201" style:family="table-cell" style:parent-style-name="Default" style:data-style-name="N0">
      <style:table-cell-properties fo:border-top="2pt solid #000000" fo:border-bottom="2pt solid #000000" fo:border-left="2pt solid #000000" fo:border-right="thin solid #000000" fo:background-color="#FFFF00"/>
      <style:text-properties fo:font-weight="bold" style:font-weight-asian="bold" style:font-weight-complex="bold"/>
    </style:style>
    <style:style style:name="ce202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FFFF00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203" style:family="table-cell" style:parent-style-name="Default" style:data-style-name="N0">
      <style:table-cell-properties fo:border-top="2pt solid #000000" fo:border-bottom="2pt solid #000000" fo:border-left="thin solid #000000" fo:border-right="none" fo:background-color="#FFFF00"/>
      <style:text-properties fo:font-weight="bold" style:font-weight-asian="bold" style:font-weight-complex="bold"/>
    </style:style>
    <style:style style:name="ce204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05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06" style:family="table-cell" style:parent-style-name="Default" style:data-style-name="N0">
      <style:table-cell-properties fo:border-top="none" fo:border-bottom="thin solid #000000" fo:border-left="2pt solid #000000" fo:border-right="thin solid #000000"/>
      <style:text-properties fo:font-size="9pt" style:font-size-asian="9pt" style:font-size-complex="9pt"/>
    </style:style>
    <style:style style:name="ce207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9pt" style:font-size-asian="9pt" style:font-size-complex="9pt"/>
    </style:style>
    <style:style style:name="ce208" style:family="table-cell" style:parent-style-name="Default" style:data-style-name="N0">
      <style:table-cell-properties fo:border-top="none" fo:border-bottom="thin solid #000000" fo:border-left="thin solid #000000" fo:border-right="2pt solid #000000"/>
      <style:text-properties fo:font-size="9pt" style:font-size-asian="9pt" style:font-size-complex="9pt"/>
    </style:style>
    <style:style style:name="ce209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2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211" style:family="table-cell" style:parent-style-name="Default" style:data-style-name="N40">
      <style:table-cell-properties fo:border-top="thin solid #000000" fo:border-bottom="none" fo:border-left="thin solid #000000" fo:border-right="thin solid #000000"/>
    </style:style>
    <style:style style:name="ce212" style:family="table-cell" style:parent-style-name="Default" style:data-style-name="N1">
      <style:table-cell-properties fo:border-top="thin solid #000000" fo:border-bottom="none" fo:border-left="thin solid #000000" fo:border-right="thin solid #000000"/>
    </style:style>
    <style:style style:name="ce213" style:family="table-cell" style:parent-style-name="Default" style:data-style-name="N39">
      <style:table-cell-properties fo:border-top="thin solid #000000" fo:border-bottom="none" fo:border-left="thin solid #000000" fo:border-right="thin solid #000000"/>
    </style:style>
    <style:style style:name="ce214" style:family="table-cell" style:parent-style-name="Default" style:data-style-name="N2">
      <style:table-cell-properties fo:border-top="thin solid #000000" fo:border-bottom="none" fo:border-left="thin solid #000000" fo:border-right="thin solid #000000"/>
    </style:style>
    <style:style style:name="ce215" style:family="table-cell" style:parent-style-name="Default" style:data-style-name="N1">
      <style:table-cell-properties fo:border-top="thin solid #000000" fo:border-bottom="none" fo:border-left="thin solid #000000" fo:border-right="none"/>
    </style:style>
    <style:style style:name="ce216" style:family="table-cell" style:parent-style-name="Default" style:data-style-name="N0">
      <style:table-cell-properties fo:border-top="none" fo:border-bottom="2pt solid #000000" fo:border-left="2pt solid #000000" fo:border-right="thin solid #000000"/>
      <style:text-properties fo:font-size="9pt" style:font-size-asian="9pt" style:font-size-complex="9pt"/>
    </style:style>
    <style:style style:name="ce217" style:family="table-cell" style:parent-style-name="Default" style:data-style-name="N0">
      <style:table-cell-properties fo:border-top="none" fo:border-bottom="2pt solid #000000" fo:border-left="thin solid #000000" fo:border-right="thin solid #000000"/>
      <style:text-properties fo:font-size="9pt" style:font-size-asian="9pt" style:font-size-complex="9pt"/>
    </style:style>
    <style:style style:name="ce218" style:family="table-cell" style:parent-style-name="Default" style:data-style-name="N0">
      <style:table-cell-properties fo:border-top="none" fo:border-bottom="2pt solid #000000" fo:border-left="thin solid #000000" fo:border-right="2pt solid #000000"/>
      <style:text-properties fo:font-size="9pt" style:font-size-asian="9pt" style:font-size-complex="9pt"/>
    </style:style>
    <style:style style:name="ce219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FFFF00"/>
      <style:text-properties fo:font-weight="bold" style:font-weight-asian="bold" style:font-weight-complex="bold"/>
    </style:style>
    <style:style style:name="ce220" style:family="table-cell" style:parent-style-name="Default" style:data-style-name="N0">
      <style:table-cell-properties fo:border="2pt solid #000000" style:vertical-align="middle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221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2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2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A6A6A6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2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00"/>
      <style:text-properties fo:font-weight="bold" style:font-weight-asian="bold" style:font-weight-complex="bold"/>
    </style:style>
    <style:style style:name="ce226" style:family="table-cell" style:parent-style-name="Default" style:data-style-name="N0">
      <style:table-cell-properties fo:border-top="thin solid #000000" fo:border-bottom="none" fo:border-left="thin solid #000000" fo:border-right="2pt solid #000000" fo:background-color="#FFFF00"/>
      <style:text-properties fo:font-weight="bold" style:font-weight-asian="bold" style:font-weight-complex="bold"/>
    </style:style>
    <style:style style:name="ce227" style:family="table-cell" style:parent-style-name="Default" style:data-style-name="N0">
      <style:table-cell-properties fo:border-top="none" fo:border-bottom="2pt solid #000000" fo:border-left="2pt solid #000000" fo:border-right="thin solid #000000" fo:background-color="#FFFF00"/>
      <style:text-properties fo:font-weight="bold" style:font-weight-asian="bold" style:font-weight-complex="bold"/>
    </style:style>
    <style:style style:name="ce228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background-color="#FFFF00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229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30" style:family="table-cell" style:parent-style-name="Default" style:data-style-name="N0">
      <style:table-cell-properties fo:border-top="none" fo:border-bottom="2pt solid #000000" fo:border-left="thin solid #000000" fo:border-right="2pt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31" style:family="table-cell" style:parent-style-name="Percent" style:data-style-name="N13">
      <style:table-cell-properties fo:border="thin solid #000000"/>
    </style:style>
    <style:style style:name="ce232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33" style:family="table-cell" style:parent-style-name="Default" style:data-style-name="N19">
      <style:table-cell-properties fo:border-top="none" fo:border-bottom="thin solid #000000" fo:border-left="thin solid #000000" fo:border-right="thin solid #000000"/>
    </style:style>
    <style:style style:name="ce234" style:family="table-cell" style:parent-style-name="Default" style:data-style-name="N19">
      <style:table-cell-properties fo:border="thin solid #000000"/>
    </style:style>
    <style:style style:name="ce235" style:family="table-cell" style:parent-style-name="Default" style:data-style-name="N0">
      <style:table-cell-properties fo:background-color="#FFFF00"/>
    </style:style>
    <style:style style:name="ce236" style:family="table-cell" style:parent-style-name="Default" style:data-style-name="N0">
      <style:table-cell-properties fo:background-color="#FFFF00"/>
      <style:text-properties fo:color="#FF0000"/>
    </style:style>
    <style:style style:name="ce237" style:family="table-cell" style:parent-style-name="Default" style:data-style-name="N36"/>
    <style:style style:name="T1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190625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3.33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86291666666667cm"/>
    </style:style>
    <style:style style:name="co7" style:family="table-column">
      <style:table-column-properties fo:break-before="auto" style:column-width="2.19604166666667cm" style:use-optimal-column-width="true"/>
    </style:style>
    <style:style style:name="co8" style:family="table-column">
      <style:table-column-properties fo:break-before="auto" style:column-width="3.20145833333333cm" style:use-optimal-column-width="true"/>
    </style:style>
    <style:style style:name="co9" style:family="table-column">
      <style:table-column-properties fo:break-before="auto" style:column-width="2.54cm" style:use-optimal-column-width="true"/>
    </style:style>
    <style:style style:name="co10" style:family="table-column">
      <style:table-column-properties fo:break-before="auto" style:column-width="2.2225cm" style:use-optimal-column-width="true"/>
    </style:style>
    <style:style style:name="co11" style:family="table-column">
      <style:table-column-properties fo:break-before="auto" style:column-width="2.48708333333333cm" style:use-optimal-column-width="true"/>
    </style:style>
    <style:style style:name="co12" style:family="table-column">
      <style:table-column-properties fo:break-before="auto" style:column-width="2.11666666666667cm" style:use-optimal-column-width="true"/>
    </style:style>
    <style:style style:name="co13" style:family="table-column">
      <style:table-column-properties fo:break-before="auto" style:column-width="2.51354166666667cm"/>
    </style:style>
    <style:style style:name="co14" style:family="table-column">
      <style:table-column-properties fo:break-before="auto" style:column-width="2.32833333333333cm" style:use-optimal-column-width="true"/>
    </style:style>
    <style:style style:name="co15" style:family="table-column">
      <style:table-column-properties fo:break-before="auto" style:column-width="4.7625cm" style:use-optimal-column-width="true"/>
    </style:style>
    <style:style style:name="co16" style:family="table-column">
      <style:table-column-properties fo:break-before="auto" style:column-width="8.70479166666667cm" style:use-optimal-column-width="true"/>
    </style:style>
    <style:style style:name="co17" style:family="table-column">
      <style:table-column-properties fo:break-before="auto" style:column-width="1.05833333333333cm" style:use-optimal-column-width="true"/>
    </style:style>
    <style:style style:name="co18" style:family="table-column">
      <style:table-column-properties fo:break-before="auto" style:column-width="0.9525cm" style:use-optimal-column-width="true"/>
    </style:style>
    <style:style style:name="co19" style:family="table-column">
      <style:table-column-properties fo:break-before="auto" style:column-width="3.91583333333333cm" style:use-optimal-column-width="true"/>
    </style:style>
    <style:style style:name="co20" style:family="table-column">
      <style:table-column-properties fo:break-before="auto" style:column-width="2.51354166666667cm" style:use-optimal-column-width="true"/>
    </style:style>
    <style:style style:name="co21" style:family="table-column">
      <style:table-column-properties fo:break-before="auto" style:column-width="1.48166666666667cm" style:use-optimal-column-width="true"/>
    </style:style>
    <style:style style:name="co22" style:family="table-column">
      <style:table-column-properties fo:break-before="auto" style:column-width="1.984375cm" style:use-optimal-column-width="true"/>
    </style:style>
    <style:style style:name="co23" style:family="table-column">
      <style:table-column-properties fo:break-before="auto" style:column-width="0.582083333333333cm"/>
    </style:style>
    <style:style style:name="co24" style:family="table-column">
      <style:table-column-properties fo:break-before="auto" style:column-width="0.79375cm" style:use-optimal-column-width="true"/>
    </style:style>
    <style:style style:name="co25" style:family="table-column">
      <style:table-column-properties fo:break-before="auto" style:column-width="2.96333333333333cm" style:use-optimal-column-width="true"/>
    </style:style>
    <style:style style:name="co26" style:family="table-column">
      <style:table-column-properties fo:break-before="auto" style:column-width="1.16416666666667cm" style:use-optimal-column-width="true"/>
    </style:style>
    <style:style style:name="co27" style:family="table-column">
      <style:table-column-properties fo:break-before="auto" style:column-width="2.03729166666667cm"/>
    </style:style>
    <style:style style:name="co28" style:family="table-column">
      <style:table-column-properties fo:break-before="auto" style:column-width="3.30729166666667cm" style:use-optimal-column-width="true"/>
    </style:style>
    <style:style style:name="co29" style:family="table-column">
      <style:table-column-properties fo:break-before="auto" style:column-width="5.90020833333333cm" style:use-optimal-column-width="true"/>
    </style:style>
    <style:style style:name="co30" style:family="table-column">
      <style:table-column-properties fo:break-before="auto" style:column-width="2.8575cm" style:use-optimal-column-width="true"/>
    </style:style>
    <style:style style:name="co31" style:family="table-column">
      <style:table-column-properties fo:break-before="auto" style:column-width="1.29645833333333cm" style:use-optimal-column-width="true"/>
    </style:style>
    <style:style style:name="co32" style:family="table-column">
      <style:table-column-properties fo:break-before="auto" style:column-width="2.88395833333333cm" style:use-optimal-column-width="true"/>
    </style:style>
    <style:style style:name="co33" style:family="table-column">
      <style:table-column-properties fo:break-before="auto" style:column-width="2.67229166666667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21pt" style:use-optimal-row-height="fals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33pt" style:use-optimal-row-height="false" fo:break-before="auto"/>
    </style:style>
    <style:style style:name="ro7" style:family="table-row">
      <style:table-row-properties style:row-height="28.5pt" style:use-optimal-row-height="false" fo:break-before="auto"/>
    </style:style>
    <style:style style:name="ro8" style:family="table-row">
      <style:table-row-properties style:row-height="25.5pt" style:use-optimal-row-height="false" fo:break-before="auto"/>
    </style:style>
    <style:style style:name="ro9" style:family="table-row">
      <style:table-row-properties style:row-height="47.25pt" style:use-optimal-row-height="false" fo:break-before="auto"/>
    </style:style>
    <style:style style:name="ro10" style:family="table-row">
      <style:table-row-properties style:row-height="40.15pt" style:use-optimal-row-height="false" fo:break-before="auto"/>
    </style:style>
    <style:style style:name="ro11" style:family="table-row">
      <style:table-row-properties style:row-height="44.25pt" style:use-optimal-row-height="false" fo:break-before="auto"/>
    </style:style>
    <style:style style:name="ro12" style:family="table-row">
      <style:table-row-properties style:row-height="30.75pt" style:use-optimal-row-height="false" fo:break-before="auto"/>
    </style:style>
    <style:style style:name="ro13" style:family="table-row">
      <style:table-row-properties style:row-height="16.5pt" style:use-optimal-row-height="true" fo:break-before="auto"/>
    </style:style>
    <style:style style:name="ro14" style:family="table-row">
      <style:table-row-properties style:row-height="39pt" style:use-optimal-row-height="true" fo:break-before="auto"/>
    </style:style>
    <style:style style:name="ro15" style:family="table-row">
      <style:table-row-properties style:row-height="32.25pt" style:use-optimal-row-height="false" fo:break-before="auto"/>
    </style:style>
    <style:style style:name="ro16" style:family="table-row">
      <style:table-row-properties style:row-height="31.5pt" style:use-optimal-row-height="false" fo:break-before="auto"/>
    </style:style>
    <style:style style:name="ro17" style:family="table-row">
      <style:table-row-properties style:row-height="9pt" style:use-optimal-row-height="false" fo:break-before="auto"/>
    </style:style>
    <style:style style:name="ro18" style:family="table-row">
      <style:table-row-properties style:row-height="25.15pt" style:use-optimal-row-height="false" fo:break-before="auto"/>
    </style:style>
    <style:style style:name="ro19" style:family="table-row">
      <style:table-row-properties style:row-height="13.5pt" style:use-optimal-row-height="true" fo:break-before="auto"/>
    </style:style>
    <style:style style:name="ro20" style:family="table-row">
      <style:table-row-properties style:row-height="40.5pt" style:use-optimal-row-height="false" fo:break-before="auto"/>
    </style:style>
    <style:style style:name="ro21" style:family="table-row">
      <style:table-row-properties style:row-height="30pt" style:use-optimal-row-height="false" fo:break-before="auto"/>
    </style:style>
    <style:style style:name="ro2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3">
      <style:table-properties table:display="true" table:tab-color="#FF0000" style:writing-mode="lr-tb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no-wrap" fo:padding-top="0.05in" fo:padding-bottom="0.05in" fo:padding-left="0.1in" fo:padding-right="0.1in" draw:textarea-vertical-align="top" draw:textarea-horizontal-align="left" draw:fill="solid" draw:fill-color="#ffff00" draw:opacity="100%" draw:stroke="none" draw:auto-grow-width="true" draw:auto-grow-height="true"/>
      <style:paragraph-properties style:font-independent-line-spacing="fals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Equipment&quot;;&quot;Quality&quot;;&quot;Man&quot;;&quot;Other&quot;;&quot;Planned stop&quot;;&quot;ED issue&quot;)">
          <table:help-message table:display="true"/>
          <table:error-message table:display="true"/>
        </table:content-validation>
        <table:content-validation table:name="val2" table:condition="of:cell-content-is-in-list($$UW_List)" table:base-cell-address="UW(New).B21">
          <table:help-message table:display="true"/>
          <table:error-message table:display="true"/>
        </table:content-validation>
        <table:content-validation table:name="val3" table:condition="of:cell-content-is-in-list(INDIRECT([.B21]&amp;&quot;_List&quot;))" table:base-cell-address="UW(New).C21">
          <table:help-message table:display="true"/>
          <table:error-message table:display="true"/>
        </table:content-validation>
        <table:content-validation table:name="val4" table:condition="of:cell-content-is-in-list($$UA_List)" table:base-cell-address="UA(New).B28">
          <table:help-message table:display="true"/>
          <table:error-message table:display="true"/>
        </table:content-validation>
        <table:content-validation table:name="val5" table:condition="of:cell-content-is-in-list(&quot;Equipment&quot;;&quot;Quality&quot;;&quot;Man&quot;;&quot;Other&quot;)">
          <table:help-message table:display="true"/>
          <table:error-message table:display="true"/>
        </table:content-validation>
      </table:content-validations>
      <table:table table:name="UW(New)" table:style-name="ta1">
        <table:table-column table:style-name="co1" table:default-cell-style-name="ce2"/>
        <table:table-column table:style-name="co2" table:default-cell-style-name="ce3"/>
        <table:table-column table:style-name="co2" table:number-columns-repeated="2" table:default-cell-style-name="ce2"/>
        <table:table-column table:style-name="co3" table:number-columns-repeated="6" table:default-cell-style-name="ce2"/>
        <table:table-column table:style-name="co4" table:default-cell-style-name="ce2"/>
        <table:table-column table:style-name="co3" table:number-columns-repeated="19" table:default-cell-style-name="ce2"/>
        <table:table-column table:style-name="co5" table:number-columns-repeated="16354" table:default-cell-style-name="ce2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4">
            <text:p>Production Report</text:p>
          </table:table-cell>
          <table:table-cell table:number-columns-repeated="11" table:style-name="ce2"/>
          <table:table-cell table:style-name="ce5"/>
          <table:table-cell table:number-columns-repeated="16370" table:style-name="ce2"/>
        </table:table-row>
        <table:table-row table:style-name="ro2">
          <table:table-cell/>
          <table:table-cell office:value-type="date" office:date-value="2025-04-09T00:00:00" table:number-columns-spanned="2" table:number-rows-spanned="1" table:style-name="ce102">
            <text:p>4/9/2025</text:p>
          </table:table-cell>
          <table:covered-table-cell/>
          <table:table-cell table:style-name="ce2"/>
          <table:table-cell office:value-type="string" table:number-columns-spanned="4" table:number-rows-spanned="1" table:style-name="ce103">
            <text:p>&lt;-Input Date here (ONLY)</text:p>
          </table:table-cell>
          <table:covered-table-cell table:number-columns-repeated="3"/>
          <table:table-cell table:style-name="ce2"/>
          <table:table-cell table:style-name="ce2">
            <draw:frame draw:z-index="1" draw:id="id0" draw:style-name="a8" draw:name="テキスト ボックス 3" svg:x="0.60297in" svg:y="0.33333in" svg:width="9.32708in" svg:height="0.58033in">
              <draw:text-box>
                <text:p text:style-name="a5" text:class-names="" text:cond-style-name=""><text:span text:style-name="a0" text:class-names="">Actual time... This calculation<text:s text:c="1"/></text:span><text:span text:style-name="a1" text:class-names="">includes scheduled breaktime</text:span><text:span text:style-name="a2" text:class-names="">. (pm8:30-40, pm10:30-11:15, am1:15-25,<text:s text:c="1"/></text:span><text:span text:style-name="a3" text:class-names="">am3:15-25</text:span><text:span text:style-name="a4" text:class-names="">)</text:span></text:p>
                <text:p text:style-name="a7" text:class-names="" text:cond-style-name=""><text:span text:style-name="a6" text:class-names="">Total Down time... Do not include scheduled breaktime</text:span></text:p>
              </draw:text-box>
              <svg:title/>
              <svg:desc/>
            </draw:frame>
          </table:table-cell>
          <table:table-cell table:number-columns-repeated="2" table:style-name="ce2"/>
          <table:table-cell office:value-type="string" table:style-name="ce2">
            <text:p>.</text:p>
          </table:table-cell>
          <table:table-cell table:number-columns-repeated="11" table:style-name="ce2"/>
          <table:table-cell office:value-type="float" office:value="0" table:formula="of:=IF([.J8] &gt; 0.361111; 10; 0)" table:style-name="ce2">
            <text:p>0</text:p>
          </table:table-cell>
          <table:table-cell table:style-name="ce6"/>
          <table:table-cell table:number-columns-repeated="16358" table:style-name="ce2"/>
        </table:table-row>
        <table:table-row table:style-name="ro2">
          <table:table-cell/>
          <table:table-cell office:value-type="string" table:style-name="ce7">
            <text:p>Unit Weld</text:p>
          </table:table-cell>
          <table:table-cell table:number-columns-repeated="2" table:style-name="ce8"/>
          <table:table-cell office:value-type="string" table:style-name="ce9">
            <text:p>Shift:</text:p>
          </table:table-cell>
          <table:table-cell office:value-type="string" table:style-name="ce10">
            <text:p>2nd</text:p>
          </table:table-cell>
          <table:table-cell table:style-name="ce2"/>
          <table:table-cell office:value-type="string" table:style-name="ce2">
            <text:p><text:s/></text:p>
          </table:table-cell>
          <table:table-cell table:number-columns-repeated="16376" table:style-name="ce2"/>
        </table:table-row>
        <table:table-row table:style-name="ro3">
          <table:table-cell/>
          <table:table-cell table:style-name="ce11"/>
          <table:table-cell table:number-columns-repeated="4" table:style-name="ce8"/>
          <table:table-cell table:number-columns-repeated="16378" table:style-name="ce2"/>
        </table:table-row>
        <table:table-row table:style-name="ro4">
          <table:table-cell/>
          <table:table-cell office:value-type="string" table:number-columns-spanned="1" table:number-rows-spanned="2" table:style-name="ce104">
            <text:p>No</text:p>
          </table:table-cell>
          <table:table-cell office:value-type="string" table:number-columns-spanned="3" table:number-rows-spanned="2" table:style-name="ce104">
            <text:p>Part No</text:p>
          </table:table-cell>
          <table:covered-table-cell table:number-columns-repeated="2"/>
          <table:table-cell office:value-type="string" table:number-columns-spanned="1" table:number-rows-spanned="2" table:style-name="ce105">
            <text:p>Target Cycle Time</text:p>
          </table:table-cell>
          <table:table-cell office:value-type="string" table:number-columns-spanned="2" table:number-rows-spanned="1" table:style-name="ce104">
            <text:p>Production</text:p>
          </table:table-cell>
          <table:covered-table-cell/>
          <table:table-cell office:value-type="string" table:number-columns-spanned="1" table:number-rows-spanned="2" table:style-name="ce105">
            <text:p>Start <text:s text:c="3"/>Time</text:p>
          </table:table-cell>
          <table:table-cell office:value-type="string" table:number-columns-spanned="1" table:number-rows-spanned="2" table:style-name="ce105">
            <text:p>End Time</text:p>
          </table:table-cell>
          <table:table-cell office:value-type="string" table:number-columns-spanned="1" table:number-rows-spanned="2" table:style-name="ce105">
            <text:p>Actual <text:s text:c="4"/>Time</text:p>
          </table:table-cell>
          <table:table-cell office:value-type="string" table:number-columns-spanned="1" table:number-rows-spanned="2" table:style-name="ce105">
            <text:p>Planned</text:p>
            <text:p>Stop Time</text:p>
          </table:table-cell>
          <table:table-cell office:value-type="string" table:number-columns-spanned="1" table:number-rows-spanned="2" table:style-name="ce105">
            <text:p>TOTAL Down Time</text:p>
          </table:table-cell>
          <table:table-cell office:value-type="string" table:number-columns-spanned="6" table:number-rows-spanned="1" table:style-name="ce105">
            <text:p>Down Time (Minutes)</text:p>
          </table:table-cell>
          <table:covered-table-cell table:number-columns-repeated="5"/>
          <table:table-cell office:value-type="string" table:number-columns-spanned="1" table:number-rows-spanned="2" table:style-name="ce106">
            <text:p>Over Time Pran</text:p>
          </table:table-cell>
          <table:table-cell office:value-type="string" table:number-columns-spanned="1" table:number-rows-spanned="2" table:style-name="ce106">
            <text:p>Over Time Actual</text:p>
          </table:table-cell>
          <table:table-cell office:value-type="string" table:number-columns-spanned="3" table:number-rows-spanned="1" table:style-name="ce107">
            <text:p>Defects</text:p>
          </table:table-cell>
          <table:covered-table-cell table:number-columns-repeated="2"/>
          <table:table-cell office:value-type="string" table:number-columns-spanned="1" table:number-rows-spanned="2" table:style-name="ce104">
            <text:p>OPR</text:p>
          </table:table-cell>
          <table:table-cell office:value-type="string" table:number-columns-spanned="1" table:number-rows-spanned="2" table:style-name="ce107">
            <text:p>Defect Ratio</text:p>
          </table:table-cell>
          <table:table-cell office:value-type="string" table:number-columns-spanned="2" table:number-rows-spanned="1" table:style-name="ce108">
            <text:p>Assigned TM</text:p>
          </table:table-cell>
          <table:covered-table-cell/>
          <table:table-cell office:value-type="string" table:number-columns-spanned="2" table:number-rows-spanned="1" table:style-name="ce109">
            <text:p>Absent</text:p>
          </table:table-cell>
          <table:covered-table-cell/>
          <table:table-cell table:number-columns-repeated="16354"/>
        </table:table-row>
        <table:table-row table:style-name="ro5">
          <table:table-cell/>
          <table:covered-table-cell/>
          <table:covered-table-cell/>
          <table:covered-table-cell table:number-columns-repeated="2"/>
          <table:covered-table-cell/>
          <table:table-cell office:value-type="string" table:style-name="ce12">
            <text:p>Plan</text:p>
          </table:table-cell>
          <table:table-cell office:value-type="string" table:style-name="ce13">
            <text:p>Actual<text:span text:style-name="T1"><text:s text:c="4"/></text:span><text:span text:style-name="T2"><text:s text:c="3"/>(Good Parts</text:span><text:span text:style-name="T1">)</text:span>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4">
            <text:p>Machine</text:p>
          </table:table-cell>
          <table:table-cell office:value-type="string" table:style-name="ce15">
            <text:p>Man</text:p>
          </table:table-cell>
          <table:table-cell office:value-type="string" table:style-name="ce15">
            <text:p>Quality</text:p>
          </table:table-cell>
          <table:table-cell office:value-type="string" table:style-name="ce15">
            <text:p>Logistics</text:p>
          </table:table-cell>
          <table:table-cell office:value-type="string" table:style-name="ce15">
            <text:p>Other</text:p>
          </table:table-cell>
          <table:table-cell office:value-type="string" table:style-name="ce15">
            <text:p>TOTAL</text:p>
          </table:table-cell>
          <table:covered-table-cell/>
          <table:covered-table-cell/>
          <table:table-cell office:value-type="string" table:style-name="ce15">
            <text:p>DPV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Rework</text:p>
          </table:table-cell>
          <table:covered-table-cell/>
          <table:covered-table-cell/>
          <table:table-cell office:value-type="string" table:style-name="ce13">
            <text:p>APMM Employee</text:p>
          </table:table-cell>
          <table:table-cell office:value-type="string" table:style-name="ce13">
            <text:p>Temp Staff</text:p>
          </table:table-cell>
          <table:table-cell office:value-type="string" table:style-name="ce13">
            <text:p>APMM Employee</text:p>
          </table:table-cell>
          <table:table-cell office:value-type="string" table:style-name="ce13">
            <text:p>Temp Staff</text:p>
          </table:table-cell>
          <table:table-cell table:number-columns-repeated="16354"/>
        </table:table-row>
        <table:table-row table:style-name="ro6">
          <table:table-cell/>
          <table:table-cell office:value-type="float" office:value="1" table:style-name="ce12">
            <text:p>1</text:p>
          </table:table-cell>
          <table:table-cell office:value-type="string" table:number-columns-spanned="3" table:number-rows-spanned="1" table:style-name="ce110">
            <text:p>Rr Sus 51206</text:p>
          </table:table-cell>
          <table:covered-table-cell table:number-columns-repeated="2"/>
          <table:table-cell office:value-type="float" office:value="3.48" table:style-name="ce16">
            <text:p>3.48<text:s/></text:p>
          </table:table-cell>
          <table:table-cell office:value-type="float" office:value="60" table:style-name="ce17">
            <text:p>60</text:p>
          </table:table-cell>
          <table:table-cell office:value-type="float" office:value="60" table:style-name="ce17">
            <text:p>60</text:p>
          </table:table-cell>
          <table:table-cell office:value-type="time" office:time-value="PT18H40M0S" table:style-name="ce18">
            <text:p>18:40</text:p>
          </table:table-cell>
          <table:table-cell office:value-type="time" office:time-value="PT0H10M0S" table:style-name="ce19">
            <text:p>0:10</text:p>
          </table:table-cell>
          <table:table-cell office:value-type="float" office:value="275" table:formula="of:=IF([.J8]=&quot;&quot;;&quot;&quot;;IF((HOUR(([.J8]+24)-[.I8])*60 + MINUTE(([.J8]+24)-[.I8]))&lt;=120; (HOUR(([.J8]+24)-[.I8])*60 + MINUTE(([.J8]+24)-[.I8]));IF((HOUR(([.J8]+24)-[.I8])*60 + MINUTE(([.J8]+24)-[.I8]))&lt;=240; (HOUR(([.J8]+24)-[.I8])*60 + MINUTE(([.J8]+24)-[.I8]))-10;IF((HOUR(([.J8]+24)-[.I8])*60 + MINUTE(([.J8]+24)-[.I8]))&lt;=405; (HOUR(([.J8]+24)-[.I8])*60 + MINUTE(([.J8]+24)-[.I8]))-55;IF((HOUR(([.J8]+24)-[.I8])*60 + MINUTE(([.J8]+24)-[.I8]))&lt;=525; (HOUR(([.J8]+24)-[.I8])*60 + MINUTE(([.J8]+24)-[.I8]))-65;(HOUR(([.J8]+24)-[.I8])*60 + MINUTE(([.J8]+24)-[.I8]))-75)))))" table:style-name="ce20">
            <text:p>275</text:p>
          </table:table-cell>
          <table:table-cell office:value-type="float" office:value="45" table:style-name="ce21">
            <text:p>45<text:s text:c="4"/></text:p>
          </table:table-cell>
          <table:table-cell table:style-name="ce22"/>
          <table:table-cell table:number-columns-repeated="5" table:style-name="ce23"/>
          <table:table-cell office:value-type="float" office:value="0" table:formula="of:=SUM([.N8:.R8])" table:style-name="ce22">
            <text:p>0</text:p>
          </table:table-cell>
          <table:table-cell office:value-type="float" office:value="0" table:formula="of:=IF((([.H8]*[.F8]/0.95-445)&lt;0);0;[.H8]*[.F8]/0.95-445)/60" table:style-name="ce24">
            <text:p>0.00</text:p>
          </table:table-cell>
          <table:table-cell office:value-type="float" office:value="0" table:formula="of:=IFERROR(IF(([.K8]-445)/60&lt;0;0;([.K8]-445)/60);0)" table:style-name="ce24">
            <text:p>0.00</text:p>
          </table:table-cell>
          <table:table-cell office:value-type="float" office:value="0.4" table:style-name="ce25">
            <text:p>0.4</text:p>
          </table:table-cell>
          <table:table-cell table:style-name="ce26"/>
          <table:table-cell table:style-name="ce27"/>
          <table:table-cell office:value-type="percentage" office:value="0.90782608695652167" table:formula="of:=IFERROR(IF(([.F8]/(([.K8]-[.L8])/[.H8]))&gt;1;1;[.F8]/(([.K8]-[.L8])/[.H8]));0)" table:style-name="ce28">
            <text:p>90.8%</text:p>
          </table:table-cell>
          <table:table-cell office:value-type="float" office:value="0" table:formula="of:=IFERROR((([.W8]+[.X8])*1000000)/[.H8];0)" table:style-name="ce12">
            <text:p>0</text:p>
          </table:table-cell>
          <table:table-cell office:value-type="float" office:value="3" table:style-name="ce25">
            <text:p>3</text:p>
          </table:table-cell>
          <table:table-cell table:number-columns-repeated="2" table:style-name="ce25"/>
          <table:table-cell table:style-name="ce29"/>
          <table:table-cell table:number-columns-repeated="16354"/>
        </table:table-row>
        <table:table-row table:style-name="ro6">
          <table:table-cell/>
          <table:table-cell office:value-type="float" office:value="2" table:style-name="ce12">
            <text:p>2</text:p>
          </table:table-cell>
          <table:table-cell office:value-type="string" table:number-columns-spanned="3" table:number-rows-spanned="1" table:style-name="ce110">
            <text:p>Fr sus 51201</text:p>
          </table:table-cell>
          <table:covered-table-cell table:number-columns-repeated="2"/>
          <table:table-cell office:value-type="float" office:value="1.2" table:style-name="ce16">
            <text:p>1.20<text:s/></text:p>
          </table:table-cell>
          <table:table-cell office:value-type="float" office:value="456" table:style-name="ce17">
            <text:p>456</text:p>
          </table:table-cell>
          <table:table-cell office:value-type="float" office:value="428" table:style-name="ce17">
            <text:p>428</text:p>
          </table:table-cell>
          <table:table-cell office:value-type="time" office:time-value="PT18H40M0S" table:style-name="ce18">
            <text:p>18:40</text:p>
          </table:table-cell>
          <table:table-cell office:value-type="time" office:time-value="PT5H50M0S" table:style-name="ce19">
            <text:p>5:50</text:p>
          </table:table-cell>
          <table:table-cell office:value-type="float" office:value="595" table:formula="of:=IF([.J9]=&quot;&quot;;&quot;&quot;;IF((HOUR(([.J9]+24)-[.I9])*60 + MINUTE(([.J9]+24)-[.I9]))&lt;=120; (HOUR(([.J9]+24)-[.I9])*60 + MINUTE(([.J9]+24)-[.I9]));IF((HOUR(([.J9]+24)-[.I9])*60 + MINUTE(([.J9]+24)-[.I9]))&lt;=240; (HOUR(([.J9]+24)-[.I9])*60 + MINUTE(([.J9]+24)-[.I9]))-10;IF((HOUR(([.J9]+24)-[.I9])*60 + MINUTE(([.J9]+24)-[.I9]))&lt;=405; (HOUR(([.J9]+24)-[.I9])*60 + MINUTE(([.J9]+24)-[.I9]))-55;IF((HOUR(([.J9]+24)-[.I9])*60 + MINUTE(([.J9]+24)-[.I9]))&lt;=525; (HOUR(([.J9]+24)-[.I9])*60 + MINUTE(([.J9]+24)-[.I9]))-65;(HOUR(([.J9]+24)-[.I9])*60 + MINUTE(([.J9]+24)-[.I9]))-75)))))" table:style-name="ce20">
            <text:p>595</text:p>
          </table:table-cell>
          <table:table-cell office:value-type="float" office:value="24" table:style-name="ce21">
            <text:p>24<text:s text:c="4"/></text:p>
          </table:table-cell>
          <table:table-cell table:style-name="ce22"/>
          <table:table-cell office:value-type="float" office:value="24" table:style-name="ce23">
            <text:p>24</text:p>
          </table:table-cell>
          <table:table-cell table:number-columns-repeated="4" table:style-name="ce23"/>
          <table:table-cell office:value-type="float" office:value="24" table:formula="of:=SUM([.N9:.R9])" table:style-name="ce22">
            <text:p>24</text:p>
          </table:table-cell>
          <table:table-cell office:value-type="float" office:value="1.5938596491228074" table:formula="of:=IF((([.H9]*[.F9]/0.95-445)&lt;0);0;[.H9]*[.F9]/0.95-445)/60" table:style-name="ce24">
            <text:p>1.59</text:p>
          </table:table-cell>
          <table:table-cell office:value-type="float" office:value="2.5" table:formula="of:=IFERROR(IF(([.K9]-445)/60&lt;0;0;([.K9]-445)/60);0)" table:style-name="ce24">
            <text:p>2.50</text:p>
          </table:table-cell>
          <table:table-cell office:value-type="float" office:value="0.06" table:style-name="ce25">
            <text:p>0.06</text:p>
          </table:table-cell>
          <table:table-cell table:style-name="ce26"/>
          <table:table-cell table:style-name="ce27"/>
          <table:table-cell office:value-type="percentage" office:value="0.89947460595446593" table:formula="of:=IFERROR(IF(([.F9]/(([.K9]-[.L9])/[.H9]))&gt;1;1;[.F9]/(([.K9]-[.L9])/[.H9]));0)" table:style-name="ce28">
            <text:p>89.9%</text:p>
          </table:table-cell>
          <table:table-cell office:value-type="float" office:value="0" table:formula="of:=IFERROR((([.W9]+[.X9])*1000000)/[.H9];0)" table:style-name="ce12">
            <text:p>0</text:p>
          </table:table-cell>
          <table:table-cell office:value-type="float" office:value="4" table:style-name="ce25">
            <text:p>4</text:p>
          </table:table-cell>
          <table:table-cell table:number-columns-repeated="2" table:style-name="ce25"/>
          <table:table-cell table:style-name="ce29"/>
          <table:table-cell table:number-columns-repeated="16354"/>
        </table:table-row>
        <table:table-row table:style-name="ro6">
          <table:table-cell/>
          <table:table-cell office:value-type="float" office:value="3" table:style-name="ce12">
            <text:p>3</text:p>
          </table:table-cell>
          <table:table-cell office:value-type="string" table:number-columns-spanned="3" table:number-rows-spanned="1" table:style-name="ce110">
            <text:p>OA Cowl 55701</text:p>
          </table:table-cell>
          <table:covered-table-cell table:number-columns-repeated="2"/>
          <table:table-cell office:value-type="float" office:value="1.2" table:style-name="ce16">
            <text:p>1.20<text:s/></text:p>
          </table:table-cell>
          <table:table-cell office:value-type="float" office:value="420" table:style-name="ce17">
            <text:p>420</text:p>
          </table:table-cell>
          <table:table-cell office:value-type="float" office:value="420" table:style-name="ce17">
            <text:p>420</text:p>
          </table:table-cell>
          <table:table-cell office:value-type="time" office:time-value="PT18H40M0S" table:style-name="ce18">
            <text:p>18:40</text:p>
          </table:table-cell>
          <table:table-cell office:value-type="time" office:time-value="PT4H12M0S" table:style-name="ce19">
            <text:p>4:12</text:p>
          </table:table-cell>
          <table:table-cell office:value-type="float" office:value="497" table:formula="of:=IF([.J10]=&quot;&quot;;&quot;&quot;;IF((HOUR(([.J10]+24)-[.I10])*60 + MINUTE(([.J10]+24)-[.I10]))&lt;=120; (HOUR(([.J10]+24)-[.I10])*60 + MINUTE(([.J10]+24)-[.I10]));IF((HOUR(([.J10]+24)-[.I10])*60 + MINUTE(([.J10]+24)-[.I10]))&lt;=240; (HOUR(([.J10]+24)-[.I10])*60 + MINUTE(([.J10]+24)-[.I10]))-10;IF((HOUR(([.J10]+24)-[.I10])*60 + MINUTE(([.J10]+24)-[.I10]))&lt;=405; (HOUR(([.J10]+24)-[.I10])*60 + MINUTE(([.J10]+24)-[.I10]))-55;IF((HOUR(([.J10]+24)-[.I10])*60 + MINUTE(([.J10]+24)-[.I10]))&lt;=525; (HOUR(([.J10]+24)-[.I10])*60 + MINUTE(([.J10]+24)-[.I10]))-65;(HOUR(([.J10]+24)-[.I10])*60 + MINUTE(([.J10]+24)-[.I10]))-75)))))" table:style-name="ce20">
            <text:p>497</text:p>
          </table:table-cell>
          <table:table-cell table:style-name="ce21"/>
          <table:table-cell table:style-name="ce22"/>
          <table:table-cell table:number-columns-repeated="5" table:style-name="ce23"/>
          <table:table-cell office:value-type="float" office:value="0" table:formula="of:=SUM([.N10:.R10])" table:style-name="ce22">
            <text:p>0</text:p>
          </table:table-cell>
          <table:table-cell office:value-type="float" office:value="1.4254385964912293" table:formula="of:=IF((([.H10]*[.F10]/0.95-445)&lt;0);0;[.H10]*[.F10]/0.95-445)/60" table:style-name="ce24">
            <text:p>1.43</text:p>
          </table:table-cell>
          <table:table-cell office:value-type="float" office:value="0.8666666666666667" table:formula="of:=IFERROR(IF(([.K10]-445)/60&lt;0;0;([.K10]-445)/60);0)" table:style-name="ce24">
            <text:p>0.87</text:p>
          </table:table-cell>
          <table:table-cell table:style-name="ce25"/>
          <table:table-cell table:style-name="ce26"/>
          <table:table-cell table:style-name="ce27"/>
          <table:table-cell office:value-type="percentage" office:value="1" table:formula="of:=IFERROR(IF(([.F10]/(([.K10]-[.L10])/[.H10]))&gt;1;1;[.F10]/(([.K10]-[.L10])/[.H10]));0)" table:style-name="ce28">
            <text:p>100.0%</text:p>
          </table:table-cell>
          <table:table-cell office:value-type="float" office:value="0" table:formula="of:=IFERROR((([.W10]+[.X10])*1000000)/[.H10];0)" table:style-name="ce12">
            <text:p>0</text:p>
          </table:table-cell>
          <table:table-cell office:value-type="float" office:value="1" table:style-name="ce30">
            <text:p>1</text:p>
          </table:table-cell>
          <table:table-cell table:number-columns-repeated="2" table:style-name="ce25"/>
          <table:table-cell table:style-name="ce29"/>
          <table:table-cell table:number-columns-repeated="16354"/>
        </table:table-row>
        <table:table-row table:style-name="ro6">
          <table:table-cell/>
          <table:table-cell office:value-type="float" office:value="4" table:style-name="ce12">
            <text:p>4</text:p>
          </table:table-cell>
          <table:table-cell office:value-type="string" table:number-columns-spanned="3" table:number-rows-spanned="1" table:style-name="ce110">
            <text:p>Fr lwr arm 48068/9</text:p>
          </table:table-cell>
          <table:covered-table-cell table:number-columns-repeated="2"/>
          <table:table-cell office:value-type="float" office:value="1.2" table:style-name="ce16">
            <text:p>1.20<text:s/></text:p>
          </table:table-cell>
          <table:table-cell office:value-type="float" office:value="456" table:style-name="ce17">
            <text:p>456</text:p>
          </table:table-cell>
          <table:table-cell office:value-type="float" office:value="456" table:style-name="ce17">
            <text:p>456</text:p>
          </table:table-cell>
          <table:table-cell office:value-type="time" office:time-value="PT18H40M0S" table:style-name="ce18">
            <text:p>18:40</text:p>
          </table:table-cell>
          <table:table-cell office:value-type="time" office:time-value="PT5H42M0S" table:style-name="ce19">
            <text:p>5:42</text:p>
          </table:table-cell>
          <table:table-cell office:value-type="float" office:value="587" table:formula="of:=IF([.J11]=&quot;&quot;;&quot;&quot;;IF((HOUR(([.J11]+24)-[.I11])*60 + MINUTE(([.J11]+24)-[.I11]))&lt;=120; (HOUR(([.J11]+24)-[.I11])*60 + MINUTE(([.J11]+24)-[.I11]));IF((HOUR(([.J11]+24)-[.I11])*60 + MINUTE(([.J11]+24)-[.I11]))&lt;=240; (HOUR(([.J11]+24)-[.I11])*60 + MINUTE(([.J11]+24)-[.I11]))-10;IF((HOUR(([.J11]+24)-[.I11])*60 + MINUTE(([.J11]+24)-[.I11]))&lt;=405; (HOUR(([.J11]+24)-[.I11])*60 + MINUTE(([.J11]+24)-[.I11]))-55;IF((HOUR(([.J11]+24)-[.I11])*60 + MINUTE(([.J11]+24)-[.I11]))&lt;=525; (HOUR(([.J11]+24)-[.I11])*60 + MINUTE(([.J11]+24)-[.I11]))-65;(HOUR(([.J11]+24)-[.I11])*60 + MINUTE(([.J11]+24)-[.I11]))-75)))))" table:style-name="ce20">
            <text:p>587</text:p>
          </table:table-cell>
          <table:table-cell office:value-type="float" office:value="24" table:style-name="ce21">
            <text:p>24<text:s text:c="4"/></text:p>
          </table:table-cell>
          <table:table-cell table:style-name="ce22"/>
          <table:table-cell table:number-columns-repeated="5" table:style-name="ce23"/>
          <table:table-cell office:value-type="float" office:value="0" table:formula="of:=SUM([.N11:.R11])" table:style-name="ce22">
            <text:p>0</text:p>
          </table:table-cell>
          <table:table-cell office:value-type="float" office:value="2.1833333333333331" table:formula="of:=IF((([.H11]*[.F11]/0.95-445)&lt;0);0;[.H11]*[.F11]/0.95-445)/60" table:style-name="ce24">
            <text:p>2.18</text:p>
          </table:table-cell>
          <table:table-cell office:value-type="float" office:value="2.3666666666666667" table:formula="of:=IFERROR(IF(([.K11]-445)/60&lt;0;0;([.K11]-445)/60);0)" table:style-name="ce24">
            <text:p>2.37</text:p>
          </table:table-cell>
          <table:table-cell table:style-name="ce25"/>
          <table:table-cell table:style-name="ce26"/>
          <table:table-cell table:style-name="ce27"/>
          <table:table-cell office:value-type="percentage" office:value="0.97193605683836581" table:formula="of:=IFERROR(IF(([.F11]/(([.K11]-[.L11])/[.H11]))&gt;1;1;[.F11]/(([.K11]-[.L11])/[.H11]));0)" table:style-name="ce28">
            <text:p>97.2%</text:p>
          </table:table-cell>
          <table:table-cell office:value-type="float" office:value="0" table:formula="of:=IFERROR((([.W11]+[.X11])*1000000)/[.H11];0)" table:style-name="ce12">
            <text:p>0</text:p>
          </table:table-cell>
          <table:table-cell office:value-type="float" office:value="2" table:style-name="ce30">
            <text:p>2</text:p>
          </table:table-cell>
          <table:table-cell table:number-columns-repeated="2" table:style-name="ce25"/>
          <table:table-cell table:style-name="ce29"/>
          <table:table-cell table:number-columns-repeated="16354"/>
        </table:table-row>
        <table:table-row table:style-name="ro6">
          <table:table-cell/>
          <table:table-cell office:value-type="float" office:value="5" table:style-name="ce12">
            <text:p>5</text:p>
          </table:table-cell>
          <table:table-cell office:value-type="string" table:number-columns-spanned="3" table:number-rows-spanned="1" table:style-name="ce110">
            <text:p>Rear arm 48730</text:p>
          </table:table-cell>
          <table:covered-table-cell table:number-columns-repeated="2"/>
          <table:table-cell office:value-type="float" office:value="1.2" table:style-name="ce16">
            <text:p>1.20<text:s/></text:p>
          </table:table-cell>
          <table:table-cell office:value-type="float" office:value="288" table:style-name="ce17">
            <text:p>288</text:p>
          </table:table-cell>
          <table:table-cell office:value-type="float" office:value="288" table:style-name="ce17">
            <text:p>288</text:p>
          </table:table-cell>
          <table:table-cell office:value-type="time" office:time-value="PT18H40M0S" table:style-name="ce18">
            <text:p>18:40</text:p>
          </table:table-cell>
          <table:table-cell office:value-type="time" office:time-value="PT2H4M0S" table:style-name="ce19">
            <text:p>2:04</text:p>
          </table:table-cell>
          <table:table-cell office:value-type="float" office:value="379" table:formula="of:=IF([.J12]=&quot;&quot;;&quot;&quot;;IF((HOUR(([.J12]+24)-[.I12])*60 + MINUTE(([.J12]+24)-[.I12]))&lt;=120; (HOUR(([.J12]+24)-[.I12])*60 + MINUTE(([.J12]+24)-[.I12]));IF((HOUR(([.J12]+24)-[.I12])*60 + MINUTE(([.J12]+24)-[.I12]))&lt;=240; (HOUR(([.J12]+24)-[.I12])*60 + MINUTE(([.J12]+24)-[.I12]))-10;IF((HOUR(([.J12]+24)-[.I12])*60 + MINUTE(([.J12]+24)-[.I12]))&lt;=405; (HOUR(([.J12]+24)-[.I12])*60 + MINUTE(([.J12]+24)-[.I12]))-55;IF((HOUR(([.J12]+24)-[.I12])*60 + MINUTE(([.J12]+24)-[.I12]))&lt;=525; (HOUR(([.J12]+24)-[.I12])*60 + MINUTE(([.J12]+24)-[.I12]))-65;(HOUR(([.J12]+24)-[.I12])*60 + MINUTE(([.J12]+24)-[.I12]))-75)))))" table:style-name="ce20">
            <text:p>379</text:p>
          </table:table-cell>
          <table:table-cell table:style-name="ce21"/>
          <table:table-cell table:style-name="ce22"/>
          <table:table-cell table:number-columns-repeated="4" table:style-name="ce23"/>
          <table:table-cell office:value-type="float" office:value="25" table:style-name="ce23">
            <text:p>25</text:p>
          </table:table-cell>
          <table:table-cell office:value-type="float" office:value="25" table:formula="of:=SUM([.N12:.R12])" table:style-name="ce22">
            <text:p>25</text:p>
          </table:table-cell>
          <table:table-cell office:value-type="float" office:value="0" table:formula="of:=IF((([.H12]*[.F12]/0.95-445)&lt;0);0;[.H12]*[.F12]/0.95-445)/60" table:style-name="ce24">
            <text:p>0.00</text:p>
          </table:table-cell>
          <table:table-cell office:value-type="float" office:value="0" table:formula="of:=IFERROR(IF(([.K12]-445)/60&lt;0;0;([.K12]-445)/60);0)" table:style-name="ce24">
            <text:p>0.00</text:p>
          </table:table-cell>
          <table:table-cell table:style-name="ce25"/>
          <table:table-cell table:style-name="ce26"/>
          <table:table-cell table:style-name="ce27"/>
          <table:table-cell office:value-type="percentage" office:value="0.91187335092348276" table:formula="of:=IFERROR(IF(([.F12]/(([.K12]-[.L12])/[.H12]))&gt;1;1;[.F12]/(([.K12]-[.L12])/[.H12]));0)" table:style-name="ce28">
            <text:p>91.2%</text:p>
          </table:table-cell>
          <table:table-cell office:value-type="float" office:value="0" table:formula="of:=IFERROR((([.W12]+[.X12])*1000000)/[.H12];0)" table:style-name="ce12">
            <text:p>0</text:p>
          </table:table-cell>
          <table:table-cell office:value-type="float" office:value="1" table:style-name="ce25">
            <text:p>1</text:p>
          </table:table-cell>
          <table:table-cell table:number-columns-repeated="2" table:style-name="ce25"/>
          <table:table-cell table:style-name="ce31"/>
          <table:table-cell table:number-columns-repeated="16354"/>
        </table:table-row>
        <table:table-row table:style-name="ro6">
          <table:table-cell/>
          <table:table-cell office:value-type="float" office:value="6" table:style-name="ce32">
            <text:p>6</text:p>
          </table:table-cell>
          <table:table-cell office:value-type="string" table:number-columns-spanned="3" table:number-rows-spanned="1" table:style-name="ce110">
            <text:p>Rear Beam 42110</text:p>
          </table:table-cell>
          <table:covered-table-cell table:number-columns-repeated="2"/>
          <table:table-cell office:value-type="float" office:value="1.25" table:style-name="ce16">
            <text:p>1.25<text:s/></text:p>
          </table:table-cell>
          <table:table-cell office:value-type="float" office:value="477" table:style-name="ce17">
            <text:p>477</text:p>
          </table:table-cell>
          <table:table-cell office:value-type="float" office:value="427" table:style-name="ce17">
            <text:p>427</text:p>
          </table:table-cell>
          <table:table-cell office:value-type="time" office:time-value="PT18H40M0S" table:style-name="ce18">
            <text:p>18:40</text:p>
          </table:table-cell>
          <table:table-cell office:value-type="time" office:time-value="PT5H50M0S" table:style-name="ce19">
            <text:p>5:50</text:p>
          </table:table-cell>
          <table:table-cell office:value-type="float" office:value="595" table:formula="of:=IF([.J13]=&quot;&quot;;&quot;&quot;;IF((HOUR(([.J13]+24)-[.I13])*60 + MINUTE(([.J13]+24)-[.I13]))&lt;=120; (HOUR(([.J13]+24)-[.I13])*60 + MINUTE(([.J13]+24)-[.I13]));IF((HOUR(([.J13]+24)-[.I13])*60 + MINUTE(([.J13]+24)-[.I13]))&lt;=240; (HOUR(([.J13]+24)-[.I13])*60 + MINUTE(([.J13]+24)-[.I13]))-10;IF((HOUR(([.J13]+24)-[.I13])*60 + MINUTE(([.J13]+24)-[.I13]))&lt;=405; (HOUR(([.J13]+24)-[.I13])*60 + MINUTE(([.J13]+24)-[.I13]))-55;IF((HOUR(([.J13]+24)-[.I13])*60 + MINUTE(([.J13]+24)-[.I13]))&lt;=525; (HOUR(([.J13]+24)-[.I13])*60 + MINUTE(([.J13]+24)-[.I13]))-65;(HOUR(([.J13]+24)-[.I13])*60 + MINUTE(([.J13]+24)-[.I13]))-75)))))" table:style-name="ce20">
            <text:p>595</text:p>
          </table:table-cell>
          <table:table-cell office:value-type="float" office:value="43" table:style-name="ce21">
            <text:p>43<text:s text:c="4"/></text:p>
          </table:table-cell>
          <table:table-cell table:style-name="ce22"/>
          <table:table-cell office:value-type="float" office:value="38" table:style-name="ce23">
            <text:p>38</text:p>
          </table:table-cell>
          <table:table-cell table:number-columns-repeated="4" table:style-name="ce23"/>
          <table:table-cell office:value-type="float" office:value="38" table:formula="of:=SUM([.N13:.R13])" table:style-name="ce22">
            <text:p>38</text:p>
          </table:table-cell>
          <table:table-cell office:value-type="float" office:value="1.9473684210526321" table:formula="of:=IF((([.H13]*[.F13]/0.95-445)&lt;0);0;[.H13]*[.F13]/0.95-445)/60" table:style-name="ce24">
            <text:p>1.95</text:p>
          </table:table-cell>
          <table:table-cell office:value-type="float" office:value="2.5" table:formula="of:=IFERROR(IF(([.K13]-445)/60&lt;0;0;([.K13]-445)/60);0)" table:style-name="ce24">
            <text:p>2.50</text:p>
          </table:table-cell>
          <table:table-cell office:value-type="float" office:value="7.0000000000000007E-2" table:style-name="ce25">
            <text:p>0.07</text:p>
          </table:table-cell>
          <table:table-cell table:style-name="ce26"/>
          <table:table-cell table:style-name="ce27"/>
          <table:table-cell office:value-type="percentage" office:value="0.96693840579710133" table:formula="of:=IFERROR(IF(([.F13]/(([.K13]-[.L13])/[.H13]))&gt;1;1;[.F13]/(([.K13]-[.L13])/[.H13]));0)" table:style-name="ce28">
            <text:p>96.7%</text:p>
          </table:table-cell>
          <table:table-cell office:value-type="float" office:value="0" table:formula="of:=IFERROR((([.W13]+[.X13])*1000000)/[.H13];0)" table:style-name="ce12">
            <text:p>0</text:p>
          </table:table-cell>
          <table:table-cell office:value-type="float" office:value="6" table:style-name="ce25">
            <text:p>6</text:p>
          </table:table-cell>
          <table:table-cell table:style-name="ce25"/>
          <table:table-cell office:value-type="float" office:value="1" table:style-name="ce25">
            <text:p>1</text:p>
          </table:table-cell>
          <table:table-cell table:style-name="ce31"/>
          <table:table-cell table:number-columns-repeated="16354"/>
        </table:table-row>
        <table:table-row table:style-name="ro6">
          <table:table-cell/>
          <table:table-cell table:number-columns-spanned="1" table:number-rows-spanned="2" table:style-name="ce111"/>
          <table:table-cell office:value-type="string" table:number-columns-spanned="3" table:number-rows-spanned="1" table:style-name="ce110">
            <text:p>Rear Beam 42110 177D</text:p>
          </table:table-cell>
          <table:covered-table-cell table:number-columns-repeated="2"/>
          <table:table-cell office:value-type="float" office:value="1.25" table:style-name="ce16">
            <text:p>1.25<text:s/></text:p>
          </table:table-cell>
          <table:table-cell office:value-type="float" office:value="378" table:style-name="ce17">
            <text:p>378</text:p>
          </table:table-cell>
          <table:table-cell office:value-type="float" office:value="324" table:style-name="ce17">
            <text:p>324</text:p>
          </table:table-cell>
          <table:table-cell table:number-columns-repeated="2" table:style-name="ce33"/>
          <table:table-cell table:style-name="ce34"/>
          <table:table-cell office:value-type="string" table:style-name="ce35">
            <text:p><text:s/></text:p>
          </table:table-cell>
          <table:table-cell table:style-name="ce36"/>
          <table:table-cell table:number-columns-repeated="6" table:style-name="ce37"/>
          <table:table-cell office:value-type="float" office:value="0" table:formula="of:=IF((([.H14]*[.F14]/0.95-445)&lt;0);0;[.H14]*[.F14]/0.95-445)/60" table:style-name="ce38">
            <text:p>0.00</text:p>
          </table:table-cell>
          <table:table-cell table:style-name="ce38"/>
          <table:table-cell table:style-name="ce39"/>
          <table:table-cell table:number-columns-repeated="2" table:style-name="ce40"/>
          <table:table-cell table:style-name="ce41"/>
          <table:table-cell office:value-type="float" office:value="0" table:formula="of:=(([.W14]+[.X14])*1000000)/[.H14]" table:style-name="ce42">
            <text:p>0</text:p>
          </table:table-cell>
          <table:table-cell table:number-columns-repeated="2" table:style-name="ce40"/>
          <table:table-cell table:number-columns-repeated="2" table:style-name="ce43"/>
          <table:table-cell table:number-columns-repeated="16354"/>
        </table:table-row>
        <table:table-row table:style-name="ro6">
          <table:table-cell/>
          <table:covered-table-cell/>
          <table:table-cell office:value-type="string" table:number-columns-spanned="3" table:number-rows-spanned="1" table:style-name="ce110">
            <text:p>Rear Beam 42110 890B</text:p>
          </table:table-cell>
          <table:covered-table-cell table:number-columns-repeated="2"/>
          <table:table-cell office:value-type="float" office:value="1.25" table:style-name="ce16">
            <text:p>1.25<text:s/></text:p>
          </table:table-cell>
          <table:table-cell office:value-type="float" office:value="99" table:style-name="ce17">
            <text:p>99</text:p>
          </table:table-cell>
          <table:table-cell office:value-type="float" office:value="103" table:style-name="ce17">
            <text:p>103</text:p>
          </table:table-cell>
          <table:table-cell table:number-columns-repeated="2" table:style-name="ce33"/>
          <table:table-cell table:style-name="ce34"/>
          <table:table-cell table:style-name="ce35"/>
          <table:table-cell table:style-name="ce36"/>
          <table:table-cell table:number-columns-repeated="6" table:style-name="ce37"/>
          <table:table-cell office:value-type="float" office:value="0" table:formula="of:=IF((([.H15]*[.F15]/0.95-445)&lt;0);0;[.H15]*[.F15]/0.95-445)/60" table:style-name="ce38">
            <text:p>0.00</text:p>
          </table:table-cell>
          <table:table-cell table:style-name="ce38"/>
          <table:table-cell table:style-name="ce39"/>
          <table:table-cell table:number-columns-repeated="2" table:style-name="ce40"/>
          <table:table-cell table:style-name="ce41"/>
          <table:table-cell office:value-type="float" office:value="0" table:formula="of:=(([.W15]+[.X15])*1000000)/[.H15]" table:style-name="ce42">
            <text:p>0</text:p>
          </table:table-cell>
          <table:table-cell table:number-columns-repeated="2" table:style-name="ce40"/>
          <table:table-cell table:number-columns-repeated="2" table:style-name="ce43"/>
          <table:table-cell table:number-columns-repeated="16354"/>
        </table:table-row>
        <table:table-row table:style-name="ro7">
          <table:table-cell/>
          <table:table-cell table:style-name="ce11"/>
          <table:table-cell table:number-columns-repeated="3" table:style-name="ce8"/>
          <table:table-cell office:value-type="string" table:style-name="ce44">
            <text:p>A1</text:p>
          </table:table-cell>
          <table:table-cell office:value-type="string" table:style-name="ce44">
            <text:p>A2</text:p>
          </table:table-cell>
          <table:table-cell table:style-name="ce44"/>
          <table:table-cell office:value-type="string" table:style-name="ce44">
            <text:p>B2</text:p>
          </table:table-cell>
          <table:table-cell table:style-name="ce44"/>
          <table:table-cell office:value-type="string" table:style-name="ce45">
            <text:p>C=B1-B2</text:p>
          </table:table-cell>
          <table:table-cell office:value-type="string" table:style-name="ce45">
            <text:p>D</text:p>
          </table:table-cell>
          <table:table-cell office:value-type="string" table:style-name="ce45">
            <text:p>C-(A1*A2)</text:p>
          </table:table-cell>
          <table:table-cell table:number-columns-repeated="7" table:style-name="ce45"/>
          <table:table-cell office:value-type="string" table:style-name="ce45">
            <text:p>E</text:p>
          </table:table-cell>
          <table:table-cell table:style-name="ce20"/>
          <table:table-cell table:style-name="ce45"/>
          <table:table-cell office:value-type="string" table:style-name="ce45">
            <text:p>H</text:p>
          </table:table-cell>
          <table:table-cell office:value-type="percentage" office:value="0.94300808441165629" table:formula="of:=SUM([.Y8:.Y13])/COUNT([.Y8:.Y13])" table:style-name="ce46">
            <text:p>94.30%</text:p>
          </table:table-cell>
          <table:table-cell office:value-type="string" table:style-name="ce45">
            <text:p>((G+H)*1000000)/B</text:p>
          </table:table-cell>
          <table:table-cell office:value-type="float" office:value="17" table:formula="of:=SUM([.AA8:.AA15])" table:style-name="ce47">
            <text:p>17</text:p>
          </table:table-cell>
          <table:table-cell office:value-type="float" office:value="0" table:formula="of:=SUM([.AB8:.AB15])" table:style-name="ce47">
            <text:p>0</text:p>
          </table:table-cell>
          <table:table-cell office:value-type="float" office:value="1" table:formula="of:=SUM([.AC8:.AC15])" table:style-name="ce47">
            <text:p>1</text:p>
          </table:table-cell>
          <table:table-cell office:value-type="float" office:value="0" table:formula="of:=SUM([.AD8:.AD15])" table:style-name="ce47">
            <text:p>0</text:p>
          </table:table-cell>
          <table:table-cell table:number-columns-repeated="16354"/>
        </table:table-row>
        <table:table-row table:style-name="ro7">
          <table:table-cell/>
          <table:table-cell table:style-name="ce11"/>
          <table:table-cell table:number-columns-repeated="3" table:style-name="ce8"/>
          <table:table-cell table:number-columns-repeated="5" table:style-name="ce48"/>
          <table:table-cell table:number-columns-repeated="11" table:style-name="ce49"/>
          <table:table-cell table:style-name="ce50"/>
          <table:table-cell table:number-columns-repeated="2" table:style-name="ce49"/>
          <table:table-cell table:style-name="ce51"/>
          <table:table-cell office:value-type="string" table:style-name="ce49">
            <text:p>Total</text:p>
          </table:table-cell>
          <table:table-cell office:value-type="float" office:value="17" table:formula="of:=SUM([.AA16];[.AB16])" table:style-name="ce52">
            <text:p>17</text:p>
          </table:table-cell>
          <table:table-cell office:value-type="string" table:style-name="ce53">
            <text:p>Total</text:p>
          </table:table-cell>
          <table:table-cell office:value-type="float" office:value="1" table:formula="of:=SUM([.AC16];[.AD16])" table:style-name="ce54">
            <text:p>1</text:p>
          </table:table-cell>
          <table:table-cell table:style-name="ce8"/>
          <table:table-cell table:number-columns-repeated="16354"/>
        </table:table-row>
        <table:table-row table:style-name="ro1">
          <table:table-cell/>
          <table:table-cell table:style-name="ce11"/>
          <table:table-cell table:style-name="ce8"/>
          <table:table-cell table:style-name="ce55"/>
          <table:table-cell table:number-columns-repeated="26" table:style-name="ce8"/>
          <table:table-cell table:number-columns-repeated="16354"/>
        </table:table-row>
        <table:table-row table:style-name="ro2">
          <table:table-cell/>
          <table:table-cell office:value-type="string" table:style-name="ce56">
            <text:p>Down Time Detail</text:p>
          </table:table-cell>
          <table:table-cell table:number-columns-repeated="23" table:style-name="ce8"/>
          <table:table-cell office:value-type="string" table:number-columns-spanned="2" table:number-rows-spanned="1" table:style-name="ce112">
            <text:p>Production Reported</text:p>
          </table:table-cell>
          <table:covered-table-cell/>
          <table:table-cell table:number-columns-repeated="3" table:style-name="ce8"/>
          <table:table-cell table:number-columns-repeated="16354"/>
        </table:table-row>
        <table:table-row table:style-name="ro8">
          <table:table-cell table:style-name="ce1"/>
          <table:table-cell office:value-type="string" table:style-name="ce57">
            <text:p>Line</text:p>
          </table:table-cell>
          <table:table-cell office:value-type="string" table:style-name="ce57">
            <text:p>Station</text:p>
          </table:table-cell>
          <table:table-cell office:value-type="string" table:style-name="ce58">
            <text:p>Sorting</text:p>
          </table:table-cell>
          <table:table-cell office:value-type="string" table:number-columns-spanned="5" table:number-rows-spanned="1" table:style-name="ce113">
            <text:p>Issue</text:p>
          </table:table-cell>
          <table:covered-table-cell table:number-columns-repeated="4"/>
          <table:table-cell office:value-type="string" table:style-name="ce57">
            <text:p>Time</text:p>
          </table:table-cell>
          <table:table-cell office:value-type="string" table:style-name="ce57">
            <text:p>Time(%)</text:p>
          </table:table-cell>
          <table:table-cell office:value-type="string" table:number-columns-spanned="11" table:number-rows-spanned="1" table:style-name="ce114">
            <text:p>Root Cause</text:p>
          </table:table-cell>
          <table:covered-table-cell table:number-columns-repeated="10"/>
          <table:table-cell office:value-type="string" table:number-columns-spanned="3" table:number-rows-spanned="1" table:style-name="ce114">
            <text:p>Countermeasure</text:p>
          </table:table-cell>
          <table:covered-table-cell table:number-columns-repeated="2"/>
          <table:table-cell office:value-type="string" table:style-name="ce12">
            <text:p>Prod.</text:p>
          </table:table-cell>
          <table:table-cell office:value-type="string" table:style-name="ce12">
            <text:p>Maint.</text:p>
          </table:table-cell>
          <table:table-cell office:value-type="string" table:number-columns-spanned="2" table:number-rows-spanned="1" table:style-name="ce107">
            <text:p>QC</text:p>
          </table:table-cell>
          <table:covered-table-cell/>
          <table:table-cell office:value-type="string" table:style-name="ce12">
            <text:p>status</text:p>
          </table:table-cell>
          <table:table-cell table:number-columns-repeated="16354" table:style-name="ce1"/>
        </table:table-row>
        <table:table-row table:style-name="ro8">
          <table:table-cell table:style-name="ce1"/>
          <table:table-cell office:value-type="string" table:content-validation-name="val2" table:style-name="ce59">
            <text:p>FLA</text:p>
          </table:table-cell>
          <table:table-cell office:value-type="string" table:content-validation-name="val3" table:style-name="ce60">
            <text:p>ALL</text:p>
          </table:table-cell>
          <table:table-cell office:value-type="string" table:content-validation-name="val1" table:style-name="ce61">
            <text:p>Equipment</text:p>
          </table:table-cell>
          <table:table-cell office:value-type="string" table:number-columns-spanned="5" table:number-rows-spanned="1" table:style-name="ce115">
            <text:p>Planned stop</text:p>
          </table:table-cell>
          <table:covered-table-cell table:number-columns-repeated="4"/>
          <table:table-cell office:value-type="float" office:value="24" table:style-name="ce59">
            <text:p>24</text:p>
          </table:table-cell>
          <table:table-cell table:style-name="ce62"/>
          <table:table-cell office:value-type="string" table:number-columns-spanned="11" table:number-rows-spanned="1" table:style-name="ce115">
            <text:p>Nozzle clean/Tip change</text:p>
          </table:table-cell>
          <table:covered-table-cell table:number-columns-repeated="10"/>
          <table:table-cell office:value-type="string" table:number-columns-spanned="3" table:number-rows-spanned="1" table:style-name="ce116">
            <text:p>Stop Call Wait</text:p>
          </table:table-cell>
          <table:covered-table-cell table:number-columns-repeated="2"/>
          <table:table-cell office:value-type="string" table:style-name="ce63">
            <text:p>x</text:p>
          </table:table-cell>
          <table:table-cell table:style-name="ce63"/>
          <table:table-cell table:number-columns-spanned="2" table:number-rows-spanned="1" table:style-name="ce111"/>
          <table:covered-table-cell/>
          <table:table-cell table:style-name="ce12"/>
          <table:table-cell table:number-columns-repeated="16354" table:style-name="ce1"/>
        </table:table-row>
        <table:table-row table:style-name="ro8">
          <table:table-cell table:style-name="ce1"/>
          <table:table-cell office:value-type="string" table:content-validation-name="val2" table:style-name="ce59">
            <text:p>RS</text:p>
          </table:table-cell>
          <table:table-cell office:value-type="string" table:content-validation-name="val3" table:style-name="ce60">
            <text:p>ALL</text:p>
          </table:table-cell>
          <table:table-cell office:value-type="string" table:content-validation-name="val1" table:style-name="ce61">
            <text:p>Other</text:p>
          </table:table-cell>
          <table:table-cell office:value-type="string" table:number-columns-spanned="5" table:number-rows-spanned="1" table:style-name="ce115">
            <text:p>Planned stop</text:p>
          </table:table-cell>
          <table:covered-table-cell table:number-columns-repeated="4"/>
          <table:table-cell office:value-type="float" office:value="45" table:style-name="ce59">
            <text:p>45</text:p>
          </table:table-cell>
          <table:table-cell table:style-name="ce62"/>
          <table:table-cell office:value-type="string" table:number-columns-spanned="11" table:number-rows-spanned="1" table:style-name="ce115">
            <text:p>TMs recovered 177D during lunch</text:p>
          </table:table-cell>
          <table:covered-table-cell table:number-columns-repeated="10"/>
          <table:table-cell office:value-type="string" table:number-columns-spanned="3" table:number-rows-spanned="1" table:style-name="ce116">
            <text:p>Stop Call Wait</text:p>
          </table:table-cell>
          <table:covered-table-cell table:number-columns-repeated="2"/>
          <table:table-cell office:value-type="string" table:style-name="ce63">
            <text:p>x</text:p>
          </table:table-cell>
          <table:table-cell table:style-name="ce63"/>
          <table:table-cell table:number-columns-spanned="2" table:number-rows-spanned="1" table:style-name="ce111"/>
          <table:covered-table-cell/>
          <table:table-cell table:style-name="ce12"/>
          <table:table-cell table:number-columns-repeated="16354" table:style-name="ce1"/>
        </table:table-row>
        <table:table-row table:style-name="ro8">
          <table:table-cell table:style-name="ce1"/>
          <table:table-cell office:value-type="string" table:content-validation-name="val2" table:style-name="ce59">
            <text:p>RLA</text:p>
          </table:table-cell>
          <table:table-cell office:value-type="string" table:content-validation-name="val3" table:style-name="ce60">
            <text:p>ALL</text:p>
          </table:table-cell>
          <table:table-cell office:value-type="string" table:content-validation-name="val1" table:style-name="ce61">
            <text:p>Other</text:p>
          </table:table-cell>
          <table:table-cell office:value-type="string" table:number-columns-spanned="5" table:number-rows-spanned="1" table:style-name="ce115">
            <text:p>No ED palettes</text:p>
          </table:table-cell>
          <table:covered-table-cell table:number-columns-repeated="4"/>
          <table:table-cell office:value-type="float" office:value="25" table:style-name="ce59">
            <text:p>25</text:p>
          </table:table-cell>
          <table:table-cell table:style-name="ce62"/>
          <table:table-cell table:number-columns-spanned="11" table:number-rows-spanned="1" table:style-name="ce115"/>
          <table:covered-table-cell table:number-columns-repeated="10"/>
          <table:table-cell office:value-type="string" table:number-columns-spanned="3" table:number-rows-spanned="1" table:style-name="ce116">
            <text:p>Stop Call Wait</text:p>
          </table:table-cell>
          <table:covered-table-cell table:number-columns-repeated="2"/>
          <table:table-cell office:value-type="string" table:style-name="ce63">
            <text:p>x</text:p>
          </table:table-cell>
          <table:table-cell table:style-name="ce63"/>
          <table:table-cell table:number-columns-spanned="2" table:number-rows-spanned="1" table:style-name="ce111"/>
          <table:covered-table-cell/>
          <table:table-cell table:style-name="ce12"/>
          <table:table-cell table:number-columns-repeated="16354" table:style-name="ce1"/>
        </table:table-row>
        <table:table-row table:style-name="ro9">
          <table:table-cell table:style-name="ce1"/>
          <table:table-cell office:value-type="string" table:content-validation-name="val2" table:style-name="ce59">
            <text:p>FS</text:p>
          </table:table-cell>
          <table:table-cell office:value-type="string" table:content-validation-name="val3" table:style-name="ce60">
            <text:p>MT#2</text:p>
          </table:table-cell>
          <table:table-cell office:value-type="string" table:content-validation-name="val1" table:style-name="ce61">
            <text:p>Equipment</text:p>
          </table:table-cell>
          <table:table-cell office:value-type="string" table:number-columns-spanned="5" table:number-rows-spanned="1" table:style-name="ce115">
            <text:p>Matehan cycle time out inside station 10 x2</text:p>
          </table:table-cell>
          <table:covered-table-cell table:number-columns-repeated="4"/>
          <table:table-cell office:value-type="float" office:value="15" table:style-name="ce59">
            <text:p>15</text:p>
          </table:table-cell>
          <table:table-cell table:style-name="ce62"/>
          <table:table-cell office:value-type="string" table:number-columns-spanned="11" table:number-rows-spanned="1" table:style-name="ce115">
            <text:p>Clamp fault</text:p>
          </table:table-cell>
          <table:covered-table-cell table:number-columns-repeated="10"/>
          <table:table-cell office:value-type="string" table:number-columns-spanned="3" table:number-rows-spanned="1" table:style-name="ce116">
            <text:p><text:s/>MT reset the part on the matehan</text:p>
          </table:table-cell>
          <table:covered-table-cell table:number-columns-repeated="2"/>
          <table:table-cell office:value-type="string" table:style-name="ce63">
            <text:p>x</text:p>
          </table:table-cell>
          <table:table-cell office:value-type="string" table:style-name="ce63">
            <text:p>x</text:p>
          </table:table-cell>
          <table:table-cell table:number-columns-spanned="2" table:number-rows-spanned="1" table:style-name="ce111"/>
          <table:covered-table-cell/>
          <table:table-cell table:style-name="ce31"/>
          <table:table-cell table:number-columns-repeated="16354" table:style-name="ce1"/>
        </table:table-row>
        <table:table-row table:style-name="ro9">
          <table:table-cell table:style-name="ce1"/>
          <table:table-cell office:value-type="string" table:content-validation-name="val2" table:style-name="ce59">
            <text:p>FS</text:p>
          </table:table-cell>
          <table:table-cell office:value-type="string" table:content-validation-name="val3" table:style-name="ce60">
            <text:p>ALL</text:p>
          </table:table-cell>
          <table:table-cell office:value-type="string" table:content-validation-name="val1" table:style-name="ce61">
            <text:p>Equipment</text:p>
          </table:table-cell>
          <table:table-cell office:value-type="string" table:number-columns-spanned="5" table:number-rows-spanned="1" table:style-name="ce115">
            <text:p>Planned stop</text:p>
          </table:table-cell>
          <table:covered-table-cell table:number-columns-repeated="4"/>
          <table:table-cell office:value-type="float" office:value="24" table:style-name="ce59">
            <text:p>24</text:p>
          </table:table-cell>
          <table:table-cell table:style-name="ce62"/>
          <table:table-cell office:value-type="string" table:number-columns-spanned="11" table:number-rows-spanned="1" table:style-name="ce115">
            <text:p>Nozzle clean/Tip change</text:p>
          </table:table-cell>
          <table:covered-table-cell table:number-columns-repeated="10"/>
          <table:table-cell office:value-type="string" table:number-columns-spanned="3" table:number-rows-spanned="1" table:style-name="ce115">
            <text:p>Stop Call Wait</text:p>
          </table:table-cell>
          <table:covered-table-cell table:number-columns-repeated="2"/>
          <table:table-cell office:value-type="string" table:style-name="ce63">
            <text:p>x</text:p>
          </table:table-cell>
          <table:table-cell table:style-name="ce63"/>
          <table:table-cell table:number-columns-spanned="2" table:number-rows-spanned="1" table:style-name="ce111"/>
          <table:covered-table-cell/>
          <table:table-cell table:style-name="ce31"/>
          <table:table-cell table:number-columns-repeated="16354" table:style-name="ce1"/>
        </table:table-row>
        <table:table-row table:style-name="ro9">
          <table:table-cell table:style-name="ce1"/>
          <table:table-cell office:value-type="string" table:content-validation-name="val2" table:style-name="ce59">
            <text:p>FS</text:p>
          </table:table-cell>
          <table:table-cell office:value-type="string" table:content-validation-name="val3" table:style-name="ce60">
            <text:p>10ST</text:p>
          </table:table-cell>
          <table:table-cell office:value-type="string" table:content-validation-name="val1" table:style-name="ce61">
            <text:p>Equipment</text:p>
          </table:table-cell>
          <table:table-cell office:value-type="string" table:number-columns-spanned="5" table:number-rows-spanned="1" table:style-name="ce115">
            <text:p>R3 fault</text:p>
          </table:table-cell>
          <table:covered-table-cell table:number-columns-repeated="4"/>
          <table:table-cell office:value-type="float" office:value="6" table:style-name="ce59">
            <text:p>6</text:p>
          </table:table-cell>
          <table:table-cell table:style-name="ce62"/>
          <table:table-cell office:value-type="string" table:number-columns-spanned="11" table:number-rows-spanned="1" table:style-name="ce115">
            <text:p>Burnt tip</text:p>
          </table:table-cell>
          <table:covered-table-cell table:number-columns-repeated="10"/>
          <table:table-cell office:value-type="string" table:number-columns-spanned="3" table:number-rows-spanned="1" table:style-name="ce116">
            <text:p>MT moved the torch and replaced the tip</text:p>
          </table:table-cell>
          <table:covered-table-cell table:number-columns-repeated="2"/>
          <table:table-cell office:value-type="string" table:style-name="ce63">
            <text:p>x</text:p>
          </table:table-cell>
          <table:table-cell office:value-type="string" table:style-name="ce63">
            <text:p>x</text:p>
          </table:table-cell>
          <table:table-cell table:number-columns-spanned="2" table:number-rows-spanned="1" table:style-name="ce111"/>
          <table:covered-table-cell/>
          <table:table-cell table:style-name="ce31"/>
          <table:table-cell table:number-columns-repeated="16354" table:style-name="ce1"/>
        </table:table-row>
        <table:table-row table:style-name="ro10">
          <table:table-cell table:style-name="ce1"/>
          <table:table-cell office:value-type="string" table:content-validation-name="val2" table:style-name="ce59">
            <text:p>FS</text:p>
          </table:table-cell>
          <table:table-cell office:value-type="string" table:content-validation-name="val3" table:style-name="ce60">
            <text:p>9ST</text:p>
          </table:table-cell>
          <table:table-cell office:value-type="string" table:content-validation-name="val1" table:style-name="ce61">
            <text:p>Equipment</text:p>
          </table:table-cell>
          <table:table-cell office:value-type="string" table:number-columns-spanned="5" table:number-rows-spanned="1" table:style-name="ce115">
            <text:p>Partition light curtain fault<text:s text:c="3"/></text:p>
          </table:table-cell>
          <table:covered-table-cell table:number-columns-repeated="4"/>
          <table:table-cell office:value-type="float" office:value="3" table:style-name="ce59">
            <text:p>3</text:p>
          </table:table-cell>
          <table:table-cell table:style-name="ce62"/>
          <table:table-cell office:value-type="string" table:number-columns-spanned="11" table:number-rows-spanned="1" table:style-name="ce115">
            <text:p>Curtain overtraveled</text:p>
          </table:table-cell>
          <table:covered-table-cell table:number-columns-repeated="10"/>
          <table:table-cell office:value-type="string" table:number-columns-spanned="3" table:number-rows-spanned="1" table:style-name="ce116">
            <text:p>Production manually sent curtain home</text:p>
          </table:table-cell>
          <table:covered-table-cell table:number-columns-repeated="2"/>
          <table:table-cell office:value-type="string" table:style-name="ce63">
            <text:p>x</text:p>
          </table:table-cell>
          <table:table-cell office:value-type="string" table:style-name="ce63">
            <text:p>x</text:p>
          </table:table-cell>
          <table:table-cell table:number-columns-spanned="2" table:number-rows-spanned="1" table:style-name="ce111"/>
          <table:covered-table-cell/>
          <table:table-cell table:style-name="ce31"/>
          <table:table-cell table:number-columns-repeated="16354" table:style-name="ce1"/>
        </table:table-row>
        <table:table-row table:style-name="ro10">
          <table:table-cell table:style-name="ce1"/>
          <table:table-cell office:value-type="string" table:content-validation-name="val2" table:style-name="ce59">
            <text:p>Rr_Beam_890B</text:p>
          </table:table-cell>
          <table:table-cell office:value-type="string" table:content-validation-name="val3" table:style-name="ce60">
            <text:p>16ST</text:p>
          </table:table-cell>
          <table:table-cell office:value-type="string" table:content-validation-name="val1" table:style-name="ce61">
            <text:p>Equipment</text:p>
          </table:table-cell>
          <table:table-cell office:value-type="string" table:number-columns-spanned="5" table:number-rows-spanned="1" table:style-name="ce116">
            <text:p>5 parts failied alignment<text:s/></text:p>
          </table:table-cell>
          <table:covered-table-cell table:number-columns-repeated="4"/>
          <table:table-cell office:value-type="float" office:value="3" table:style-name="ce59">
            <text:p>3</text:p>
          </table:table-cell>
          <table:table-cell table:style-name="ce62"/>
          <table:table-cell office:value-type="string" table:number-columns-spanned="11" table:number-rows-spanned="1" table:style-name="ce115">
            <text:p>Low toe</text:p>
          </table:table-cell>
          <table:covered-table-cell table:number-columns-repeated="10"/>
          <table:table-cell office:value-type="string" table:number-columns-spanned="3" table:number-rows-spanned="1" table:style-name="ce116">
            <text:p>Production repaired parts and completed alignment</text:p>
          </table:table-cell>
          <table:covered-table-cell table:number-columns-repeated="2"/>
          <table:table-cell office:value-type="string" table:style-name="ce63">
            <text:p>x</text:p>
          </table:table-cell>
          <table:table-cell table:style-name="ce63"/>
          <table:table-cell table:number-columns-spanned="2" table:number-rows-spanned="1" table:style-name="ce111"/>
          <table:covered-table-cell/>
          <table:table-cell table:style-name="ce31"/>
          <table:table-cell table:number-columns-repeated="16354" table:style-name="ce1"/>
        </table:table-row>
        <table:table-row table:style-name="ro10">
          <table:table-cell table:style-name="ce1"/>
          <table:table-cell office:value-type="string" table:content-validation-name="val2" table:style-name="ce59">
            <text:p>Rr_Beam_890B</text:p>
          </table:table-cell>
          <table:table-cell office:value-type="string" table:content-validation-name="val3" table:style-name="ce60">
            <text:p>15ST</text:p>
          </table:table-cell>
          <table:table-cell office:value-type="string" table:content-validation-name="val1" table:style-name="ce61">
            <text:p>Equipment</text:p>
          </table:table-cell>
          <table:table-cell office:value-type="string" table:number-columns-spanned="5" table:number-rows-spanned="1" table:style-name="ce115">
            <text:p>Stud gun down</text:p>
          </table:table-cell>
          <table:covered-table-cell table:number-columns-repeated="4"/>
          <table:table-cell office:value-type="float" office:value="12" table:style-name="ce59">
            <text:p>12</text:p>
          </table:table-cell>
          <table:table-cell table:style-name="ce62"/>
          <table:table-cell office:value-type="string" table:number-columns-spanned="11" table:number-rows-spanned="1" table:style-name="ce115">
            <text:p>Studs jammed causing damage to the collet</text:p>
          </table:table-cell>
          <table:covered-table-cell table:number-columns-repeated="10"/>
          <table:table-cell office:value-type="string" table:number-columns-spanned="3" table:number-rows-spanned="1" table:style-name="ce116">
            <text:p>MT removed the feeder wheel and removed the studs and replaced the collet</text:p>
          </table:table-cell>
          <table:covered-table-cell table:number-columns-repeated="2"/>
          <table:table-cell office:value-type="string" table:style-name="ce63">
            <text:p>x</text:p>
          </table:table-cell>
          <table:table-cell office:value-type="string" table:style-name="ce63">
            <text:p>x</text:p>
          </table:table-cell>
          <table:table-cell table:number-columns-spanned="2" table:number-rows-spanned="1" table:style-name="ce111"/>
          <table:covered-table-cell/>
          <table:table-cell table:style-name="ce31"/>
          <table:table-cell table:number-columns-repeated="16354" table:style-name="ce1"/>
        </table:table-row>
        <table:table-row table:style-name="ro10">
          <table:table-cell table:style-name="ce1"/>
          <table:table-cell office:value-type="string" table:content-validation-name="val2" table:style-name="ce59">
            <text:p>Rr_Beam_890B</text:p>
          </table:table-cell>
          <table:table-cell office:value-type="string" table:content-validation-name="val3" table:style-name="ce60">
            <text:p>ALL</text:p>
          </table:table-cell>
          <table:table-cell office:value-type="string" table:content-validation-name="val1" table:style-name="ce61">
            <text:p>Equipment</text:p>
          </table:table-cell>
          <table:table-cell office:value-type="string" table:number-columns-spanned="5" table:number-rows-spanned="1" table:style-name="ce116">
            <text:p>Change over to 177D</text:p>
          </table:table-cell>
          <table:covered-table-cell table:number-columns-repeated="4"/>
          <table:table-cell office:value-type="float" office:value="15" table:style-name="ce59">
            <text:p>15</text:p>
          </table:table-cell>
          <table:table-cell table:style-name="ce62"/>
          <table:table-cell table:number-columns-spanned="11" table:number-rows-spanned="1" table:style-name="ce115"/>
          <table:covered-table-cell table:number-columns-repeated="10"/>
          <table:table-cell table:number-columns-spanned="3" table:number-rows-spanned="1" table:style-name="ce116"/>
          <table:covered-table-cell table:number-columns-repeated="2"/>
          <table:table-cell office:value-type="string" table:style-name="ce63">
            <text:p>x</text:p>
          </table:table-cell>
          <table:table-cell table:style-name="ce63"/>
          <table:table-cell table:number-columns-spanned="2" table:number-rows-spanned="1" table:style-name="ce111"/>
          <table:covered-table-cell/>
          <table:table-cell table:style-name="ce31"/>
          <table:table-cell table:number-columns-repeated="16354" table:style-name="ce1"/>
        </table:table-row>
        <table:table-row table:style-name="ro10">
          <table:table-cell table:style-name="ce1"/>
          <table:table-cell office:value-type="string" table:content-validation-name="val2" table:style-name="ce59">
            <text:p>Rr_Beam_ALL</text:p>
          </table:table-cell>
          <table:table-cell office:value-type="string" table:content-validation-name="val3" table:style-name="ce60">
            <text:p>ALL</text:p>
          </table:table-cell>
          <table:table-cell office:value-type="string" table:content-validation-name="val1" table:style-name="ce61">
            <text:p>Equipment</text:p>
          </table:table-cell>
          <table:table-cell office:value-type="string" table:number-columns-spanned="5" table:number-rows-spanned="1" table:style-name="ce115">
            <text:p>Planned stop<text:s/></text:p>
          </table:table-cell>
          <table:covered-table-cell table:number-columns-repeated="4"/>
          <table:table-cell office:value-type="float" office:value="28" table:style-name="ce59">
            <text:p>28</text:p>
          </table:table-cell>
          <table:table-cell table:style-name="ce62"/>
          <table:table-cell office:value-type="string" table:number-columns-spanned="11" table:number-rows-spanned="1" table:style-name="ce115">
            <text:p>Nozzle clean/Tip change</text:p>
          </table:table-cell>
          <table:covered-table-cell table:number-columns-repeated="10"/>
          <table:table-cell office:value-type="string" table:number-columns-spanned="3" table:number-rows-spanned="1" table:style-name="ce116">
            <text:p>Stop Call Wait</text:p>
          </table:table-cell>
          <table:covered-table-cell table:number-columns-repeated="2"/>
          <table:table-cell office:value-type="string" table:style-name="ce63">
            <text:p>x</text:p>
          </table:table-cell>
          <table:table-cell table:style-name="ce63"/>
          <table:table-cell table:number-columns-spanned="2" table:number-rows-spanned="1" table:style-name="ce111"/>
          <table:covered-table-cell/>
          <table:table-cell table:style-name="ce31"/>
          <table:table-cell table:number-columns-repeated="16354" table:style-name="ce1"/>
        </table:table-row>
        <table:table-row table:style-name="ro10">
          <table:table-cell table:style-name="ce1"/>
          <table:table-cell office:value-type="string" table:content-validation-name="val2" table:style-name="ce59">
            <text:p>Rr_Beam_177D</text:p>
          </table:table-cell>
          <table:table-cell office:value-type="string" table:content-validation-name="val3" table:style-name="ce60">
            <text:p>3ST</text:p>
          </table:table-cell>
          <table:table-cell office:value-type="string" table:content-validation-name="val1" table:style-name="ce61">
            <text:p>Equipment</text:p>
          </table:table-cell>
          <table:table-cell office:value-type="string" table:number-columns-spanned="5" table:number-rows-spanned="1" table:style-name="ce115">
            <text:p>R1 bad weld condition</text:p>
          </table:table-cell>
          <table:covered-table-cell table:number-columns-repeated="4"/>
          <table:table-cell office:value-type="float" office:value="4" table:style-name="ce59">
            <text:p>4</text:p>
          </table:table-cell>
          <table:table-cell table:style-name="ce62"/>
          <table:table-cell office:value-type="string" table:number-columns-spanned="11" table:number-rows-spanned="1" table:style-name="ce115">
            <text:p>Bad aim guide</text:p>
          </table:table-cell>
          <table:covered-table-cell table:number-columns-repeated="10"/>
          <table:table-cell office:value-type="string" table:number-columns-spanned="3" table:number-rows-spanned="1" table:style-name="ce116">
            <text:p>MT replaced the aim guide</text:p>
          </table:table-cell>
          <table:covered-table-cell table:number-columns-repeated="2"/>
          <table:table-cell office:value-type="string" table:style-name="ce63">
            <text:p>x</text:p>
          </table:table-cell>
          <table:table-cell office:value-type="string" table:style-name="ce63">
            <text:p>x</text:p>
          </table:table-cell>
          <table:table-cell table:number-columns-spanned="2" table:number-rows-spanned="1" table:style-name="ce111"/>
          <table:covered-table-cell/>
          <table:table-cell table:style-name="ce31"/>
          <table:table-cell table:number-columns-repeated="16354" table:style-name="ce1"/>
        </table:table-row>
        <table:table-row table:style-name="ro10">
          <table:table-cell table:style-name="ce1"/>
          <table:table-cell office:value-type="string" table:content-validation-name="val2" table:style-name="ce59">
            <text:p>Rr_Beam_177D</text:p>
          </table:table-cell>
          <table:table-cell office:value-type="string" table:content-validation-name="val3" table:style-name="ce60">
            <text:p>9ST</text:p>
          </table:table-cell>
          <table:table-cell office:value-type="string" table:content-validation-name="val1" table:style-name="ce61">
            <text:p>Equipment</text:p>
          </table:table-cell>
          <table:table-cell office:value-type="string" table:number-columns-spanned="5" table:number-rows-spanned="1" table:style-name="ce115">
            <text:p>R2 fault</text:p>
          </table:table-cell>
          <table:covered-table-cell table:number-columns-repeated="4"/>
          <table:table-cell office:value-type="float" office:value="8" table:style-name="ce59">
            <text:p>8</text:p>
          </table:table-cell>
          <table:table-cell table:style-name="ce62"/>
          <table:table-cell office:value-type="string" table:number-columns-spanned="11" table:number-rows-spanned="1" table:style-name="ce115">
            <text:p>Burnt tip</text:p>
          </table:table-cell>
          <table:covered-table-cell table:number-columns-repeated="10"/>
          <table:table-cell office:value-type="string" table:number-columns-spanned="3" table:number-rows-spanned="1" table:style-name="ce116">
            <text:p>MT taught jig and robots to home position and replaced the tip</text:p>
          </table:table-cell>
          <table:covered-table-cell table:number-columns-repeated="2"/>
          <table:table-cell office:value-type="string" table:style-name="ce63">
            <text:p>x</text:p>
          </table:table-cell>
          <table:table-cell office:value-type="string" table:style-name="ce63">
            <text:p>x</text:p>
          </table:table-cell>
          <table:table-cell table:number-columns-spanned="2" table:number-rows-spanned="1" table:style-name="ce111"/>
          <table:covered-table-cell/>
          <table:table-cell table:style-name="ce31"/>
          <table:table-cell table:number-columns-repeated="16354" table:style-name="ce1"/>
        </table:table-row>
        <table:table-row table:style-name="ro10">
          <table:table-cell table:style-name="ce1"/>
          <table:table-cell office:value-type="string" table:content-validation-name="val2" table:style-name="ce59">
            <text:p>Rr_Beam_177D</text:p>
          </table:table-cell>
          <table:table-cell office:value-type="string" table:content-validation-name="val3" table:style-name="ce60">
            <text:p>14ST</text:p>
          </table:table-cell>
          <table:table-cell office:value-type="string" table:content-validation-name="val1" table:style-name="ce61">
            <text:p>Equipment</text:p>
          </table:table-cell>
          <table:table-cell office:value-type="string" table:number-columns-spanned="5" table:number-rows-spanned="1" table:style-name="ce115">
            <text:p>Partition light curtain fault during nozzle clean</text:p>
          </table:table-cell>
          <table:covered-table-cell table:number-columns-repeated="4"/>
          <table:table-cell office:value-type="float" office:value="10" table:style-name="ce59">
            <text:p>10</text:p>
          </table:table-cell>
          <table:table-cell table:style-name="ce62"/>
          <table:table-cell office:value-type="string" table:number-columns-spanned="11" table:number-rows-spanned="1" table:style-name="ce115">
            <text:p>Light curtain <text:s/>off position</text:p>
          </table:table-cell>
          <table:covered-table-cell table:number-columns-repeated="10"/>
          <table:table-cell office:value-type="string" table:number-columns-spanned="3" table:number-rows-spanned="1" table:style-name="ce116">
            <text:p>MT had to realign the light curtain</text:p>
          </table:table-cell>
          <table:covered-table-cell table:number-columns-repeated="2"/>
          <table:table-cell office:value-type="string" table:style-name="ce63">
            <text:p>x</text:p>
          </table:table-cell>
          <table:table-cell office:value-type="string" table:style-name="ce63">
            <text:p>x</text:p>
          </table:table-cell>
          <table:table-cell table:number-columns-spanned="2" table:number-rows-spanned="1" table:style-name="ce111"/>
          <table:covered-table-cell/>
          <table:table-cell table:style-name="ce31"/>
          <table:table-cell table:number-columns-repeated="16354" table:style-name="ce1"/>
        </table:table-row>
        <table:table-row table:style-name="ro10">
          <table:table-cell table:style-name="ce1"/>
          <table:table-cell office:value-type="string" table:content-validation-name="val2" table:style-name="ce59">
            <text:p>Rr_Beam_177D</text:p>
          </table:table-cell>
          <table:table-cell office:value-type="string" table:content-validation-name="val3" table:style-name="ce60">
            <text:p>16ST</text:p>
          </table:table-cell>
          <table:table-cell office:value-type="string" table:content-validation-name="val1" table:style-name="ce61">
            <text:p>Equipment</text:p>
          </table:table-cell>
          <table:table-cell office:value-type="string" table:number-columns-spanned="5" table:number-rows-spanned="1" table:style-name="ce115">
            <text:p>2 parts failed alignment<text:s/></text:p>
          </table:table-cell>
          <table:covered-table-cell table:number-columns-repeated="4"/>
          <table:table-cell office:value-type="float" office:value="1" table:style-name="ce59">
            <text:p>1</text:p>
          </table:table-cell>
          <table:table-cell table:style-name="ce62"/>
          <table:table-cell office:value-type="string" table:number-columns-spanned="11" table:number-rows-spanned="1" table:style-name="ce115">
            <text:p>Low toe</text:p>
          </table:table-cell>
          <table:covered-table-cell table:number-columns-repeated="10"/>
          <table:table-cell office:value-type="string" table:number-columns-spanned="3" table:number-rows-spanned="1" table:style-name="ce116">
            <text:p>Production repaired parts and completed alignment</text:p>
          </table:table-cell>
          <table:covered-table-cell table:number-columns-repeated="2"/>
          <table:table-cell office:value-type="string" table:style-name="ce63">
            <text:p>x</text:p>
          </table:table-cell>
          <table:table-cell table:style-name="ce63"/>
          <table:table-cell table:number-columns-spanned="2" table:number-rows-spanned="1" table:style-name="ce111"/>
          <table:covered-table-cell/>
          <table:table-cell table:style-name="ce31"/>
          <table:table-cell table:number-columns-repeated="16354" table:style-name="ce1"/>
        </table:table-row>
        <table:table-row-group>
          <table:table-row table:style-name="ro10">
            <table:table-cell table:style-name="ce1"/>
            <table:table-cell table:content-validation-name="val2" table:style-name="ce59"/>
            <table:table-cell table:content-validation-name="val3" table:style-name="ce60"/>
            <table:table-cell table:content-validation-name="val1" table:style-name="ce61"/>
            <table:table-cell table:number-columns-spanned="5" table:number-rows-spanned="1" table:style-name="ce115"/>
            <table:covered-table-cell table:number-columns-repeated="4"/>
            <table:table-cell table:style-name="ce59"/>
            <table:table-cell table:style-name="ce47"/>
            <table:table-cell table:number-columns-spanned="11" table:number-rows-spanned="1" table:style-name="ce115"/>
            <table:covered-table-cell table:number-columns-repeated="10"/>
            <table:table-cell table:number-columns-spanned="3" table:number-rows-spanned="1" table:style-name="ce116"/>
            <table:covered-table-cell table:number-columns-repeated="2"/>
            <table:table-cell office:value-type="string" table:style-name="ce63">
              <text:p>x</text:p>
            </table:table-cell>
            <table:table-cell table:style-name="ce63"/>
            <table:table-cell table:number-columns-spanned="2" table:number-rows-spanned="1" table:style-name="ce111"/>
            <table:covered-table-cell/>
            <table:table-cell table:style-name="ce31"/>
            <table:table-cell table:number-columns-repeated="16354" table:style-name="ce1"/>
          </table:table-row>
          <table:table-row table:style-name="ro10">
            <table:table-cell table:style-name="ce1"/>
            <table:table-cell table:content-validation-name="val2" table:style-name="ce64"/>
            <table:table-cell table:content-validation-name="val3" table:style-name="ce60"/>
            <table:table-cell table:content-validation-name="val1" table:style-name="ce61"/>
            <table:table-cell table:number-columns-spanned="5" table:number-rows-spanned="1" table:style-name="ce111"/>
            <table:covered-table-cell table:number-columns-repeated="4"/>
            <table:table-cell table:style-name="ce59"/>
            <table:table-cell table:style-name="ce47"/>
            <table:table-cell table:number-columns-spanned="11" table:number-rows-spanned="1" table:style-name="ce111"/>
            <table:covered-table-cell table:number-columns-repeated="10"/>
            <table:table-cell table:number-columns-spanned="3" table:number-rows-spanned="1" table:style-name="ce111"/>
            <table:covered-table-cell table:number-columns-repeated="2"/>
            <table:table-cell table:number-columns-repeated="2" table:style-name="ce63"/>
            <table:table-cell table:number-columns-spanned="2" table:number-rows-spanned="1" table:style-name="ce111"/>
            <table:covered-table-cell/>
            <table:table-cell table:style-name="ce31"/>
            <table:table-cell table:number-columns-repeated="16354" table:style-name="ce1"/>
          </table:table-row>
          <table:table-row table:style-name="ro11">
            <table:table-cell table:style-name="ce1"/>
            <table:table-cell table:content-validation-name="val2" table:style-name="ce59"/>
            <table:table-cell table:content-validation-name="val3" table:style-name="ce60"/>
            <table:table-cell table:content-validation-name="val1" table:style-name="ce61"/>
            <table:table-cell table:number-columns-spanned="5" table:number-rows-spanned="1" table:style-name="ce111"/>
            <table:covered-table-cell table:number-columns-repeated="4"/>
            <table:table-cell table:style-name="ce59"/>
            <table:table-cell table:style-name="ce47"/>
            <table:table-cell table:number-columns-spanned="11" table:number-rows-spanned="1" table:style-name="ce111"/>
            <table:covered-table-cell table:number-columns-repeated="10"/>
            <table:table-cell table:number-columns-spanned="3" table:number-rows-spanned="1" table:style-name="ce111"/>
            <table:covered-table-cell table:number-columns-repeated="2"/>
            <table:table-cell table:number-columns-repeated="2" table:style-name="ce63"/>
            <table:table-cell table:number-columns-spanned="2" table:number-rows-spanned="1" table:style-name="ce111"/>
            <table:covered-table-cell/>
            <table:table-cell table:style-name="ce31"/>
            <table:table-cell table:number-columns-repeated="16354" table:style-name="ce1"/>
          </table:table-row>
          <table:table-row table:style-name="ro10">
            <table:table-cell table:style-name="ce1"/>
            <table:table-cell table:content-validation-name="val2" table:style-name="ce59"/>
            <table:table-cell table:content-validation-name="val3" table:style-name="ce60"/>
            <table:table-cell table:content-validation-name="val1" table:style-name="ce61"/>
            <table:table-cell table:number-columns-spanned="5" table:number-rows-spanned="1" table:style-name="ce111"/>
            <table:covered-table-cell table:number-columns-repeated="4"/>
            <table:table-cell table:style-name="ce59"/>
            <table:table-cell table:style-name="ce47"/>
            <table:table-cell table:number-columns-spanned="11" table:number-rows-spanned="1" table:style-name="ce111"/>
            <table:covered-table-cell table:number-columns-repeated="10"/>
            <table:table-cell table:number-columns-spanned="3" table:number-rows-spanned="1" table:style-name="ce111"/>
            <table:covered-table-cell table:number-columns-repeated="2"/>
            <table:table-cell table:number-columns-repeated="2" table:style-name="ce63"/>
            <table:table-cell table:number-columns-spanned="2" table:number-rows-spanned="1" table:style-name="ce111"/>
            <table:covered-table-cell/>
            <table:table-cell table:style-name="ce31"/>
            <table:table-cell table:number-columns-repeated="16354" table:style-name="ce1"/>
          </table:table-row>
          <table:table-row table:style-name="ro10">
            <table:table-cell table:style-name="ce1"/>
            <table:table-cell table:content-validation-name="val2" table:style-name="ce59"/>
            <table:table-cell table:content-validation-name="val3" table:style-name="ce60"/>
            <table:table-cell table:content-validation-name="val1" table:style-name="ce61"/>
            <table:table-cell table:number-columns-spanned="5" table:number-rows-spanned="1" table:style-name="ce111"/>
            <table:covered-table-cell table:number-columns-repeated="4"/>
            <table:table-cell table:style-name="ce59"/>
            <table:table-cell table:style-name="ce47"/>
            <table:table-cell table:number-columns-spanned="11" table:number-rows-spanned="1" table:style-name="ce111"/>
            <table:covered-table-cell table:number-columns-repeated="10"/>
            <table:table-cell table:number-columns-spanned="3" table:number-rows-spanned="1" table:style-name="ce111"/>
            <table:covered-table-cell table:number-columns-repeated="2"/>
            <table:table-cell table:number-columns-repeated="2" table:style-name="ce63"/>
            <table:table-cell table:number-columns-spanned="2" table:number-rows-spanned="1" table:style-name="ce111"/>
            <table:covered-table-cell/>
            <table:table-cell table:style-name="ce31"/>
            <table:table-cell table:number-columns-repeated="16354" table:style-name="ce1"/>
          </table:table-row>
          <table:table-row table:style-name="ro10">
            <table:table-cell table:style-name="ce1"/>
            <table:table-cell table:content-validation-name="val2" table:style-name="ce59"/>
            <table:table-cell table:content-validation-name="val3" table:style-name="ce60"/>
            <table:table-cell table:content-validation-name="val1" table:style-name="ce61"/>
            <table:table-cell table:number-columns-spanned="5" table:number-rows-spanned="1" table:style-name="ce111"/>
            <table:covered-table-cell table:number-columns-repeated="4"/>
            <table:table-cell table:style-name="ce59"/>
            <table:table-cell table:style-name="ce47"/>
            <table:table-cell table:number-columns-spanned="11" table:number-rows-spanned="1" table:style-name="ce111"/>
            <table:covered-table-cell table:number-columns-repeated="10"/>
            <table:table-cell table:number-columns-spanned="3" table:number-rows-spanned="1" table:style-name="ce111"/>
            <table:covered-table-cell table:number-columns-repeated="2"/>
            <table:table-cell table:number-columns-repeated="2" table:style-name="ce63"/>
            <table:table-cell table:number-columns-spanned="2" table:number-rows-spanned="1" table:style-name="ce111"/>
            <table:covered-table-cell/>
            <table:table-cell table:style-name="ce31"/>
            <table:table-cell table:number-columns-repeated="16354" table:style-name="ce1"/>
          </table:table-row>
          <table:table-row table:style-name="ro10">
            <table:table-cell table:style-name="ce1"/>
            <table:table-cell table:content-validation-name="val2" table:style-name="ce59"/>
            <table:table-cell table:content-validation-name="val3" table:style-name="ce60"/>
            <table:table-cell table:content-validation-name="val1" table:style-name="ce61"/>
            <table:table-cell table:number-columns-spanned="5" table:number-rows-spanned="1" table:style-name="ce111"/>
            <table:covered-table-cell table:number-columns-repeated="4"/>
            <table:table-cell table:style-name="ce59"/>
            <table:table-cell table:style-name="ce47"/>
            <table:table-cell table:number-columns-spanned="11" table:number-rows-spanned="1" table:style-name="ce111"/>
            <table:covered-table-cell table:number-columns-repeated="10"/>
            <table:table-cell table:number-columns-spanned="3" table:number-rows-spanned="1" table:style-name="ce111"/>
            <table:covered-table-cell table:number-columns-repeated="2"/>
            <table:table-cell table:number-columns-repeated="2" table:style-name="ce63"/>
            <table:table-cell table:number-columns-spanned="2" table:number-rows-spanned="1" table:style-name="ce111"/>
            <table:covered-table-cell/>
            <table:table-cell table:style-name="ce31"/>
            <table:table-cell table:number-columns-repeated="16354" table:style-name="ce1"/>
          </table:table-row>
        </table:table-row-group>
        <table:table-row table:style-name="ro12">
          <table:table-cell table:style-name="ce1"/>
          <table:table-cell table:style-name="ce65"/>
          <table:table-cell table:number-columns-repeated="13" table:style-name="ce66"/>
          <table:table-cell table:number-columns-repeated="7" table:style-name="ce67"/>
          <table:table-cell table:number-columns-repeated="3" table:style-name="ce68"/>
          <table:table-cell table:number-columns-repeated="4" table:style-name="ce69"/>
          <table:table-cell table:style-name="ce2"/>
          <table:table-cell table:number-columns-repeated="16354" table:style-name="ce1"/>
        </table:table-row>
        <table:table-row table:style-name="ro13">
          <table:table-cell table:style-name="ce1"/>
          <table:table-cell table:style-name="ce65"/>
          <table:table-cell office:value-type="string" table:style-name="ce70">
            <text:p>Quality Defects</text:p>
          </table:table-cell>
          <table:table-cell table:number-columns-repeated="27" table:style-name="ce8"/>
          <table:table-cell table:number-columns-repeated="16354" table:style-name="ce1"/>
        </table:table-row>
        <table:table-row table:style-name="ro12">
          <table:table-cell table:style-name="ce1"/>
          <table:table-cell table:style-name="ce65"/>
          <table:table-cell office:value-type="string" table:number-columns-spanned="2" table:number-rows-spanned="1" table:style-name="ce117">
            <text:p>Reason Code</text:p>
          </table:table-cell>
          <table:covered-table-cell/>
          <table:table-cell office:value-type="float" office:value="1" table:style-name="ce71">
            <text:p>1</text:p>
          </table:table-cell>
          <table:table-cell office:value-type="float" office:value="2" table:style-name="ce71">
            <text:p>2</text:p>
          </table:table-cell>
          <table:table-cell office:value-type="float" office:value="3" table:style-name="ce71">
            <text:p>3</text:p>
          </table:table-cell>
          <table:table-cell office:value-type="float" office:value="4" table:style-name="ce71">
            <text:p>4</text:p>
          </table:table-cell>
          <table:table-cell office:value-type="float" office:value="5" table:style-name="ce71">
            <text:p>5</text:p>
          </table:table-cell>
          <table:table-cell office:value-type="float" office:value="6" table:style-name="ce71">
            <text:p>6</text:p>
          </table:table-cell>
          <table:table-cell office:value-type="float" office:value="7" table:style-name="ce71">
            <text:p>7</text:p>
          </table:table-cell>
          <table:table-cell office:value-type="float" office:value="8" table:style-name="ce71">
            <text:p>8</text:p>
          </table:table-cell>
          <table:table-cell office:value-type="float" office:value="9" table:style-name="ce71">
            <text:p>9</text:p>
          </table:table-cell>
          <table:table-cell office:value-type="float" office:value="10" table:style-name="ce71">
            <text:p>10</text:p>
          </table:table-cell>
          <table:table-cell office:value-type="float" office:value="11" table:style-name="ce72">
            <text:p>11</text:p>
          </table:table-cell>
          <table:table-cell table:number-columns-repeated="15" table:style-name="ce8"/>
          <table:table-cell table:number-columns-repeated="16354" table:style-name="ce1"/>
        </table:table-row>
        <table:table-row table:style-name="ro14">
          <table:table-cell table:style-name="ce1"/>
          <table:table-cell table:style-name="ce65"/>
          <table:table-cell office:value-type="string" table:number-columns-spanned="2" table:number-rows-spanned="1" table:style-name="ce118">
            <text:p>PART #</text:p>
          </table:table-cell>
          <table:covered-table-cell/>
          <table:table-cell office:value-type="string" table:style-name="ce73">
            <text:p>Mispress</text:p>
            <text:p>bushings</text:p>
          </table:table-cell>
          <table:table-cell office:value-type="string" table:style-name="ce74">
            <text:p>Rust</text:p>
          </table:table-cell>
          <table:table-cell office:value-type="string" table:style-name="ce74">
            <text:p>Bent Part</text:p>
          </table:table-cell>
          <table:table-cell office:value-type="string" table:style-name="ce75">
            <text:p>Bad Stamped Part</text:p>
          </table:table-cell>
          <table:table-cell office:value-type="string" table:style-name="ce74">
            <text:p>Missing Welds</text:p>
          </table:table-cell>
          <table:table-cell office:value-type="string" table:style-name="ce74">
            <text:p>Bad Spot Weld</text:p>
          </table:table-cell>
          <table:table-cell office:value-type="string" table:style-name="ce74">
            <text:p>Bad Arc Weld</text:p>
          </table:table-cell>
          <table:table-cell office:value-type="string" table:style-name="ce75">
            <text:p>BAD</text:p>
            <text:p>VENDOR</text:p>
            <text:p>PART</text:p>
          </table:table-cell>
          <table:table-cell office:value-type="string" table:style-name="ce74">
            <text:p>Brkt</text:p>
            <text:p>Wrong</text:p>
            <text:p>Position</text:p>
          </table:table-cell>
          <table:table-cell office:value-type="string" table:style-name="ce74">
            <text:p>Mis-algined</text:p>
            <text:p>Nut</text:p>
          </table:table-cell>
          <table:table-cell office:value-type="string" table:style-name="ce76">
            <text:p>Paint defect</text:p>
          </table:table-cell>
          <table:table-cell office:value-type="string" table:style-name="ce77">
            <text:p>TOTAL</text:p>
          </table:table-cell>
          <table:table-cell office:value-type="string" table:number-columns-spanned="14" table:number-rows-spanned="1" table:style-name="ce119">
            <text:p>Comments</text:p>
          </table:table-cell>
          <table:covered-table-cell table:number-columns-repeated="13"/>
          <table:table-cell table:number-columns-repeated="16354" table:style-name="ce1"/>
        </table:table-row>
        <table:table-row table:style-name="ro15">
          <table:table-cell table:style-name="ce1"/>
          <table:table-cell office:value-type="string" table:number-columns-spanned="1" table:number-rows-spanned="8" table:style-name="ce120">
            <text:p>unit weld</text:p>
          </table:table-cell>
          <table:table-cell office:value-type="string" office:string-value="Rr Sus 51206" table:formula="of:=[.C8]" table:number-columns-spanned="2" table:number-rows-spanned="1" table:style-name="ce121">
            <text:p>Rr Sus 51206</text:p>
          </table:table-cell>
          <table:covered-table-cell/>
          <table:table-cell table:style-name="ce78"/>
          <table:table-cell table:number-columns-repeated="9" table:style-name="ce79"/>
          <table:table-cell table:style-name="ce80"/>
          <table:table-cell office:value-type="float" office:value="0" table:formula="of:=SUM([.E47:.O47])" table:style-name="ce81">
            <text:p>0</text:p>
          </table:table-cell>
          <table:table-cell table:number-columns-spanned="14" table:number-rows-spanned="1" table:style-name="ce122"/>
          <table:covered-table-cell table:number-columns-repeated="13"/>
          <table:table-cell table:number-columns-repeated="16354" table:style-name="ce1"/>
        </table:table-row>
        <table:table-row table:style-name="ro15">
          <table:table-cell table:style-name="ce1"/>
          <table:covered-table-cell/>
          <table:table-cell office:value-type="string" office:string-value="Fr sus 51201" table:formula="of:=[.C9]" table:number-columns-spanned="2" table:number-rows-spanned="1" table:style-name="ce123">
            <text:p>Fr sus 51201</text:p>
          </table:table-cell>
          <table:covered-table-cell/>
          <table:table-cell table:number-columns-repeated="2" table:style-name="ce82"/>
          <table:table-cell office:value-type="float" office:value="1" table:style-name="ce82">
            <text:p>1</text:p>
          </table:table-cell>
          <table:table-cell table:number-columns-repeated="7" table:style-name="ce82"/>
          <table:table-cell table:style-name="ce83"/>
          <table:table-cell office:value-type="float" office:value="1" table:formula="of:=SUM([.E48:.O48])" table:style-name="ce84">
            <text:p>1</text:p>
          </table:table-cell>
          <table:table-cell office:value-type="string" table:number-columns-spanned="14" table:number-rows-spanned="1" table:style-name="ce124">
            <text:p>Scrap code #3 due to the part hitting the engraving stand</text:p>
          </table:table-cell>
          <table:covered-table-cell table:number-columns-repeated="13"/>
          <table:table-cell table:number-columns-repeated="16354" table:style-name="ce1"/>
        </table:table-row>
        <table:table-row table:style-name="ro16">
          <table:table-cell table:style-name="ce1"/>
          <table:covered-table-cell/>
          <table:table-cell office:value-type="string" office:string-value="OA Cowl 55701" table:formula="of:=[.C10]" table:number-columns-spanned="2" table:number-rows-spanned="1" table:style-name="ce123">
            <text:p>OA Cowl 55701</text:p>
          </table:table-cell>
          <table:covered-table-cell/>
          <table:table-cell table:style-name="ce85"/>
          <table:table-cell table:number-columns-repeated="9" table:style-name="ce82"/>
          <table:table-cell table:style-name="ce83"/>
          <table:table-cell office:value-type="float" office:value="0" table:formula="of:=SUM([.E49:.O49])" table:style-name="ce84">
            <text:p>0</text:p>
          </table:table-cell>
          <table:table-cell table:number-columns-spanned="14" table:number-rows-spanned="1" table:style-name="ce124"/>
          <table:covered-table-cell table:number-columns-repeated="13"/>
          <table:table-cell table:number-columns-repeated="16354" table:style-name="ce1"/>
        </table:table-row>
        <table:table-row table:style-name="ro16">
          <table:table-cell table:style-name="ce1"/>
          <table:covered-table-cell/>
          <table:table-cell office:value-type="string" office:string-value="Fr lwr arm 48068/9" table:formula="of:=[.C11]" table:number-columns-spanned="2" table:number-rows-spanned="1" table:style-name="ce123">
            <text:p>Fr lwr arm 48068/9</text:p>
          </table:table-cell>
          <table:covered-table-cell/>
          <table:table-cell table:style-name="ce85"/>
          <table:table-cell table:number-columns-repeated="9" table:style-name="ce82"/>
          <table:table-cell table:style-name="ce83"/>
          <table:table-cell office:value-type="float" office:value="0" table:formula="of:=SUM([.E50:.O50])" table:style-name="ce84">
            <text:p>0</text:p>
          </table:table-cell>
          <table:table-cell table:number-columns-spanned="14" table:number-rows-spanned="1" table:style-name="ce124"/>
          <table:covered-table-cell table:number-columns-repeated="13"/>
          <table:table-cell table:number-columns-repeated="16354" table:style-name="ce1"/>
        </table:table-row>
        <table:table-row table:style-name="ro16">
          <table:table-cell table:style-name="ce1"/>
          <table:covered-table-cell/>
          <table:table-cell office:value-type="string" office:string-value="Rear arm 48730" table:formula="of:=[.C12]" table:number-columns-spanned="2" table:number-rows-spanned="1" table:style-name="ce123">
            <text:p>Rear arm 48730</text:p>
          </table:table-cell>
          <table:covered-table-cell/>
          <table:table-cell table:style-name="ce85"/>
          <table:table-cell table:number-columns-repeated="9" table:style-name="ce82"/>
          <table:table-cell table:style-name="ce83"/>
          <table:table-cell office:value-type="float" office:value="0" table:formula="of:=SUM([.E51:.O51])" table:style-name="ce84">
            <text:p>0</text:p>
          </table:table-cell>
          <table:table-cell table:number-columns-spanned="14" table:number-rows-spanned="1" table:style-name="ce124"/>
          <table:covered-table-cell table:number-columns-repeated="13"/>
          <table:table-cell table:number-columns-repeated="16354" table:style-name="ce1"/>
        </table:table-row>
        <table:table-row table:style-name="ro16">
          <table:table-cell table:style-name="ce1"/>
          <table:covered-table-cell/>
          <table:table-cell office:value-type="string" office:string-value="Rear Beam 42110" table:formula="of:=[.C13]" table:number-columns-spanned="2" table:number-rows-spanned="1" table:style-name="ce123">
            <text:p>Rear Beam 42110</text:p>
          </table:table-cell>
          <table:covered-table-cell/>
          <table:table-cell table:style-name="ce85"/>
          <table:table-cell table:number-columns-repeated="9" table:style-name="ce82"/>
          <table:table-cell table:style-name="ce83"/>
          <table:table-cell office:value-type="float" office:value="0" table:formula="of:=SUM([.E52:.O52])" table:style-name="ce84">
            <text:p>0</text:p>
          </table:table-cell>
          <table:table-cell table:number-columns-spanned="14" table:number-rows-spanned="1" table:style-name="ce124"/>
          <table:covered-table-cell table:number-columns-repeated="13"/>
          <table:table-cell table:number-columns-repeated="16354" table:style-name="ce1"/>
        </table:table-row>
        <table:table-row table:style-name="ro16">
          <table:table-cell table:style-name="ce1"/>
          <table:covered-table-cell/>
          <table:table-cell office:value-type="string" office:string-value="Rear Beam 42110 177D" table:formula="of:=[.C14]" table:number-columns-spanned="2" table:number-rows-spanned="1" table:style-name="ce123">
            <text:p>Rear Beam 42110 177D</text:p>
          </table:table-cell>
          <table:covered-table-cell/>
          <table:table-cell table:style-name="ce85"/>
          <table:table-cell table:number-columns-repeated="3" table:style-name="ce82"/>
          <table:table-cell office:value-type="float" office:value="1" table:style-name="ce82">
            <text:p>1</text:p>
          </table:table-cell>
          <table:table-cell table:style-name="ce82"/>
          <table:table-cell office:value-type="float" office:value="2" table:style-name="ce82">
            <text:p>2</text:p>
          </table:table-cell>
          <table:table-cell table:number-columns-repeated="3" table:style-name="ce82"/>
          <table:table-cell table:style-name="ce83"/>
          <table:table-cell office:value-type="float" office:value="3" table:formula="of:=SUM([.E53:.O53])" table:style-name="ce84">
            <text:p>3</text:p>
          </table:table-cell>
          <table:table-cell office:value-type="string" table:number-columns-spanned="14" table:number-rows-spanned="1" table:style-name="ce124">
            <text:p>Scrap code #5 (1); Scrap code #7 (2)</text:p>
          </table:table-cell>
          <table:covered-table-cell table:number-columns-repeated="13"/>
          <table:table-cell table:number-columns-repeated="16354" table:style-name="ce1"/>
        </table:table-row>
        <table:table-row table:style-name="ro16">
          <table:table-cell table:style-name="ce1"/>
          <table:covered-table-cell/>
          <table:table-cell office:value-type="string" office:string-value="Rear Beam 42110 890B" table:formula="of:=[.C15]" table:number-columns-spanned="2" table:number-rows-spanned="1" table:style-name="ce125">
            <text:p>Rear Beam 42110 890B</text:p>
          </table:table-cell>
          <table:covered-table-cell/>
          <table:table-cell table:style-name="ce86"/>
          <table:table-cell table:number-columns-repeated="3" table:style-name="ce87"/>
          <table:table-cell table:style-name="ce88"/>
          <table:table-cell table:style-name="ce87"/>
          <table:table-cell table:style-name="ce88"/>
          <table:table-cell table:number-columns-repeated="3" table:style-name="ce87"/>
          <table:table-cell table:style-name="ce89"/>
          <table:table-cell office:value-type="float" office:value="0" table:formula="of:=SUM([.E54:.O54])" table:style-name="ce84">
            <text:p>0</text:p>
          </table:table-cell>
          <table:table-cell table:number-columns-spanned="14" table:number-rows-spanned="1" table:style-name="ce126"/>
          <table:covered-table-cell table:number-columns-repeated="13"/>
          <table:table-cell table:number-columns-repeated="16354" table:style-name="ce1"/>
        </table:table-row>
        <table:table-row table:style-name="ro1">
          <table:table-cell table:number-columns-repeated="16384"/>
        </table:table-row>
        <table:table-row table:style-name="ro4">
          <table:table-cell table:style-name="ce1"/>
          <table:table-cell table:style-name="ce90"/>
          <table:table-cell office:value-type="string" table:number-columns-spanned="4" table:number-rows-spanned="1" table:style-name="ce127">
            <text:p>TL</text:p>
          </table:table-cell>
          <table:covered-table-cell table:number-columns-repeated="3"/>
          <table:table-cell office:value-type="string" table:number-columns-spanned="3" table:number-rows-spanned="1" table:style-name="ce127">
            <text:p>Off line TL<text:s/></text:p>
          </table:table-cell>
          <table:covered-table-cell table:number-columns-repeated="2"/>
          <table:table-cell table:number-columns-repeated="2" table:style-name="ce2"/>
          <table:table-cell office:value-type="string" table:number-columns-spanned="11" table:number-rows-spanned="1" table:style-name="ce127">
            <text:p>Today's Focus</text:p>
          </table:table-cell>
          <table:covered-table-cell table:number-columns-repeated="10"/>
          <table:table-cell table:number-columns-repeated="4" table:style-name="ce91"/>
          <table:table-cell table:style-name="ce92"/>
          <table:table-cell table:number-columns-repeated="3" table:style-name="ce2"/>
          <table:table-cell table:number-columns-repeated="16354" table:style-name="ce1"/>
        </table:table-row>
        <table:table-row table:style-name="ro4">
          <table:table-cell table:style-name="ce1"/>
          <table:table-cell table:style-name="ce90"/>
          <table:table-cell table:number-columns-spanned="4" table:number-rows-spanned="1" table:style-name="ce111"/>
          <table:covered-table-cell table:number-columns-repeated="3"/>
          <table:table-cell table:number-columns-spanned="3" table:number-rows-spanned="1" table:style-name="ce111"/>
          <table:covered-table-cell table:number-columns-repeated="2"/>
          <table:table-cell table:number-columns-repeated="2" table:style-name="ce2"/>
          <table:table-cell table:style-name="ce93"/>
          <table:table-cell table:number-columns-repeated="14" table:style-name="ce2"/>
          <table:table-cell table:style-name="ce94"/>
          <table:table-cell table:number-columns-repeated="3" table:style-name="ce2"/>
          <table:table-cell table:number-columns-repeated="16354" table:style-name="ce1"/>
        </table:table-row>
        <table:table-row table:style-name="ro4">
          <table:table-cell table:style-name="ce1"/>
          <table:table-cell table:style-name="ce90"/>
          <table:table-cell table:number-columns-spanned="4" table:number-rows-spanned="1" table:style-name="ce111"/>
          <table:covered-table-cell table:number-columns-repeated="3"/>
          <table:table-cell table:number-columns-spanned="3" table:number-rows-spanned="1" table:style-name="ce111"/>
          <table:covered-table-cell table:number-columns-repeated="2"/>
          <table:table-cell table:number-columns-repeated="2" table:style-name="ce2"/>
          <table:table-cell table:style-name="ce93"/>
          <table:table-cell table:number-columns-repeated="14" table:style-name="ce2"/>
          <table:table-cell table:style-name="ce94"/>
          <table:table-cell table:number-columns-repeated="3" table:style-name="ce2"/>
          <table:table-cell table:number-columns-repeated="16354" table:style-name="ce1"/>
        </table:table-row>
        <table:table-row table:style-name="ro17">
          <table:table-cell table:style-name="ce1"/>
          <table:table-cell table:style-name="ce3"/>
          <table:table-cell table:number-columns-repeated="9" table:style-name="ce2"/>
          <table:table-cell table:style-name="ce93"/>
          <table:table-cell table:number-columns-repeated="14" table:style-name="ce2"/>
          <table:table-cell table:style-name="ce94"/>
          <table:table-cell table:number-columns-repeated="3" table:style-name="ce2"/>
          <table:table-cell table:number-columns-repeated="16354" table:style-name="ce1"/>
        </table:table-row>
        <table:table-row table:style-name="ro4">
          <table:table-cell table:style-name="ce1"/>
          <table:table-cell office:value-type="string" table:style-name="ce95">
            <text:p>Over Time</text:p>
          </table:table-cell>
          <table:table-cell table:style-name="ce96"/>
          <table:table-cell table:number-columns-repeated="2" table:style-name="ce97"/>
          <table:table-cell table:style-name="ce98"/>
          <table:table-cell table:number-columns-repeated="5" table:style-name="ce2"/>
          <table:table-cell table:style-name="ce93"/>
          <table:table-cell table:number-columns-repeated="14" table:style-name="ce2"/>
          <table:table-cell table:style-name="ce94"/>
          <table:table-cell table:number-columns-repeated="3" table:style-name="ce2"/>
          <table:table-cell table:number-columns-repeated="16354" table:style-name="ce1"/>
        </table:table-row>
        <table:table-row table:style-name="ro4">
          <table:table-cell table:style-name="ce1"/>
          <table:table-cell table:style-name="ce90"/>
          <table:table-cell table:number-columns-spanned="4" table:number-rows-spanned="1" table:style-name="ce111"/>
          <table:covered-table-cell table:number-columns-repeated="3"/>
          <table:table-cell table:number-columns-repeated="5" table:style-name="ce2"/>
          <table:table-cell table:style-name="ce93"/>
          <table:table-cell table:number-columns-repeated="14" table:style-name="ce2"/>
          <table:table-cell table:style-name="ce94"/>
          <table:table-cell table:number-columns-repeated="3" table:style-name="ce2"/>
          <table:table-cell table:number-columns-repeated="16354" table:style-name="ce1"/>
        </table:table-row>
        <table:table-row table:style-name="ro4">
          <table:table-cell table:style-name="ce1"/>
          <table:table-cell table:style-name="ce90"/>
          <table:table-cell table:number-columns-spanned="4" table:number-rows-spanned="1" table:style-name="ce111"/>
          <table:covered-table-cell table:number-columns-repeated="3"/>
          <table:table-cell table:number-columns-repeated="5" table:style-name="ce2"/>
          <table:table-cell table:style-name="ce99"/>
          <table:table-cell table:number-columns-repeated="14" table:style-name="ce100"/>
          <table:table-cell table:style-name="ce101"/>
          <table:table-cell table:number-columns-repeated="3" table:style-name="ce2"/>
          <table:table-cell table:number-columns-repeated="16354" table:style-name="ce1"/>
        </table:table-row>
        <table:table-row table:number-rows-repeated="1048514" table:style-name="ro1">
          <table:table-cell table:number-columns-repeated="16384"/>
        </table:table-row>
      </table:table>
      <table:table table:name="UA(New)" table:style-name="ta2">
        <table:table-column table:style-name="co1" table:default-cell-style-name="ce1"/>
        <table:table-column table:style-name="co3" table:default-cell-style-name="ce128"/>
        <table:table-column table:style-name="co6" table:number-columns-repeated="2" table:default-cell-style-name="ce1"/>
        <table:table-column table:style-name="co3" table:number-columns-repeated="20" table:default-cell-style-name="ce1"/>
        <table:table-column table:style-name="co5" table:number-columns-repeated="16360" table:default-cell-style-name="ce1"/>
        <table:table-row table:style-name="ro1">
          <table:table-cell/>
          <table:table-cell table:style-name="ce128"/>
          <table:table-cell table:number-columns-repeated="16382" table:style-name="ce1"/>
        </table:table-row>
        <table:table-row table:style-name="ro2">
          <table:table-cell/>
          <table:table-cell office:value-type="string" table:number-columns-spanned="2" table:number-rows-spanned="1" table:style-name="ce179">
            <text:p>Production Report</text:p>
          </table:table-cell>
          <table:covered-table-cell/>
          <table:table-cell table:number-columns-repeated="2" table:style-name="ce8"/>
          <table:table-cell table:number-columns-repeated="16379" table:style-name="ce1"/>
        </table:table-row>
        <table:table-row table:style-name="ro2">
          <table:table-cell/>
          <table:table-cell office:value-type="date" office:date-value="2025-04-09T00:00:00" table:formula="of:=['UW(New)'.B3]" table:number-columns-spanned="2" table:number-rows-spanned="1" table:style-name="ce180">
            <text:p>4/9/2025</text:p>
          </table:table-cell>
          <table:covered-table-cell/>
          <table:table-cell table:style-name="ce1"/>
          <table:table-cell table:style-name="ce129"/>
          <table:table-cell table:style-name="ce130"/>
          <table:table-cell table:number-columns-repeated="35" table:style-name="ce1"/>
          <table:table-cell table:style-name="ce1">
            <draw:frame draw:z-index="1" draw:id="id1" draw:style-name="a13" draw:transform="translate(-0.02792in -0.13565in) rotate(-3.14159) translate(0.18406in 0.3612in)" draw:name="TextBox 8" svg:width="0.05584in" svg:height="0.2713in">
              <draw:text-box>
                <text:p text:style-name="a10" text:class-names="" text:cond-style-name=""><text:span text:style-name="a9" text:class-names=""/></text:p>
                <text:p text:style-name="a12" text:class-names="" text:cond-style-name=""><text:span text:style-name="a11" text:class-names=""/></text:p>
              </draw:text-box>
              <svg:title/>
              <svg:desc/>
            </draw:frame>
          </table:table-cell>
          <table:table-cell table:number-columns-repeated="16342"/>
        </table:table-row>
        <table:table-row table:style-name="ro2">
          <table:table-cell/>
          <table:table-cell office:value-type="string" table:style-name="ce7">
            <text:p>Unit Assembly</text:p>
          </table:table-cell>
          <table:table-cell table:style-name="ce131"/>
          <table:table-cell table:style-name="ce8"/>
          <table:table-cell office:value-type="string" table:style-name="ce9">
            <text:p><text:s/>Shift:</text:p>
          </table:table-cell>
          <table:table-cell office:value-type="string" table:style-name="ce7">
            <text:p>2nd</text:p>
          </table:table-cell>
          <table:table-cell table:number-columns-repeated="16378" table:style-name="ce1"/>
        </table:table-row>
        <table:table-row table:style-name="ro3">
          <table:table-cell/>
          <table:table-cell table:style-name="ce128"/>
          <table:table-cell table:number-columns-repeated="16382" table:style-name="ce1"/>
        </table:table-row>
        <table:table-row table:style-name="ro4">
          <table:table-cell/>
          <table:table-cell office:value-type="string" table:number-columns-spanned="1" table:number-rows-spanned="2" table:style-name="ce104">
            <text:p>No</text:p>
          </table:table-cell>
          <table:table-cell office:value-type="string" table:number-columns-spanned="3" table:number-rows-spanned="2" table:style-name="ce104">
            <text:p>Part No</text:p>
          </table:table-cell>
          <table:covered-table-cell table:number-columns-repeated="2"/>
          <table:table-cell office:value-type="string" table:number-columns-spanned="1" table:number-rows-spanned="2" table:style-name="ce105">
            <text:p>Target Cycle Time</text:p>
          </table:table-cell>
          <table:table-cell office:value-type="string" table:number-columns-spanned="2" table:number-rows-spanned="1" table:style-name="ce104">
            <text:p>Production</text:p>
          </table:table-cell>
          <table:covered-table-cell/>
          <table:table-cell office:value-type="string" table:number-columns-spanned="1" table:number-rows-spanned="2" table:style-name="ce105">
            <text:p>Start <text:s text:c="3"/>Time</text:p>
          </table:table-cell>
          <table:table-cell office:value-type="string" table:number-columns-spanned="1" table:number-rows-spanned="2" table:style-name="ce105">
            <text:p>End <text:s text:c="5"/>Time</text:p>
          </table:table-cell>
          <table:table-cell office:value-type="string" table:number-columns-spanned="1" table:number-rows-spanned="2" table:style-name="ce105">
            <text:p>Actual <text:s text:c="4"/>Time</text:p>
          </table:table-cell>
          <table:table-cell office:value-type="string" table:number-columns-spanned="1" table:number-rows-spanned="2" table:style-name="ce105">
            <text:p>Planned <text:s text:c="4"/>Stop Time<text:s/></text:p>
          </table:table-cell>
          <table:table-cell office:value-type="string" table:number-columns-spanned="1" table:number-rows-spanned="2" table:style-name="ce105">
            <text:p>Down Time Gap</text:p>
          </table:table-cell>
          <table:table-cell office:value-type="string" table:number-columns-spanned="1" table:number-rows-spanned="2" table:style-name="ce181">
            <text:p>Over Time</text:p>
          </table:table-cell>
          <table:table-cell office:value-type="string" table:number-columns-spanned="1" table:number-rows-spanned="2" table:style-name="ce105">
            <text:p>Number of Change Overs</text:p>
          </table:table-cell>
          <table:table-cell office:value-type="string" table:number-columns-spanned="2" table:number-rows-spanned="1" table:style-name="ce104">
            <text:p>Defects</text:p>
          </table:table-cell>
          <table:covered-table-cell/>
          <table:table-cell office:value-type="string" table:number-columns-spanned="1" table:number-rows-spanned="2" table:style-name="ce104">
            <text:p>OPR</text:p>
          </table:table-cell>
          <table:table-cell office:value-type="string" table:number-columns-spanned="1" table:number-rows-spanned="2" table:style-name="ce107">
            <text:p>Defect Ratio</text:p>
          </table:table-cell>
          <table:table-cell office:value-type="string" table:number-columns-spanned="2" table:number-rows-spanned="1" table:style-name="ce108">
            <text:p>Assigned TM</text:p>
          </table:table-cell>
          <table:covered-table-cell/>
          <table:table-cell office:value-type="string" table:number-columns-spanned="2" table:number-rows-spanned="1" table:style-name="ce109">
            <text:p>Absent</text:p>
          </table:table-cell>
          <table:covered-table-cell/>
          <table:table-cell table:style-name="ce132"/>
          <table:table-cell table:number-columns-repeated="16360"/>
        </table:table-row>
        <table:table-row table:style-name="ro5">
          <table:table-cell/>
          <table:covered-table-cell/>
          <table:covered-table-cell/>
          <table:covered-table-cell table:number-columns-repeated="2"/>
          <table:covered-table-cell/>
          <table:table-cell office:value-type="string" table:style-name="ce12">
            <text:p>Plan</text:p>
          </table:table-cell>
          <table:table-cell office:value-type="string" table:style-name="ce13">
            <text:p>Actual<text:span text:style-name="T1"><text:s text:c="5"/></text:span><text:span text:style-name="T2"><text:s text:c="2"/>(Good Part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3">
            <text:p>Scrapped Parts</text:p>
          </table:table-cell>
          <table:table-cell office:value-type="string" table:style-name="ce13">
            <text:p>Rework</text:p>
          </table:table-cell>
          <table:covered-table-cell/>
          <table:covered-table-cell/>
          <table:table-cell office:value-type="string" table:style-name="ce13">
            <text:p>APMM Employee</text:p>
          </table:table-cell>
          <table:table-cell office:value-type="string" table:style-name="ce13">
            <text:p>Temp Staff</text:p>
          </table:table-cell>
          <table:table-cell office:value-type="string" table:style-name="ce13">
            <text:p>APMM Employee</text:p>
          </table:table-cell>
          <table:table-cell office:value-type="string" table:style-name="ce13">
            <text:p>Temp Staff</text:p>
          </table:table-cell>
          <table:table-cell table:style-name="ce132"/>
          <table:table-cell table:number-columns-repeated="16360"/>
        </table:table-row>
        <table:table-row table:style-name="ro8">
          <table:table-cell/>
          <table:table-cell office:value-type="float" office:value="1" table:style-name="ce12">
            <text:p>1</text:p>
          </table:table-cell>
          <table:table-cell office:value-type="string" table:number-columns-spanned="3" table:number-rows-spanned="1" table:style-name="ce110">
            <text:p>Rr Sus 51206</text:p>
          </table:table-cell>
          <table:covered-table-cell table:number-columns-repeated="2"/>
          <table:table-cell office:value-type="float" office:value="3.48" table:style-name="ce16">
            <text:p>3.48<text:s/></text:p>
          </table:table-cell>
          <table:table-cell office:value-type="float" office:value="60" table:style-name="ce17">
            <text:p>60</text:p>
          </table:table-cell>
          <table:table-cell office:value-type="float" office:value="60" table:style-name="ce17">
            <text:p>60</text:p>
          </table:table-cell>
          <table:table-cell office:value-type="time" office:time-value="PT18H40M0S" table:style-name="ce133">
            <text:p>18:40</text:p>
          </table:table-cell>
          <table:table-cell office:value-type="time" office:time-value="PT0H48M0S" table:style-name="ce134">
            <text:p>0:48</text:p>
          </table:table-cell>
          <table:table-cell office:value-type="float" office:value="313" table:formula="of:=IF([.J8]=&quot;&quot;;0;IF((HOUR(([.J8]+24)-[.I8])*60 + MINUTE(([.J8]+24)-[.I8]))&lt;=120; (HOUR(([.J8]+24)-[.I8])*60 + MINUTE(([.J8]+24)-[.I8]));IF((HOUR(([.J8]+24)-[.I8])*60 + MINUTE(([.J8]+24)-[.I8]))&lt;=240; (HOUR(([.J8]+24)-[.I8])*60 + MINUTE(([.J8]+24)-[.I8]))-10;IF((HOUR(([.J8]+24)-[.I8])*60 + MINUTE(([.J8]+24)-[.I8]))&lt;=405; (HOUR(([.J8]+24)-[.I8])*60 + MINUTE(([.J8]+24)-[.I8]))-55;IF((HOUR(([.J8]+24)-[.I8])*60 + MINUTE(([.J8]+24)-[.I8]))&lt;=525; (HOUR(([.J8]+24)-[.I8])*60 + MINUTE(([.J8]+24)-[.I8]))-65;(HOUR(([.J8]+24)-[.I8])*60 + MINUTE(([.J8]+24)-[.I8]))-75)))))" table:style-name="ce20">
            <text:p>313</text:p>
          </table:table-cell>
          <table:table-cell table:style-name="ce27"/>
          <table:table-cell office:value-type="float" office:value="104.19999999999999" table:formula="of:=IFERROR(IF([.K1]+SUM([.K8:.L8])+SUM([.K8:.L8])=&quot;&quot;;&quot;&quot;;(([.K8]-([.F8]*[.G8]))-[.L8]));0)" table:style-name="ce47">
            <text:p>104.2</text:p>
          </table:table-cell>
          <table:table-cell office:value-type="float" office:value="0" table:formula="of:=IFERROR(IF(([.K8]-450)/60&lt;0;0;[.K8]-450)/60;0)" table:style-name="ce135">
            <text:p>0.00</text:p>
          </table:table-cell>
          <table:table-cell table:style-name="ce136"/>
          <table:table-cell office:value-type="float" office:value="0" table:formula="of:=[.P52]" table:style-name="ce137">
            <text:p>0</text:p>
          </table:table-cell>
          <table:table-cell table:style-name="ce27"/>
          <table:table-cell office:value-type="percentage" office:value="0.66709265175718846" table:formula="of:=IFERROR(IF(([.F8]/(([.K8]-[.L8])/[.H8]))&gt;1;1;[.F8]/(([.K8]-[.L8])/[.H8]));0)" table:style-name="ce138">
            <text:p>66.7%</text:p>
          </table:table-cell>
          <table:table-cell office:value-type="float" office:value="0" table:formula="of:=IFERROR((([.P8]+[.Q8])*1000000)/[.H8];0)" table:style-name="ce47">
            <text:p>0</text:p>
          </table:table-cell>
          <table:table-cell office:value-type="float" office:value="1" table:style-name="ce25">
            <text:p>1</text:p>
          </table:table-cell>
          <table:table-cell table:style-name="ce25"/>
          <table:table-cell table:number-columns-repeated="2" table:style-name="ce29"/>
          <table:table-cell table:style-name="ce139"/>
          <table:table-cell table:number-columns-repeated="16360"/>
        </table:table-row>
        <table:table-row table:style-name="ro8">
          <table:table-cell/>
          <table:table-cell office:value-type="float" office:value="2" table:style-name="ce12">
            <text:p>2</text:p>
          </table:table-cell>
          <table:table-cell office:value-type="string" table:number-columns-spanned="3" table:number-rows-spanned="1" table:style-name="ce110">
            <text:p>Fr lwr arm 48068/9</text:p>
          </table:table-cell>
          <table:covered-table-cell table:number-columns-repeated="2"/>
          <table:table-cell office:value-type="float" office:value="1.2" table:style-name="ce16">
            <text:p>1.20<text:s/></text:p>
          </table:table-cell>
          <table:table-cell office:value-type="float" office:value="456" table:style-name="ce17">
            <text:p>456</text:p>
          </table:table-cell>
          <table:table-cell office:value-type="float" office:value="460" table:style-name="ce17">
            <text:p>460</text:p>
          </table:table-cell>
          <table:table-cell office:value-type="time" office:time-value="PT18H40M0S" table:style-name="ce133">
            <text:p>18:40</text:p>
          </table:table-cell>
          <table:table-cell office:value-type="time" office:time-value="PT6H8M0S" table:style-name="ce134">
            <text:p>6:08</text:p>
          </table:table-cell>
          <table:table-cell office:value-type="float" office:value="613" table:formula="of:=IF([.J9]=&quot;&quot;;0;IF((HOUR(([.J9]+24)-[.I9])*60 + MINUTE(([.J9]+24)-[.I9]))&lt;=120; (HOUR(([.J9]+24)-[.I9])*60 + MINUTE(([.J9]+24)-[.I9]));IF((HOUR(([.J9]+24)-[.I9])*60 + MINUTE(([.J9]+24)-[.I9]))&lt;=240; (HOUR(([.J9]+24)-[.I9])*60 + MINUTE(([.J9]+24)-[.I9]))-10;IF((HOUR(([.J9]+24)-[.I9])*60 + MINUTE(([.J9]+24)-[.I9]))&lt;=405; (HOUR(([.J9]+24)-[.I9])*60 + MINUTE(([.J9]+24)-[.I9]))-55;IF((HOUR(([.J9]+24)-[.I9])*60 + MINUTE(([.J9]+24)-[.I9]))&lt;=525; (HOUR(([.J9]+24)-[.I9])*60 + MINUTE(([.J9]+24)-[.I9]))-65;(HOUR(([.J9]+24)-[.I9])*60 + MINUTE(([.J9]+24)-[.I9]))-75)))))" table:style-name="ce20">
            <text:p>613</text:p>
          </table:table-cell>
          <table:table-cell table:style-name="ce27"/>
          <table:table-cell office:value-type="float" office:value="65.800000000000068" table:formula="of:=IFERROR(IF([.K2]+SUM([.K9:.L9])+SUM([.K9:.L9])=&quot;&quot;;&quot;&quot;;(([.K9]-([.F9]*[.G9]))-[.L9]));0)" table:style-name="ce47">
            <text:p>65.8</text:p>
          </table:table-cell>
          <table:table-cell office:value-type="float" office:value="2.7166666666666668" table:formula="of:=IFERROR(IF(([.K9]-450)/60&lt;0;0;[.K9]-450)/60;0)" table:style-name="ce135">
            <text:p>2.72</text:p>
          </table:table-cell>
          <table:table-cell table:style-name="ce136"/>
          <table:table-cell office:value-type="float" office:value="0" table:formula="of:=[.P53]" table:style-name="ce137">
            <text:p>0</text:p>
          </table:table-cell>
          <table:table-cell table:style-name="ce27"/>
          <table:table-cell office:value-type="percentage" office:value="0.90048939641109293" table:formula="of:=IFERROR(IF(([.F9]/(([.K9]-[.L9])/[.H9]))&gt;1;1;[.F9]/(([.K9]-[.L9])/[.H9]));0)" table:style-name="ce138">
            <text:p>90.0%</text:p>
          </table:table-cell>
          <table:table-cell office:value-type="float" office:value="0" table:formula="of:=IFERROR((([.P9]+[.Q9])*1000000)/[.H9];0)" table:style-name="ce47">
            <text:p>0</text:p>
          </table:table-cell>
          <table:table-cell office:value-type="float" office:value="2" table:style-name="ce25">
            <text:p>2</text:p>
          </table:table-cell>
          <table:table-cell table:number-columns-repeated="2" table:style-name="ce25"/>
          <table:table-cell table:style-name="ce29"/>
          <table:table-cell table:style-name="ce139"/>
          <table:table-cell table:number-columns-repeated="16360"/>
        </table:table-row>
        <table:table-row table:style-name="ro8">
          <table:table-cell/>
          <table:table-cell office:value-type="float" office:value="3" table:style-name="ce12">
            <text:p>3</text:p>
          </table:table-cell>
          <table:table-cell office:value-type="string" table:number-columns-spanned="3" table:number-rows-spanned="1" table:style-name="ce110">
            <text:p>OA Cowl 55701</text:p>
          </table:table-cell>
          <table:covered-table-cell table:number-columns-repeated="2"/>
          <table:table-cell office:value-type="float" office:value="1.2" table:style-name="ce16">
            <text:p>1.20<text:s/></text:p>
          </table:table-cell>
          <table:table-cell office:value-type="float" office:value="420" table:style-name="ce17">
            <text:p>420</text:p>
          </table:table-cell>
          <table:table-cell office:value-type="float" office:value="408" table:style-name="ce17">
            <text:p>408</text:p>
          </table:table-cell>
          <table:table-cell office:value-type="time" office:time-value="PT18H40M0S" table:style-name="ce133">
            <text:p>18:40</text:p>
          </table:table-cell>
          <table:table-cell office:value-type="time" office:time-value="PT2H55M0S" table:style-name="ce134">
            <text:p>2:55</text:p>
          </table:table-cell>
          <table:table-cell office:value-type="float" office:value="430" table:formula="of:=IF([.J10]=&quot;&quot;;0;IF((HOUR(([.J10]+24)-[.I10])*60 + MINUTE(([.J10]+24)-[.I10]))&lt;=120; (HOUR(([.J10]+24)-[.I10])*60 + MINUTE(([.J10]+24)-[.I10]));IF((HOUR(([.J10]+24)-[.I10])*60 + MINUTE(([.J10]+24)-[.I10]))&lt;=240; (HOUR(([.J10]+24)-[.I10])*60 + MINUTE(([.J10]+24)-[.I10]))-10;IF((HOUR(([.J10]+24)-[.I10])*60 + MINUTE(([.J10]+24)-[.I10]))&lt;=405; (HOUR(([.J10]+24)-[.I10])*60 + MINUTE(([.J10]+24)-[.I10]))-55;IF((HOUR(([.J10]+24)-[.I10])*60 + MINUTE(([.J10]+24)-[.I10]))&lt;=525; (HOUR(([.J10]+24)-[.I10])*60 + MINUTE(([.J10]+24)-[.I10]))-65;(HOUR(([.J10]+24)-[.I10])*60 + MINUTE(([.J10]+24)-[.I10]))-75)))))" table:style-name="ce20">
            <text:p>430</text:p>
          </table:table-cell>
          <table:table-cell table:style-name="ce27"/>
          <table:table-cell office:value-type="float" office:value="-74" table:formula="of:=IFERROR(IF([.K3]+SUM([.K10:.L10])+SUM([.K10:.L10])=&quot;&quot;;&quot;&quot;;(([.K10]-([.F10]*[.G10]))-[.L10]));0)" table:style-name="ce47">
            <text:p>-74</text:p>
          </table:table-cell>
          <table:table-cell office:value-type="float" office:value="0" table:formula="of:=IFERROR(IF(([.K10]-450)/60&lt;0;0;[.K10]-450)/60;0)" table:style-name="ce135">
            <text:p>0.00</text:p>
          </table:table-cell>
          <table:table-cell table:style-name="ce136"/>
          <table:table-cell office:value-type="float" office:value="6" table:formula="of:=[.P54]" table:style-name="ce137">
            <text:p>6</text:p>
          </table:table-cell>
          <table:table-cell table:style-name="ce27"/>
          <table:table-cell office:value-type="percentage" office:value="1" table:formula="of:=IFERROR(IF(([.F10]/(([.K10]-[.L10])/[.H10]))&gt;1;1;[.F10]/(([.K10]-[.L10])/[.H10]));0)" table:style-name="ce138">
            <text:p>100.0%</text:p>
          </table:table-cell>
          <table:table-cell office:value-type="float" office:value="14705.882352941177" table:formula="of:=IFERROR((([.P10]+[.Q10])*1000000)/[.H10];0)" table:style-name="ce47">
            <text:p>14705.88235</text:p>
          </table:table-cell>
          <table:table-cell office:value-type="float" office:value="2" table:style-name="ce25">
            <text:p>2</text:p>
          </table:table-cell>
          <table:table-cell table:style-name="ce25"/>
          <table:table-cell table:style-name="ce20"/>
          <table:table-cell table:style-name="ce47"/>
          <table:table-cell table:style-name="ce8"/>
          <table:table-cell table:number-columns-repeated="16360"/>
        </table:table-row>
        <table:table-row table:style-name="ro8">
          <table:table-cell/>
          <table:table-cell office:value-type="float" office:value="4" table:style-name="ce12">
            <text:p>4</text:p>
          </table:table-cell>
          <table:table-cell office:value-type="string" table:number-columns-spanned="3" table:number-rows-spanned="1" table:style-name="ce110">
            <text:p>Rear arm 48730</text:p>
          </table:table-cell>
          <table:covered-table-cell table:number-columns-repeated="2"/>
          <table:table-cell office:value-type="float" office:value="1.2" table:style-name="ce16">
            <text:p>1.20<text:s/></text:p>
          </table:table-cell>
          <table:table-cell office:value-type="float" office:value="576" table:style-name="ce17">
            <text:p>576</text:p>
          </table:table-cell>
          <table:table-cell office:value-type="float" office:value="576" table:style-name="ce17">
            <text:p>576</text:p>
          </table:table-cell>
          <table:table-cell office:value-type="time" office:time-value="PT18H40M0S" table:style-name="ce133">
            <text:p>18:40</text:p>
          </table:table-cell>
          <table:table-cell office:value-type="time" office:time-value="PT3H5M0S" table:style-name="ce134">
            <text:p>3:05</text:p>
          </table:table-cell>
          <table:table-cell office:value-type="float" office:value="440" table:formula="of:=IF([.J11]=&quot;&quot;;0;IF((HOUR(([.J11]+24)-[.I11])*60 + MINUTE(([.J11]+24)-[.I11]))&lt;=120; (HOUR(([.J11]+24)-[.I11])*60 + MINUTE(([.J11]+24)-[.I11]));IF((HOUR(([.J11]+24)-[.I11])*60 + MINUTE(([.J11]+24)-[.I11]))&lt;=240; (HOUR(([.J11]+24)-[.I11])*60 + MINUTE(([.J11]+24)-[.I11]))-10;IF((HOUR(([.J11]+24)-[.I11])*60 + MINUTE(([.J11]+24)-[.I11]))&lt;=405; (HOUR(([.J11]+24)-[.I11])*60 + MINUTE(([.J11]+24)-[.I11]))-55;IF((HOUR(([.J11]+24)-[.I11])*60 + MINUTE(([.J11]+24)-[.I11]))&lt;=525; (HOUR(([.J11]+24)-[.I11])*60 + MINUTE(([.J11]+24)-[.I11]))-65;(HOUR(([.J11]+24)-[.I11])*60 + MINUTE(([.J11]+24)-[.I11]))-75)))))" table:style-name="ce20">
            <text:p>440</text:p>
          </table:table-cell>
          <table:table-cell table:style-name="ce27"/>
          <table:table-cell office:value-type="float" office:value="-251.19999999999993" table:formula="of:=IFERROR(IF([.K4]+SUM([.K11:.L11])+SUM([.K11:.L11])=&quot;&quot;;&quot;&quot;;(([.K11]-([.F11]*[.G11]))-[.L11]));0)" table:style-name="ce47">
            <text:p>-251.2</text:p>
          </table:table-cell>
          <table:table-cell office:value-type="float" office:value="0" table:formula="of:=IFERROR(IF(([.K11]-450)/60&lt;0;0;[.K11]-450)/60;0)" table:style-name="ce135">
            <text:p>0.00</text:p>
          </table:table-cell>
          <table:table-cell table:style-name="ce136"/>
          <table:table-cell office:value-type="float" office:value="0" table:formula="of:=[.P55]" table:style-name="ce137">
            <text:p>0</text:p>
          </table:table-cell>
          <table:table-cell table:style-name="ce27"/>
          <table:table-cell office:value-type="percentage" office:value="1" table:formula="of:=IFERROR(IF(([.F11]/(([.K11]-[.L11])/[.H11]))&gt;1;1;[.F11]/(([.K11]-[.L11])/[.H11]));0)" table:style-name="ce138">
            <text:p>100.0%</text:p>
          </table:table-cell>
          <table:table-cell office:value-type="float" office:value="0" table:formula="of:=IFERROR((([.P11]+[.Q11])*1000000)/[.H11];0)" table:style-name="ce47">
            <text:p>0</text:p>
          </table:table-cell>
          <table:table-cell table:style-name="ce140"/>
          <table:table-cell table:style-name="ce141"/>
          <table:table-cell table:number-columns-repeated="2" table:style-name="ce47"/>
          <table:table-cell table:style-name="ce50"/>
          <table:table-cell table:number-columns-repeated="16360"/>
        </table:table-row>
        <table:table-row table:style-name="ro8">
          <table:table-cell/>
          <table:table-cell office:value-type="float" office:value="5" table:style-name="ce12">
            <text:p>5</text:p>
          </table:table-cell>
          <table:table-cell office:value-type="string" table:number-columns-spanned="3" table:number-rows-spanned="1" table:style-name="ce110">
            <text:p>Fr sus 51201</text:p>
          </table:table-cell>
          <table:covered-table-cell table:number-columns-repeated="2"/>
          <table:table-cell office:value-type="float" office:value="1.2" table:style-name="ce16">
            <text:p>1.20<text:s/></text:p>
          </table:table-cell>
          <table:table-cell office:value-type="float" office:value="456" table:style-name="ce17">
            <text:p>456</text:p>
          </table:table-cell>
          <table:table-cell office:value-type="float" office:value="408" table:style-name="ce17">
            <text:p>408</text:p>
          </table:table-cell>
          <table:table-cell office:value-type="time" office:time-value="PT18H40M0S" table:style-name="ce133">
            <text:p>18:40</text:p>
          </table:table-cell>
          <table:table-cell office:value-type="time" office:time-value="PT5H58M0S" table:style-name="ce134">
            <text:p>5:58</text:p>
          </table:table-cell>
          <table:table-cell office:value-type="float" office:value="603" table:formula="of:=IF([.J12]=&quot;&quot;;0;IF((HOUR(([.J12]+24)-[.I12])*60 + MINUTE(([.J12]+24)-[.I12]))&lt;=120; (HOUR(([.J12]+24)-[.I12])*60 + MINUTE(([.J12]+24)-[.I12]));IF((HOUR(([.J12]+24)-[.I12])*60 + MINUTE(([.J12]+24)-[.I12]))&lt;=240; (HOUR(([.J12]+24)-[.I12])*60 + MINUTE(([.J12]+24)-[.I12]))-10;IF((HOUR(([.J12]+24)-[.I12])*60 + MINUTE(([.J12]+24)-[.I12]))&lt;=405; (HOUR(([.J12]+24)-[.I12])*60 + MINUTE(([.J12]+24)-[.I12]))-55;IF((HOUR(([.J12]+24)-[.I12])*60 + MINUTE(([.J12]+24)-[.I12]))&lt;=525; (HOUR(([.J12]+24)-[.I12])*60 + MINUTE(([.J12]+24)-[.I12]))-65;(HOUR(([.J12]+24)-[.I12])*60 + MINUTE(([.J12]+24)-[.I12]))-75)))))" table:style-name="ce20">
            <text:p>603</text:p>
          </table:table-cell>
          <table:table-cell table:style-name="ce27"/>
          <table:table-cell office:value-type="float" office:value="55.800000000000068" table:formula="of:=IFERROR(IF([.K5]+SUM([.K12:.L12])+SUM([.K12:.L12])=&quot;&quot;;&quot;&quot;;(([.K12]-([.F12]*[.G12]))-[.L12]));0)" table:style-name="ce47">
            <text:p>55.8</text:p>
          </table:table-cell>
          <table:table-cell office:value-type="float" office:value="2.5499999999999998" table:formula="of:=IFERROR(IF(([.K12]-450)/60&lt;0;0;[.K12]-450)/60;0)" table:style-name="ce135">
            <text:p>2.55</text:p>
          </table:table-cell>
          <table:table-cell table:style-name="ce136"/>
          <table:table-cell office:value-type="float" office:value="9" table:formula="of:=[.P56]" table:style-name="ce137">
            <text:p>9</text:p>
          </table:table-cell>
          <table:table-cell table:style-name="ce27"/>
          <table:table-cell office:value-type="percentage" office:value="0.81194029850746263" table:formula="of:=IFERROR(IF(([.F12]/(([.K12]-[.L12])/[.H12]))&gt;1;1;[.F12]/(([.K12]-[.L12])/[.H12]));0)" table:style-name="ce138">
            <text:p>81.2%</text:p>
          </table:table-cell>
          <table:table-cell office:value-type="float" office:value="22058.823529411766" table:formula="of:=IFERROR((([.P12]+[.Q12])*1000000)/[.H12];0)" table:style-name="ce47">
            <text:p>22058.82353</text:p>
          </table:table-cell>
          <table:table-cell office:value-type="float" office:value="1" table:style-name="ce20">
            <text:p>1</text:p>
          </table:table-cell>
          <table:table-cell table:style-name="ce20"/>
          <table:table-cell table:number-columns-repeated="2" table:style-name="ce47"/>
          <table:table-cell table:style-name="ce8"/>
          <table:table-cell table:number-columns-repeated="16360"/>
        </table:table-row>
        <table:table-row table:style-name="ro18">
          <table:table-cell/>
          <table:table-cell office:value-type="float" office:value="6" table:style-name="ce12">
            <text:p>6</text:p>
          </table:table-cell>
          <table:table-cell office:value-type="string" table:number-columns-spanned="3" table:number-rows-spanned="1" table:style-name="ce110">
            <text:p>Rear Beam 42110 177D</text:p>
          </table:table-cell>
          <table:covered-table-cell table:number-columns-repeated="2"/>
          <table:table-cell office:value-type="float" office:value="1.25" table:style-name="ce16">
            <text:p>1.25<text:s/></text:p>
          </table:table-cell>
          <table:table-cell office:value-type="float" office:value="378" table:style-name="ce17">
            <text:p>378</text:p>
          </table:table-cell>
          <table:table-cell office:value-type="float" office:value="225" table:style-name="ce17">
            <text:p>225</text:p>
          </table:table-cell>
          <table:table-cell office:value-type="time" office:time-value="PT0H13M0S" table:style-name="ce133">
            <text:p>0:13</text:p>
          </table:table-cell>
          <table:table-cell office:value-type="time" office:time-value="PT5H52M0S" table:style-name="ce134">
            <text:p>5:52</text:p>
          </table:table-cell>
          <table:table-cell office:value-type="float" office:value="284" table:formula="of:=IF([.J13]=&quot;&quot;;0;IF((HOUR(([.J13]+24)-[.I13])*60 + MINUTE(([.J13]+24)-[.I13]))&lt;=120; (HOUR(([.J13]+24)-[.I13])*60 + MINUTE(([.J13]+24)-[.I13]));IF((HOUR(([.J13]+24)-[.I13])*60 + MINUTE(([.J13]+24)-[.I13]))&lt;=240; (HOUR(([.J13]+24)-[.I13])*60 + MINUTE(([.J13]+24)-[.I13]))-10;IF((HOUR(([.J13]+24)-[.I13])*60 + MINUTE(([.J13]+24)-[.I13]))&lt;=405; (HOUR(([.J13]+24)-[.I13])*60 + MINUTE(([.J13]+24)-[.I13]))-55;IF((HOUR(([.J13]+24)-[.I13])*60 + MINUTE(([.J13]+24)-[.I13]))&lt;=525; (HOUR(([.J13]+24)-[.I13])*60 + MINUTE(([.J13]+24)-[.I13]))-65;(HOUR(([.J13]+24)-[.I13])*60 + MINUTE(([.J13]+24)-[.I13]))-75)))))" table:style-name="ce20">
            <text:p>284</text:p>
          </table:table-cell>
          <table:table-cell table:style-name="ce27"/>
          <table:table-cell office:value-type="float" office:value="0" table:formula="of:=IFERROR(IF([.K6]+SUM([.K13:.L13])+SUM([.K13:.L13])=&quot;&quot;;&quot;&quot;;(([.K13]-([.F13]*[.G13]))-[.L13]));0)" table:style-name="ce47">
            <text:p>0</text:p>
          </table:table-cell>
          <table:table-cell office:value-type="float" office:value="0" table:formula="of:=IFERROR(IF(([.K13]-450)/60&lt;0;0;[.K13]-450)/60;0)" table:style-name="ce135">
            <text:p>0.00</text:p>
          </table:table-cell>
          <table:table-cell table:style-name="ce136"/>
          <table:table-cell office:value-type="float" office:value="0" table:formula="of:=[.P57]" table:style-name="ce137">
            <text:p>0</text:p>
          </table:table-cell>
          <table:table-cell table:style-name="ce27"/>
          <table:table-cell office:value-type="percentage" office:value="0.99031690140845074" table:formula="of:=IFERROR(IF(([.F13]/(([.K13]-[.L13])/[.H13]))&gt;1;1;[.F13]/(([.K13]-[.L13])/[.H13]));0)" table:style-name="ce138">
            <text:p>99.0%</text:p>
          </table:table-cell>
          <table:table-cell office:value-type="float" office:value="0" table:formula="of:=IFERROR((([.P13]+[.Q13])*1000000)/[.H13];0)" table:style-name="ce47">
            <text:p>0</text:p>
          </table:table-cell>
          <table:table-cell office:value-type="float" office:value="1" table:style-name="ce20">
            <text:p>1</text:p>
          </table:table-cell>
          <table:table-cell table:number-columns-repeated="2" table:style-name="ce20"/>
          <table:table-cell table:style-name="ce47"/>
          <table:table-cell table:style-name="ce8"/>
          <table:table-cell table:number-columns-repeated="16360"/>
        </table:table-row>
        <table:table-row table:style-name="ro8">
          <table:table-cell/>
          <table:table-cell office:value-type="float" office:value="7" table:style-name="ce12">
            <text:p>7</text:p>
          </table:table-cell>
          <table:table-cell office:value-type="string" table:number-columns-spanned="3" table:number-rows-spanned="1" table:style-name="ce182">
            <text:p>Rear Beam 42110 890B</text:p>
          </table:table-cell>
          <table:covered-table-cell table:number-columns-repeated="2"/>
          <table:table-cell office:value-type="float" office:value="1.25" table:style-name="ce16">
            <text:p>1.25<text:s/></text:p>
          </table:table-cell>
          <table:table-cell office:value-type="float" office:value="99" table:style-name="ce17">
            <text:p>99</text:p>
          </table:table-cell>
          <table:table-cell office:value-type="float" office:value="189" table:style-name="ce17">
            <text:p>189</text:p>
          </table:table-cell>
          <table:table-cell office:value-type="time" office:time-value="PT18H40M0S" table:style-name="ce133">
            <text:p>18:40</text:p>
          </table:table-cell>
          <table:table-cell office:value-type="time" office:time-value="PT0H13M0S" table:style-name="ce134">
            <text:p>0:13</text:p>
          </table:table-cell>
          <table:table-cell office:value-type="float" office:value="278" table:formula="of:=IF([.J14]=&quot;&quot;;0;IF((HOUR(([.J14]+24)-[.I14])*60 + MINUTE(([.J14]+24)-[.I14]))&lt;=120; (HOUR(([.J14]+24)-[.I14])*60 + MINUTE(([.J14]+24)-[.I14]));IF((HOUR(([.J14]+24)-[.I14])*60 + MINUTE(([.J14]+24)-[.I14]))&lt;=240; (HOUR(([.J14]+24)-[.I14])*60 + MINUTE(([.J14]+24)-[.I14]))-10;IF((HOUR(([.J14]+24)-[.I14])*60 + MINUTE(([.J14]+24)-[.I14]))&lt;=405; (HOUR(([.J14]+24)-[.I14])*60 + MINUTE(([.J14]+24)-[.I14]))-55;IF((HOUR(([.J14]+24)-[.I14])*60 + MINUTE(([.J14]+24)-[.I14]))&lt;=525; (HOUR(([.J14]+24)-[.I14])*60 + MINUTE(([.J14]+24)-[.I14]))-65;(HOUR(([.J14]+24)-[.I14])*60 + MINUTE(([.J14]+24)-[.I14]))-75)))))" table:style-name="ce20">
            <text:p>278</text:p>
          </table:table-cell>
          <table:table-cell table:style-name="ce27"/>
          <table:table-cell office:value-type="float" office:value="154.25" table:formula="of:=IFERROR(IF([.K7]+SUM([.K14:.L14])+SUM([.K14:.L14])=&quot;&quot;;&quot;&quot;;(([.K14]-([.F14]*[.G14]))-[.L14]));0)" table:style-name="ce47">
            <text:p>154.25</text:p>
          </table:table-cell>
          <table:table-cell office:value-type="float" office:value="0" table:formula="of:=IFERROR(IF(([.K14]-450)/60&lt;0;0;[.K14]-450)/60;0)" table:style-name="ce135">
            <text:p>0.00</text:p>
          </table:table-cell>
          <table:table-cell table:style-name="ce136"/>
          <table:table-cell office:value-type="float" office:value="0" table:formula="of:=[.P58]" table:style-name="ce137">
            <text:p>0</text:p>
          </table:table-cell>
          <table:table-cell table:style-name="ce27"/>
          <table:table-cell office:value-type="percentage" office:value="0.84982014388489202" table:formula="of:=IFERROR(IF(([.F14]/(([.K14]-[.L14])/[.H14]))&gt;1;1;[.F14]/(([.K14]-[.L14])/[.H14]));0)" table:style-name="ce138">
            <text:p>85.0%</text:p>
          </table:table-cell>
          <table:table-cell office:value-type="float" office:value="0" table:formula="of:=IFERROR((([.P14]+[.Q14])*1000000)/[.H14];0)" table:style-name="ce47">
            <text:p>0</text:p>
          </table:table-cell>
          <table:table-cell table:number-columns-repeated="2" table:style-name="ce20"/>
          <table:table-cell table:number-columns-repeated="2" table:style-name="ce47"/>
          <table:table-cell table:style-name="ce8"/>
          <table:table-cell table:number-columns-repeated="16360"/>
        </table:table-row>
        <table:table-row table:style-name="ro8">
          <table:table-cell/>
          <table:table-cell office:value-type="float" office:value="9" table:style-name="ce142">
            <text:p>9</text:p>
          </table:table-cell>
          <table:table-cell office:value-type="string" table:number-columns-spanned="3" table:number-rows-spanned="1" table:style-name="ce183">
            <text:p>ED COAT ( No. of racks)</text:p>
          </table:table-cell>
          <table:covered-table-cell table:number-columns-repeated="2"/>
          <table:table-cell office:value-type="float" office:value="4.7" table:style-name="ce143">
            <text:p>4.70<text:s/></text:p>
          </table:table-cell>
          <table:table-cell office:value-type="float" office:value="156" table:formula="of:=SUM([.G16:.G22])" table:style-name="ce144">
            <text:p>156</text:p>
          </table:table-cell>
          <table:table-cell office:value-type="float" office:value="0" table:formula="of:=SUM([.H16:.H22])" table:style-name="ce144">
            <text:p>0</text:p>
          </table:table-cell>
          <table:table-cell table:style-name="ce145"/>
          <table:table-cell table:style-name="ce134"/>
          <table:table-cell office:value-type="float" office:value="0" table:formula="of:=IF([.J15]=&quot;&quot;;0;IF((HOUR(([.J15]+24)-[.I15])*60 + MINUTE(([.J15]+24)-[.I15]))&lt;=120; (HOUR(([.J15]+24)-[.I15])*60 + MINUTE(([.J15]+24)-[.I15]));IF((HOUR(([.J15]+24)-[.I15])*60 + MINUTE(([.J15]+24)-[.I15]))&lt;=240; (HOUR(([.J15]+24)-[.I15])*60 + MINUTE(([.J15]+24)-[.I15]))-10;IF((HOUR(([.J15]+24)-[.I15])*60 + MINUTE(([.J15]+24)-[.I15]))&lt;=405; (HOUR(([.J15]+24)-[.I15])*60 + MINUTE(([.J15]+24)-[.I15]))-55;IF((HOUR(([.J15]+24)-[.I15])*60 + MINUTE(([.J15]+24)-[.I15]))&lt;=525; (HOUR(([.J15]+24)-[.I15])*60 + MINUTE(([.J15]+24)-[.I15]))-65;(HOUR(([.J15]+24)-[.I15])*60 + MINUTE(([.J15]+24)-[.I15]))-75)))))" table:style-name="ce20">
            <text:p>0</text:p>
          </table:table-cell>
          <table:table-cell table:style-name="ce27"/>
          <table:table-cell office:value-type="float" office:value="-733.2" table:formula="of:=IFERROR(IF([.K8]+SUM([.K15:.L15])+SUM([.K15:.L15])=&quot;&quot;;&quot;&quot;;(([.K15]-([.F15]*[.G15]))-[.L15]));0)" table:style-name="ce47">
            <text:p>-733.2</text:p>
          </table:table-cell>
          <table:table-cell office:value-type="float" office:value="0" table:formula="of:=IFERROR(IF(([.K15]-450)/60&lt;0;0;[.K15]-450)/60;0)" table:style-name="ce135">
            <text:p>0.00</text:p>
          </table:table-cell>
          <table:table-cell table:style-name="ce136"/>
          <table:table-cell table:number-columns-repeated="2" table:style-name="ce27"/>
          <table:table-cell office:value-type="percentage" office:value="0" table:formula="of:=IFERROR(IF(([.F15]/(([.K15]-[.L15])/[.H15]))&gt;1;1;[.F15]/(([.K15]-[.L15])/[.H15]));0)" table:style-name="ce138">
            <text:p>0.0%</text:p>
          </table:table-cell>
          <table:table-cell office:value-type="float" office:value="0" table:formula="of:=IFERROR((([.P15]+[.Q15])*1000000)/[.H15];0)" table:style-name="ce47">
            <text:p>0</text:p>
          </table:table-cell>
          <table:table-cell table:number-columns-repeated="2" table:style-name="ce20"/>
          <table:table-cell table:number-columns-repeated="2" table:style-name="ce47"/>
          <table:table-cell table:style-name="ce8"/>
          <table:table-cell table:number-columns-repeated="16360"/>
        </table:table-row>
        <table:table-row table:style-name="ro8">
          <table:table-cell/>
          <table:table-cell table:style-name="ce142"/>
          <table:table-cell office:value-type="string" table:number-columns-spanned="3" table:number-rows-spanned="1" table:style-name="ce184">
            <text:p>Rr BEAM <text:s/>(12 PER RACK)</text:p>
          </table:table-cell>
          <table:covered-table-cell table:number-columns-repeated="2"/>
          <table:table-cell table:style-name="ce143"/>
          <table:table-cell office:value-type="float" office:value="5" table:style-name="ce17">
            <text:p>5</text:p>
          </table:table-cell>
          <table:table-cell table:style-name="ce17"/>
          <table:table-cell table:style-name="ce133"/>
          <table:table-cell table:style-name="ce134"/>
          <table:table-cell office:value-type="float" office:value="0" table:formula="of:=IF([.J16]=&quot;&quot;;0;IF((HOUR(([.J16]+24)-[.I16])*60 + MINUTE(([.J16]+24)-[.I16]))&lt;=120; (HOUR(([.J16]+24)-[.I16])*60 + MINUTE(([.J16]+24)-[.I16]));IF((HOUR(([.J16]+24)-[.I16])*60 + MINUTE(([.J16]+24)-[.I16]))&lt;=240; (HOUR(([.J16]+24)-[.I16])*60 + MINUTE(([.J16]+24)-[.I16]))-10;IF((HOUR(([.J16]+24)-[.I16])*60 + MINUTE(([.J16]+24)-[.I16]))&lt;=405; (HOUR(([.J16]+24)-[.I16])*60 + MINUTE(([.J16]+24)-[.I16]))-55;IF((HOUR(([.J16]+24)-[.I16])*60 + MINUTE(([.J16]+24)-[.I16]))&lt;=525; (HOUR(([.J16]+24)-[.I16])*60 + MINUTE(([.J16]+24)-[.I16]))-65;(HOUR(([.J16]+24)-[.I16])*60 + MINUTE(([.J16]+24)-[.I16]))-75)))))" table:style-name="ce20">
            <text:p>0</text:p>
          </table:table-cell>
          <table:table-cell table:style-name="ce146"/>
          <table:table-cell office:value-type="float" office:value="0" table:formula="of:=IFERROR(IF([.K9]+SUM([.K16:.L16])+SUM([.K16:.L16])=&quot;&quot;;&quot;&quot;;(([.K16]-([.F16]*[.G16]))-[.L16]));0)" table:style-name="ce47">
            <text:p>0</text:p>
          </table:table-cell>
          <table:table-cell table:style-name="ce135"/>
          <table:table-cell table:style-name="ce20"/>
          <table:table-cell table:number-columns-repeated="2" table:style-name="ce27"/>
          <table:table-cell table:style-name="ce138"/>
          <table:table-cell office:value-type="float" office:value="0" table:formula="of:=IFERROR((([.P16]+[.Q16])*1000000)/[.H16];0)" table:style-name="ce47">
            <text:p>0</text:p>
          </table:table-cell>
          <table:table-cell table:number-columns-repeated="2" table:style-name="ce20"/>
          <table:table-cell table:number-columns-repeated="2" table:style-name="ce47"/>
          <table:table-cell table:style-name="ce8"/>
          <table:table-cell table:number-columns-repeated="16360"/>
        </table:table-row>
        <table:table-row table:style-name="ro8">
          <table:table-cell/>
          <table:table-cell table:style-name="ce142"/>
          <table:table-cell office:value-type="string" table:number-columns-spanned="3" table:number-rows-spanned="1" table:style-name="ce184">
            <text:p>Front Lower Arm <text:s text:c="2"/>(50 PER RACK)</text:p>
          </table:table-cell>
          <table:covered-table-cell table:number-columns-repeated="2"/>
          <table:table-cell table:style-name="ce143"/>
          <table:table-cell office:value-type="float" office:value="9" table:style-name="ce147">
            <text:p>9</text:p>
          </table:table-cell>
          <table:table-cell table:style-name="ce147"/>
          <table:table-cell table:style-name="ce133"/>
          <table:table-cell table:style-name="ce134"/>
          <table:table-cell office:value-type="float" office:value="0" table:formula="of:=IF([.J17]=&quot;&quot;;0;IF((HOUR(([.J17]+24)-[.I17])*60 + MINUTE(([.J17]+24)-[.I17]))&lt;=120; (HOUR(([.J17]+24)-[.I17])*60 + MINUTE(([.J17]+24)-[.I17]));IF((HOUR(([.J17]+24)-[.I17])*60 + MINUTE(([.J17]+24)-[.I17]))&lt;=240; (HOUR(([.J17]+24)-[.I17])*60 + MINUTE(([.J17]+24)-[.I17]))-10;IF((HOUR(([.J17]+24)-[.I17])*60 + MINUTE(([.J17]+24)-[.I17]))&lt;=405; (HOUR(([.J17]+24)-[.I17])*60 + MINUTE(([.J17]+24)-[.I17]))-55;IF((HOUR(([.J17]+24)-[.I17])*60 + MINUTE(([.J17]+24)-[.I17]))&lt;=525; (HOUR(([.J17]+24)-[.I17])*60 + MINUTE(([.J17]+24)-[.I17]))-65;(HOUR(([.J17]+24)-[.I17])*60 + MINUTE(([.J17]+24)-[.I17]))-75)))))" table:style-name="ce20">
            <text:p>0</text:p>
          </table:table-cell>
          <table:table-cell table:style-name="ce146"/>
          <table:table-cell office:value-type="float" office:value="0" table:formula="of:=IFERROR(IF([.K10]+SUM([.K17:.L17])+SUM([.K17:.L17])=&quot;&quot;;&quot;&quot;;(([.K17]-([.F17]*[.G17]))-[.L17]));0)" table:style-name="ce47">
            <text:p>0</text:p>
          </table:table-cell>
          <table:table-cell table:style-name="ce135"/>
          <table:table-cell table:style-name="ce20"/>
          <table:table-cell table:number-columns-repeated="2" table:style-name="ce27"/>
          <table:table-cell table:style-name="ce138"/>
          <table:table-cell office:value-type="float" office:value="0" table:formula="of:=IFERROR((([.P17]+[.Q17])*1000000)/[.H17];0)" table:style-name="ce47">
            <text:p>0</text:p>
          </table:table-cell>
          <table:table-cell table:number-columns-repeated="2" table:style-name="ce20"/>
          <table:table-cell table:number-columns-repeated="2" table:style-name="ce47"/>
          <table:table-cell table:style-name="ce8"/>
          <table:table-cell table:number-columns-repeated="16360"/>
        </table:table-row>
        <table:table-row table:style-name="ro8">
          <table:table-cell/>
          <table:table-cell table:style-name="ce142"/>
          <table:table-cell office:value-type="string" table:number-columns-spanned="3" table:number-rows-spanned="1" table:style-name="ce184">
            <text:p>OA COWL (30 PER RACK)</text:p>
          </table:table-cell>
          <table:covered-table-cell table:number-columns-repeated="2"/>
          <table:table-cell table:style-name="ce143"/>
          <table:table-cell office:value-type="float" office:value="14" table:style-name="ce147">
            <text:p>14</text:p>
          </table:table-cell>
          <table:table-cell table:style-name="ce147"/>
          <table:table-cell table:style-name="ce133"/>
          <table:table-cell table:style-name="ce134"/>
          <table:table-cell office:value-type="float" office:value="0" table:formula="of:=IF([.J18]=&quot;&quot;;0;IF((HOUR(([.J18]+24)-[.I18])*60 + MINUTE(([.J18]+24)-[.I18]))&lt;=120; (HOUR(([.J18]+24)-[.I18])*60 + MINUTE(([.J18]+24)-[.I18]));IF((HOUR(([.J18]+24)-[.I18])*60 + MINUTE(([.J18]+24)-[.I18]))&lt;=240; (HOUR(([.J18]+24)-[.I18])*60 + MINUTE(([.J18]+24)-[.I18]))-10;IF((HOUR(([.J18]+24)-[.I18])*60 + MINUTE(([.J18]+24)-[.I18]))&lt;=405; (HOUR(([.J18]+24)-[.I18])*60 + MINUTE(([.J18]+24)-[.I18]))-55;IF((HOUR(([.J18]+24)-[.I18])*60 + MINUTE(([.J18]+24)-[.I18]))&lt;=525; (HOUR(([.J18]+24)-[.I18])*60 + MINUTE(([.J18]+24)-[.I18]))-65;(HOUR(([.J18]+24)-[.I18])*60 + MINUTE(([.J18]+24)-[.I18]))-75)))))" table:style-name="ce20">
            <text:p>0</text:p>
          </table:table-cell>
          <table:table-cell table:style-name="ce146"/>
          <table:table-cell office:value-type="float" office:value="0" table:formula="of:=IFERROR(IF([.K11]+SUM([.K18:.L18])+SUM([.K18:.L18])=&quot;&quot;;&quot;&quot;;(([.K18]-([.F18]*[.G18]))-[.L18]));0)" table:style-name="ce47">
            <text:p>0</text:p>
          </table:table-cell>
          <table:table-cell table:style-name="ce135"/>
          <table:table-cell table:style-name="ce20"/>
          <table:table-cell table:number-columns-repeated="2" table:style-name="ce27"/>
          <table:table-cell table:style-name="ce138"/>
          <table:table-cell office:value-type="float" office:value="0" table:formula="of:=IFERROR((([.P18]+[.Q18])*1000000)/[.H18];0)" table:style-name="ce47">
            <text:p>0</text:p>
          </table:table-cell>
          <table:table-cell table:number-columns-repeated="2" table:style-name="ce20"/>
          <table:table-cell table:number-columns-repeated="2" table:style-name="ce47"/>
          <table:table-cell table:style-name="ce8"/>
          <table:table-cell table:number-columns-repeated="16360"/>
        </table:table-row>
        <table:table-row table:style-name="ro8">
          <table:table-cell/>
          <table:table-cell table:style-name="ce142"/>
          <table:table-cell table:style-name="ce148"/>
          <table:table-cell office:value-type="string" table:style-name="ce149">
            <text:p>Rear Lower Arm (50 PER RACK)</text:p>
          </table:table-cell>
          <table:table-cell table:style-name="ce150"/>
          <table:table-cell table:style-name="ce143"/>
          <table:table-cell office:value-type="float" office:value="12" table:style-name="ce147">
            <text:p>12</text:p>
          </table:table-cell>
          <table:table-cell table:style-name="ce147"/>
          <table:table-cell table:style-name="ce133"/>
          <table:table-cell table:style-name="ce134"/>
          <table:table-cell office:value-type="float" office:value="0" table:formula="of:=IF([.J19]=&quot;&quot;;0;IF((HOUR(([.J19]+24)-[.I19])*60 + MINUTE(([.J19]+24)-[.I19]))&lt;=120; (HOUR(([.J19]+24)-[.I19])*60 + MINUTE(([.J19]+24)-[.I19]));IF((HOUR(([.J19]+24)-[.I19])*60 + MINUTE(([.J19]+24)-[.I19]))&lt;=240; (HOUR(([.J19]+24)-[.I19])*60 + MINUTE(([.J19]+24)-[.I19]))-10;IF((HOUR(([.J19]+24)-[.I19])*60 + MINUTE(([.J19]+24)-[.I19]))&lt;=405; (HOUR(([.J19]+24)-[.I19])*60 + MINUTE(([.J19]+24)-[.I19]))-55;IF((HOUR(([.J19]+24)-[.I19])*60 + MINUTE(([.J19]+24)-[.I19]))&lt;=525; (HOUR(([.J19]+24)-[.I19])*60 + MINUTE(([.J19]+24)-[.I19]))-65;(HOUR(([.J19]+24)-[.I19])*60 + MINUTE(([.J19]+24)-[.I19]))-75)))))" table:style-name="ce20">
            <text:p>0</text:p>
          </table:table-cell>
          <table:table-cell table:style-name="ce146"/>
          <table:table-cell office:value-type="float" office:value="0" table:formula="of:=IFERROR(IF([.K12]+SUM([.K19:.L19])+SUM([.K19:.L19])=&quot;&quot;;&quot;&quot;;(([.K19]-([.F19]*[.G19]))-[.L19]));0)" table:style-name="ce47">
            <text:p>0</text:p>
          </table:table-cell>
          <table:table-cell table:style-name="ce135"/>
          <table:table-cell table:style-name="ce20"/>
          <table:table-cell table:number-columns-repeated="2" table:style-name="ce27"/>
          <table:table-cell table:style-name="ce138"/>
          <table:table-cell office:value-type="float" office:value="0" table:formula="of:=IFERROR((([.P19]+[.Q19])*1000000)/[.H19];0)" table:style-name="ce47">
            <text:p>0</text:p>
          </table:table-cell>
          <table:table-cell table:number-columns-repeated="2" table:style-name="ce20"/>
          <table:table-cell table:number-columns-repeated="2" table:style-name="ce47"/>
          <table:table-cell table:style-name="ce8"/>
          <table:table-cell table:number-columns-repeated="16360"/>
        </table:table-row>
        <table:table-row table:style-name="ro8">
          <table:table-cell/>
          <table:table-cell table:style-name="ce142"/>
          <table:table-cell office:value-type="string" table:number-columns-spanned="3" table:number-rows-spanned="1" table:style-name="ce185">
            <text:p>Fr Sus <text:s/>(8 PER RACK)</text:p>
          </table:table-cell>
          <table:covered-table-cell table:number-columns-repeated="2"/>
          <table:table-cell table:style-name="ce143"/>
          <table:table-cell office:value-type="float" office:value="57" table:style-name="ce147">
            <text:p>57</text:p>
          </table:table-cell>
          <table:table-cell table:style-name="ce147"/>
          <table:table-cell table:style-name="ce133"/>
          <table:table-cell table:style-name="ce134"/>
          <table:table-cell office:value-type="float" office:value="0" table:formula="of:=IF([.J20]=&quot;&quot;;0;IF((HOUR(([.J20]+24)-[.I20])*60 + MINUTE(([.J20]+24)-[.I20]))&lt;=120; (HOUR(([.J20]+24)-[.I20])*60 + MINUTE(([.J20]+24)-[.I20]));IF((HOUR(([.J20]+24)-[.I20])*60 + MINUTE(([.J20]+24)-[.I20]))&lt;=240; (HOUR(([.J20]+24)-[.I20])*60 + MINUTE(([.J20]+24)-[.I20]))-10;IF((HOUR(([.J20]+24)-[.I20])*60 + MINUTE(([.J20]+24)-[.I20]))&lt;=405; (HOUR(([.J20]+24)-[.I20])*60 + MINUTE(([.J20]+24)-[.I20]))-55;IF((HOUR(([.J20]+24)-[.I20])*60 + MINUTE(([.J20]+24)-[.I20]))&lt;=525; (HOUR(([.J20]+24)-[.I20])*60 + MINUTE(([.J20]+24)-[.I20]))-65;(HOUR(([.J20]+24)-[.I20])*60 + MINUTE(([.J20]+24)-[.I20]))-75)))))" table:style-name="ce20">
            <text:p>0</text:p>
          </table:table-cell>
          <table:table-cell table:style-name="ce146"/>
          <table:table-cell office:value-type="float" office:value="0" table:formula="of:=IFERROR(IF([.K13]+SUM([.K20:.L20])+SUM([.K20:.L20])=&quot;&quot;;&quot;&quot;;(([.K20]-([.F20]*[.G20]))-[.L20]));0)" table:style-name="ce47">
            <text:p>0</text:p>
          </table:table-cell>
          <table:table-cell table:style-name="ce135"/>
          <table:table-cell table:style-name="ce20"/>
          <table:table-cell table:number-columns-repeated="2" table:style-name="ce27"/>
          <table:table-cell table:style-name="ce138"/>
          <table:table-cell office:value-type="float" office:value="0" table:formula="of:=IFERROR((([.P20]+[.Q20])*1000000)/[.H20];0)" table:style-name="ce47">
            <text:p>0</text:p>
          </table:table-cell>
          <table:table-cell table:number-columns-repeated="2" table:style-name="ce20"/>
          <table:table-cell table:number-columns-repeated="2" table:style-name="ce47"/>
          <table:table-cell table:style-name="ce8"/>
          <table:table-cell table:number-columns-repeated="16360"/>
        </table:table-row>
        <table:table-row table:style-name="ro8">
          <table:table-cell/>
          <table:table-cell office:value-type="float" office:value="8" table:style-name="ce12">
            <text:p>8</text:p>
          </table:table-cell>
          <table:table-cell office:value-type="string" table:number-columns-spanned="3" table:number-rows-spanned="1" table:style-name="ce186">
            <text:p>Rear Beam 890B(8 PER RACK)</text:p>
          </table:table-cell>
          <table:covered-table-cell table:number-columns-repeated="2"/>
          <table:table-cell table:style-name="ce16"/>
          <table:table-cell office:value-type="float" office:value="12" table:style-name="ce17">
            <text:p>12</text:p>
          </table:table-cell>
          <table:table-cell table:style-name="ce17"/>
          <table:table-cell table:style-name="ce133"/>
          <table:table-cell table:style-name="ce134"/>
          <table:table-cell office:value-type="float" office:value="0" table:formula="of:=IF([.J21]=&quot;&quot;;0;IF((HOUR(([.J21]+24)-[.I21])*60 + MINUTE(([.J21]+24)-[.I21]))&lt;=120; (HOUR(([.J21]+24)-[.I21])*60 + MINUTE(([.J21]+24)-[.I21]));IF((HOUR(([.J21]+24)-[.I21])*60 + MINUTE(([.J21]+24)-[.I21]))&lt;=240; (HOUR(([.J21]+24)-[.I21])*60 + MINUTE(([.J21]+24)-[.I21]))-10;IF((HOUR(([.J21]+24)-[.I21])*60 + MINUTE(([.J21]+24)-[.I21]))&lt;=405; (HOUR(([.J21]+24)-[.I21])*60 + MINUTE(([.J21]+24)-[.I21]))-55;IF((HOUR(([.J21]+24)-[.I21])*60 + MINUTE(([.J21]+24)-[.I21]))&lt;=525; (HOUR(([.J21]+24)-[.I21])*60 + MINUTE(([.J21]+24)-[.I21]))-65;(HOUR(([.J21]+24)-[.I21])*60 + MINUTE(([.J21]+24)-[.I21]))-75)))))" table:style-name="ce20">
            <text:p>0</text:p>
          </table:table-cell>
          <table:table-cell table:style-name="ce146"/>
          <table:table-cell office:value-type="float" office:value="0" table:formula="of:=IFERROR(IF([.K14]+SUM([.K21:.L21])+SUM([.K21:.L21])=&quot;&quot;;&quot;&quot;;(([.K21]-([.F21]*[.G21]))-[.L21]));0)" table:style-name="ce47">
            <text:p>0</text:p>
          </table:table-cell>
          <table:table-cell table:style-name="ce135"/>
          <table:table-cell table:style-name="ce20"/>
          <table:table-cell table:number-columns-repeated="2" table:style-name="ce27"/>
          <table:table-cell table:style-name="ce138"/>
          <table:table-cell office:value-type="float" office:value="0" table:formula="of:=IFERROR((([.P21]+[.Q21])*1000000)/[.H21];0)" table:style-name="ce47">
            <text:p>0</text:p>
          </table:table-cell>
          <table:table-cell table:number-columns-repeated="2" table:style-name="ce20"/>
          <table:table-cell table:number-columns-repeated="2" table:style-name="ce47"/>
          <table:table-cell table:style-name="ce8"/>
          <table:table-cell table:number-columns-repeated="16360"/>
        </table:table-row>
        <table:table-row table:style-name="ro8">
          <table:table-cell/>
          <table:table-cell office:value-type="float" office:value="9" table:style-name="ce12">
            <text:p>9</text:p>
          </table:table-cell>
          <table:table-cell office:value-type="string" table:number-columns-spanned="3" table:number-rows-spanned="1" table:style-name="ce186">
            <text:p>Rear Beam 177D(8 PER RACK)</text:p>
          </table:table-cell>
          <table:covered-table-cell table:number-columns-repeated="2"/>
          <table:table-cell table:style-name="ce16"/>
          <table:table-cell office:value-type="float" office:value="47" table:style-name="ce17">
            <text:p>47</text:p>
          </table:table-cell>
          <table:table-cell table:style-name="ce17"/>
          <table:table-cell table:style-name="ce133"/>
          <table:table-cell table:style-name="ce134"/>
          <table:table-cell office:value-type="float" office:value="0" table:formula="of:=IF([.J22]=&quot;&quot;;0;IF((HOUR(([.J22]+24)-[.I22])*60 + MINUTE(([.J22]+24)-[.I22]))&lt;=120; (HOUR(([.J22]+24)-[.I22])*60 + MINUTE(([.J22]+24)-[.I22]));IF((HOUR(([.J22]+24)-[.I22])*60 + MINUTE(([.J22]+24)-[.I22]))&lt;=240; (HOUR(([.J22]+24)-[.I22])*60 + MINUTE(([.J22]+24)-[.I22]))-10;IF((HOUR(([.J22]+24)-[.I22])*60 + MINUTE(([.J22]+24)-[.I22]))&lt;=405; (HOUR(([.J22]+24)-[.I22])*60 + MINUTE(([.J22]+24)-[.I22]))-55;IF((HOUR(([.J22]+24)-[.I22])*60 + MINUTE(([.J22]+24)-[.I22]))&lt;=525; (HOUR(([.J22]+24)-[.I22])*60 + MINUTE(([.J22]+24)-[.I22]))-65;(HOUR(([.J22]+24)-[.I22])*60 + MINUTE(([.J22]+24)-[.I22]))-75)))))" table:style-name="ce20">
            <text:p>0</text:p>
          </table:table-cell>
          <table:table-cell table:style-name="ce146"/>
          <table:table-cell office:value-type="float" office:value="0" table:formula="of:=IFERROR(IF([.K15]+SUM([.K22:.L22])+SUM([.K22:.L22])=&quot;&quot;;&quot;&quot;;(([.K22]-([.F22]*[.G22]))-[.L22]));0)" table:style-name="ce47">
            <text:p>0</text:p>
          </table:table-cell>
          <table:table-cell table:style-name="ce135"/>
          <table:table-cell table:style-name="ce20"/>
          <table:table-cell table:number-columns-repeated="2" table:style-name="ce27"/>
          <table:table-cell table:style-name="ce138"/>
          <table:table-cell office:value-type="float" office:value="0" table:formula="of:=IFERROR((([.P22]+[.Q22])*1000000)/[.H22];0)" table:style-name="ce47">
            <text:p>0</text:p>
          </table:table-cell>
          <table:table-cell table:number-columns-repeated="2" table:style-name="ce20"/>
          <table:table-cell table:number-columns-repeated="2" table:style-name="ce47"/>
          <table:table-cell table:style-name="ce8"/>
          <table:table-cell table:number-columns-repeated="16360"/>
        </table:table-row>
        <table:table-row table:style-name="ro8">
          <table:table-cell/>
          <table:table-cell office:value-type="float" office:value="10" table:style-name="ce12">
            <text:p>10</text:p>
          </table:table-cell>
          <table:table-cell table:number-columns-spanned="3" table:number-rows-spanned="1" table:style-name="ce187"/>
          <table:covered-table-cell table:number-columns-repeated="2"/>
          <table:table-cell table:style-name="ce47"/>
          <table:table-cell table:style-name="ce151"/>
          <table:table-cell table:style-name="ce27"/>
          <table:table-cell table:style-name="ce25"/>
          <table:table-cell table:style-name="ce146"/>
          <table:table-cell table:style-name="ce20"/>
          <table:table-cell table:style-name="ce146"/>
          <table:table-cell office:value-type="string" office:string-value="" table:formula="of:=IF([.K23]=&quot;&quot;;&quot;&quot;;(([.K23]-([.F23]*[.G23]))-[.L23]))" table:style-name="ce20"/>
          <table:table-cell table:style-name="ce135"/>
          <table:table-cell table:style-name="ce20"/>
          <table:table-cell table:number-columns-repeated="2" table:style-name="ce27"/>
          <table:table-cell table:style-name="ce138"/>
          <table:table-cell table:style-name="ce47"/>
          <table:table-cell table:number-columns-repeated="2" table:style-name="ce20"/>
          <table:table-cell table:number-columns-repeated="2" table:style-name="ce47"/>
          <table:table-cell table:style-name="ce8"/>
          <table:table-cell table:number-columns-repeated="16360"/>
        </table:table-row>
        <table:table-row table:style-name="ro7">
          <table:table-cell/>
          <table:table-cell table:style-name="ce11"/>
          <table:table-cell table:number-columns-repeated="3" table:style-name="ce8"/>
          <table:table-cell office:value-type="string" table:style-name="ce44">
            <text:p>A1</text:p>
          </table:table-cell>
          <table:table-cell office:value-type="string" table:style-name="ce44">
            <text:p>A2</text:p>
          </table:table-cell>
          <table:table-cell office:value-type="string" table:style-name="ce44">
            <text:p>B</text:p>
          </table:table-cell>
          <table:table-cell office:value-type="string" table:style-name="ce44">
            <text:p>B2</text:p>
          </table:table-cell>
          <table:table-cell office:value-type="string" table:style-name="ce44">
            <text:p>B1</text:p>
          </table:table-cell>
          <table:table-cell office:value-type="string" table:style-name="ce45">
            <text:p>C=B1-B2</text:p>
          </table:table-cell>
          <table:table-cell office:value-type="string" table:style-name="ce45">
            <text:p>x</text:p>
          </table:table-cell>
          <table:table-cell office:value-type="string" table:style-name="ce45">
            <text:p>C-(A1*A2)</text:p>
          </table:table-cell>
          <table:table-cell office:value-type="string" table:style-name="ce45">
            <text:p>E</text:p>
          </table:table-cell>
          <table:table-cell office:value-type="string" table:style-name="ce45">
            <text:p>F</text:p>
          </table:table-cell>
          <table:table-cell office:value-type="string" table:style-name="ce45">
            <text:p>G</text:p>
          </table:table-cell>
          <table:table-cell office:value-type="string" table:style-name="ce45">
            <text:p>H</text:p>
          </table:table-cell>
          <table:table-cell office:value-type="string" table:style-name="ce45">
            <text:p>A1/((C-D)/B)</text:p>
          </table:table-cell>
          <table:table-cell office:value-type="string" table:style-name="ce45">
            <text:p>((G+H)*1000000)/B</text:p>
          </table:table-cell>
          <table:table-cell table:style-name="ce47"/>
          <table:table-cell table:number-columns-repeated="4" table:style-name="ce8"/>
          <table:table-cell table:number-columns-repeated="16360"/>
        </table:table-row>
        <table:table-row table:style-name="ro19">
          <table:table-cell/>
          <table:table-cell table:style-name="ce11"/>
          <table:table-cell table:number-columns-repeated="22" table:style-name="ce8"/>
          <table:table-cell table:number-columns-repeated="16360"/>
        </table:table-row>
        <table:table-row table:style-name="ro2">
          <table:table-cell/>
          <table:table-cell table:style-name="ce11"/>
          <table:table-cell office:value-type="string" table:style-name="ce152">
            <text:p>Down Time Detail</text:p>
          </table:table-cell>
          <table:table-cell table:number-columns-repeated="15" table:style-name="ce8"/>
          <table:table-cell office:value-type="string" table:number-columns-spanned="2" table:number-rows-spanned="1" table:style-name="ce112">
            <text:p>Production Reported</text:p>
          </table:table-cell>
          <table:covered-table-cell/>
          <table:table-cell table:number-columns-repeated="4" table:style-name="ce8"/>
          <table:table-cell table:number-columns-repeated="16360"/>
        </table:table-row>
        <table:table-row table:style-name="ro8">
          <table:table-cell/>
          <table:table-cell office:value-type="string" table:style-name="ce153">
            <text:p>Line</text:p>
          </table:table-cell>
          <table:table-cell office:value-type="string" table:number-columns-spanned="6" table:number-rows-spanned="1" table:style-name="ce188">
            <text:p>Issue</text:p>
          </table:table-cell>
          <table:covered-table-cell table:number-columns-repeated="5"/>
          <table:table-cell office:value-type="string" table:style-name="ce58">
            <text:p>Sorting</text:p>
          </table:table-cell>
          <table:table-cell office:value-type="string" table:style-name="ce153">
            <text:p>Time</text:p>
          </table:table-cell>
          <table:table-cell office:value-type="string" table:style-name="ce154">
            <text:p>Time(%)</text:p>
          </table:table-cell>
          <table:table-cell office:value-type="string" table:number-columns-spanned="4" table:number-rows-spanned="1" table:style-name="ce189">
            <text:p>Root Cause</text:p>
          </table:table-cell>
          <table:covered-table-cell table:number-columns-repeated="3"/>
          <table:table-cell office:value-type="string" table:number-columns-spanned="3" table:number-rows-spanned="1" table:style-name="ce189">
            <text:p>Countermeasure</text:p>
          </table:table-cell>
          <table:covered-table-cell table:number-columns-repeated="2"/>
          <table:table-cell office:value-type="string" table:style-name="ce12">
            <text:p>Prod.</text:p>
          </table:table-cell>
          <table:table-cell office:value-type="string" table:style-name="ce47">
            <text:p>Maint.</text:p>
          </table:table-cell>
          <table:table-cell office:value-type="string" table:number-columns-spanned="2" table:number-rows-spanned="1" table:style-name="ce107">
            <text:p>TMMS</text:p>
          </table:table-cell>
          <table:covered-table-cell/>
          <table:table-cell office:value-type="string" table:style-name="ce12">
            <text:p>status</text:p>
          </table:table-cell>
          <table:table-cell table:number-columns-repeated="16361" table:style-name="ce1"/>
        </table:table-row>
        <table:table-row table:style-name="ro10">
          <table:table-cell/>
          <table:table-cell office:value-type="string" table:content-validation-name="val4" table:style-name="ce155">
            <text:p>ED</text:p>
          </table:table-cell>
          <table:table-cell office:value-type="string" table:number-columns-spanned="6" table:number-rows-spanned="1" table:style-name="ce115">
            <text:p>Lift belt slack fault on carrier 11</text:p>
          </table:table-cell>
          <table:covered-table-cell table:number-columns-repeated="5"/>
          <table:table-cell office:value-type="string" table:content-validation-name="val5" table:style-name="ce61">
            <text:p>Equipment</text:p>
          </table:table-cell>
          <table:table-cell office:value-type="float" office:value="30" table:style-name="ce156">
            <text:p>30</text:p>
          </table:table-cell>
          <table:table-cell office:value-type="float" office:value="6.9767441860465116" table:formula="of:=[.J28]/4.3" table:style-name="ce12">
            <text:p>6.976744186</text:p>
          </table:table-cell>
          <table:table-cell office:value-type="string" table:number-columns-spanned="4" table:number-rows-spanned="1" table:style-name="ce115">
            <text:p>The guides worn out</text:p>
          </table:table-cell>
          <table:covered-table-cell table:number-columns-repeated="3"/>
          <table:table-cell office:value-type="string" table:number-columns-spanned="3" table:number-rows-spanned="1" table:style-name="ce116">
            <text:p>MT replaced 2 guides<text:s/></text:p>
          </table:table-cell>
          <table:covered-table-cell table:number-columns-repeated="2"/>
          <table:table-cell office:value-type="string" table:style-name="ce63">
            <text:p>x</text:p>
          </table:table-cell>
          <table:table-cell office:value-type="string" table:style-name="ce63">
            <text:p>x</text:p>
          </table:table-cell>
          <table:table-cell table:number-columns-spanned="2" table:number-rows-spanned="1" table:style-name="ce111"/>
          <table:covered-table-cell/>
          <table:table-cell table:style-name="ce31"/>
          <table:table-cell table:number-columns-repeated="16361" table:style-name="ce1"/>
        </table:table-row>
        <table:table-row table:style-name="ro10">
          <table:table-cell/>
          <table:table-cell table:content-validation-name="val4" table:style-name="ce155"/>
          <table:table-cell table:number-columns-spanned="6" table:number-rows-spanned="1" table:style-name="ce111"/>
          <table:covered-table-cell table:number-columns-repeated="5"/>
          <table:table-cell table:content-validation-name="val5" table:style-name="ce61"/>
          <table:table-cell table:style-name="ce156"/>
          <table:table-cell office:value-type="float" office:value="0" table:formula="of:=[.J29]/4.3" table:style-name="ce12">
            <text:p>0</text:p>
          </table:table-cell>
          <table:table-cell table:number-columns-spanned="4" table:number-rows-spanned="1" table:style-name="ce111"/>
          <table:covered-table-cell table:number-columns-repeated="3"/>
          <table:table-cell table:number-columns-spanned="3" table:number-rows-spanned="1" table:style-name="ce111"/>
          <table:covered-table-cell table:number-columns-repeated="2"/>
          <table:table-cell table:number-columns-repeated="2" table:style-name="ce63"/>
          <table:table-cell table:number-columns-spanned="2" table:number-rows-spanned="1" table:style-name="ce111"/>
          <table:covered-table-cell/>
          <table:table-cell table:style-name="ce31"/>
          <table:table-cell table:number-columns-repeated="16361" table:style-name="ce1"/>
        </table:table-row>
        <table:table-row table:style-name="ro10">
          <table:table-cell/>
          <table:table-cell table:content-validation-name="val4" table:style-name="ce155"/>
          <table:table-cell table:number-columns-spanned="6" table:number-rows-spanned="1" table:style-name="ce111"/>
          <table:covered-table-cell table:number-columns-repeated="5"/>
          <table:table-cell table:content-validation-name="val5" table:style-name="ce61"/>
          <table:table-cell table:style-name="ce156"/>
          <table:table-cell office:value-type="float" office:value="0" table:formula="of:=[.J30]/4.3" table:style-name="ce12">
            <text:p>0</text:p>
          </table:table-cell>
          <table:table-cell table:number-columns-spanned="4" table:number-rows-spanned="1" table:style-name="ce111"/>
          <table:covered-table-cell table:number-columns-repeated="3"/>
          <table:table-cell table:number-columns-spanned="3" table:number-rows-spanned="1" table:style-name="ce111"/>
          <table:covered-table-cell table:number-columns-repeated="2"/>
          <table:table-cell table:number-columns-repeated="2" table:style-name="ce63"/>
          <table:table-cell table:number-columns-spanned="2" table:number-rows-spanned="1" table:style-name="ce111"/>
          <table:covered-table-cell/>
          <table:table-cell table:style-name="ce31"/>
          <table:table-cell table:number-columns-repeated="16361" table:style-name="ce1"/>
        </table:table-row>
        <table:table-row table:style-name="ro10">
          <table:table-cell/>
          <table:table-cell table:content-validation-name="val4" table:style-name="ce155"/>
          <table:table-cell table:number-columns-spanned="6" table:number-rows-spanned="1" table:style-name="ce111"/>
          <table:covered-table-cell table:number-columns-repeated="5"/>
          <table:table-cell table:content-validation-name="val5" table:style-name="ce61"/>
          <table:table-cell table:style-name="ce156"/>
          <table:table-cell office:value-type="float" office:value="0" table:formula="of:=[.J31]/4.3" table:style-name="ce12">
            <text:p>0</text:p>
          </table:table-cell>
          <table:table-cell table:number-columns-spanned="4" table:number-rows-spanned="1" table:style-name="ce111"/>
          <table:covered-table-cell table:number-columns-repeated="3"/>
          <table:table-cell table:number-columns-spanned="3" table:number-rows-spanned="1" table:style-name="ce111"/>
          <table:covered-table-cell table:number-columns-repeated="2"/>
          <table:table-cell table:number-columns-repeated="2" table:style-name="ce63"/>
          <table:table-cell table:number-columns-spanned="2" table:number-rows-spanned="1" table:style-name="ce111"/>
          <table:covered-table-cell/>
          <table:table-cell table:style-name="ce31"/>
          <table:table-cell table:number-columns-repeated="16361" table:style-name="ce1"/>
        </table:table-row>
        <table:table-row table:style-name="ro10">
          <table:table-cell/>
          <table:table-cell table:content-validation-name="val4" table:style-name="ce155"/>
          <table:table-cell table:number-columns-spanned="6" table:number-rows-spanned="1" table:style-name="ce111"/>
          <table:covered-table-cell table:number-columns-repeated="5"/>
          <table:table-cell table:content-validation-name="val5" table:style-name="ce61"/>
          <table:table-cell table:style-name="ce156"/>
          <table:table-cell office:value-type="float" office:value="0" table:formula="of:=[.J32]/4.3" table:style-name="ce12">
            <text:p>0</text:p>
          </table:table-cell>
          <table:table-cell table:number-columns-spanned="4" table:number-rows-spanned="1" table:style-name="ce111"/>
          <table:covered-table-cell table:number-columns-repeated="3"/>
          <table:table-cell table:number-columns-spanned="3" table:number-rows-spanned="1" table:style-name="ce111"/>
          <table:covered-table-cell table:number-columns-repeated="2"/>
          <table:table-cell table:number-columns-repeated="2" table:style-name="ce63"/>
          <table:table-cell table:number-columns-spanned="2" table:number-rows-spanned="1" table:style-name="ce111"/>
          <table:covered-table-cell/>
          <table:table-cell table:style-name="ce31"/>
          <table:table-cell table:number-columns-repeated="16361" table:style-name="ce1"/>
        </table:table-row>
        <table:table-row table:style-name="ro10">
          <table:table-cell/>
          <table:table-cell table:content-validation-name="val4" table:style-name="ce155"/>
          <table:table-cell table:number-columns-spanned="6" table:number-rows-spanned="1" table:style-name="ce111"/>
          <table:covered-table-cell table:number-columns-repeated="5"/>
          <table:table-cell table:content-validation-name="val5" table:style-name="ce61"/>
          <table:table-cell table:style-name="ce157"/>
          <table:table-cell office:value-type="float" office:value="0" table:formula="of:=[.J33]/4.3" table:style-name="ce12">
            <text:p>0</text:p>
          </table:table-cell>
          <table:table-cell table:number-columns-spanned="4" table:number-rows-spanned="1" table:style-name="ce111"/>
          <table:covered-table-cell table:number-columns-repeated="3"/>
          <table:table-cell table:number-columns-spanned="3" table:number-rows-spanned="1" table:style-name="ce111"/>
          <table:covered-table-cell table:number-columns-repeated="2"/>
          <table:table-cell table:number-columns-repeated="2" table:style-name="ce90"/>
          <table:table-cell table:number-columns-spanned="2" table:number-rows-spanned="1" table:style-name="ce111"/>
          <table:covered-table-cell/>
          <table:table-cell table:style-name="ce31"/>
          <table:table-cell table:number-columns-repeated="16361"/>
        </table:table-row>
        <table:table-row table:style-name="ro10">
          <table:table-cell/>
          <table:table-cell table:content-validation-name="val4" table:style-name="ce155"/>
          <table:table-cell table:number-columns-spanned="6" table:number-rows-spanned="1" table:style-name="ce111"/>
          <table:covered-table-cell table:number-columns-repeated="5"/>
          <table:table-cell table:content-validation-name="val5" table:style-name="ce61"/>
          <table:table-cell table:style-name="ce157"/>
          <table:table-cell office:value-type="float" office:value="0" table:formula="of:=[.J34]/4.3" table:style-name="ce12">
            <text:p>0</text:p>
          </table:table-cell>
          <table:table-cell table:number-columns-spanned="4" table:number-rows-spanned="1" table:style-name="ce111"/>
          <table:covered-table-cell table:number-columns-repeated="3"/>
          <table:table-cell table:number-columns-spanned="3" table:number-rows-spanned="1" table:style-name="ce111"/>
          <table:covered-table-cell table:number-columns-repeated="2"/>
          <table:table-cell table:number-columns-repeated="2" table:style-name="ce90"/>
          <table:table-cell table:number-columns-spanned="2" table:number-rows-spanned="1" table:style-name="ce111"/>
          <table:covered-table-cell/>
          <table:table-cell table:style-name="ce31"/>
          <table:table-cell table:number-columns-repeated="16361"/>
        </table:table-row>
        <table:table-row table:style-name="ro10">
          <table:table-cell/>
          <table:table-cell table:content-validation-name="val4" table:style-name="ce155"/>
          <table:table-cell table:number-columns-spanned="6" table:number-rows-spanned="1" table:style-name="ce111"/>
          <table:covered-table-cell table:number-columns-repeated="5"/>
          <table:table-cell table:content-validation-name="val5" table:style-name="ce61"/>
          <table:table-cell table:style-name="ce157"/>
          <table:table-cell office:value-type="float" office:value="0" table:formula="of:=[.J35]/4.3" table:style-name="ce12">
            <text:p>0</text:p>
          </table:table-cell>
          <table:table-cell table:number-columns-spanned="4" table:number-rows-spanned="1" table:style-name="ce111"/>
          <table:covered-table-cell table:number-columns-repeated="3"/>
          <table:table-cell table:number-columns-spanned="3" table:number-rows-spanned="1" table:style-name="ce111"/>
          <table:covered-table-cell table:number-columns-repeated="2"/>
          <table:table-cell table:number-columns-repeated="2" table:style-name="ce90"/>
          <table:table-cell table:number-columns-spanned="2" table:number-rows-spanned="1" table:style-name="ce111"/>
          <table:covered-table-cell/>
          <table:table-cell table:style-name="ce31"/>
          <table:table-cell table:number-columns-repeated="16361"/>
        </table:table-row>
        <table:table-row table:style-name="ro10">
          <table:table-cell/>
          <table:table-cell table:content-validation-name="val4" table:style-name="ce155"/>
          <table:table-cell table:number-columns-spanned="6" table:number-rows-spanned="1" table:style-name="ce111"/>
          <table:covered-table-cell table:number-columns-repeated="5"/>
          <table:table-cell table:content-validation-name="val5" table:style-name="ce61"/>
          <table:table-cell table:style-name="ce157"/>
          <table:table-cell office:value-type="float" office:value="0" table:formula="of:=[.J36]/4.3" table:style-name="ce12">
            <text:p>0</text:p>
          </table:table-cell>
          <table:table-cell table:number-columns-spanned="4" table:number-rows-spanned="1" table:style-name="ce111"/>
          <table:covered-table-cell table:number-columns-repeated="3"/>
          <table:table-cell table:number-columns-spanned="3" table:number-rows-spanned="1" table:style-name="ce111"/>
          <table:covered-table-cell table:number-columns-repeated="2"/>
          <table:table-cell table:number-columns-repeated="2" table:style-name="ce90"/>
          <table:table-cell table:number-columns-spanned="2" table:number-rows-spanned="1" table:style-name="ce111"/>
          <table:covered-table-cell/>
          <table:table-cell table:style-name="ce31"/>
          <table:table-cell table:number-columns-repeated="16361"/>
        </table:table-row>
        <table:table-row table:style-name="ro10">
          <table:table-cell/>
          <table:table-cell table:content-validation-name="val4" table:style-name="ce155"/>
          <table:table-cell table:number-columns-spanned="6" table:number-rows-spanned="1" table:style-name="ce111"/>
          <table:covered-table-cell table:number-columns-repeated="5"/>
          <table:table-cell table:content-validation-name="val5" table:style-name="ce61"/>
          <table:table-cell table:style-name="ce156"/>
          <table:table-cell office:value-type="float" office:value="0" table:formula="of:=[.J37]/4.3" table:style-name="ce12">
            <text:p>0</text:p>
          </table:table-cell>
          <table:table-cell table:number-columns-spanned="4" table:number-rows-spanned="1" table:style-name="ce111"/>
          <table:covered-table-cell table:number-columns-repeated="3"/>
          <table:table-cell table:number-columns-spanned="3" table:number-rows-spanned="1" table:style-name="ce111"/>
          <table:covered-table-cell table:number-columns-repeated="2"/>
          <table:table-cell table:number-columns-repeated="2" table:style-name="ce63"/>
          <table:table-cell table:number-columns-spanned="2" table:number-rows-spanned="1" table:style-name="ce111"/>
          <table:covered-table-cell/>
          <table:table-cell table:style-name="ce31"/>
          <table:table-cell table:number-columns-repeated="16361"/>
        </table:table-row>
        <table:table-row-group>
          <table:table-row table:style-name="ro10">
            <table:table-cell/>
            <table:table-cell table:content-validation-name="val4" table:style-name="ce59"/>
            <table:table-cell table:number-columns-spanned="6" table:number-rows-spanned="1" table:style-name="ce111"/>
            <table:covered-table-cell table:number-columns-repeated="5"/>
            <table:table-cell table:content-validation-name="val5" table:style-name="ce61"/>
            <table:table-cell table:style-name="ce156"/>
            <table:table-cell office:value-type="float" office:value="0" table:formula="of:=[.J38]/4.3" table:style-name="ce12">
              <text:p>0</text:p>
            </table:table-cell>
            <table:table-cell table:number-columns-spanned="4" table:number-rows-spanned="1" table:style-name="ce111"/>
            <table:covered-table-cell table:number-columns-repeated="3"/>
            <table:table-cell table:number-columns-spanned="3" table:number-rows-spanned="1" table:style-name="ce111"/>
            <table:covered-table-cell table:number-columns-repeated="2"/>
            <table:table-cell table:number-columns-repeated="2" table:style-name="ce63"/>
            <table:table-cell table:number-columns-spanned="2" table:number-rows-spanned="1" table:style-name="ce111"/>
            <table:covered-table-cell/>
            <table:table-cell table:style-name="ce31"/>
            <table:table-cell table:number-columns-repeated="16361"/>
          </table:table-row>
          <table:table-row table:style-name="ro10">
            <table:table-cell/>
            <table:table-cell table:content-validation-name="val4" table:style-name="ce59"/>
            <table:table-cell table:number-columns-spanned="6" table:number-rows-spanned="1" table:style-name="ce111"/>
            <table:covered-table-cell table:number-columns-repeated="5"/>
            <table:table-cell table:content-validation-name="val5" table:style-name="ce61"/>
            <table:table-cell table:style-name="ce157"/>
            <table:table-cell office:value-type="float" office:value="0" table:formula="of:=[.J39]/4.3" table:style-name="ce12">
              <text:p>0</text:p>
            </table:table-cell>
            <table:table-cell table:number-columns-spanned="4" table:number-rows-spanned="1" table:style-name="ce111"/>
            <table:covered-table-cell table:number-columns-repeated="3"/>
            <table:table-cell table:number-columns-spanned="3" table:number-rows-spanned="1" table:style-name="ce111"/>
            <table:covered-table-cell table:number-columns-repeated="2"/>
            <table:table-cell table:number-columns-repeated="2" table:style-name="ce90"/>
            <table:table-cell table:number-columns-spanned="2" table:number-rows-spanned="1" table:style-name="ce111"/>
            <table:covered-table-cell/>
            <table:table-cell table:style-name="ce31"/>
            <table:table-cell table:number-columns-repeated="16361"/>
          </table:table-row>
          <table:table-row table:style-name="ro10">
            <table:table-cell/>
            <table:table-cell table:content-validation-name="val4" table:style-name="ce59"/>
            <table:table-cell table:number-columns-spanned="6" table:number-rows-spanned="1" table:style-name="ce111"/>
            <table:covered-table-cell table:number-columns-repeated="5"/>
            <table:table-cell table:content-validation-name="val5" table:style-name="ce61"/>
            <table:table-cell table:style-name="ce157"/>
            <table:table-cell office:value-type="float" office:value="0" table:formula="of:=[.J40]/4.3" table:style-name="ce12">
              <text:p>0</text:p>
            </table:table-cell>
            <table:table-cell table:number-columns-spanned="4" table:number-rows-spanned="1" table:style-name="ce111"/>
            <table:covered-table-cell table:number-columns-repeated="3"/>
            <table:table-cell table:number-columns-spanned="3" table:number-rows-spanned="1" table:style-name="ce111"/>
            <table:covered-table-cell table:number-columns-repeated="2"/>
            <table:table-cell table:number-columns-repeated="2" table:style-name="ce90"/>
            <table:table-cell table:number-columns-spanned="2" table:number-rows-spanned="1" table:style-name="ce111"/>
            <table:covered-table-cell/>
            <table:table-cell table:style-name="ce31"/>
            <table:table-cell table:number-columns-repeated="16361"/>
          </table:table-row>
          <table:table-row table:style-name="ro10">
            <table:table-cell/>
            <table:table-cell table:content-validation-name="val4" table:style-name="ce59"/>
            <table:table-cell table:number-columns-spanned="6" table:number-rows-spanned="1" table:style-name="ce111"/>
            <table:covered-table-cell table:number-columns-repeated="5"/>
            <table:table-cell table:content-validation-name="val5" table:style-name="ce61"/>
            <table:table-cell table:style-name="ce157"/>
            <table:table-cell office:value-type="float" office:value="0" table:formula="of:=[.J41]/4.3" table:style-name="ce12">
              <text:p>0</text:p>
            </table:table-cell>
            <table:table-cell table:number-columns-spanned="4" table:number-rows-spanned="1" table:style-name="ce111"/>
            <table:covered-table-cell table:number-columns-repeated="3"/>
            <table:table-cell table:number-columns-spanned="3" table:number-rows-spanned="1" table:style-name="ce111"/>
            <table:covered-table-cell table:number-columns-repeated="2"/>
            <table:table-cell table:number-columns-repeated="2" table:style-name="ce90"/>
            <table:table-cell table:number-columns-spanned="2" table:number-rows-spanned="1" table:style-name="ce111"/>
            <table:covered-table-cell/>
            <table:table-cell table:style-name="ce31"/>
            <table:table-cell table:number-columns-repeated="16361"/>
          </table:table-row>
          <table:table-row table:style-name="ro10">
            <table:table-cell/>
            <table:table-cell table:content-validation-name="val4" table:style-name="ce59"/>
            <table:table-cell table:number-columns-spanned="6" table:number-rows-spanned="1" table:style-name="ce111"/>
            <table:covered-table-cell table:number-columns-repeated="5"/>
            <table:table-cell table:content-validation-name="val5" table:style-name="ce61"/>
            <table:table-cell table:style-name="ce157"/>
            <table:table-cell office:value-type="float" office:value="0" table:formula="of:=[.J42]/4.3" table:style-name="ce12">
              <text:p>0</text:p>
            </table:table-cell>
            <table:table-cell table:number-columns-spanned="4" table:number-rows-spanned="1" table:style-name="ce111"/>
            <table:covered-table-cell table:number-columns-repeated="3"/>
            <table:table-cell table:number-columns-spanned="3" table:number-rows-spanned="1" table:style-name="ce111"/>
            <table:covered-table-cell table:number-columns-repeated="2"/>
            <table:table-cell table:number-columns-repeated="2" table:style-name="ce90"/>
            <table:table-cell table:number-columns-spanned="2" table:number-rows-spanned="1" table:style-name="ce111"/>
            <table:covered-table-cell/>
            <table:table-cell table:style-name="ce31"/>
            <table:table-cell table:number-columns-repeated="16361"/>
          </table:table-row>
          <table:table-row table:style-name="ro10">
            <table:table-cell/>
            <table:table-cell table:content-validation-name="val4" table:style-name="ce59"/>
            <table:table-cell table:number-columns-spanned="6" table:number-rows-spanned="1" table:style-name="ce111"/>
            <table:covered-table-cell table:number-columns-repeated="5"/>
            <table:table-cell table:content-validation-name="val5" table:style-name="ce61"/>
            <table:table-cell table:style-name="ce156"/>
            <table:table-cell office:value-type="float" office:value="0" table:formula="of:=[.J43]/4.3" table:style-name="ce12">
              <text:p>0</text:p>
            </table:table-cell>
            <table:table-cell table:number-columns-spanned="4" table:number-rows-spanned="1" table:style-name="ce111"/>
            <table:covered-table-cell table:number-columns-repeated="3"/>
            <table:table-cell table:number-columns-spanned="3" table:number-rows-spanned="1" table:style-name="ce111"/>
            <table:covered-table-cell table:number-columns-repeated="2"/>
            <table:table-cell table:number-columns-repeated="2" table:style-name="ce63"/>
            <table:table-cell table:number-columns-spanned="2" table:number-rows-spanned="1" table:style-name="ce111"/>
            <table:covered-table-cell/>
            <table:table-cell table:style-name="ce31"/>
            <table:table-cell table:number-columns-repeated="16361"/>
          </table:table-row>
          <table:table-row table:style-name="ro10">
            <table:table-cell/>
            <table:table-cell table:content-validation-name="val4" table:style-name="ce59"/>
            <table:table-cell table:number-columns-spanned="6" table:number-rows-spanned="1" table:style-name="ce111"/>
            <table:covered-table-cell table:number-columns-repeated="5"/>
            <table:table-cell table:content-validation-name="val5" table:style-name="ce61"/>
            <table:table-cell table:style-name="ce157"/>
            <table:table-cell office:value-type="float" office:value="0" table:formula="of:=[.J44]/4.3" table:style-name="ce12">
              <text:p>0</text:p>
            </table:table-cell>
            <table:table-cell table:number-columns-spanned="4" table:number-rows-spanned="1" table:style-name="ce111"/>
            <table:covered-table-cell table:number-columns-repeated="3"/>
            <table:table-cell table:number-columns-spanned="3" table:number-rows-spanned="1" table:style-name="ce111"/>
            <table:covered-table-cell table:number-columns-repeated="2"/>
            <table:table-cell table:number-columns-repeated="2" table:style-name="ce90"/>
            <table:table-cell table:number-columns-spanned="2" table:number-rows-spanned="1" table:style-name="ce111"/>
            <table:covered-table-cell/>
            <table:table-cell table:style-name="ce31"/>
            <table:table-cell table:number-columns-repeated="16361"/>
          </table:table-row>
          <table:table-row table:style-name="ro10">
            <table:table-cell/>
            <table:table-cell table:content-validation-name="val4" table:style-name="ce59"/>
            <table:table-cell table:number-columns-spanned="6" table:number-rows-spanned="1" table:style-name="ce111"/>
            <table:covered-table-cell table:number-columns-repeated="5"/>
            <table:table-cell table:content-validation-name="val5" table:style-name="ce61"/>
            <table:table-cell table:style-name="ce157"/>
            <table:table-cell office:value-type="float" office:value="0" table:formula="of:=[.J45]/4.3" table:style-name="ce12">
              <text:p>0</text:p>
            </table:table-cell>
            <table:table-cell table:number-columns-spanned="4" table:number-rows-spanned="1" table:style-name="ce111"/>
            <table:covered-table-cell table:number-columns-repeated="3"/>
            <table:table-cell table:number-columns-spanned="3" table:number-rows-spanned="1" table:style-name="ce111"/>
            <table:covered-table-cell table:number-columns-repeated="2"/>
            <table:table-cell table:number-columns-repeated="2" table:style-name="ce90"/>
            <table:table-cell table:number-columns-spanned="2" table:number-rows-spanned="1" table:style-name="ce111"/>
            <table:covered-table-cell/>
            <table:table-cell table:style-name="ce31"/>
            <table:table-cell table:number-columns-repeated="16361"/>
          </table:table-row>
          <table:table-row table:style-name="ro10">
            <table:table-cell/>
            <table:table-cell table:content-validation-name="val4" table:style-name="ce59"/>
            <table:table-cell table:number-columns-spanned="6" table:number-rows-spanned="1" table:style-name="ce111"/>
            <table:covered-table-cell table:number-columns-repeated="5"/>
            <table:table-cell table:content-validation-name="val5" table:style-name="ce61"/>
            <table:table-cell table:style-name="ce157"/>
            <table:table-cell office:value-type="float" office:value="0" table:formula="of:=[.J46]/4.3" table:style-name="ce12">
              <text:p>0</text:p>
            </table:table-cell>
            <table:table-cell table:number-columns-spanned="4" table:number-rows-spanned="1" table:style-name="ce111"/>
            <table:covered-table-cell table:number-columns-repeated="3"/>
            <table:table-cell table:number-columns-spanned="3" table:number-rows-spanned="1" table:style-name="ce111"/>
            <table:covered-table-cell table:number-columns-repeated="2"/>
            <table:table-cell table:number-columns-repeated="2" table:style-name="ce90"/>
            <table:table-cell table:number-columns-spanned="2" table:number-rows-spanned="1" table:style-name="ce111"/>
            <table:covered-table-cell/>
            <table:table-cell table:style-name="ce31"/>
            <table:table-cell table:number-columns-repeated="16361"/>
          </table:table-row>
          <table:table-row table:style-name="ro10">
            <table:table-cell/>
            <table:table-cell table:content-validation-name="val4" table:style-name="ce59"/>
            <table:table-cell table:number-columns-spanned="6" table:number-rows-spanned="1" table:style-name="ce111"/>
            <table:covered-table-cell table:number-columns-repeated="5"/>
            <table:table-cell table:content-validation-name="val5" table:style-name="ce61"/>
            <table:table-cell table:style-name="ce157"/>
            <table:table-cell office:value-type="float" office:value="0" table:formula="of:=[.J47]/4.3" table:style-name="ce12">
              <text:p>0</text:p>
            </table:table-cell>
            <table:table-cell table:number-columns-spanned="4" table:number-rows-spanned="1" table:style-name="ce111"/>
            <table:covered-table-cell table:number-columns-repeated="3"/>
            <table:table-cell table:number-columns-spanned="3" table:number-rows-spanned="1" table:style-name="ce111"/>
            <table:covered-table-cell table:number-columns-repeated="2"/>
            <table:table-cell table:number-columns-repeated="2" table:style-name="ce90"/>
            <table:table-cell table:number-columns-spanned="2" table:number-rows-spanned="1" table:style-name="ce111"/>
            <table:covered-table-cell/>
            <table:table-cell table:style-name="ce31"/>
            <table:table-cell table:number-columns-repeated="16361"/>
          </table:table-row>
        </table:table-row-group>
        <table:table-row table:style-name="ro2">
          <table:table-cell/>
          <table:table-cell table:style-name="ce128"/>
          <table:table-cell table:number-columns-repeated="16382" table:style-name="ce1"/>
        </table:table-row>
        <table:table-row table:style-name="ro13">
          <table:table-cell/>
          <table:table-cell table:style-name="ce128"/>
          <table:table-cell office:value-type="string" table:style-name="ce70">
            <text:p>Quality Defects</text:p>
          </table:table-cell>
          <table:table-cell table:number-columns-repeated="16381" table:style-name="ce1"/>
        </table:table-row>
        <table:table-row table:style-name="ro8">
          <table:table-cell table:style-name="ce8"/>
          <table:table-cell table:style-name="ce8"/>
          <table:table-cell office:value-type="string" table:number-columns-spanned="2" table:number-rows-spanned="1" table:style-name="ce117">
            <text:p>Reason Code</text:p>
          </table:table-cell>
          <table:covered-table-cell/>
          <table:table-cell office:value-type="float" office:value="1" table:style-name="ce71">
            <text:p>1</text:p>
          </table:table-cell>
          <table:table-cell office:value-type="float" office:value="2" table:style-name="ce71">
            <text:p>2</text:p>
          </table:table-cell>
          <table:table-cell office:value-type="float" office:value="3" table:style-name="ce71">
            <text:p>3</text:p>
          </table:table-cell>
          <table:table-cell office:value-type="float" office:value="4" table:style-name="ce71">
            <text:p>4</text:p>
          </table:table-cell>
          <table:table-cell office:value-type="float" office:value="5" table:style-name="ce71">
            <text:p>5</text:p>
          </table:table-cell>
          <table:table-cell office:value-type="float" office:value="6" table:style-name="ce71">
            <text:p>6</text:p>
          </table:table-cell>
          <table:table-cell office:value-type="float" office:value="7" table:style-name="ce71">
            <text:p>7</text:p>
          </table:table-cell>
          <table:table-cell office:value-type="float" office:value="8" table:style-name="ce71">
            <text:p>8</text:p>
          </table:table-cell>
          <table:table-cell office:value-type="float" office:value="9" table:style-name="ce71">
            <text:p>9</text:p>
          </table:table-cell>
          <table:table-cell office:value-type="float" office:value="10" table:style-name="ce71">
            <text:p>10</text:p>
          </table:table-cell>
          <table:table-cell office:value-type="float" office:value="11" table:style-name="ce72">
            <text:p>11</text:p>
          </table:table-cell>
          <table:table-cell table:number-columns-repeated="7" table:style-name="ce1"/>
          <table:table-cell table:number-columns-repeated="16362" table:style-name="ce8"/>
        </table:table-row>
        <table:table-row table:style-name="ro20">
          <table:table-cell table:style-name="ce8"/>
          <table:table-cell table:style-name="ce8"/>
          <table:table-cell office:value-type="string" table:number-columns-spanned="2" table:number-rows-spanned="1" table:style-name="ce118">
            <text:p>PART #</text:p>
          </table:table-cell>
          <table:covered-table-cell/>
          <table:table-cell office:value-type="string" table:style-name="ce73">
            <text:p>Mispress bushings</text:p>
          </table:table-cell>
          <table:table-cell office:value-type="string" table:style-name="ce74">
            <text:p>Rust</text:p>
          </table:table-cell>
          <table:table-cell office:value-type="string" table:style-name="ce74">
            <text:p>Bent Part</text:p>
          </table:table-cell>
          <table:table-cell office:value-type="string" table:style-name="ce75">
            <text:p>Bad Stamped Part</text:p>
          </table:table-cell>
          <table:table-cell office:value-type="string" table:style-name="ce74">
            <text:p>Missing Welds</text:p>
          </table:table-cell>
          <table:table-cell office:value-type="string" table:style-name="ce74">
            <text:p>Bad Spot Weld</text:p>
          </table:table-cell>
          <table:table-cell office:value-type="string" table:style-name="ce74">
            <text:p>Bad Arc Weld</text:p>
          </table:table-cell>
          <table:table-cell office:value-type="string" table:style-name="ce75">
            <text:p>BAD VENDOR PART</text:p>
          </table:table-cell>
          <table:table-cell office:value-type="string" table:style-name="ce74">
            <text:p>Brkt Wrong Position</text:p>
          </table:table-cell>
          <table:table-cell office:value-type="string" table:style-name="ce74">
            <text:p>Mis-algined Nut</text:p>
          </table:table-cell>
          <table:table-cell office:value-type="string" table:style-name="ce76">
            <text:p>Paint defect</text:p>
          </table:table-cell>
          <table:table-cell office:value-type="string" table:style-name="ce158">
            <text:p>TOTAL</text:p>
          </table:table-cell>
          <table:table-cell office:value-type="string" table:number-columns-spanned="7" table:number-rows-spanned="1" table:style-name="ce119">
            <text:p>Comments</text:p>
          </table:table-cell>
          <table:covered-table-cell table:number-columns-repeated="6"/>
          <table:table-cell table:number-columns-repeated="16361" table:style-name="ce8"/>
        </table:table-row>
        <table:table-row table:style-name="ro21">
          <table:table-cell table:style-name="ce8"/>
          <table:table-cell office:value-type="string" table:number-columns-spanned="1" table:number-rows-spanned="7" table:style-name="ce190">
            <text:p>unit assy</text:p>
          </table:table-cell>
          <table:table-cell office:value-type="string" office:string-value="Rr Sus 51206" table:formula="of:=[.C8]" table:number-columns-spanned="2" table:number-rows-spanned="1" table:style-name="ce121">
            <text:p>Rr Sus 51206</text:p>
          </table:table-cell>
          <table:covered-table-cell/>
          <table:table-cell table:style-name="ce78"/>
          <table:table-cell table:number-columns-repeated="9" table:style-name="ce79"/>
          <table:table-cell table:style-name="ce80"/>
          <table:table-cell office:value-type="float" office:value="0" table:formula="of:=SUM([.E52:.O52])" table:style-name="ce159">
            <text:p>0</text:p>
          </table:table-cell>
          <table:table-cell table:number-columns-spanned="7" table:number-rows-spanned="1" table:style-name="ce122"/>
          <table:covered-table-cell table:number-columns-repeated="6"/>
          <table:table-cell table:number-columns-repeated="16361" table:style-name="ce8"/>
        </table:table-row>
        <table:table-row table:style-name="ro21">
          <table:table-cell table:style-name="ce8"/>
          <table:covered-table-cell/>
          <table:table-cell office:value-type="string" office:string-value="Fr lwr arm 48068/9" table:formula="of:=[.C9]" table:number-columns-spanned="2" table:number-rows-spanned="1" table:style-name="ce123">
            <text:p>Fr lwr arm 48068/9</text:p>
          </table:table-cell>
          <table:covered-table-cell/>
          <table:table-cell table:style-name="ce160"/>
          <table:table-cell table:number-columns-repeated="9" table:style-name="ce82"/>
          <table:table-cell table:style-name="ce83"/>
          <table:table-cell office:value-type="float" office:value="0" table:formula="of:=SUM([.E53:.O53])" table:style-name="ce161">
            <text:p>0</text:p>
          </table:table-cell>
          <table:table-cell table:number-columns-spanned="7" table:number-rows-spanned="1" table:style-name="ce124"/>
          <table:covered-table-cell table:number-columns-repeated="6"/>
          <table:table-cell table:number-columns-repeated="16361" table:style-name="ce8"/>
        </table:table-row>
        <table:table-row table:style-name="ro21">
          <table:table-cell table:style-name="ce8"/>
          <table:covered-table-cell/>
          <table:table-cell office:value-type="string" office:string-value="OA Cowl 55701" table:formula="of:=[.C10]" table:number-columns-spanned="2" table:number-rows-spanned="1" table:style-name="ce123">
            <text:p>OA Cowl 55701</text:p>
          </table:table-cell>
          <table:covered-table-cell/>
          <table:table-cell table:style-name="ce160"/>
          <table:table-cell table:number-columns-repeated="9" table:style-name="ce82"/>
          <table:table-cell office:value-type="float" office:value="6" table:style-name="ce83">
            <text:p>6</text:p>
          </table:table-cell>
          <table:table-cell office:value-type="float" office:value="6" table:formula="of:=SUM([.E54:.O54])" table:style-name="ce161">
            <text:p>6</text:p>
          </table:table-cell>
          <table:table-cell office:value-type="string" table:number-columns-spanned="7" table:number-rows-spanned="1" table:style-name="ce124">
            <text:p>Scrap code #36</text:p>
          </table:table-cell>
          <table:covered-table-cell table:number-columns-repeated="6"/>
          <table:table-cell table:number-columns-repeated="16361" table:style-name="ce8"/>
        </table:table-row>
        <table:table-row table:style-name="ro21">
          <table:table-cell table:style-name="ce8"/>
          <table:covered-table-cell/>
          <table:table-cell office:value-type="string" office:string-value="Rear arm 48730" table:formula="of:=[.C11]" table:number-columns-spanned="2" table:number-rows-spanned="1" table:style-name="ce123">
            <text:p>Rear arm 48730</text:p>
          </table:table-cell>
          <table:covered-table-cell/>
          <table:table-cell table:style-name="ce162"/>
          <table:table-cell table:number-columns-repeated="9" table:style-name="ce163"/>
          <table:table-cell table:style-name="ce164"/>
          <table:table-cell office:value-type="float" office:value="0" table:formula="of:=SUM([.E55:.O55])" table:style-name="ce161">
            <text:p>0</text:p>
          </table:table-cell>
          <table:table-cell office:value-type="float" office:value="0" table:number-columns-spanned="7" table:number-rows-spanned="1" table:style-name="ce124">
            <text:p>0</text:p>
          </table:table-cell>
          <table:covered-table-cell table:number-columns-repeated="6"/>
          <table:table-cell table:number-columns-repeated="16361" table:style-name="ce8"/>
        </table:table-row>
        <table:table-row table:style-name="ro21">
          <table:table-cell table:style-name="ce8"/>
          <table:covered-table-cell/>
          <table:table-cell office:value-type="string" office:string-value="Fr sus 51201" table:formula="of:=[.C12]" table:number-columns-spanned="2" table:number-rows-spanned="1" table:style-name="ce123">
            <text:p>Fr sus 51201</text:p>
          </table:table-cell>
          <table:covered-table-cell/>
          <table:table-cell table:style-name="ce162"/>
          <table:table-cell table:number-columns-repeated="9" table:style-name="ce163"/>
          <table:table-cell office:value-type="float" office:value="9" table:style-name="ce164">
            <text:p>9</text:p>
          </table:table-cell>
          <table:table-cell office:value-type="float" office:value="9" table:formula="of:=SUM([.E56:.O56])" table:style-name="ce161">
            <text:p>9</text:p>
          </table:table-cell>
          <table:table-cell office:value-type="string" table:number-columns-spanned="7" table:number-rows-spanned="1" table:style-name="ce124">
            <text:p>Scrap code #36</text:p>
          </table:table-cell>
          <table:covered-table-cell table:number-columns-repeated="6"/>
          <table:table-cell table:number-columns-repeated="16361" table:style-name="ce8"/>
        </table:table-row>
        <table:table-row table:style-name="ro21">
          <table:table-cell table:style-name="ce8"/>
          <table:covered-table-cell/>
          <table:table-cell office:value-type="string" office:string-value="Rear Beam 42110 177D" table:formula="of:=[.C13]" table:number-columns-spanned="2" table:number-rows-spanned="1" table:style-name="ce123">
            <text:p>Rear Beam 42110 177D</text:p>
          </table:table-cell>
          <table:covered-table-cell/>
          <table:table-cell table:style-name="ce162"/>
          <table:table-cell table:number-columns-repeated="9" table:style-name="ce163"/>
          <table:table-cell table:style-name="ce164"/>
          <table:table-cell office:value-type="float" office:value="0" table:formula="of:=SUM([.E57:.O57])" table:style-name="ce161">
            <text:p>0</text:p>
          </table:table-cell>
          <table:table-cell table:number-columns-spanned="7" table:number-rows-spanned="1" table:style-name="ce124"/>
          <table:covered-table-cell table:number-columns-repeated="6"/>
          <table:table-cell table:number-columns-repeated="16361" table:style-name="ce8"/>
        </table:table-row>
        <table:table-row table:style-name="ro21">
          <table:table-cell table:style-name="ce8"/>
          <table:covered-table-cell/>
          <table:table-cell office:value-type="string" office:string-value="Rear Beam 42110 890B" table:formula="of:=[.C14]" table:number-columns-spanned="2" table:number-rows-spanned="1" table:style-name="ce125">
            <text:p>Rear Beam 42110 890B</text:p>
          </table:table-cell>
          <table:covered-table-cell/>
          <table:table-cell table:number-columns-repeated="10" table:style-name="ce87"/>
          <table:table-cell table:style-name="ce89"/>
          <table:table-cell office:value-type="float" office:value="0" table:formula="of:=SUM([.E58:.O58])" table:style-name="ce165">
            <text:p>0</text:p>
          </table:table-cell>
          <table:table-cell table:number-columns-spanned="7" table:number-rows-spanned="1" table:style-name="ce126"/>
          <table:covered-table-cell table:number-columns-repeated="6"/>
          <table:table-cell table:number-columns-repeated="16361" table:style-name="ce8"/>
        </table:table-row>
        <table:table-row table:style-name="ro19">
          <table:table-cell table:number-columns-repeated="16384"/>
        </table:table-row>
        <table:table-row table:style-name="ro4">
          <table:table-cell/>
          <table:table-cell table:style-name="ce166"/>
          <table:table-cell office:value-type="string" table:number-columns-spanned="4" table:number-rows-spanned="1" table:style-name="ce115">
            <text:p>TL</text:p>
          </table:table-cell>
          <table:covered-table-cell table:number-columns-repeated="3"/>
          <table:table-cell office:value-type="string" table:number-columns-spanned="3" table:number-rows-spanned="1" table:style-name="ce115">
            <text:p>Off line TL<text:s/>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4" table:number-rows-spanned="1" table:style-name="ce115">
            <text:p>Today's Focus</text:p>
          </table:table-cell>
          <table:covered-table-cell table:number-columns-repeated="3"/>
          <table:table-cell table:number-columns-repeated="4" table:style-name="ce167"/>
          <table:table-cell table:style-name="ce168"/>
          <table:table-cell table:number-columns-repeated="16364" table:style-name="ce1"/>
        </table:table-row>
        <table:table-row table:style-name="ro4">
          <table:table-cell/>
          <table:table-cell office:value-type="string" table:style-name="ce166">
            <text:p>1st</text:p>
          </table:table-cell>
          <table:table-cell table:number-columns-spanned="4" table:number-rows-spanned="1" table:style-name="ce111"/>
          <table:covered-table-cell table:number-columns-repeated="3"/>
          <table:table-cell table:number-columns-spanned="3" table:number-rows-spanned="1" table:style-name="ce111"/>
          <table:covered-table-cell table:number-columns-repeated="2"/>
          <table:table-cell table:number-columns-repeated="2" table:style-name="ce1"/>
          <table:table-cell table:style-name="ce169"/>
          <table:table-cell table:number-columns-repeated="2" table:style-name="ce170"/>
          <table:table-cell table:style-name="ce1"/>
          <table:table-cell table:number-columns-repeated="4" table:style-name="ce170"/>
          <table:table-cell table:style-name="ce171"/>
          <table:table-cell table:number-columns-repeated="16364" table:style-name="ce1"/>
        </table:table-row>
        <table:table-row table:style-name="ro4">
          <table:table-cell/>
          <table:table-cell table:style-name="ce166"/>
          <table:table-cell table:number-columns-spanned="4" table:number-rows-spanned="1" table:style-name="ce111"/>
          <table:covered-table-cell table:number-columns-repeated="3"/>
          <table:table-cell table:number-columns-spanned="3" table:number-rows-spanned="1" table:style-name="ce111"/>
          <table:covered-table-cell table:number-columns-repeated="2"/>
          <table:table-cell table:number-columns-repeated="2" table:style-name="ce1"/>
          <table:table-cell table:style-name="ce169"/>
          <table:table-cell table:number-columns-repeated="7" table:style-name="ce170"/>
          <table:table-cell table:style-name="ce171"/>
          <table:table-cell table:number-columns-repeated="16364" table:style-name="ce1"/>
        </table:table-row>
        <table:table-row table:style-name="ro17">
          <table:table-cell/>
          <table:table-cell table:style-name="ce128"/>
          <table:table-cell table:number-columns-repeated="9" table:style-name="ce1"/>
          <table:table-cell table:style-name="ce169"/>
          <table:table-cell table:number-columns-repeated="7" table:style-name="ce170"/>
          <table:table-cell table:style-name="ce171"/>
          <table:table-cell table:number-columns-repeated="16364" table:style-name="ce1"/>
        </table:table-row>
        <table:table-row table:style-name="ro4">
          <table:table-cell/>
          <table:table-cell office:value-type="string" table:style-name="ce172">
            <text:p>Over Time</text:p>
          </table:table-cell>
          <table:table-cell table:style-name="ce173"/>
          <table:table-cell table:number-columns-repeated="2" table:style-name="ce174"/>
          <table:table-cell table:style-name="ce175"/>
          <table:table-cell table:number-columns-repeated="5" table:style-name="ce1"/>
          <table:table-cell table:style-name="ce169"/>
          <table:table-cell table:number-columns-repeated="7" table:style-name="ce170"/>
          <table:table-cell table:style-name="ce171"/>
          <table:table-cell table:number-columns-repeated="16364" table:style-name="ce1"/>
        </table:table-row>
        <table:table-row table:style-name="ro4">
          <table:table-cell/>
          <table:table-cell office:value-type="string" table:style-name="ce166">
            <text:p>1st</text:p>
          </table:table-cell>
          <table:table-cell table:number-columns-spanned="4" table:number-rows-spanned="1" table:style-name="ce111"/>
          <table:covered-table-cell table:number-columns-repeated="3"/>
          <table:table-cell table:number-columns-repeated="5" table:style-name="ce1"/>
          <table:table-cell table:style-name="ce169"/>
          <table:table-cell table:number-columns-repeated="7" table:style-name="ce170"/>
          <table:table-cell table:style-name="ce171"/>
          <table:table-cell table:number-columns-repeated="16364"/>
        </table:table-row>
        <table:table-row table:style-name="ro4">
          <table:table-cell/>
          <table:table-cell table:style-name="ce166"/>
          <table:table-cell table:number-columns-spanned="4" table:number-rows-spanned="1" table:style-name="ce111"/>
          <table:covered-table-cell table:number-columns-repeated="3"/>
          <table:table-cell table:number-columns-repeated="5" table:style-name="ce1"/>
          <table:table-cell table:style-name="ce176"/>
          <table:table-cell table:number-columns-repeated="7" table:style-name="ce177"/>
          <table:table-cell table:style-name="ce178"/>
          <table:table-cell table:number-columns-repeated="16364"/>
        </table:table-row>
        <table:table-row table:number-rows-repeated="1048510" table:style-name="ro19">
          <table:table-cell table:number-columns-repeated="16384"/>
        </table:table-row>
      </table:table>
      <table:table table:name="KPIPDLog" table:style-name="ta3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5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6372" table:default-cell-style-name="ce1"/>
        <table:table-row table:style-name="ro22">
          <table:table-cell office:value-type="string" table:style-name="ce191">
            <text:p>Area</text:p>
          </table:table-cell>
          <table:table-cell office:value-type="string" table:style-name="ce192">
            <text:p>Part</text:p>
          </table:table-cell>
          <table:table-cell office:value-type="string" table:style-name="ce192">
            <text:p>OA</text:p>
          </table:table-cell>
          <table:table-cell office:value-type="string" table:style-name="ce192">
            <text:p>Build</text:p>
          </table:table-cell>
          <table:table-cell office:value-type="string" table:style-name="ce192">
            <text:p>Finish</text:p>
          </table:table-cell>
          <table:table-cell office:value-type="string" table:style-name="ce192">
            <text:p>DPV</text:p>
          </table:table-cell>
          <table:table-cell office:value-type="string" table:style-name="ce193">
            <text:p>Scrap</text:p>
          </table:table-cell>
          <table:table-cell table:style-name="ce1"/>
          <table:table-cell office:value-type="string" table:number-columns-spanned="6" table:number-rows-spanned="1" table:style-name="ce220">
            <text:p><text:s/>WELD DT Log</text:p>
          </table:table-cell>
          <table:covered-table-cell table:number-columns-repeated="5"/>
          <table:table-cell table:number-columns-repeated="16370"/>
        </table:table-row>
        <table:table-row table:style-name="ro1">
          <table:table-cell office:value-type="string" table:style-name="ce194">
            <text:p>UW</text:p>
          </table:table-cell>
          <table:table-cell office:value-type="string" office:string-value="Rr Sus" table:formula="of:=TRIM(LEFT(['UW(New)'.C8];LEN(['UW(New)'.C8])-6))" table:style-name="ce195">
            <text:p>Rr Sus</text:p>
          </table:table-cell>
          <table:table-cell office:value-type="float" office:value="0.90782608695652167" table:formula="of:=['UW(New)'.Y8]" table:style-name="ce196">
            <text:p>0.9078</text:p>
          </table:table-cell>
          <table:table-cell office:value-type="float" office:value="60" table:formula="of:=['UW(New)'.H8]" table:style-name="ce197">
            <text:p>60</text:p>
          </table:table-cell>
          <table:table-cell office:value-type="time" office:time-value="PT0H10M0S" table:formula="of:=['UW(New)'.J8]" table:style-name="ce198">
            <text:p>0:10</text:p>
          </table:table-cell>
          <table:table-cell office:value-type="float" office:value="0.4" table:formula="of:=['UW(New)'.V8]" table:style-name="ce199">
            <text:p>0.40</text:p>
          </table:table-cell>
          <table:table-cell office:value-type="float" office:value="0" table:formula="of:=['UW(New)'.P47]" table:style-name="ce200">
            <text:p>0</text:p>
          </table:table-cell>
          <table:table-cell table:style-name="ce1"/>
          <table:table-cell office:value-type="string" table:style-name="ce201">
            <text:p>Process</text:p>
          </table:table-cell>
          <table:table-cell office:value-type="string" table:style-name="ce202">
            <text:p>Station</text:p>
          </table:table-cell>
          <table:table-cell office:value-type="string" table:style-name="ce203">
            <text:p>Stop</text:p>
          </table:table-cell>
          <table:table-cell office:value-type="string" table:style-name="ce203">
            <text:p>Reason</text:p>
          </table:table-cell>
          <table:table-cell office:value-type="string" table:style-name="ce204">
            <text:p>Minutes</text:p>
          </table:table-cell>
          <table:table-cell office:value-type="string" table:style-name="ce205">
            <text:p>4M</text:p>
          </table:table-cell>
          <table:table-cell table:number-columns-repeated="16370"/>
        </table:table-row>
        <table:table-row table:style-name="ro19">
          <table:table-cell office:value-type="string" table:style-name="ce194">
            <text:p>UW</text:p>
          </table:table-cell>
          <table:table-cell office:value-type="string" office:string-value="Fr sus" table:formula="of:=TRIM(LEFT(['UW(New)'.C9];LEN(['UW(New)'.C9])-6))" table:style-name="ce195">
            <text:p>Fr sus</text:p>
          </table:table-cell>
          <table:table-cell office:value-type="float" office:value="0.89947460595446593" table:formula="of:=['UW(New)'.Y9]" table:style-name="ce196">
            <text:p>0.8995</text:p>
          </table:table-cell>
          <table:table-cell office:value-type="float" office:value="428" table:formula="of:=['UW(New)'.H9]" table:style-name="ce197">
            <text:p>428</text:p>
          </table:table-cell>
          <table:table-cell office:value-type="time" office:time-value="PT5H50M0S" table:formula="of:=['UW(New)'.J9]" table:style-name="ce198">
            <text:p>5:50</text:p>
          </table:table-cell>
          <table:table-cell office:value-type="float" office:value="0.06" table:formula="of:=['UW(New)'.V9]" table:style-name="ce199">
            <text:p>0.06</text:p>
          </table:table-cell>
          <table:table-cell office:value-type="float" office:value="1" table:formula="of:=['UW(New)'.P48]" table:style-name="ce200">
            <text:p>1</text:p>
          </table:table-cell>
          <table:table-cell table:style-name="ce1"/>
          <table:table-cell office:value-type="string" office:string-value="FLA" table:formula="of:=TRIM(IF(INDIRECT(&quot;'UW(New)'!B&quot;&amp;[.A38])=0;&quot;&quot;;INDIRECT(&quot;'UW(New)'!B&quot;&amp;[.A38])))" table:number-matrix-columns-spanned="1" table:number-matrix-rows-spanned="1" table:style-name="ce206">
            <text:p>FLA</text:p>
          </table:table-cell>
          <table:table-cell office:value-type="string" office:string-value="ALL" table:formula="of:=TRIM(IF(INDIRECT(&quot;'UW(New)'!C&quot;&amp;[.A38])=0;&quot;&quot;;INDIRECT(&quot;'UW(New)'!C&quot;&amp;[.A38])))" table:number-matrix-columns-spanned="1" table:number-matrix-rows-spanned="1" table:style-name="ce207">
            <text:p>ALL</text:p>
          </table:table-cell>
          <table:table-cell office:value-type="string" office:string-value="Planned stop" table:formula="of:=TRIM(IF(INDIRECT(&quot;'UW(New)'!E&quot;&amp;[.A38])=0;&quot;&quot;;INDIRECT(&quot;'UW(New)'!E&quot;&amp;[.A38])))" table:number-matrix-columns-spanned="1" table:number-matrix-rows-spanned="1" table:style-name="ce207">
            <text:p>Planned stop</text:p>
          </table:table-cell>
          <table:table-cell office:value-type="string" office:string-value="Nozzle clean/Tip change" table:formula="of:=TRIM(IF(INDIRECT(&quot;'UW(New)'!l&quot;&amp;[.A38])=0;&quot;&quot;;INDIRECT(&quot;'UW(New)'!l&quot;&amp;[.A38])))" table:number-matrix-columns-spanned="1" table:number-matrix-rows-spanned="1" table:style-name="ce207">
            <text:p>Nozzle clean/Tip change</text:p>
          </table:table-cell>
          <table:table-cell office:value-type="string" office:string-value="24" table:formula="of:=TRIM(IF(INDIRECT(&quot;'UW(New)'!J&quot;&amp;[.A38])=0;&quot;&quot;;INDIRECT(&quot;'UW(New)'!J&quot;&amp;[.A38])))" table:number-matrix-columns-spanned="1" table:number-matrix-rows-spanned="1" table:style-name="ce207">
            <text:p>24</text:p>
          </table:table-cell>
          <table:table-cell office:value-type="string" office:string-value="Equipment" table:formula="of:=TRIM(IF(INDIRECT(&quot;'UW(New)'!D&quot;&amp;[.A38])=0;&quot;&quot;;INDIRECT(&quot;'UW(New)'!D&quot;&amp;[.A38])))" table:number-matrix-columns-spanned="1" table:number-matrix-rows-spanned="1" table:style-name="ce208">
            <text:p>Equipment</text:p>
          </table:table-cell>
          <table:table-cell table:number-columns-repeated="16370"/>
        </table:table-row>
        <table:table-row table:style-name="ro19">
          <table:table-cell office:value-type="string" table:style-name="ce194">
            <text:p>UW</text:p>
          </table:table-cell>
          <table:table-cell office:value-type="string" office:string-value="OA Cowl" table:formula="of:=TRIM(LEFT(['UW(New)'.C10];LEN(['UW(New)'.C10])-6))" table:style-name="ce195">
            <text:p>OA Cowl</text:p>
          </table:table-cell>
          <table:table-cell office:value-type="float" office:value="1" table:formula="of:=['UW(New)'.Y10]" table:style-name="ce196">
            <text:p>1.0000</text:p>
          </table:table-cell>
          <table:table-cell office:value-type="float" office:value="420" table:formula="of:=['UW(New)'.H10]" table:style-name="ce197">
            <text:p>420</text:p>
          </table:table-cell>
          <table:table-cell office:value-type="time" office:time-value="PT4H12M0S" table:formula="of:=['UW(New)'.J10]" table:style-name="ce198">
            <text:p>4:12</text:p>
          </table:table-cell>
          <table:table-cell office:value-type="float" office:value="0" table:formula="of:=['UW(New)'.V10]" table:style-name="ce199">
            <text:p>0.00</text:p>
          </table:table-cell>
          <table:table-cell office:value-type="float" office:value="0" table:formula="of:=['UW(New)'.P49]" table:style-name="ce200">
            <text:p>0</text:p>
          </table:table-cell>
          <table:table-cell table:style-name="ce1"/>
          <table:table-cell office:value-type="string" office:string-value="RS" table:formula="of:=TRIM(IF(INDIRECT(&quot;'UW(New)'!B&quot;&amp;[.A39])=0;&quot;&quot;;INDIRECT(&quot;'UW(New)'!B&quot;&amp;[.A39])))" table:number-matrix-columns-spanned="1" table:number-matrix-rows-spanned="1" table:style-name="ce206">
            <text:p>RS</text:p>
          </table:table-cell>
          <table:table-cell office:value-type="string" office:string-value="ALL" table:formula="of:=TRIM(IF(INDIRECT(&quot;'UW(New)'!C&quot;&amp;[.A39])=0;&quot;&quot;;INDIRECT(&quot;'UW(New)'!C&quot;&amp;[.A39])))" table:number-matrix-columns-spanned="1" table:number-matrix-rows-spanned="1" table:style-name="ce207">
            <text:p>ALL</text:p>
          </table:table-cell>
          <table:table-cell office:value-type="string" office:string-value="Planned stop" table:formula="of:=TRIM(IF(INDIRECT(&quot;'UW(New)'!E&quot;&amp;[.A39])=0;&quot;&quot;;INDIRECT(&quot;'UW(New)'!E&quot;&amp;[.A39])))" table:number-matrix-columns-spanned="1" table:number-matrix-rows-spanned="1" table:style-name="ce207">
            <text:p>Planned stop</text:p>
          </table:table-cell>
          <table:table-cell office:value-type="string" office:string-value="TMs recovered 177D during lunch" table:formula="of:=TRIM(IF(INDIRECT(&quot;'UW(New)'!l&quot;&amp;[.A39])=0;&quot;&quot;;INDIRECT(&quot;'UW(New)'!l&quot;&amp;[.A39])))" table:number-matrix-columns-spanned="1" table:number-matrix-rows-spanned="1" table:style-name="ce207">
            <text:p>TMs recovered 177D during lunch</text:p>
          </table:table-cell>
          <table:table-cell office:value-type="string" office:string-value="45" table:formula="of:=TRIM(IF(INDIRECT(&quot;'UW(New)'!J&quot;&amp;[.A39])=0;&quot;&quot;;INDIRECT(&quot;'UW(New)'!J&quot;&amp;[.A39])))" table:number-matrix-columns-spanned="1" table:number-matrix-rows-spanned="1" table:style-name="ce207">
            <text:p>45</text:p>
          </table:table-cell>
          <table:table-cell office:value-type="string" office:string-value="Other" table:formula="of:=TRIM(IF(INDIRECT(&quot;'UW(New)'!D&quot;&amp;[.A39])=0;&quot;&quot;;INDIRECT(&quot;'UW(New)'!D&quot;&amp;[.A39])))" table:number-matrix-columns-spanned="1" table:number-matrix-rows-spanned="1" table:style-name="ce208">
            <text:p>Other</text:p>
          </table:table-cell>
          <table:table-cell table:number-columns-repeated="16370"/>
        </table:table-row>
        <table:table-row table:style-name="ro19">
          <table:table-cell office:value-type="string" table:style-name="ce194">
            <text:p>UW</text:p>
          </table:table-cell>
          <table:table-cell office:value-type="string" office:string-value="Fr lwr arm" table:formula="of:=TRIM(LEFT(['UW(New)'.C11];LEN(['UW(New)'.C11])-8))" table:style-name="ce195">
            <text:p>Fr lwr arm</text:p>
          </table:table-cell>
          <table:table-cell office:value-type="float" office:value="0.97193605683836581" table:formula="of:=['UW(New)'.Y11]" table:style-name="ce196">
            <text:p>0.9719</text:p>
          </table:table-cell>
          <table:table-cell office:value-type="float" office:value="456" table:formula="of:=['UW(New)'.H11]" table:style-name="ce197">
            <text:p>456</text:p>
          </table:table-cell>
          <table:table-cell office:value-type="time" office:time-value="PT5H42M0S" table:formula="of:=['UW(New)'.J11]" table:style-name="ce198">
            <text:p>5:42</text:p>
          </table:table-cell>
          <table:table-cell office:value-type="float" office:value="0" table:formula="of:=['UW(New)'.V11]" table:style-name="ce199">
            <text:p>0.00</text:p>
          </table:table-cell>
          <table:table-cell office:value-type="float" office:value="0" table:formula="of:=['UW(New)'.P50]" table:style-name="ce200">
            <text:p>0</text:p>
          </table:table-cell>
          <table:table-cell table:style-name="ce1"/>
          <table:table-cell office:value-type="string" office:string-value="RLA" table:formula="of:=TRIM(IF(INDIRECT(&quot;'UW(New)'!B&quot;&amp;[.A40])=0;&quot;&quot;;INDIRECT(&quot;'UW(New)'!B&quot;&amp;[.A40])))" table:number-matrix-columns-spanned="1" table:number-matrix-rows-spanned="1" table:style-name="ce206">
            <text:p>RLA</text:p>
          </table:table-cell>
          <table:table-cell office:value-type="string" office:string-value="ALL" table:formula="of:=TRIM(IF(INDIRECT(&quot;'UW(New)'!C&quot;&amp;[.A40])=0;&quot;&quot;;INDIRECT(&quot;'UW(New)'!C&quot;&amp;[.A40])))" table:number-matrix-columns-spanned="1" table:number-matrix-rows-spanned="1" table:style-name="ce207">
            <text:p>ALL</text:p>
          </table:table-cell>
          <table:table-cell office:value-type="string" office:string-value="No ED palettes" table:formula="of:=TRIM(IF(INDIRECT(&quot;'UW(New)'!E&quot;&amp;[.A40])=0;&quot;&quot;;INDIRECT(&quot;'UW(New)'!E&quot;&amp;[.A40])))" table:number-matrix-columns-spanned="1" table:number-matrix-rows-spanned="1" table:style-name="ce207">
            <text:p>No ED palettes</text:p>
          </table:table-cell>
          <table:table-cell office:value-type="string" office:string-value="" table:formula="of:=TRIM(IF(INDIRECT(&quot;'UW(New)'!l&quot;&amp;[.A40])=0;&quot;&quot;;INDIRECT(&quot;'UW(New)'!l&quot;&amp;[.A40])))" table:number-matrix-columns-spanned="1" table:number-matrix-rows-spanned="1" table:style-name="ce207"/>
          <table:table-cell office:value-type="string" office:string-value="25" table:formula="of:=TRIM(IF(INDIRECT(&quot;'UW(New)'!J&quot;&amp;[.A40])=0;&quot;&quot;;INDIRECT(&quot;'UW(New)'!J&quot;&amp;[.A40])))" table:number-matrix-columns-spanned="1" table:number-matrix-rows-spanned="1" table:style-name="ce207">
            <text:p>25</text:p>
          </table:table-cell>
          <table:table-cell office:value-type="string" office:string-value="Other" table:formula="of:=TRIM(IF(INDIRECT(&quot;'UW(New)'!D&quot;&amp;[.A40])=0;&quot;&quot;;INDIRECT(&quot;'UW(New)'!D&quot;&amp;[.A40])))" table:number-matrix-columns-spanned="1" table:number-matrix-rows-spanned="1" table:style-name="ce208">
            <text:p>Other</text:p>
          </table:table-cell>
          <table:table-cell table:number-columns-repeated="16370"/>
        </table:table-row>
        <table:table-row table:style-name="ro19">
          <table:table-cell office:value-type="string" table:style-name="ce194">
            <text:p>UW</text:p>
          </table:table-cell>
          <table:table-cell office:value-type="string" office:string-value="Rear arm" table:formula="of:=TRIM(LEFT(['UW(New)'.C12];LEN(['UW(New)'.C12])-6))" table:style-name="ce195">
            <text:p>Rear arm</text:p>
          </table:table-cell>
          <table:table-cell office:value-type="float" office:value="0.91187335092348276" table:formula="of:=['UW(New)'.Y12]" table:style-name="ce196">
            <text:p>0.9119</text:p>
          </table:table-cell>
          <table:table-cell office:value-type="float" office:value="288" table:formula="of:=['UW(New)'.H12]" table:style-name="ce197">
            <text:p>288</text:p>
          </table:table-cell>
          <table:table-cell office:value-type="time" office:time-value="PT2H4M0S" table:formula="of:=['UW(New)'.J12]" table:style-name="ce198">
            <text:p>2:04</text:p>
          </table:table-cell>
          <table:table-cell office:value-type="float" office:value="0" table:formula="of:=['UW(New)'.V12]" table:style-name="ce199">
            <text:p>0.00</text:p>
          </table:table-cell>
          <table:table-cell office:value-type="float" office:value="0" table:formula="of:=['UW(New)'.P51]" table:style-name="ce200">
            <text:p>0</text:p>
          </table:table-cell>
          <table:table-cell table:style-name="ce1"/>
          <table:table-cell office:value-type="string" office:string-value="FS" table:formula="of:=TRIM(IF(INDIRECT(&quot;'UW(New)'!B&quot;&amp;[.A41])=0;&quot;&quot;;INDIRECT(&quot;'UW(New)'!B&quot;&amp;[.A41])))" table:number-matrix-columns-spanned="1" table:number-matrix-rows-spanned="1" table:style-name="ce206">
            <text:p>FS</text:p>
          </table:table-cell>
          <table:table-cell office:value-type="string" office:string-value="MT#2" table:formula="of:=TRIM(IF(INDIRECT(&quot;'UW(New)'!C&quot;&amp;[.A41])=0;&quot;&quot;;INDIRECT(&quot;'UW(New)'!C&quot;&amp;[.A41])))" table:number-matrix-columns-spanned="1" table:number-matrix-rows-spanned="1" table:style-name="ce207">
            <text:p>MT#2</text:p>
          </table:table-cell>
          <table:table-cell office:value-type="string" office:string-value="Matehan cycle time out inside station 10 x2" table:formula="of:=TRIM(IF(INDIRECT(&quot;'UW(New)'!E&quot;&amp;[.A41])=0;&quot;&quot;;INDIRECT(&quot;'UW(New)'!E&quot;&amp;[.A41])))" table:number-matrix-columns-spanned="1" table:number-matrix-rows-spanned="1" table:style-name="ce207">
            <text:p>Matehan cycle time out inside station 10 x2</text:p>
          </table:table-cell>
          <table:table-cell office:value-type="string" office:string-value="Clamp fault" table:formula="of:=TRIM(IF(INDIRECT(&quot;'UW(New)'!l&quot;&amp;[.A41])=0;&quot;&quot;;INDIRECT(&quot;'UW(New)'!l&quot;&amp;[.A41])))" table:number-matrix-columns-spanned="1" table:number-matrix-rows-spanned="1" table:style-name="ce207">
            <text:p>Clamp fault</text:p>
          </table:table-cell>
          <table:table-cell office:value-type="string" office:string-value="15" table:formula="of:=TRIM(IF(INDIRECT(&quot;'UW(New)'!J&quot;&amp;[.A41])=0;&quot;&quot;;INDIRECT(&quot;'UW(New)'!J&quot;&amp;[.A41])))" table:number-matrix-columns-spanned="1" table:number-matrix-rows-spanned="1" table:style-name="ce207">
            <text:p>15</text:p>
          </table:table-cell>
          <table:table-cell office:value-type="string" office:string-value="Equipment" table:formula="of:=TRIM(IF(INDIRECT(&quot;'UW(New)'!D&quot;&amp;[.A41])=0;&quot;&quot;;INDIRECT(&quot;'UW(New)'!D&quot;&amp;[.A41])))" table:number-matrix-columns-spanned="1" table:number-matrix-rows-spanned="1" table:style-name="ce208">
            <text:p>Equipment</text:p>
          </table:table-cell>
          <table:table-cell table:number-columns-repeated="16370"/>
        </table:table-row>
        <table:table-row table:style-name="ro19">
          <table:table-cell office:value-type="string" table:style-name="ce194">
            <text:p>UW</text:p>
          </table:table-cell>
          <table:table-cell office:value-type="string" office:string-value="Rear Beam" table:formula="of:=TRIM(LEFT(['UW(New)'.C13];LEN(['UW(New)'.C13])-6))" table:style-name="ce195">
            <text:p>Rear Beam</text:p>
          </table:table-cell>
          <table:table-cell office:value-type="float" office:value="0.96693840579710133" table:formula="of:=['UW(New)'.Y13]" table:style-name="ce196">
            <text:p>0.9669</text:p>
          </table:table-cell>
          <table:table-cell office:value-type="float" office:value="427" table:formula="of:=['UW(New)'.H13]" table:style-name="ce197">
            <text:p>427</text:p>
          </table:table-cell>
          <table:table-cell office:value-type="time" office:time-value="PT5H50M0S" table:formula="of:=['UW(New)'.J13]" table:style-name="ce198">
            <text:p>5:50</text:p>
          </table:table-cell>
          <table:table-cell office:value-type="float" office:value="7.0000000000000007E-2" table:formula="of:=['UW(New)'.V13]" table:style-name="ce199">
            <text:p>0.07</text:p>
          </table:table-cell>
          <table:table-cell office:value-type="float" office:value="3" table:formula="of:=SUM(['UW(New)'.P53];['UW(New)'.P54])" table:style-name="ce200">
            <text:p>3</text:p>
          </table:table-cell>
          <table:table-cell table:style-name="ce1"/>
          <table:table-cell office:value-type="string" office:string-value="FS" table:formula="of:=TRIM(IF(INDIRECT(&quot;'UW(New)'!B&quot;&amp;[.A42])=0;&quot;&quot;;INDIRECT(&quot;'UW(New)'!B&quot;&amp;[.A42])))" table:number-matrix-columns-spanned="1" table:number-matrix-rows-spanned="1" table:style-name="ce206">
            <text:p>FS</text:p>
          </table:table-cell>
          <table:table-cell office:value-type="string" office:string-value="ALL" table:formula="of:=TRIM(IF(INDIRECT(&quot;'UW(New)'!C&quot;&amp;[.A42])=0;&quot;&quot;;INDIRECT(&quot;'UW(New)'!C&quot;&amp;[.A42])))" table:number-matrix-columns-spanned="1" table:number-matrix-rows-spanned="1" table:style-name="ce207">
            <text:p>ALL</text:p>
          </table:table-cell>
          <table:table-cell office:value-type="string" office:string-value="Planned stop" table:formula="of:=TRIM(IF(INDIRECT(&quot;'UW(New)'!E&quot;&amp;[.A42])=0;&quot;&quot;;INDIRECT(&quot;'UW(New)'!E&quot;&amp;[.A42])))" table:number-matrix-columns-spanned="1" table:number-matrix-rows-spanned="1" table:style-name="ce207">
            <text:p>Planned stop</text:p>
          </table:table-cell>
          <table:table-cell office:value-type="string" office:string-value="Nozzle clean/Tip change" table:formula="of:=TRIM(IF(INDIRECT(&quot;'UW(New)'!l&quot;&amp;[.A42])=0;&quot;&quot;;INDIRECT(&quot;'UW(New)'!l&quot;&amp;[.A42])))" table:number-matrix-columns-spanned="1" table:number-matrix-rows-spanned="1" table:style-name="ce207">
            <text:p>Nozzle clean/Tip change</text:p>
          </table:table-cell>
          <table:table-cell office:value-type="string" office:string-value="24" table:formula="of:=TRIM(IF(INDIRECT(&quot;'UW(New)'!J&quot;&amp;[.A42])=0;&quot;&quot;;INDIRECT(&quot;'UW(New)'!J&quot;&amp;[.A42])))" table:number-matrix-columns-spanned="1" table:number-matrix-rows-spanned="1" table:style-name="ce207">
            <text:p>24</text:p>
          </table:table-cell>
          <table:table-cell office:value-type="string" office:string-value="Equipment" table:formula="of:=TRIM(IF(INDIRECT(&quot;'UW(New)'!D&quot;&amp;[.A42])=0;&quot;&quot;;INDIRECT(&quot;'UW(New)'!D&quot;&amp;[.A42])))" table:number-matrix-columns-spanned="1" table:number-matrix-rows-spanned="1" table:style-name="ce208">
            <text:p>Equipment</text:p>
          </table:table-cell>
          <table:table-cell table:number-columns-repeated="16370"/>
        </table:table-row>
        <table:table-row table:style-name="ro19">
          <table:table-cell office:value-type="string" table:style-name="ce194">
            <text:p>UA</text:p>
          </table:table-cell>
          <table:table-cell office:value-type="string" office:string-value="Rr Sus" table:formula="of:=TRIM(LEFT(['UA(New)'.C8];LEN(['UA(New)'.C8])-6))" table:style-name="ce195">
            <text:p>Rr Sus</text:p>
          </table:table-cell>
          <table:table-cell office:value-type="float" office:value="0.66709265175718846" table:formula="of:=['UA(New)'.R8]" table:style-name="ce196">
            <text:p>0.6671</text:p>
          </table:table-cell>
          <table:table-cell office:value-type="float" office:value="60" table:formula="of:=['UA(New)'.H8]" table:style-name="ce197">
            <text:p>60</text:p>
          </table:table-cell>
          <table:table-cell office:value-type="time" office:time-value="PT0H48M0S" table:formula="of:=['UA(New)'.J8]" table:style-name="ce198">
            <text:p>0:48</text:p>
          </table:table-cell>
          <table:table-cell office:value-type="float" office:value="0" table:formula="of:=['UA(New)'.S8]" table:style-name="ce199">
            <text:p>0.00</text:p>
          </table:table-cell>
          <table:table-cell office:value-type="float" office:value="0" table:formula="of:=['UA(New)'.P8]" table:style-name="ce200">
            <text:p>0</text:p>
          </table:table-cell>
          <table:table-cell table:style-name="ce1"/>
          <table:table-cell office:value-type="string" office:string-value="FS" table:formula="of:=TRIM(IF(INDIRECT(&quot;'UW(New)'!B&quot;&amp;[.A43])=0;&quot;&quot;;INDIRECT(&quot;'UW(New)'!B&quot;&amp;[.A43])))" table:number-matrix-columns-spanned="1" table:number-matrix-rows-spanned="1" table:style-name="ce206">
            <text:p>FS</text:p>
          </table:table-cell>
          <table:table-cell office:value-type="string" office:string-value="10ST" table:formula="of:=TRIM(IF(INDIRECT(&quot;'UW(New)'!C&quot;&amp;[.A43])=0;&quot;&quot;;INDIRECT(&quot;'UW(New)'!C&quot;&amp;[.A43])))" table:number-matrix-columns-spanned="1" table:number-matrix-rows-spanned="1" table:style-name="ce207">
            <text:p>10ST</text:p>
          </table:table-cell>
          <table:table-cell office:value-type="string" office:string-value="R3 fault" table:formula="of:=TRIM(IF(INDIRECT(&quot;'UW(New)'!E&quot;&amp;[.A43])=0;&quot;&quot;;INDIRECT(&quot;'UW(New)'!E&quot;&amp;[.A43])))" table:number-matrix-columns-spanned="1" table:number-matrix-rows-spanned="1" table:style-name="ce207">
            <text:p>R3 fault</text:p>
          </table:table-cell>
          <table:table-cell office:value-type="string" office:string-value="Burnt tip" table:formula="of:=TRIM(IF(INDIRECT(&quot;'UW(New)'!l&quot;&amp;[.A43])=0;&quot;&quot;;INDIRECT(&quot;'UW(New)'!l&quot;&amp;[.A43])))" table:number-matrix-columns-spanned="1" table:number-matrix-rows-spanned="1" table:style-name="ce207">
            <text:p>Burnt tip</text:p>
          </table:table-cell>
          <table:table-cell office:value-type="string" office:string-value="6" table:formula="of:=TRIM(IF(INDIRECT(&quot;'UW(New)'!J&quot;&amp;[.A43])=0;&quot;&quot;;INDIRECT(&quot;'UW(New)'!J&quot;&amp;[.A43])))" table:number-matrix-columns-spanned="1" table:number-matrix-rows-spanned="1" table:style-name="ce207">
            <text:p>6</text:p>
          </table:table-cell>
          <table:table-cell office:value-type="string" office:string-value="Equipment" table:formula="of:=TRIM(IF(INDIRECT(&quot;'UW(New)'!D&quot;&amp;[.A43])=0;&quot;&quot;;INDIRECT(&quot;'UW(New)'!D&quot;&amp;[.A43])))" table:number-matrix-columns-spanned="1" table:number-matrix-rows-spanned="1" table:style-name="ce208">
            <text:p>Equipment</text:p>
          </table:table-cell>
          <table:table-cell table:number-columns-repeated="16370"/>
        </table:table-row>
        <table:table-row table:style-name="ro19">
          <table:table-cell office:value-type="string" table:style-name="ce194">
            <text:p>UA</text:p>
          </table:table-cell>
          <table:table-cell office:value-type="string" office:string-value="Fr lwr arm" table:formula="of:=TRIM(LEFT(['UA(New)'.C9];LEN(['UA(New)'.C9])-7))" table:style-name="ce195">
            <text:p>Fr lwr arm</text:p>
          </table:table-cell>
          <table:table-cell office:value-type="float" office:value="0.90048939641109293" table:formula="of:=['UA(New)'.R9]" table:style-name="ce196">
            <text:p>0.9005</text:p>
          </table:table-cell>
          <table:table-cell office:value-type="float" office:value="460" table:formula="of:=['UA(New)'.H9]" table:style-name="ce197">
            <text:p>460</text:p>
          </table:table-cell>
          <table:table-cell office:value-type="time" office:time-value="PT6H8M0S" table:formula="of:=['UA(New)'.J9]" table:style-name="ce198">
            <text:p>6:08</text:p>
          </table:table-cell>
          <table:table-cell office:value-type="float" office:value="0" table:formula="of:=['UA(New)'.S9]" table:style-name="ce199">
            <text:p>0.00</text:p>
          </table:table-cell>
          <table:table-cell office:value-type="float" office:value="0" table:formula="of:=['UA(New)'.P9]" table:style-name="ce200">
            <text:p>0</text:p>
          </table:table-cell>
          <table:table-cell table:style-name="ce1"/>
          <table:table-cell office:value-type="string" office:string-value="FS" table:formula="of:=TRIM(IF(INDIRECT(&quot;'UW(New)'!B&quot;&amp;[.A44])=0;&quot;&quot;;INDIRECT(&quot;'UW(New)'!B&quot;&amp;[.A44])))" table:number-matrix-columns-spanned="1" table:number-matrix-rows-spanned="1" table:style-name="ce206">
            <text:p>FS</text:p>
          </table:table-cell>
          <table:table-cell office:value-type="string" office:string-value="9ST" table:formula="of:=TRIM(IF(INDIRECT(&quot;'UW(New)'!C&quot;&amp;[.A44])=0;&quot;&quot;;INDIRECT(&quot;'UW(New)'!C&quot;&amp;[.A44])))" table:number-matrix-columns-spanned="1" table:number-matrix-rows-spanned="1" table:style-name="ce207">
            <text:p>9ST</text:p>
          </table:table-cell>
          <table:table-cell office:value-type="string" office:string-value="Partition light curtain fault" table:formula="of:=TRIM(IF(INDIRECT(&quot;'UW(New)'!E&quot;&amp;[.A44])=0;&quot;&quot;;INDIRECT(&quot;'UW(New)'!E&quot;&amp;[.A44])))" table:number-matrix-columns-spanned="1" table:number-matrix-rows-spanned="1" table:style-name="ce207">
            <text:p>Partition light curtain fault</text:p>
          </table:table-cell>
          <table:table-cell office:value-type="string" office:string-value="Curtain overtraveled" table:formula="of:=TRIM(IF(INDIRECT(&quot;'UW(New)'!l&quot;&amp;[.A44])=0;&quot;&quot;;INDIRECT(&quot;'UW(New)'!l&quot;&amp;[.A44])))" table:number-matrix-columns-spanned="1" table:number-matrix-rows-spanned="1" table:style-name="ce207">
            <text:p>Curtain overtraveled</text:p>
          </table:table-cell>
          <table:table-cell office:value-type="string" office:string-value="3" table:formula="of:=TRIM(IF(INDIRECT(&quot;'UW(New)'!J&quot;&amp;[.A44])=0;&quot;&quot;;INDIRECT(&quot;'UW(New)'!J&quot;&amp;[.A44])))" table:number-matrix-columns-spanned="1" table:number-matrix-rows-spanned="1" table:style-name="ce207">
            <text:p>3</text:p>
          </table:table-cell>
          <table:table-cell office:value-type="string" office:string-value="Equipment" table:formula="of:=TRIM(IF(INDIRECT(&quot;'UW(New)'!D&quot;&amp;[.A44])=0;&quot;&quot;;INDIRECT(&quot;'UW(New)'!D&quot;&amp;[.A44])))" table:number-matrix-columns-spanned="1" table:number-matrix-rows-spanned="1" table:style-name="ce208">
            <text:p>Equipment</text:p>
          </table:table-cell>
          <table:table-cell table:number-columns-repeated="16370"/>
        </table:table-row>
        <table:table-row table:style-name="ro19">
          <table:table-cell office:value-type="string" table:style-name="ce194">
            <text:p>UA</text:p>
          </table:table-cell>
          <table:table-cell office:value-type="string" office:string-value="OA Cowl" table:formula="of:=TRIM(LEFT(['UA(New)'.C10];LEN(['UA(New)'.C10])-6))" table:style-name="ce195">
            <text:p>OA Cowl</text:p>
          </table:table-cell>
          <table:table-cell office:value-type="float" office:value="1" table:formula="of:=['UA(New)'.R10]" table:style-name="ce196">
            <text:p>1.0000</text:p>
          </table:table-cell>
          <table:table-cell office:value-type="float" office:value="408" table:formula="of:=['UA(New)'.H10]" table:style-name="ce197">
            <text:p>408</text:p>
          </table:table-cell>
          <table:table-cell office:value-type="time" office:time-value="PT2H55M0S" table:formula="of:=['UA(New)'.J10]" table:style-name="ce198">
            <text:p>2:55</text:p>
          </table:table-cell>
          <table:table-cell office:value-type="float" office:value="14705.882352941177" table:formula="of:=['UA(New)'.S10]" table:style-name="ce199">
            <text:p>14705.88</text:p>
          </table:table-cell>
          <table:table-cell office:value-type="float" office:value="6" table:formula="of:=['UA(New)'.P10]" table:style-name="ce200">
            <text:p>6</text:p>
          </table:table-cell>
          <table:table-cell table:style-name="ce1"/>
          <table:table-cell office:value-type="string" office:string-value="Rr_Beam_890B" table:formula="of:=TRIM(IF(INDIRECT(&quot;'UW(New)'!B&quot;&amp;[.A45])=0;&quot;&quot;;INDIRECT(&quot;'UW(New)'!B&quot;&amp;[.A45])))" table:number-matrix-columns-spanned="1" table:number-matrix-rows-spanned="1" table:style-name="ce206">
            <text:p>Rr_Beam_890B</text:p>
          </table:table-cell>
          <table:table-cell office:value-type="string" office:string-value="16ST" table:formula="of:=TRIM(IF(INDIRECT(&quot;'UW(New)'!C&quot;&amp;[.A45])=0;&quot;&quot;;INDIRECT(&quot;'UW(New)'!C&quot;&amp;[.A45])))" table:number-matrix-columns-spanned="1" table:number-matrix-rows-spanned="1" table:style-name="ce207">
            <text:p>16ST</text:p>
          </table:table-cell>
          <table:table-cell office:value-type="string" office:string-value="5 parts failied alignment" table:formula="of:=TRIM(IF(INDIRECT(&quot;'UW(New)'!E&quot;&amp;[.A45])=0;&quot;&quot;;INDIRECT(&quot;'UW(New)'!E&quot;&amp;[.A45])))" table:number-matrix-columns-spanned="1" table:number-matrix-rows-spanned="1" table:style-name="ce207">
            <text:p>5 parts failied alignment</text:p>
          </table:table-cell>
          <table:table-cell office:value-type="string" office:string-value="Low toe" table:formula="of:=TRIM(IF(INDIRECT(&quot;'UW(New)'!l&quot;&amp;[.A45])=0;&quot;&quot;;INDIRECT(&quot;'UW(New)'!l&quot;&amp;[.A45])))" table:number-matrix-columns-spanned="1" table:number-matrix-rows-spanned="1" table:style-name="ce207">
            <text:p>Low toe</text:p>
          </table:table-cell>
          <table:table-cell office:value-type="string" office:string-value="3" table:formula="of:=TRIM(IF(INDIRECT(&quot;'UW(New)'!J&quot;&amp;[.A45])=0;&quot;&quot;;INDIRECT(&quot;'UW(New)'!J&quot;&amp;[.A45])))" table:number-matrix-columns-spanned="1" table:number-matrix-rows-spanned="1" table:style-name="ce207">
            <text:p>3</text:p>
          </table:table-cell>
          <table:table-cell office:value-type="string" office:string-value="Equipment" table:formula="of:=TRIM(IF(INDIRECT(&quot;'UW(New)'!D&quot;&amp;[.A45])=0;&quot;&quot;;INDIRECT(&quot;'UW(New)'!D&quot;&amp;[.A45])))" table:number-matrix-columns-spanned="1" table:number-matrix-rows-spanned="1" table:style-name="ce208">
            <text:p>Equipment</text:p>
          </table:table-cell>
          <table:table-cell table:number-columns-repeated="16370"/>
        </table:table-row>
        <table:table-row table:style-name="ro19">
          <table:table-cell office:value-type="string" table:style-name="ce194">
            <text:p>UA</text:p>
          </table:table-cell>
          <table:table-cell office:value-type="string" office:string-value="Rear arm" table:formula="of:=TRIM(LEFT(['UA(New)'.C11];LEN(['UA(New)'.C11])-6))" table:style-name="ce195">
            <text:p>Rear arm</text:p>
          </table:table-cell>
          <table:table-cell office:value-type="float" office:value="1" table:formula="of:=['UA(New)'.R11]" table:style-name="ce196">
            <text:p>1.0000</text:p>
          </table:table-cell>
          <table:table-cell office:value-type="float" office:value="576" table:formula="of:=['UA(New)'.H11]" table:style-name="ce197">
            <text:p>576</text:p>
          </table:table-cell>
          <table:table-cell office:value-type="time" office:time-value="PT3H5M0S" table:formula="of:=['UA(New)'.J11]" table:style-name="ce198">
            <text:p>3:05</text:p>
          </table:table-cell>
          <table:table-cell office:value-type="float" office:value="0" table:formula="of:=['UA(New)'.S11]" table:style-name="ce199">
            <text:p>0.00</text:p>
          </table:table-cell>
          <table:table-cell office:value-type="float" office:value="0" table:formula="of:=['UA(New)'.P11]" table:style-name="ce200">
            <text:p>0</text:p>
          </table:table-cell>
          <table:table-cell table:style-name="ce1"/>
          <table:table-cell office:value-type="string" office:string-value="Rr_Beam_890B" table:formula="of:=TRIM(IF(INDIRECT(&quot;'UW(New)'!B&quot;&amp;[.A46])=0;&quot;&quot;;INDIRECT(&quot;'UW(New)'!B&quot;&amp;[.A46])))" table:number-matrix-columns-spanned="1" table:number-matrix-rows-spanned="1" table:style-name="ce206">
            <text:p>Rr_Beam_890B</text:p>
          </table:table-cell>
          <table:table-cell office:value-type="string" office:string-value="15ST" table:formula="of:=TRIM(IF(INDIRECT(&quot;'UW(New)'!C&quot;&amp;[.A46])=0;&quot;&quot;;INDIRECT(&quot;'UW(New)'!C&quot;&amp;[.A46])))" table:number-matrix-columns-spanned="1" table:number-matrix-rows-spanned="1" table:style-name="ce207">
            <text:p>15ST</text:p>
          </table:table-cell>
          <table:table-cell office:value-type="string" office:string-value="Stud gun down" table:formula="of:=TRIM(IF(INDIRECT(&quot;'UW(New)'!E&quot;&amp;[.A46])=0;&quot;&quot;;INDIRECT(&quot;'UW(New)'!E&quot;&amp;[.A46])))" table:number-matrix-columns-spanned="1" table:number-matrix-rows-spanned="1" table:style-name="ce207">
            <text:p>Stud gun down</text:p>
          </table:table-cell>
          <table:table-cell office:value-type="string" office:string-value="Studs jammed causing damage to the collet" table:formula="of:=TRIM(IF(INDIRECT(&quot;'UW(New)'!l&quot;&amp;[.A46])=0;&quot;&quot;;INDIRECT(&quot;'UW(New)'!l&quot;&amp;[.A46])))" table:number-matrix-columns-spanned="1" table:number-matrix-rows-spanned="1" table:style-name="ce207">
            <text:p>Studs jammed causing damage to the collet</text:p>
          </table:table-cell>
          <table:table-cell office:value-type="string" office:string-value="12" table:formula="of:=TRIM(IF(INDIRECT(&quot;'UW(New)'!J&quot;&amp;[.A46])=0;&quot;&quot;;INDIRECT(&quot;'UW(New)'!J&quot;&amp;[.A46])))" table:number-matrix-columns-spanned="1" table:number-matrix-rows-spanned="1" table:style-name="ce207">
            <text:p>12</text:p>
          </table:table-cell>
          <table:table-cell office:value-type="string" office:string-value="Equipment" table:formula="of:=TRIM(IF(INDIRECT(&quot;'UW(New)'!D&quot;&amp;[.A46])=0;&quot;&quot;;INDIRECT(&quot;'UW(New)'!D&quot;&amp;[.A46])))" table:number-matrix-columns-spanned="1" table:number-matrix-rows-spanned="1" table:style-name="ce208">
            <text:p>Equipment</text:p>
          </table:table-cell>
          <table:table-cell table:number-columns-repeated="16370"/>
        </table:table-row>
        <table:table-row table:style-name="ro19">
          <table:table-cell office:value-type="string" table:style-name="ce194">
            <text:p>UA</text:p>
          </table:table-cell>
          <table:table-cell office:value-type="string" office:string-value="Fr sus" table:formula="of:=TRIM(LEFT(['UA(New)'.C12];LEN(['UA(New)'.C12])-6))" table:style-name="ce195">
            <text:p>Fr sus</text:p>
          </table:table-cell>
          <table:table-cell office:value-type="float" office:value="0.81194029850746263" table:formula="of:=['UA(New)'.R12]" table:style-name="ce196">
            <text:p>0.8119</text:p>
          </table:table-cell>
          <table:table-cell office:value-type="float" office:value="408" table:formula="of:=['UA(New)'.H12]" table:style-name="ce197">
            <text:p>408</text:p>
          </table:table-cell>
          <table:table-cell office:value-type="time" office:time-value="PT5H58M0S" table:formula="of:=['UA(New)'.J12]" table:style-name="ce198">
            <text:p>5:58</text:p>
          </table:table-cell>
          <table:table-cell office:value-type="float" office:value="22058.823529411766" table:formula="of:=['UA(New)'.S12]" table:style-name="ce199">
            <text:p>22058.82</text:p>
          </table:table-cell>
          <table:table-cell office:value-type="float" office:value="9" table:formula="of:=['UA(New)'.P12]" table:style-name="ce200">
            <text:p>9</text:p>
          </table:table-cell>
          <table:table-cell table:style-name="ce1"/>
          <table:table-cell office:value-type="string" office:string-value="Rr_Beam_890B" table:formula="of:=TRIM(IF(INDIRECT(&quot;'UW(New)'!B&quot;&amp;[.A47])=0;&quot;&quot;;INDIRECT(&quot;'UW(New)'!B&quot;&amp;[.A47])))" table:number-matrix-columns-spanned="1" table:number-matrix-rows-spanned="1" table:style-name="ce206">
            <text:p>Rr_Beam_890B</text:p>
          </table:table-cell>
          <table:table-cell office:value-type="string" office:string-value="ALL" table:formula="of:=TRIM(IF(INDIRECT(&quot;'UW(New)'!C&quot;&amp;[.A47])=0;&quot;&quot;;INDIRECT(&quot;'UW(New)'!C&quot;&amp;[.A47])))" table:number-matrix-columns-spanned="1" table:number-matrix-rows-spanned="1" table:style-name="ce207">
            <text:p>ALL</text:p>
          </table:table-cell>
          <table:table-cell office:value-type="string" office:string-value="Change over to 177D" table:formula="of:=TRIM(IF(INDIRECT(&quot;'UW(New)'!E&quot;&amp;[.A47])=0;&quot;&quot;;INDIRECT(&quot;'UW(New)'!E&quot;&amp;[.A47])))" table:number-matrix-columns-spanned="1" table:number-matrix-rows-spanned="1" table:style-name="ce207">
            <text:p>Change over to 177D</text:p>
          </table:table-cell>
          <table:table-cell office:value-type="string" office:string-value="" table:formula="of:=TRIM(IF(INDIRECT(&quot;'UW(New)'!l&quot;&amp;[.A47])=0;&quot;&quot;;INDIRECT(&quot;'UW(New)'!l&quot;&amp;[.A47])))" table:number-matrix-columns-spanned="1" table:number-matrix-rows-spanned="1" table:style-name="ce207"/>
          <table:table-cell office:value-type="string" office:string-value="15" table:formula="of:=TRIM(IF(INDIRECT(&quot;'UW(New)'!J&quot;&amp;[.A47])=0;&quot;&quot;;INDIRECT(&quot;'UW(New)'!J&quot;&amp;[.A47])))" table:number-matrix-columns-spanned="1" table:number-matrix-rows-spanned="1" table:style-name="ce207">
            <text:p>15</text:p>
          </table:table-cell>
          <table:table-cell office:value-type="string" office:string-value="Equipment" table:formula="of:=TRIM(IF(INDIRECT(&quot;'UW(New)'!D&quot;&amp;[.A47])=0;&quot;&quot;;INDIRECT(&quot;'UW(New)'!D&quot;&amp;[.A47])))" table:number-matrix-columns-spanned="1" table:number-matrix-rows-spanned="1" table:style-name="ce208">
            <text:p>Equipment</text:p>
          </table:table-cell>
          <table:table-cell table:number-columns-repeated="16370"/>
        </table:table-row>
        <table:table-row table:style-name="ro19">
          <table:table-cell office:value-type="string" table:style-name="ce194">
            <text:p>UA</text:p>
          </table:table-cell>
          <table:table-cell office:value-type="string" office:string-value="Rear Beam 177D" table:formula="of:=TRIM(LEFT(['UA(New)'.C13];LEN(['UA(New)'.C13])-11)&amp;RIGHT(['UA(New)'.C13];5))" table:style-name="ce195">
            <text:p>Rear Beam 177D</text:p>
          </table:table-cell>
          <table:table-cell office:value-type="float" office:value="0.99031690140845074" table:formula="of:=['UA(New)'.R13]" table:style-name="ce196">
            <text:p>0.9903</text:p>
          </table:table-cell>
          <table:table-cell office:value-type="float" office:value="225" table:formula="of:=['UA(New)'.H13]" table:style-name="ce197">
            <text:p>225</text:p>
          </table:table-cell>
          <table:table-cell office:value-type="time" office:time-value="PT5H52M0S" table:formula="of:=['UA(New)'.J13]" table:style-name="ce198">
            <text:p>5:52</text:p>
          </table:table-cell>
          <table:table-cell office:value-type="float" office:value="0" table:formula="of:=['UA(New)'.S13]" table:style-name="ce199">
            <text:p>0.00</text:p>
          </table:table-cell>
          <table:table-cell office:value-type="float" office:value="0" table:formula="of:=['UA(New)'.P13]" table:style-name="ce200">
            <text:p>0</text:p>
          </table:table-cell>
          <table:table-cell table:style-name="ce1"/>
          <table:table-cell office:value-type="string" office:string-value="Rr_Beam_ALL" table:formula="of:=TRIM(IF(INDIRECT(&quot;'UW(New)'!B&quot;&amp;[.A48])=0;&quot;&quot;;INDIRECT(&quot;'UW(New)'!B&quot;&amp;[.A48])))" table:number-matrix-columns-spanned="1" table:number-matrix-rows-spanned="1" table:style-name="ce206">
            <text:p>Rr_Beam_ALL</text:p>
          </table:table-cell>
          <table:table-cell office:value-type="string" office:string-value="ALL" table:formula="of:=TRIM(IF(INDIRECT(&quot;'UW(New)'!C&quot;&amp;[.A48])=0;&quot;&quot;;INDIRECT(&quot;'UW(New)'!C&quot;&amp;[.A48])))" table:number-matrix-columns-spanned="1" table:number-matrix-rows-spanned="1" table:style-name="ce207">
            <text:p>ALL</text:p>
          </table:table-cell>
          <table:table-cell office:value-type="string" office:string-value="Planned stop" table:formula="of:=TRIM(IF(INDIRECT(&quot;'UW(New)'!E&quot;&amp;[.A48])=0;&quot;&quot;;INDIRECT(&quot;'UW(New)'!E&quot;&amp;[.A48])))" table:number-matrix-columns-spanned="1" table:number-matrix-rows-spanned="1" table:style-name="ce207">
            <text:p>Planned stop</text:p>
          </table:table-cell>
          <table:table-cell office:value-type="string" office:string-value="Nozzle clean/Tip change" table:formula="of:=TRIM(IF(INDIRECT(&quot;'UW(New)'!l&quot;&amp;[.A48])=0;&quot;&quot;;INDIRECT(&quot;'UW(New)'!l&quot;&amp;[.A48])))" table:number-matrix-columns-spanned="1" table:number-matrix-rows-spanned="1" table:style-name="ce207">
            <text:p>Nozzle clean/Tip change</text:p>
          </table:table-cell>
          <table:table-cell office:value-type="string" office:string-value="28" table:formula="of:=TRIM(IF(INDIRECT(&quot;'UW(New)'!J&quot;&amp;[.A48])=0;&quot;&quot;;INDIRECT(&quot;'UW(New)'!J&quot;&amp;[.A48])))" table:number-matrix-columns-spanned="1" table:number-matrix-rows-spanned="1" table:style-name="ce207">
            <text:p>28</text:p>
          </table:table-cell>
          <table:table-cell office:value-type="string" office:string-value="Equipment" table:formula="of:=TRIM(IF(INDIRECT(&quot;'UW(New)'!D&quot;&amp;[.A48])=0;&quot;&quot;;INDIRECT(&quot;'UW(New)'!D&quot;&amp;[.A48])))" table:number-matrix-columns-spanned="1" table:number-matrix-rows-spanned="1" table:style-name="ce208">
            <text:p>Equipment</text:p>
          </table:table-cell>
          <table:table-cell table:number-columns-repeated="16370"/>
        </table:table-row>
        <table:table-row table:style-name="ro19">
          <table:table-cell office:value-type="string" table:style-name="ce209">
            <text:p>UA</text:p>
          </table:table-cell>
          <table:table-cell office:value-type="string" office:string-value="Rear Beam 890B" table:formula="of:=TRIM(LEFT(['UA(New)'.C14];LEN(['UA(New)'.C14])-11)&amp;RIGHT(['UA(New)'.C14];5))" table:style-name="ce210">
            <text:p>Rear Beam 890B</text:p>
          </table:table-cell>
          <table:table-cell office:value-type="float" office:value="0.84982014388489202" table:formula="of:=['UA(New)'.R14]" table:style-name="ce211">
            <text:p>0.8498</text:p>
          </table:table-cell>
          <table:table-cell office:value-type="float" office:value="189" table:formula="of:=['UA(New)'.H14]" table:style-name="ce212">
            <text:p>189</text:p>
          </table:table-cell>
          <table:table-cell office:value-type="time" office:time-value="PT0H13M0S" table:formula="of:=['UA(New)'.J14]" table:style-name="ce213">
            <text:p>0:13</text:p>
          </table:table-cell>
          <table:table-cell office:value-type="float" office:value="0" table:formula="of:=['UA(New)'.S14]" table:style-name="ce214">
            <text:p>0.00</text:p>
          </table:table-cell>
          <table:table-cell office:value-type="float" office:value="0" table:formula="of:=['UA(New)'.P14]" table:style-name="ce215">
            <text:p>0</text:p>
          </table:table-cell>
          <table:table-cell table:style-name="ce1"/>
          <table:table-cell office:value-type="string" office:string-value="Rr_Beam_177D" table:formula="of:=TRIM(IF(INDIRECT(&quot;'UW(New)'!B&quot;&amp;[.A49])=0;&quot;&quot;;INDIRECT(&quot;'UW(New)'!B&quot;&amp;[.A49])))" table:number-matrix-columns-spanned="1" table:number-matrix-rows-spanned="1" table:style-name="ce206">
            <text:p>Rr_Beam_177D</text:p>
          </table:table-cell>
          <table:table-cell office:value-type="string" office:string-value="3ST" table:formula="of:=TRIM(IF(INDIRECT(&quot;'UW(New)'!C&quot;&amp;[.A49])=0;&quot;&quot;;INDIRECT(&quot;'UW(New)'!C&quot;&amp;[.A49])))" table:number-matrix-columns-spanned="1" table:number-matrix-rows-spanned="1" table:style-name="ce207">
            <text:p>3ST</text:p>
          </table:table-cell>
          <table:table-cell office:value-type="string" office:string-value="R1 bad weld condition" table:formula="of:=TRIM(IF(INDIRECT(&quot;'UW(New)'!E&quot;&amp;[.A49])=0;&quot;&quot;;INDIRECT(&quot;'UW(New)'!E&quot;&amp;[.A49])))" table:number-matrix-columns-spanned="1" table:number-matrix-rows-spanned="1" table:style-name="ce207">
            <text:p>R1 bad weld condition</text:p>
          </table:table-cell>
          <table:table-cell office:value-type="string" office:string-value="Bad aim guide" table:formula="of:=TRIM(IF(INDIRECT(&quot;'UW(New)'!l&quot;&amp;[.A49])=0;&quot;&quot;;INDIRECT(&quot;'UW(New)'!l&quot;&amp;[.A49])))" table:number-matrix-columns-spanned="1" table:number-matrix-rows-spanned="1" table:style-name="ce207">
            <text:p>Bad aim guide</text:p>
          </table:table-cell>
          <table:table-cell office:value-type="string" office:string-value="4" table:formula="of:=TRIM(IF(INDIRECT(&quot;'UW(New)'!J&quot;&amp;[.A49])=0;&quot;&quot;;INDIRECT(&quot;'UW(New)'!J&quot;&amp;[.A49])))" table:number-matrix-columns-spanned="1" table:number-matrix-rows-spanned="1" table:style-name="ce207">
            <text:p>4</text:p>
          </table:table-cell>
          <table:table-cell office:value-type="string" office:string-value="Equipment" table:formula="of:=TRIM(IF(INDIRECT(&quot;'UW(New)'!D&quot;&amp;[.A49])=0;&quot;&quot;;INDIRECT(&quot;'UW(New)'!D&quot;&amp;[.A49])))" table:number-matrix-columns-spanned="1" table:number-matrix-rows-spanned="1" table:style-name="ce208">
            <text:p>Equipment</text:p>
          </table:table-cell>
          <table:table-cell table:number-columns-repeated="16370"/>
        </table:table-row>
        <table:table-row table:style-name="ro19">
          <table:table-cell table:number-columns-repeated="8" table:style-name="ce1"/>
          <table:table-cell office:value-type="string" office:string-value="Rr_Beam_177D" table:formula="of:=TRIM(IF(INDIRECT(&quot;'UW(New)'!B&quot;&amp;[.A50])=0;&quot;&quot;;INDIRECT(&quot;'UW(New)'!B&quot;&amp;[.A50])))" table:number-matrix-columns-spanned="1" table:number-matrix-rows-spanned="1" table:style-name="ce206">
            <text:p>Rr_Beam_177D</text:p>
          </table:table-cell>
          <table:table-cell office:value-type="string" office:string-value="9ST" table:formula="of:=TRIM(IF(INDIRECT(&quot;'UW(New)'!C&quot;&amp;[.A50])=0;&quot;&quot;;INDIRECT(&quot;'UW(New)'!C&quot;&amp;[.A50])))" table:number-matrix-columns-spanned="1" table:number-matrix-rows-spanned="1" table:style-name="ce207">
            <text:p>9ST</text:p>
          </table:table-cell>
          <table:table-cell office:value-type="string" office:string-value="R2 fault" table:formula="of:=TRIM(IF(INDIRECT(&quot;'UW(New)'!E&quot;&amp;[.A50])=0;&quot;&quot;;INDIRECT(&quot;'UW(New)'!E&quot;&amp;[.A50])))" table:number-matrix-columns-spanned="1" table:number-matrix-rows-spanned="1" table:style-name="ce207">
            <text:p>R2 fault</text:p>
          </table:table-cell>
          <table:table-cell office:value-type="string" office:string-value="Burnt tip" table:formula="of:=TRIM(IF(INDIRECT(&quot;'UW(New)'!l&quot;&amp;[.A50])=0;&quot;&quot;;INDIRECT(&quot;'UW(New)'!l&quot;&amp;[.A50])))" table:number-matrix-columns-spanned="1" table:number-matrix-rows-spanned="1" table:style-name="ce207">
            <text:p>Burnt tip</text:p>
          </table:table-cell>
          <table:table-cell office:value-type="string" office:string-value="8" table:formula="of:=TRIM(IF(INDIRECT(&quot;'UW(New)'!J&quot;&amp;[.A50])=0;&quot;&quot;;INDIRECT(&quot;'UW(New)'!J&quot;&amp;[.A50])))" table:number-matrix-columns-spanned="1" table:number-matrix-rows-spanned="1" table:style-name="ce207">
            <text:p>8</text:p>
          </table:table-cell>
          <table:table-cell office:value-type="string" office:string-value="Equipment" table:formula="of:=TRIM(IF(INDIRECT(&quot;'UW(New)'!D&quot;&amp;[.A50])=0;&quot;&quot;;INDIRECT(&quot;'UW(New)'!D&quot;&amp;[.A50])))" table:number-matrix-columns-spanned="1" table:number-matrix-rows-spanned="1" table:style-name="ce208">
            <text:p>Equipment</text:p>
          </table:table-cell>
          <table:table-cell table:number-columns-repeated="16370"/>
        </table:table-row>
        <table:table-row table:style-name="ro19">
          <table:table-cell table:number-columns-repeated="8" table:style-name="ce1"/>
          <table:table-cell office:value-type="string" office:string-value="Rr_Beam_177D" table:formula="of:=TRIM(IF(INDIRECT(&quot;'UW(New)'!B&quot;&amp;[.A51])=0;&quot;&quot;;INDIRECT(&quot;'UW(New)'!B&quot;&amp;[.A51])))" table:number-matrix-columns-spanned="1" table:number-matrix-rows-spanned="1" table:style-name="ce206">
            <text:p>Rr_Beam_177D</text:p>
          </table:table-cell>
          <table:table-cell office:value-type="string" office:string-value="14ST" table:formula="of:=TRIM(IF(INDIRECT(&quot;'UW(New)'!C&quot;&amp;[.A51])=0;&quot;&quot;;INDIRECT(&quot;'UW(New)'!C&quot;&amp;[.A51])))" table:number-matrix-columns-spanned="1" table:number-matrix-rows-spanned="1" table:style-name="ce207">
            <text:p>14ST</text:p>
          </table:table-cell>
          <table:table-cell office:value-type="string" office:string-value="Partition light curtain fault during nozzle clean" table:formula="of:=TRIM(IF(INDIRECT(&quot;'UW(New)'!E&quot;&amp;[.A51])=0;&quot;&quot;;INDIRECT(&quot;'UW(New)'!E&quot;&amp;[.A51])))" table:number-matrix-columns-spanned="1" table:number-matrix-rows-spanned="1" table:style-name="ce207">
            <text:p>Partition light curtain fault during nozzle clean</text:p>
          </table:table-cell>
          <table:table-cell office:value-type="string" office:string-value="Light curtain off position" table:formula="of:=TRIM(IF(INDIRECT(&quot;'UW(New)'!l&quot;&amp;[.A51])=0;&quot;&quot;;INDIRECT(&quot;'UW(New)'!l&quot;&amp;[.A51])))" table:number-matrix-columns-spanned="1" table:number-matrix-rows-spanned="1" table:style-name="ce207">
            <text:p>Light curtain off position</text:p>
          </table:table-cell>
          <table:table-cell office:value-type="string" office:string-value="10" table:formula="of:=TRIM(IF(INDIRECT(&quot;'UW(New)'!J&quot;&amp;[.A51])=0;&quot;&quot;;INDIRECT(&quot;'UW(New)'!J&quot;&amp;[.A51])))" table:number-matrix-columns-spanned="1" table:number-matrix-rows-spanned="1" table:style-name="ce207">
            <text:p>10</text:p>
          </table:table-cell>
          <table:table-cell office:value-type="string" office:string-value="Equipment" table:formula="of:=TRIM(IF(INDIRECT(&quot;'UW(New)'!D&quot;&amp;[.A51])=0;&quot;&quot;;INDIRECT(&quot;'UW(New)'!D&quot;&amp;[.A51])))" table:number-matrix-columns-spanned="1" table:number-matrix-rows-spanned="1" table:style-name="ce208">
            <text:p>Equipment</text:p>
          </table:table-cell>
          <table:table-cell table:number-columns-repeated="16370"/>
        </table:table-row>
        <table:table-row table:style-name="ro19">
          <table:table-cell table:number-columns-repeated="8"/>
          <table:table-cell office:value-type="string" office:string-value="Rr_Beam_177D" table:formula="of:=TRIM(IF(INDIRECT(&quot;'UW(New)'!B&quot;&amp;[.A52])=0;&quot;&quot;;INDIRECT(&quot;'UW(New)'!B&quot;&amp;[.A52])))" table:number-matrix-columns-spanned="1" table:number-matrix-rows-spanned="1" table:style-name="ce206">
            <text:p>Rr_Beam_177D</text:p>
          </table:table-cell>
          <table:table-cell office:value-type="string" office:string-value="16ST" table:formula="of:=TRIM(IF(INDIRECT(&quot;'UW(New)'!C&quot;&amp;[.A52])=0;&quot;&quot;;INDIRECT(&quot;'UW(New)'!C&quot;&amp;[.A52])))" table:number-matrix-columns-spanned="1" table:number-matrix-rows-spanned="1" table:style-name="ce207">
            <text:p>16ST</text:p>
          </table:table-cell>
          <table:table-cell office:value-type="string" office:string-value="2 parts failed alignment" table:formula="of:=TRIM(IF(INDIRECT(&quot;'UW(New)'!E&quot;&amp;[.A52])=0;&quot;&quot;;INDIRECT(&quot;'UW(New)'!E&quot;&amp;[.A52])))" table:number-matrix-columns-spanned="1" table:number-matrix-rows-spanned="1" table:style-name="ce207">
            <text:p>2 parts failed alignment</text:p>
          </table:table-cell>
          <table:table-cell office:value-type="string" office:string-value="Low toe" table:formula="of:=TRIM(IF(INDIRECT(&quot;'UW(New)'!l&quot;&amp;[.A52])=0;&quot;&quot;;INDIRECT(&quot;'UW(New)'!l&quot;&amp;[.A52])))" table:number-matrix-columns-spanned="1" table:number-matrix-rows-spanned="1" table:style-name="ce207">
            <text:p>Low toe</text:p>
          </table:table-cell>
          <table:table-cell office:value-type="string" office:string-value="1" table:formula="of:=TRIM(IF(INDIRECT(&quot;'UW(New)'!J&quot;&amp;[.A52])=0;&quot;&quot;;INDIRECT(&quot;'UW(New)'!J&quot;&amp;[.A52])))" table:number-matrix-columns-spanned="1" table:number-matrix-rows-spanned="1" table:style-name="ce207">
            <text:p>1</text:p>
          </table:table-cell>
          <table:table-cell office:value-type="string" office:string-value="Equipment" table:formula="of:=TRIM(IF(INDIRECT(&quot;'UW(New)'!D&quot;&amp;[.A52])=0;&quot;&quot;;INDIRECT(&quot;'UW(New)'!D&quot;&amp;[.A52])))" table:number-matrix-columns-spanned="1" table:number-matrix-rows-spanned="1" table:style-name="ce208">
            <text:p>Equipment</text:p>
          </table:table-cell>
          <table:table-cell table:number-columns-repeated="16370"/>
        </table:table-row>
        <table:table-row table:style-name="ro19">
          <table:table-cell table:number-columns-repeated="8"/>
          <table:table-cell office:value-type="string" office:string-value="" table:formula="of:=TRIM(IF(INDIRECT(&quot;'UW(New)'!B&quot;&amp;[.A53])=0;&quot;&quot;;INDIRECT(&quot;'UW(New)'!B&quot;&amp;[.A53])))" table:number-matrix-columns-spanned="1" table:number-matrix-rows-spanned="1" table:style-name="ce206"/>
          <table:table-cell office:value-type="string" office:string-value="" table:formula="of:=TRIM(IF(INDIRECT(&quot;'UW(New)'!C&quot;&amp;[.A53])=0;&quot;&quot;;INDIRECT(&quot;'UW(New)'!C&quot;&amp;[.A53])))" table:number-matrix-columns-spanned="1" table:number-matrix-rows-spanned="1" table:style-name="ce207"/>
          <table:table-cell office:value-type="string" office:string-value="" table:formula="of:=TRIM(IF(INDIRECT(&quot;'UW(New)'!E&quot;&amp;[.A53])=0;&quot;&quot;;INDIRECT(&quot;'UW(New)'!E&quot;&amp;[.A53])))" table:number-matrix-columns-spanned="1" table:number-matrix-rows-spanned="1" table:style-name="ce207"/>
          <table:table-cell office:value-type="string" office:string-value="" table:formula="of:=TRIM(IF(INDIRECT(&quot;'UW(New)'!l&quot;&amp;[.A53])=0;&quot;&quot;;INDIRECT(&quot;'UW(New)'!l&quot;&amp;[.A53])))" table:number-matrix-columns-spanned="1" table:number-matrix-rows-spanned="1" table:style-name="ce207"/>
          <table:table-cell office:value-type="string" office:string-value="" table:formula="of:=TRIM(IF(INDIRECT(&quot;'UW(New)'!J&quot;&amp;[.A53])=0;&quot;&quot;;INDIRECT(&quot;'UW(New)'!J&quot;&amp;[.A53])))" table:number-matrix-columns-spanned="1" table:number-matrix-rows-spanned="1" table:style-name="ce207"/>
          <table:table-cell office:value-type="string" office:string-value="" table:formula="of:=TRIM(IF(INDIRECT(&quot;'UW(New)'!D&quot;&amp;[.A53])=0;&quot;&quot;;INDIRECT(&quot;'UW(New)'!D&quot;&amp;[.A53])))" table:number-matrix-columns-spanned="1" table:number-matrix-rows-spanned="1" table:style-name="ce208"/>
          <table:table-cell table:number-columns-repeated="16370"/>
        </table:table-row>
        <table:table-row table:style-name="ro1">
          <table:table-cell table:number-columns-repeated="8"/>
          <table:table-cell office:value-type="string" office:string-value="" table:formula="of:=TRIM(IF(INDIRECT(&quot;'UW(New)'!B&quot;&amp;[.A54])=0;&quot;&quot;;INDIRECT(&quot;'UW(New)'!B&quot;&amp;[.A54])))" table:number-matrix-columns-spanned="1" table:number-matrix-rows-spanned="1" table:style-name="ce216"/>
          <table:table-cell office:value-type="string" office:string-value="" table:formula="of:=TRIM(IF(INDIRECT(&quot;'UW(New)'!C&quot;&amp;[.A54])=0;&quot;&quot;;INDIRECT(&quot;'UW(New)'!C&quot;&amp;[.A54])))" table:number-matrix-columns-spanned="1" table:number-matrix-rows-spanned="1" table:style-name="ce217"/>
          <table:table-cell office:value-type="string" office:string-value="" table:formula="of:=TRIM(IF(INDIRECT(&quot;'UW(New)'!E&quot;&amp;[.A54])=0;&quot;&quot;;INDIRECT(&quot;'UW(New)'!E&quot;&amp;[.A54])))" table:number-matrix-columns-spanned="1" table:number-matrix-rows-spanned="1" table:style-name="ce217"/>
          <table:table-cell office:value-type="string" office:string-value="" table:formula="of:=TRIM(IF(INDIRECT(&quot;'UW(New)'!l&quot;&amp;[.A54])=0;&quot;&quot;;INDIRECT(&quot;'UW(New)'!l&quot;&amp;[.A54])))" table:number-matrix-columns-spanned="1" table:number-matrix-rows-spanned="1" table:style-name="ce217"/>
          <table:table-cell office:value-type="string" office:string-value="" table:formula="of:=TRIM(IF(INDIRECT(&quot;'UW(New)'!J&quot;&amp;[.A54])=0;&quot;&quot;;INDIRECT(&quot;'UW(New)'!J&quot;&amp;[.A54])))" table:number-matrix-columns-spanned="1" table:number-matrix-rows-spanned="1" table:style-name="ce217"/>
          <table:table-cell office:value-type="string" office:string-value="" table:formula="of:=TRIM(IF(INDIRECT(&quot;'UW(New)'!D&quot;&amp;[.A54])=0;&quot;&quot;;INDIRECT(&quot;'UW(New)'!D&quot;&amp;[.A54])))" table:number-matrix-columns-spanned="1" table:number-matrix-rows-spanned="1" table:style-name="ce218"/>
          <table:table-cell table:number-columns-repeated="16370"/>
        </table:table-row>
        <table:table-row table:style-name="ro1">
          <table:table-cell table:number-columns-repeated="8"/>
          <table:table-cell table:number-columns-repeated="16376" table:style-name="ce1"/>
        </table:table-row>
        <table:table-row table:style-name="ro1">
          <table:table-cell table:number-columns-repeated="8"/>
          <table:table-cell table:style-name="ce1"/>
          <table:table-cell office:value-type="string" table:number-columns-spanned="5" table:number-rows-spanned="1" table:style-name="ce220">
            <text:p>Assembly DT Log</text:p>
          </table:table-cell>
          <table:covered-table-cell table:number-columns-repeated="4"/>
          <table:table-cell table:number-columns-repeated="16370"/>
        </table:table-row>
        <table:table-row table:style-name="ro1">
          <table:table-cell table:number-columns-repeated="8"/>
          <table:table-cell table:style-name="ce1"/>
          <table:table-cell office:value-type="string" table:style-name="ce201">
            <text:p>Process</text:p>
          </table:table-cell>
          <table:table-cell office:value-type="string" table:style-name="ce202">
            <text:p>Stop</text:p>
          </table:table-cell>
          <table:table-cell office:value-type="string" table:style-name="ce202">
            <text:p>Reason</text:p>
          </table:table-cell>
          <table:table-cell office:value-type="string" table:style-name="ce203">
            <text:p>Minutes</text:p>
          </table:table-cell>
          <table:table-cell office:value-type="string" table:style-name="ce219">
            <text:p>4M</text:p>
          </table:table-cell>
          <table:table-cell table:number-columns-repeated="16370"/>
        </table:table-row>
        <table:table-row table:style-name="ro19">
          <table:table-cell table:number-columns-repeated="8"/>
          <table:table-cell table:style-name="ce1"/>
          <table:table-cell office:value-type="string" office:string-value="ED" table:formula="of:=TRIM(IF(INDIRECT(&quot;'UA(New)'!B&quot;&amp;[.A45])=0;&quot;&quot;;INDIRECT(&quot;'UA(New)'!B&quot;&amp;[.A45])))" table:number-matrix-columns-spanned="1" table:number-matrix-rows-spanned="1" table:style-name="ce206">
            <text:p>ED</text:p>
          </table:table-cell>
          <table:table-cell office:value-type="string" office:string-value="Lift belt slack fault on carrier 11" table:formula="of:=TRIM(IF(INDIRECT(&quot;'UA(New)'!C&quot;&amp;[.A45])=0;&quot;&quot;;INDIRECT(&quot;'UA(New)'!C&quot;&amp;[.A45])))" table:number-matrix-columns-spanned="1" table:number-matrix-rows-spanned="1" table:style-name="ce207">
            <text:p>Lift belt slack fault on carrier 11</text:p>
          </table:table-cell>
          <table:table-cell office:value-type="string" office:string-value="The guides worn out" table:formula="of:=TRIM(IF(INDIRECT(&quot;'UA(New)'!L&quot;&amp;[.A45])=0;&quot;&quot;;INDIRECT(&quot;'UA(New)'!L&quot;&amp;[.A45])))" table:number-matrix-columns-spanned="1" table:number-matrix-rows-spanned="1" table:style-name="ce207">
            <text:p>The guides worn out</text:p>
          </table:table-cell>
          <table:table-cell office:value-type="string" office:string-value="30" table:formula="of:=TRIM(IF(INDIRECT(&quot;'UA(New)'!J&quot;&amp;[.A45])=0;&quot;&quot;;INDIRECT(&quot;'UA(New)'!J&quot;&amp;[.A45])))" table:number-matrix-columns-spanned="1" table:number-matrix-rows-spanned="1" table:style-name="ce207">
            <text:p>30</text:p>
          </table:table-cell>
          <table:table-cell office:value-type="string" office:string-value="Equipment" table:formula="of:=TRIM(IF(INDIRECT(&quot;'UA(New)'!I&quot;&amp;[.A45])=0;&quot;&quot;;INDIRECT(&quot;'UA(New)'!I&quot;&amp;[.A45])))" table:number-matrix-columns-spanned="1" table:number-matrix-rows-spanned="1" table:style-name="ce208">
            <text:p>Equipment</text:p>
          </table:table-cell>
          <table:table-cell table:number-columns-repeated="16370"/>
        </table:table-row>
        <table:table-row table:style-name="ro19">
          <table:table-cell table:number-columns-repeated="8"/>
          <table:table-cell table:style-name="ce1"/>
          <table:table-cell office:value-type="string" office:string-value="" table:formula="of:=TRIM(IF(INDIRECT(&quot;'UA(New)'!B&quot;&amp;[.A46])=0;&quot;&quot;;INDIRECT(&quot;'UA(New)'!B&quot;&amp;[.A46])))" table:number-matrix-columns-spanned="1" table:number-matrix-rows-spanned="1" table:style-name="ce206"/>
          <table:table-cell office:value-type="string" office:string-value="" table:formula="of:=TRIM(IF(INDIRECT(&quot;'UA(New)'!C&quot;&amp;[.A46])=0;&quot;&quot;;INDIRECT(&quot;'UA(New)'!C&quot;&amp;[.A46])))" table:number-matrix-columns-spanned="1" table:number-matrix-rows-spanned="1" table:style-name="ce207"/>
          <table:table-cell office:value-type="string" office:string-value="" table:formula="of:=TRIM(IF(INDIRECT(&quot;'UA(New)'!L&quot;&amp;[.A46])=0;&quot;&quot;;INDIRECT(&quot;'UA(New)'!L&quot;&amp;[.A46])))" table:number-matrix-columns-spanned="1" table:number-matrix-rows-spanned="1" table:style-name="ce207"/>
          <table:table-cell office:value-type="string" office:string-value="" table:formula="of:=TRIM(IF(INDIRECT(&quot;'UA(New)'!J&quot;&amp;[.A46])=0;&quot;&quot;;INDIRECT(&quot;'UA(New)'!J&quot;&amp;[.A46])))" table:number-matrix-columns-spanned="1" table:number-matrix-rows-spanned="1" table:style-name="ce207"/>
          <table:table-cell office:value-type="string" office:string-value="" table:formula="of:=TRIM(IF(INDIRECT(&quot;'UA(New)'!I&quot;&amp;[.A46])=0;&quot;&quot;;INDIRECT(&quot;'UA(New)'!I&quot;&amp;[.A46])))" table:number-matrix-columns-spanned="1" table:number-matrix-rows-spanned="1" table:style-name="ce208"/>
          <table:table-cell table:number-columns-repeated="16370"/>
        </table:table-row>
        <table:table-row table:style-name="ro19">
          <table:table-cell table:number-columns-repeated="8"/>
          <table:table-cell table:style-name="ce1"/>
          <table:table-cell office:value-type="string" office:string-value="" table:formula="of:=TRIM(IF(INDIRECT(&quot;'UA(New)'!B&quot;&amp;[.A47])=0;&quot;&quot;;INDIRECT(&quot;'UA(New)'!B&quot;&amp;[.A47])))" table:number-matrix-columns-spanned="1" table:number-matrix-rows-spanned="1" table:style-name="ce206"/>
          <table:table-cell office:value-type="string" office:string-value="" table:formula="of:=TRIM(IF(INDIRECT(&quot;'UA(New)'!C&quot;&amp;[.A47])=0;&quot;&quot;;INDIRECT(&quot;'UA(New)'!C&quot;&amp;[.A47])))" table:number-matrix-columns-spanned="1" table:number-matrix-rows-spanned="1" table:style-name="ce207"/>
          <table:table-cell office:value-type="string" office:string-value="" table:formula="of:=TRIM(IF(INDIRECT(&quot;'UA(New)'!L&quot;&amp;[.A47])=0;&quot;&quot;;INDIRECT(&quot;'UA(New)'!L&quot;&amp;[.A47])))" table:number-matrix-columns-spanned="1" table:number-matrix-rows-spanned="1" table:style-name="ce207"/>
          <table:table-cell office:value-type="string" office:string-value="" table:formula="of:=TRIM(IF(INDIRECT(&quot;'UA(New)'!J&quot;&amp;[.A47])=0;&quot;&quot;;INDIRECT(&quot;'UA(New)'!J&quot;&amp;[.A47])))" table:number-matrix-columns-spanned="1" table:number-matrix-rows-spanned="1" table:style-name="ce207"/>
          <table:table-cell office:value-type="string" office:string-value="" table:formula="of:=TRIM(IF(INDIRECT(&quot;'UA(New)'!I&quot;&amp;[.A47])=0;&quot;&quot;;INDIRECT(&quot;'UA(New)'!I&quot;&amp;[.A47])))" table:number-matrix-columns-spanned="1" table:number-matrix-rows-spanned="1" table:style-name="ce208"/>
          <table:table-cell table:number-columns-repeated="16370"/>
        </table:table-row>
        <table:table-row table:style-name="ro19">
          <table:table-cell table:number-columns-repeated="8"/>
          <table:table-cell table:style-name="ce1"/>
          <table:table-cell office:value-type="string" office:string-value="" table:formula="of:=TRIM(IF(INDIRECT(&quot;'UA(New)'!B&quot;&amp;[.A48])=0;&quot;&quot;;INDIRECT(&quot;'UA(New)'!B&quot;&amp;[.A48])))" table:number-matrix-columns-spanned="1" table:number-matrix-rows-spanned="1" table:style-name="ce206"/>
          <table:table-cell office:value-type="string" office:string-value="" table:formula="of:=TRIM(IF(INDIRECT(&quot;'UA(New)'!C&quot;&amp;[.A48])=0;&quot;&quot;;INDIRECT(&quot;'UA(New)'!C&quot;&amp;[.A48])))" table:number-matrix-columns-spanned="1" table:number-matrix-rows-spanned="1" table:style-name="ce207"/>
          <table:table-cell office:value-type="string" office:string-value="" table:formula="of:=TRIM(IF(INDIRECT(&quot;'UA(New)'!L&quot;&amp;[.A48])=0;&quot;&quot;;INDIRECT(&quot;'UA(New)'!L&quot;&amp;[.A48])))" table:number-matrix-columns-spanned="1" table:number-matrix-rows-spanned="1" table:style-name="ce207"/>
          <table:table-cell office:value-type="string" office:string-value="" table:formula="of:=TRIM(IF(INDIRECT(&quot;'UA(New)'!J&quot;&amp;[.A48])=0;&quot;&quot;;INDIRECT(&quot;'UA(New)'!J&quot;&amp;[.A48])))" table:number-matrix-columns-spanned="1" table:number-matrix-rows-spanned="1" table:style-name="ce207"/>
          <table:table-cell office:value-type="string" office:string-value="" table:formula="of:=TRIM(IF(INDIRECT(&quot;'UA(New)'!I&quot;&amp;[.A48])=0;&quot;&quot;;INDIRECT(&quot;'UA(New)'!I&quot;&amp;[.A48])))" table:number-matrix-columns-spanned="1" table:number-matrix-rows-spanned="1" table:style-name="ce208"/>
          <table:table-cell table:number-columns-repeated="16370"/>
        </table:table-row>
        <table:table-row table:style-name="ro19">
          <table:table-cell table:number-columns-repeated="8"/>
          <table:table-cell table:style-name="ce1"/>
          <table:table-cell office:value-type="string" office:string-value="" table:formula="of:=TRIM(IF(INDIRECT(&quot;'UA(New)'!B&quot;&amp;[.A49])=0;&quot;&quot;;INDIRECT(&quot;'UA(New)'!B&quot;&amp;[.A49])))" table:number-matrix-columns-spanned="1" table:number-matrix-rows-spanned="1" table:style-name="ce206"/>
          <table:table-cell office:value-type="string" office:string-value="" table:formula="of:=TRIM(IF(INDIRECT(&quot;'UA(New)'!C&quot;&amp;[.A49])=0;&quot;&quot;;INDIRECT(&quot;'UA(New)'!C&quot;&amp;[.A49])))" table:number-matrix-columns-spanned="1" table:number-matrix-rows-spanned="1" table:style-name="ce207"/>
          <table:table-cell office:value-type="string" office:string-value="" table:formula="of:=TRIM(IF(INDIRECT(&quot;'UA(New)'!L&quot;&amp;[.A49])=0;&quot;&quot;;INDIRECT(&quot;'UA(New)'!L&quot;&amp;[.A49])))" table:number-matrix-columns-spanned="1" table:number-matrix-rows-spanned="1" table:style-name="ce207"/>
          <table:table-cell office:value-type="string" office:string-value="" table:formula="of:=TRIM(IF(INDIRECT(&quot;'UA(New)'!J&quot;&amp;[.A49])=0;&quot;&quot;;INDIRECT(&quot;'UA(New)'!J&quot;&amp;[.A49])))" table:number-matrix-columns-spanned="1" table:number-matrix-rows-spanned="1" table:style-name="ce207"/>
          <table:table-cell office:value-type="string" office:string-value="" table:formula="of:=TRIM(IF(INDIRECT(&quot;'UA(New)'!I&quot;&amp;[.A49])=0;&quot;&quot;;INDIRECT(&quot;'UA(New)'!I&quot;&amp;[.A49])))" table:number-matrix-columns-spanned="1" table:number-matrix-rows-spanned="1" table:style-name="ce208"/>
          <table:table-cell table:number-columns-repeated="16370"/>
        </table:table-row>
        <table:table-row table:style-name="ro19">
          <table:table-cell table:number-columns-repeated="8"/>
          <table:table-cell table:style-name="ce1"/>
          <table:table-cell office:value-type="string" office:string-value="" table:formula="of:=TRIM(IF(INDIRECT(&quot;'UA(New)'!B&quot;&amp;[.A50])=0;&quot;&quot;;INDIRECT(&quot;'UA(New)'!B&quot;&amp;[.A50])))" table:number-matrix-columns-spanned="1" table:number-matrix-rows-spanned="1" table:style-name="ce206"/>
          <table:table-cell office:value-type="string" office:string-value="" table:formula="of:=TRIM(IF(INDIRECT(&quot;'UA(New)'!C&quot;&amp;[.A50])=0;&quot;&quot;;INDIRECT(&quot;'UA(New)'!C&quot;&amp;[.A50])))" table:number-matrix-columns-spanned="1" table:number-matrix-rows-spanned="1" table:style-name="ce207"/>
          <table:table-cell office:value-type="string" office:string-value="" table:formula="of:=TRIM(IF(INDIRECT(&quot;'UA(New)'!L&quot;&amp;[.A50])=0;&quot;&quot;;INDIRECT(&quot;'UA(New)'!L&quot;&amp;[.A50])))" table:number-matrix-columns-spanned="1" table:number-matrix-rows-spanned="1" table:style-name="ce207"/>
          <table:table-cell office:value-type="string" office:string-value="" table:formula="of:=TRIM(IF(INDIRECT(&quot;'UA(New)'!J&quot;&amp;[.A50])=0;&quot;&quot;;INDIRECT(&quot;'UA(New)'!J&quot;&amp;[.A50])))" table:number-matrix-columns-spanned="1" table:number-matrix-rows-spanned="1" table:style-name="ce207"/>
          <table:table-cell office:value-type="string" office:string-value="" table:formula="of:=TRIM(IF(INDIRECT(&quot;'UA(New)'!I&quot;&amp;[.A50])=0;&quot;&quot;;INDIRECT(&quot;'UA(New)'!I&quot;&amp;[.A50])))" table:number-matrix-columns-spanned="1" table:number-matrix-rows-spanned="1" table:style-name="ce208"/>
          <table:table-cell table:number-columns-repeated="16370"/>
        </table:table-row>
        <table:table-row table:style-name="ro19">
          <table:table-cell table:number-columns-repeated="8"/>
          <table:table-cell table:style-name="ce1"/>
          <table:table-cell office:value-type="string" office:string-value="" table:formula="of:=TRIM(IF(INDIRECT(&quot;'UA(New)'!B&quot;&amp;[.A51])=0;&quot;&quot;;INDIRECT(&quot;'UA(New)'!B&quot;&amp;[.A51])))" table:number-matrix-columns-spanned="1" table:number-matrix-rows-spanned="1" table:style-name="ce206"/>
          <table:table-cell office:value-type="string" office:string-value="" table:formula="of:=TRIM(IF(INDIRECT(&quot;'UA(New)'!C&quot;&amp;[.A51])=0;&quot;&quot;;INDIRECT(&quot;'UA(New)'!C&quot;&amp;[.A51])))" table:number-matrix-columns-spanned="1" table:number-matrix-rows-spanned="1" table:style-name="ce207"/>
          <table:table-cell office:value-type="string" office:string-value="" table:formula="of:=TRIM(IF(INDIRECT(&quot;'UA(New)'!L&quot;&amp;[.A51])=0;&quot;&quot;;INDIRECT(&quot;'UA(New)'!L&quot;&amp;[.A51])))" table:number-matrix-columns-spanned="1" table:number-matrix-rows-spanned="1" table:style-name="ce207"/>
          <table:table-cell office:value-type="string" office:string-value="" table:formula="of:=TRIM(IF(INDIRECT(&quot;'UA(New)'!J&quot;&amp;[.A51])=0;&quot;&quot;;INDIRECT(&quot;'UA(New)'!J&quot;&amp;[.A51])))" table:number-matrix-columns-spanned="1" table:number-matrix-rows-spanned="1" table:style-name="ce207"/>
          <table:table-cell office:value-type="string" office:string-value="" table:formula="of:=TRIM(IF(INDIRECT(&quot;'UA(New)'!I&quot;&amp;[.A51])=0;&quot;&quot;;INDIRECT(&quot;'UA(New)'!I&quot;&amp;[.A51])))" table:number-matrix-columns-spanned="1" table:number-matrix-rows-spanned="1" table:style-name="ce208"/>
          <table:table-cell table:number-columns-repeated="16370"/>
        </table:table-row>
        <table:table-row table:style-name="ro19">
          <table:table-cell table:number-columns-repeated="8"/>
          <table:table-cell table:style-name="ce1"/>
          <table:table-cell office:value-type="string" office:string-value="" table:formula="of:=TRIM(IF(INDIRECT(&quot;'UA(New)'!B&quot;&amp;[.A52])=0;&quot;&quot;;INDIRECT(&quot;'UA(New)'!B&quot;&amp;[.A52])))" table:number-matrix-columns-spanned="1" table:number-matrix-rows-spanned="1" table:style-name="ce206"/>
          <table:table-cell office:value-type="string" office:string-value="" table:formula="of:=TRIM(IF(INDIRECT(&quot;'UA(New)'!C&quot;&amp;[.A52])=0;&quot;&quot;;INDIRECT(&quot;'UA(New)'!C&quot;&amp;[.A52])))" table:number-matrix-columns-spanned="1" table:number-matrix-rows-spanned="1" table:style-name="ce207"/>
          <table:table-cell office:value-type="string" office:string-value="" table:formula="of:=TRIM(IF(INDIRECT(&quot;'UA(New)'!L&quot;&amp;[.A52])=0;&quot;&quot;;INDIRECT(&quot;'UA(New)'!L&quot;&amp;[.A52])))" table:number-matrix-columns-spanned="1" table:number-matrix-rows-spanned="1" table:style-name="ce207"/>
          <table:table-cell office:value-type="string" office:string-value="" table:formula="of:=TRIM(IF(INDIRECT(&quot;'UA(New)'!J&quot;&amp;[.A52])=0;&quot;&quot;;INDIRECT(&quot;'UA(New)'!J&quot;&amp;[.A52])))" table:number-matrix-columns-spanned="1" table:number-matrix-rows-spanned="1" table:style-name="ce207"/>
          <table:table-cell office:value-type="string" office:string-value="" table:formula="of:=TRIM(IF(INDIRECT(&quot;'UA(New)'!I&quot;&amp;[.A52])=0;&quot;&quot;;INDIRECT(&quot;'UA(New)'!I&quot;&amp;[.A52])))" table:number-matrix-columns-spanned="1" table:number-matrix-rows-spanned="1" table:style-name="ce208"/>
          <table:table-cell table:number-columns-repeated="16370"/>
        </table:table-row>
        <table:table-row table:style-name="ro19">
          <table:table-cell table:number-columns-repeated="8"/>
          <table:table-cell table:style-name="ce1"/>
          <table:table-cell office:value-type="string" office:string-value="" table:formula="of:=TRIM(IF(INDIRECT(&quot;'UA(New)'!B&quot;&amp;[.A53])=0;&quot;&quot;;INDIRECT(&quot;'UA(New)'!B&quot;&amp;[.A53])))" table:number-matrix-columns-spanned="1" table:number-matrix-rows-spanned="1" table:style-name="ce206"/>
          <table:table-cell office:value-type="string" office:string-value="" table:formula="of:=TRIM(IF(INDIRECT(&quot;'UA(New)'!C&quot;&amp;[.A53])=0;&quot;&quot;;INDIRECT(&quot;'UA(New)'!C&quot;&amp;[.A53])))" table:number-matrix-columns-spanned="1" table:number-matrix-rows-spanned="1" table:style-name="ce207"/>
          <table:table-cell office:value-type="string" office:string-value="" table:formula="of:=TRIM(IF(INDIRECT(&quot;'UA(New)'!L&quot;&amp;[.A53])=0;&quot;&quot;;INDIRECT(&quot;'UA(New)'!L&quot;&amp;[.A53])))" table:number-matrix-columns-spanned="1" table:number-matrix-rows-spanned="1" table:style-name="ce207"/>
          <table:table-cell office:value-type="string" office:string-value="" table:formula="of:=TRIM(IF(INDIRECT(&quot;'UA(New)'!J&quot;&amp;[.A53])=0;&quot;&quot;;INDIRECT(&quot;'UA(New)'!J&quot;&amp;[.A53])))" table:number-matrix-columns-spanned="1" table:number-matrix-rows-spanned="1" table:style-name="ce207"/>
          <table:table-cell office:value-type="string" office:string-value="" table:formula="of:=TRIM(IF(INDIRECT(&quot;'UA(New)'!I&quot;&amp;[.A53])=0;&quot;&quot;;INDIRECT(&quot;'UA(New)'!I&quot;&amp;[.A53])))" table:number-matrix-columns-spanned="1" table:number-matrix-rows-spanned="1" table:style-name="ce208"/>
          <table:table-cell table:number-columns-repeated="16370"/>
        </table:table-row>
        <table:table-row table:style-name="ro19">
          <table:table-cell table:number-columns-repeated="8"/>
          <table:table-cell table:style-name="ce1"/>
          <table:table-cell office:value-type="string" office:string-value="" table:formula="of:=TRIM(IF(INDIRECT(&quot;'UA(New)'!B&quot;&amp;[.A54])=0;&quot;&quot;;INDIRECT(&quot;'UA(New)'!B&quot;&amp;[.A54])))" table:number-matrix-columns-spanned="1" table:number-matrix-rows-spanned="1" table:style-name="ce206"/>
          <table:table-cell office:value-type="string" office:string-value="" table:formula="of:=TRIM(IF(INDIRECT(&quot;'UA(New)'!C&quot;&amp;[.A54])=0;&quot;&quot;;INDIRECT(&quot;'UA(New)'!C&quot;&amp;[.A54])))" table:number-matrix-columns-spanned="1" table:number-matrix-rows-spanned="1" table:style-name="ce207"/>
          <table:table-cell office:value-type="string" office:string-value="" table:formula="of:=TRIM(IF(INDIRECT(&quot;'UA(New)'!L&quot;&amp;[.A54])=0;&quot;&quot;;INDIRECT(&quot;'UA(New)'!L&quot;&amp;[.A54])))" table:number-matrix-columns-spanned="1" table:number-matrix-rows-spanned="1" table:style-name="ce207"/>
          <table:table-cell office:value-type="string" office:string-value="" table:formula="of:=TRIM(IF(INDIRECT(&quot;'UA(New)'!J&quot;&amp;[.A54])=0;&quot;&quot;;INDIRECT(&quot;'UA(New)'!J&quot;&amp;[.A54])))" table:number-matrix-columns-spanned="1" table:number-matrix-rows-spanned="1" table:style-name="ce207"/>
          <table:table-cell office:value-type="string" office:string-value="" table:formula="of:=TRIM(IF(INDIRECT(&quot;'UA(New)'!I&quot;&amp;[.A54])=0;&quot;&quot;;INDIRECT(&quot;'UA(New)'!I&quot;&amp;[.A54])))" table:number-matrix-columns-spanned="1" table:number-matrix-rows-spanned="1" table:style-name="ce208"/>
          <table:table-cell table:number-columns-repeated="16370"/>
        </table:table-row>
        <table:table-row table:style-name="ro19">
          <table:table-cell table:number-columns-repeated="9" table:style-name="ce1"/>
          <table:table-cell office:value-type="string" office:string-value="" table:formula="of:=TRIM(IF(INDIRECT(&quot;'UA(New)'!B&quot;&amp;[.A55])=0;&quot;&quot;;INDIRECT(&quot;'UA(New)'!B&quot;&amp;[.A55])))" table:number-matrix-columns-spanned="1" table:number-matrix-rows-spanned="1" table:style-name="ce206"/>
          <table:table-cell office:value-type="string" office:string-value="" table:formula="of:=TRIM(IF(INDIRECT(&quot;'UA(New)'!C&quot;&amp;[.A55])=0;&quot;&quot;;INDIRECT(&quot;'UA(New)'!C&quot;&amp;[.A55])))" table:number-matrix-columns-spanned="1" table:number-matrix-rows-spanned="1" table:style-name="ce207"/>
          <table:table-cell office:value-type="string" office:string-value="" table:formula="of:=TRIM(IF(INDIRECT(&quot;'UA(New)'!L&quot;&amp;[.A55])=0;&quot;&quot;;INDIRECT(&quot;'UA(New)'!L&quot;&amp;[.A55])))" table:number-matrix-columns-spanned="1" table:number-matrix-rows-spanned="1" table:style-name="ce207"/>
          <table:table-cell office:value-type="string" office:string-value="" table:formula="of:=TRIM(IF(INDIRECT(&quot;'UA(New)'!J&quot;&amp;[.A55])=0;&quot;&quot;;INDIRECT(&quot;'UA(New)'!J&quot;&amp;[.A55])))" table:number-matrix-columns-spanned="1" table:number-matrix-rows-spanned="1" table:style-name="ce207"/>
          <table:table-cell office:value-type="string" office:string-value="" table:formula="of:=TRIM(IF(INDIRECT(&quot;'UA(New)'!I&quot;&amp;[.A55])=0;&quot;&quot;;INDIRECT(&quot;'UA(New)'!I&quot;&amp;[.A55])))" table:number-matrix-columns-spanned="1" table:number-matrix-rows-spanned="1" table:style-name="ce208"/>
          <table:table-cell table:number-columns-repeated="16370"/>
        </table:table-row>
        <table:table-row table:style-name="ro19">
          <table:table-cell table:number-columns-repeated="9" table:style-name="ce1"/>
          <table:table-cell office:value-type="string" office:string-value="" table:formula="of:=TRIM(IF(INDIRECT(&quot;'UA(New)'!B&quot;&amp;[.A56])=0;&quot;&quot;;INDIRECT(&quot;'UA(New)'!B&quot;&amp;[.A56])))" table:number-matrix-columns-spanned="1" table:number-matrix-rows-spanned="1" table:style-name="ce206"/>
          <table:table-cell office:value-type="string" office:string-value="" table:formula="of:=TRIM(IF(INDIRECT(&quot;'UA(New)'!C&quot;&amp;[.A56])=0;&quot;&quot;;INDIRECT(&quot;'UA(New)'!C&quot;&amp;[.A56])))" table:number-matrix-columns-spanned="1" table:number-matrix-rows-spanned="1" table:style-name="ce207"/>
          <table:table-cell office:value-type="string" office:string-value="" table:formula="of:=TRIM(IF(INDIRECT(&quot;'UA(New)'!L&quot;&amp;[.A56])=0;&quot;&quot;;INDIRECT(&quot;'UA(New)'!L&quot;&amp;[.A56])))" table:number-matrix-columns-spanned="1" table:number-matrix-rows-spanned="1" table:style-name="ce207"/>
          <table:table-cell office:value-type="string" office:string-value="" table:formula="of:=TRIM(IF(INDIRECT(&quot;'UA(New)'!J&quot;&amp;[.A56])=0;&quot;&quot;;INDIRECT(&quot;'UA(New)'!J&quot;&amp;[.A56])))" table:number-matrix-columns-spanned="1" table:number-matrix-rows-spanned="1" table:style-name="ce207"/>
          <table:table-cell office:value-type="string" office:string-value="" table:formula="of:=TRIM(IF(INDIRECT(&quot;'UA(New)'!I&quot;&amp;[.A56])=0;&quot;&quot;;INDIRECT(&quot;'UA(New)'!I&quot;&amp;[.A56])))" table:number-matrix-columns-spanned="1" table:number-matrix-rows-spanned="1" table:style-name="ce208"/>
          <table:table-cell table:number-columns-repeated="16370"/>
        </table:table-row>
        <table:table-row table:style-name="ro19">
          <table:table-cell table:number-columns-repeated="9" table:style-name="ce1"/>
          <table:table-cell office:value-type="string" office:string-value="" table:formula="of:=TRIM(IF(INDIRECT(&quot;'UA(New)'!B&quot;&amp;[.A57])=0;&quot;&quot;;INDIRECT(&quot;'UA(New)'!B&quot;&amp;[.A57])))" table:number-matrix-columns-spanned="1" table:number-matrix-rows-spanned="1" table:style-name="ce206"/>
          <table:table-cell office:value-type="string" office:string-value="" table:formula="of:=TRIM(IF(INDIRECT(&quot;'UA(New)'!C&quot;&amp;[.A57])=0;&quot;&quot;;INDIRECT(&quot;'UA(New)'!C&quot;&amp;[.A57])))" table:number-matrix-columns-spanned="1" table:number-matrix-rows-spanned="1" table:style-name="ce207"/>
          <table:table-cell office:value-type="string" office:string-value="" table:formula="of:=TRIM(IF(INDIRECT(&quot;'UA(New)'!L&quot;&amp;[.A57])=0;&quot;&quot;;INDIRECT(&quot;'UA(New)'!L&quot;&amp;[.A57])))" table:number-matrix-columns-spanned="1" table:number-matrix-rows-spanned="1" table:style-name="ce207"/>
          <table:table-cell office:value-type="string" office:string-value="" table:formula="of:=TRIM(IF(INDIRECT(&quot;'UA(New)'!J&quot;&amp;[.A57])=0;&quot;&quot;;INDIRECT(&quot;'UA(New)'!J&quot;&amp;[.A57])))" table:number-matrix-columns-spanned="1" table:number-matrix-rows-spanned="1" table:style-name="ce207"/>
          <table:table-cell office:value-type="string" office:string-value="" table:formula="of:=TRIM(IF(INDIRECT(&quot;'UA(New)'!I&quot;&amp;[.A57])=0;&quot;&quot;;INDIRECT(&quot;'UA(New)'!I&quot;&amp;[.A57])))" table:number-matrix-columns-spanned="1" table:number-matrix-rows-spanned="1" table:style-name="ce208"/>
          <table:table-cell table:number-columns-repeated="16370"/>
        </table:table-row>
        <table:table-row table:style-name="ro19">
          <table:table-cell table:number-columns-repeated="9" table:style-name="ce1"/>
          <table:table-cell office:value-type="string" office:string-value="" table:formula="of:=TRIM(IF(INDIRECT(&quot;'UA(New)'!B&quot;&amp;[.A58])=0;&quot;&quot;;INDIRECT(&quot;'UA(New)'!B&quot;&amp;[.A58])))" table:number-matrix-columns-spanned="1" table:number-matrix-rows-spanned="1" table:style-name="ce206"/>
          <table:table-cell office:value-type="string" office:string-value="" table:formula="of:=TRIM(IF(INDIRECT(&quot;'UA(New)'!C&quot;&amp;[.A58])=0;&quot;&quot;;INDIRECT(&quot;'UA(New)'!C&quot;&amp;[.A58])))" table:number-matrix-columns-spanned="1" table:number-matrix-rows-spanned="1" table:style-name="ce207"/>
          <table:table-cell office:value-type="string" office:string-value="" table:formula="of:=TRIM(IF(INDIRECT(&quot;'UA(New)'!L&quot;&amp;[.A58])=0;&quot;&quot;;INDIRECT(&quot;'UA(New)'!L&quot;&amp;[.A58])))" table:number-matrix-columns-spanned="1" table:number-matrix-rows-spanned="1" table:style-name="ce207"/>
          <table:table-cell office:value-type="string" office:string-value="" table:formula="of:=TRIM(IF(INDIRECT(&quot;'UA(New)'!J&quot;&amp;[.A58])=0;&quot;&quot;;INDIRECT(&quot;'UA(New)'!J&quot;&amp;[.A58])))" table:number-matrix-columns-spanned="1" table:number-matrix-rows-spanned="1" table:style-name="ce207"/>
          <table:table-cell office:value-type="string" office:string-value="" table:formula="of:=TRIM(IF(INDIRECT(&quot;'UA(New)'!I&quot;&amp;[.A58])=0;&quot;&quot;;INDIRECT(&quot;'UA(New)'!I&quot;&amp;[.A58])))" table:number-matrix-columns-spanned="1" table:number-matrix-rows-spanned="1" table:style-name="ce208"/>
          <table:table-cell table:number-columns-repeated="16370"/>
        </table:table-row>
        <table:table-row table:style-name="ro19">
          <table:table-cell table:number-columns-repeated="9" table:style-name="ce1"/>
          <table:table-cell office:value-type="string" office:string-value="" table:formula="of:=TRIM(IF(INDIRECT(&quot;'UA(New)'!B&quot;&amp;[.A59])=0;&quot;&quot;;INDIRECT(&quot;'UA(New)'!B&quot;&amp;[.A59])))" table:number-matrix-columns-spanned="1" table:number-matrix-rows-spanned="1" table:style-name="ce206"/>
          <table:table-cell office:value-type="string" office:string-value="" table:formula="of:=TRIM(IF(INDIRECT(&quot;'UA(New)'!C&quot;&amp;[.A59])=0;&quot;&quot;;INDIRECT(&quot;'UA(New)'!C&quot;&amp;[.A59])))" table:number-matrix-columns-spanned="1" table:number-matrix-rows-spanned="1" table:style-name="ce207"/>
          <table:table-cell office:value-type="string" office:string-value="" table:formula="of:=TRIM(IF(INDIRECT(&quot;'UA(New)'!L&quot;&amp;[.A59])=0;&quot;&quot;;INDIRECT(&quot;'UA(New)'!L&quot;&amp;[.A59])))" table:number-matrix-columns-spanned="1" table:number-matrix-rows-spanned="1" table:style-name="ce207"/>
          <table:table-cell office:value-type="string" office:string-value="" table:formula="of:=TRIM(IF(INDIRECT(&quot;'UA(New)'!J&quot;&amp;[.A59])=0;&quot;&quot;;INDIRECT(&quot;'UA(New)'!J&quot;&amp;[.A59])))" table:number-matrix-columns-spanned="1" table:number-matrix-rows-spanned="1" table:style-name="ce207"/>
          <table:table-cell office:value-type="string" office:string-value="" table:formula="of:=TRIM(IF(INDIRECT(&quot;'UA(New)'!I&quot;&amp;[.A59])=0;&quot;&quot;;INDIRECT(&quot;'UA(New)'!I&quot;&amp;[.A59])))" table:number-matrix-columns-spanned="1" table:number-matrix-rows-spanned="1" table:style-name="ce208"/>
          <table:table-cell table:number-columns-repeated="16370"/>
        </table:table-row>
        <table:table-row table:style-name="ro19">
          <table:table-cell office:value-type="float" office:value="21" table:style-name="ce1">
            <text:p>21</text:p>
          </table:table-cell>
          <table:table-cell table:number-columns-repeated="8" table:style-name="ce1"/>
          <table:table-cell office:value-type="string" office:string-value="" table:formula="of:=TRIM(IF(INDIRECT(&quot;'UA(New)'!B&quot;&amp;[.A60])=0;&quot;&quot;;INDIRECT(&quot;'UA(New)'!B&quot;&amp;[.A60])))" table:number-matrix-columns-spanned="1" table:number-matrix-rows-spanned="1" table:style-name="ce206"/>
          <table:table-cell office:value-type="string" office:string-value="" table:formula="of:=TRIM(IF(INDIRECT(&quot;'UA(New)'!C&quot;&amp;[.A60])=0;&quot;&quot;;INDIRECT(&quot;'UA(New)'!C&quot;&amp;[.A60])))" table:number-matrix-columns-spanned="1" table:number-matrix-rows-spanned="1" table:style-name="ce207"/>
          <table:table-cell office:value-type="string" office:string-value="" table:formula="of:=TRIM(IF(INDIRECT(&quot;'UA(New)'!L&quot;&amp;[.A60])=0;&quot;&quot;;INDIRECT(&quot;'UA(New)'!L&quot;&amp;[.A60])))" table:number-matrix-columns-spanned="1" table:number-matrix-rows-spanned="1" table:style-name="ce207"/>
          <table:table-cell office:value-type="string" office:string-value="" table:formula="of:=TRIM(IF(INDIRECT(&quot;'UA(New)'!J&quot;&amp;[.A60])=0;&quot;&quot;;INDIRECT(&quot;'UA(New)'!J&quot;&amp;[.A60])))" table:number-matrix-columns-spanned="1" table:number-matrix-rows-spanned="1" table:style-name="ce207"/>
          <table:table-cell office:value-type="string" office:string-value="" table:formula="of:=TRIM(IF(INDIRECT(&quot;'UA(New)'!I&quot;&amp;[.A60])=0;&quot;&quot;;INDIRECT(&quot;'UA(New)'!I&quot;&amp;[.A60])))" table:number-matrix-columns-spanned="1" table:number-matrix-rows-spanned="1" table:style-name="ce208"/>
          <table:table-cell table:number-columns-repeated="16370"/>
        </table:table-row>
        <table:table-row table:style-name="ro19">
          <table:table-cell office:value-type="float" office:value="22" table:style-name="ce1">
            <text:p>22</text:p>
          </table:table-cell>
          <table:table-cell table:number-columns-repeated="8" table:style-name="ce1"/>
          <table:table-cell office:value-type="string" office:string-value="" table:formula="of:=TRIM(IF(INDIRECT(&quot;'UA(New)'!B&quot;&amp;[.A61])=0;&quot;&quot;;INDIRECT(&quot;'UA(New)'!B&quot;&amp;[.A61])))" table:number-matrix-columns-spanned="1" table:number-matrix-rows-spanned="1" table:style-name="ce206"/>
          <table:table-cell office:value-type="string" office:string-value="" table:formula="of:=TRIM(IF(INDIRECT(&quot;'UA(New)'!C&quot;&amp;[.A61])=0;&quot;&quot;;INDIRECT(&quot;'UA(New)'!C&quot;&amp;[.A61])))" table:number-matrix-columns-spanned="1" table:number-matrix-rows-spanned="1" table:style-name="ce207"/>
          <table:table-cell office:value-type="string" office:string-value="" table:formula="of:=TRIM(IF(INDIRECT(&quot;'UA(New)'!L&quot;&amp;[.A61])=0;&quot;&quot;;INDIRECT(&quot;'UA(New)'!L&quot;&amp;[.A61])))" table:number-matrix-columns-spanned="1" table:number-matrix-rows-spanned="1" table:style-name="ce207"/>
          <table:table-cell office:value-type="string" office:string-value="" table:formula="of:=TRIM(IF(INDIRECT(&quot;'UA(New)'!J&quot;&amp;[.A61])=0;&quot;&quot;;INDIRECT(&quot;'UA(New)'!J&quot;&amp;[.A61])))" table:number-matrix-columns-spanned="1" table:number-matrix-rows-spanned="1" table:style-name="ce207"/>
          <table:table-cell office:value-type="string" office:string-value="" table:formula="of:=TRIM(IF(INDIRECT(&quot;'UA(New)'!I&quot;&amp;[.A61])=0;&quot;&quot;;INDIRECT(&quot;'UA(New)'!I&quot;&amp;[.A61])))" table:number-matrix-columns-spanned="1" table:number-matrix-rows-spanned="1" table:style-name="ce208"/>
          <table:table-cell table:number-columns-repeated="16370"/>
        </table:table-row>
        <table:table-row table:style-name="ro19">
          <table:table-cell office:value-type="float" office:value="23" table:style-name="ce1">
            <text:p>23</text:p>
          </table:table-cell>
          <table:table-cell table:number-columns-repeated="8" table:style-name="ce1"/>
          <table:table-cell office:value-type="string" office:string-value="" table:formula="of:=TRIM(IF(INDIRECT(&quot;'UA(New)'!B&quot;&amp;[.A62])=0;&quot;&quot;;INDIRECT(&quot;'UA(New)'!B&quot;&amp;[.A62])))" table:number-matrix-columns-spanned="1" table:number-matrix-rows-spanned="1" table:style-name="ce206"/>
          <table:table-cell office:value-type="string" office:string-value="" table:formula="of:=TRIM(IF(INDIRECT(&quot;'UA(New)'!C&quot;&amp;[.A62])=0;&quot;&quot;;INDIRECT(&quot;'UA(New)'!C&quot;&amp;[.A62])))" table:number-matrix-columns-spanned="1" table:number-matrix-rows-spanned="1" table:style-name="ce207"/>
          <table:table-cell office:value-type="string" office:string-value="" table:formula="of:=TRIM(IF(INDIRECT(&quot;'UA(New)'!L&quot;&amp;[.A62])=0;&quot;&quot;;INDIRECT(&quot;'UA(New)'!L&quot;&amp;[.A62])))" table:number-matrix-columns-spanned="1" table:number-matrix-rows-spanned="1" table:style-name="ce207"/>
          <table:table-cell office:value-type="string" office:string-value="" table:formula="of:=TRIM(IF(INDIRECT(&quot;'UA(New)'!J&quot;&amp;[.A62])=0;&quot;&quot;;INDIRECT(&quot;'UA(New)'!J&quot;&amp;[.A62])))" table:number-matrix-columns-spanned="1" table:number-matrix-rows-spanned="1" table:style-name="ce207"/>
          <table:table-cell office:value-type="string" office:string-value="" table:formula="of:=TRIM(IF(INDIRECT(&quot;'UA(New)'!I&quot;&amp;[.A62])=0;&quot;&quot;;INDIRECT(&quot;'UA(New)'!I&quot;&amp;[.A62])))" table:number-matrix-columns-spanned="1" table:number-matrix-rows-spanned="1" table:style-name="ce208"/>
          <table:table-cell table:number-columns-repeated="16370"/>
        </table:table-row>
        <table:table-row table:style-name="ro19">
          <table:table-cell office:value-type="float" office:value="24" table:style-name="ce1">
            <text:p>24</text:p>
          </table:table-cell>
          <table:table-cell table:number-columns-repeated="8" table:style-name="ce1"/>
          <table:table-cell office:value-type="string" office:string-value="" table:formula="of:=TRIM(IF(INDIRECT(&quot;'UA(New)'!B&quot;&amp;[.A63])=0;&quot;&quot;;INDIRECT(&quot;'UA(New)'!B&quot;&amp;[.A63])))" table:number-matrix-columns-spanned="1" table:number-matrix-rows-spanned="1" table:style-name="ce206"/>
          <table:table-cell office:value-type="string" office:string-value="" table:formula="of:=TRIM(IF(INDIRECT(&quot;'UA(New)'!C&quot;&amp;[.A63])=0;&quot;&quot;;INDIRECT(&quot;'UA(New)'!C&quot;&amp;[.A63])))" table:number-matrix-columns-spanned="1" table:number-matrix-rows-spanned="1" table:style-name="ce207"/>
          <table:table-cell office:value-type="string" office:string-value="" table:formula="of:=TRIM(IF(INDIRECT(&quot;'UA(New)'!L&quot;&amp;[.A63])=0;&quot;&quot;;INDIRECT(&quot;'UA(New)'!L&quot;&amp;[.A63])))" table:number-matrix-columns-spanned="1" table:number-matrix-rows-spanned="1" table:style-name="ce207"/>
          <table:table-cell office:value-type="string" office:string-value="" table:formula="of:=TRIM(IF(INDIRECT(&quot;'UA(New)'!J&quot;&amp;[.A63])=0;&quot;&quot;;INDIRECT(&quot;'UA(New)'!J&quot;&amp;[.A63])))" table:number-matrix-columns-spanned="1" table:number-matrix-rows-spanned="1" table:style-name="ce207"/>
          <table:table-cell office:value-type="string" office:string-value="" table:formula="of:=TRIM(IF(INDIRECT(&quot;'UA(New)'!I&quot;&amp;[.A63])=0;&quot;&quot;;INDIRECT(&quot;'UA(New)'!I&quot;&amp;[.A63])))" table:number-matrix-columns-spanned="1" table:number-matrix-rows-spanned="1" table:style-name="ce208"/>
          <table:table-cell table:number-columns-repeated="16370"/>
        </table:table-row>
        <table:table-row table:style-name="ro1">
          <table:table-cell office:value-type="float" office:value="25" table:style-name="ce1">
            <text:p>25</text:p>
          </table:table-cell>
          <table:table-cell table:number-columns-repeated="8" table:style-name="ce1"/>
          <table:table-cell office:value-type="string" office:string-value="" table:formula="of:=TRIM(IF(INDIRECT(&quot;'UA(New)'!B&quot;&amp;[.A64])=0;&quot;&quot;;INDIRECT(&quot;'UA(New)'!B&quot;&amp;[.A64])))" table:number-matrix-columns-spanned="1" table:number-matrix-rows-spanned="1" table:style-name="ce216"/>
          <table:table-cell office:value-type="string" office:string-value="" table:formula="of:=TRIM(IF(INDIRECT(&quot;'UA(New)'!C&quot;&amp;[.A64])=0;&quot;&quot;;INDIRECT(&quot;'UA(New)'!C&quot;&amp;[.A64])))" table:number-matrix-columns-spanned="1" table:number-matrix-rows-spanned="1" table:style-name="ce217"/>
          <table:table-cell office:value-type="string" office:string-value="" table:formula="of:=TRIM(IF(INDIRECT(&quot;'UA(New)'!L&quot;&amp;[.A64])=0;&quot;&quot;;INDIRECT(&quot;'UA(New)'!L&quot;&amp;[.A64])))" table:number-matrix-columns-spanned="1" table:number-matrix-rows-spanned="1" table:style-name="ce217"/>
          <table:table-cell office:value-type="string" office:string-value="" table:formula="of:=TRIM(IF(INDIRECT(&quot;'UA(New)'!J&quot;&amp;[.A64])=0;&quot;&quot;;INDIRECT(&quot;'UA(New)'!J&quot;&amp;[.A64])))" table:number-matrix-columns-spanned="1" table:number-matrix-rows-spanned="1" table:style-name="ce217"/>
          <table:table-cell office:value-type="string" office:string-value="" table:formula="of:=TRIM(IF(INDIRECT(&quot;'UA(New)'!I&quot;&amp;[.A64])=0;&quot;&quot;;INDIRECT(&quot;'UA(New)'!I&quot;&amp;[.A64])))" table:number-matrix-columns-spanned="1" table:number-matrix-rows-spanned="1" table:style-name="ce218"/>
          <table:table-cell table:number-columns-repeated="16370"/>
        </table:table-row>
        <table:table-row table:style-name="ro19">
          <table:table-cell office:value-type="float" office:value="26" table:style-name="ce1">
            <text:p>26</text:p>
          </table:table-cell>
          <table:table-cell table:number-columns-repeated="16383" table:style-name="ce1"/>
        </table:table-row>
        <table:table-row table:style-name="ro19">
          <table:table-cell office:value-type="float" office:value="27" table:style-name="ce1">
            <text:p>27</text:p>
          </table:table-cell>
          <table:table-cell table:number-columns-repeated="16383" table:style-name="ce1"/>
        </table:table-row>
        <table:table-row table:style-name="ro19">
          <table:table-cell office:value-type="float" office:value="28" table:style-name="ce1">
            <text:p>28</text:p>
          </table:table-cell>
          <table:table-cell table:number-columns-repeated="16383" table:style-name="ce1"/>
        </table:table-row>
        <table:table-row table:style-name="ro19">
          <table:table-cell office:value-type="float" office:value="29" table:style-name="ce1">
            <text:p>29</text:p>
          </table:table-cell>
          <table:table-cell table:number-columns-repeated="16383" table:style-name="ce1"/>
        </table:table-row>
        <table:table-row table:style-name="ro19">
          <table:table-cell office:value-type="float" office:value="30" table:style-name="ce1">
            <text:p>30</text:p>
          </table:table-cell>
          <table:table-cell table:number-columns-repeated="16383" table:style-name="ce1"/>
        </table:table-row>
        <table:table-row table:style-name="ro19">
          <table:table-cell office:value-type="float" office:value="31" table:style-name="ce1">
            <text:p>31</text:p>
          </table:table-cell>
          <table:table-cell table:number-columns-repeated="16383" table:style-name="ce1"/>
        </table:table-row>
        <table:table-row table:style-name="ro19">
          <table:table-cell office:value-type="float" office:value="32" table:style-name="ce1">
            <text:p>32</text:p>
          </table:table-cell>
          <table:table-cell table:number-columns-repeated="16383"/>
        </table:table-row>
        <table:table-row table:style-name="ro19">
          <table:table-cell office:value-type="float" office:value="33" table:style-name="ce1">
            <text:p>33</text:p>
          </table:table-cell>
          <table:table-cell table:number-columns-repeated="16383"/>
        </table:table-row>
        <table:table-row table:style-name="ro19">
          <table:table-cell office:value-type="float" office:value="34" table:style-name="ce1">
            <text:p>34</text:p>
          </table:table-cell>
          <table:table-cell table:number-columns-repeated="16383"/>
        </table:table-row>
        <table:table-row table:style-name="ro19">
          <table:table-cell office:value-type="float" office:value="35" table:style-name="ce1">
            <text:p>35</text:p>
          </table:table-cell>
          <table:table-cell table:number-columns-repeated="16383"/>
        </table:table-row>
        <table:table-row table:style-name="ro19">
          <table:table-cell office:value-type="float" office:value="36" table:style-name="ce1">
            <text:p>36</text:p>
          </table:table-cell>
          <table:table-cell table:number-columns-repeated="16383"/>
        </table:table-row>
        <table:table-row table:style-name="ro19">
          <table:table-cell office:value-type="float" office:value="37" table:style-name="ce1">
            <text:p>37</text:p>
          </table:table-cell>
          <table:table-cell table:number-columns-repeated="16383"/>
        </table:table-row>
        <table:table-row table:style-name="ro19">
          <table:table-cell office:value-type="float" office:value="38" table:style-name="ce1">
            <text:p>38</text:p>
          </table:table-cell>
          <table:table-cell table:number-columns-repeated="16383"/>
        </table:table-row>
        <table:table-row table:style-name="ro19">
          <table:table-cell office:value-type="float" office:value="39" table:style-name="ce1">
            <text:p>39</text:p>
          </table:table-cell>
          <table:table-cell table:number-columns-repeated="16383"/>
        </table:table-row>
        <table:table-row table:style-name="ro19">
          <table:table-cell office:value-type="float" office:value="40" table:style-name="ce1">
            <text:p>40</text:p>
          </table:table-cell>
          <table:table-cell table:number-columns-repeated="16383"/>
        </table:table-row>
        <table:table-row table:style-name="ro19">
          <table:table-cell office:value-type="float" office:value="41" table:style-name="ce1">
            <text:p>41</text:p>
          </table:table-cell>
          <table:table-cell table:number-columns-repeated="16383"/>
        </table:table-row>
        <table:table-row table:style-name="ro19">
          <table:table-cell office:value-type="float" office:value="42" table:style-name="ce1">
            <text:p>42</text:p>
          </table:table-cell>
          <table:table-cell table:number-columns-repeated="16383"/>
        </table:table-row>
        <table:table-row table:style-name="ro19">
          <table:table-cell office:value-type="float" office:value="43" table:style-name="ce1">
            <text:p>43</text:p>
          </table:table-cell>
          <table:table-cell table:number-columns-repeated="16383"/>
        </table:table-row>
        <table:table-row table:style-name="ro19">
          <table:table-cell office:value-type="float" office:value="44" table:style-name="ce1">
            <text:p>44</text:p>
          </table:table-cell>
          <table:table-cell table:number-columns-repeated="16383"/>
        </table:table-row>
        <table:table-row table:style-name="ro19">
          <table:table-cell office:value-type="float" office:value="45" table:style-name="ce1">
            <text:p>45</text:p>
          </table:table-cell>
          <table:table-cell table:number-columns-repeated="16383"/>
        </table:table-row>
        <table:table-row table:style-name="ro19">
          <table:table-cell office:value-type="float" office:value="46" table:style-name="ce1">
            <text:p>46</text:p>
          </table:table-cell>
          <table:table-cell table:number-columns-repeated="16383"/>
        </table:table-row>
        <table:table-row table:style-name="ro19">
          <table:table-cell office:value-type="float" office:value="47" table:style-name="ce1">
            <text:p>47</text:p>
          </table:table-cell>
          <table:table-cell table:number-columns-repeated="16383"/>
        </table:table-row>
        <table:table-row table:number-rows-repeated="1048512" table:style-name="ro19">
          <table:table-cell table:number-columns-repeated="16384"/>
        </table:table-row>
      </table:table>
      <table:table table:name="Summary" table:style-name="ta4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17" table:default-cell-style-name="ce1"/>
        <table:table-column table:style-name="co30" table:default-cell-style-name="ce1"/>
        <table:table-column table:style-name="co31" table:default-cell-style-name="ce1"/>
        <table:table-column table:style-name="co5" table:number-columns-repeated="2" table:default-cell-style-name="ce1"/>
        <table:table-column table:style-name="co25" table:default-cell-style-name="ce1"/>
        <table:table-column table:style-name="co5" table:number-columns-repeated="4" table:default-cell-style-name="ce1"/>
        <table:table-column table:style-name="co30" table:default-cell-style-name="ce1"/>
        <table:table-column table:style-name="co31" table:default-cell-style-name="ce1"/>
        <table:table-column table:style-name="co5" table:number-columns-repeated="16359" table:default-cell-style-name="ce1"/>
        <table:table-row table:style-name="ro1">
          <table:table-cell office:value-type="string" table:number-columns-spanned="6" table:number-rows-spanned="1" table:style-name="ce220">
            <text:p>OPR, Defect Data</text:p>
          </table:table-cell>
          <table:covered-table-cell table:number-columns-repeated="5"/>
          <table:table-cell table:style-name="ce1"/>
          <table:table-cell office:value-type="string" table:number-columns-spanned="9" table:number-rows-spanned="1" table:style-name="ce220">
            <text:p>Issue Data</text:p>
          </table:table-cell>
          <table:covered-table-cell table:number-columns-repeated="8"/>
          <table:table-cell table:style-name="ce1"/>
          <table:table-cell office:value-type="string" table:number-columns-spanned="8" table:number-rows-spanned="1" table:style-name="ce220">
            <text:p>Issue Data</text:p>
          </table:table-cell>
          <table:covered-table-cell table:number-columns-repeated="7"/>
          <table:table-cell table:number-columns-repeated="16359"/>
        </table:table-row>
        <table:table-row table:style-name="ro1">
          <table:table-cell office:value-type="string" table:style-name="ce221">
            <text:p>BL</text:p>
          </table:table-cell>
          <table:table-cell office:value-type="string" table:style-name="ce222">
            <text:p>No.</text:p>
          </table:table-cell>
          <table:table-cell office:value-type="string" table:style-name="ce223">
            <text:p>Part No.</text:p>
          </table:table-cell>
          <table:table-cell office:value-type="string" table:style-name="ce224">
            <text:p>Part #</text:p>
          </table:table-cell>
          <table:table-cell office:value-type="string" table:style-name="ce225">
            <text:p>OPR</text:p>
          </table:table-cell>
          <table:table-cell office:value-type="string" table:style-name="ce226">
            <text:p>Defects</text:p>
          </table:table-cell>
          <table:table-cell table:style-name="ce1"/>
          <table:table-cell office:value-type="string" table:style-name="ce227">
            <text:p>BL</text:p>
          </table:table-cell>
          <table:table-cell office:value-type="string" table:style-name="ce228">
            <text:p>Part</text:p>
          </table:table-cell>
          <table:table-cell office:value-type="string" table:style-name="ce228">
            <text:p>ST</text:p>
          </table:table-cell>
          <table:table-cell office:value-type="string" table:style-name="ce229">
            <text:p>Cause</text:p>
          </table:table-cell>
          <table:table-cell office:value-type="string" table:style-name="ce229">
            <text:p>Issue</text:p>
          </table:table-cell>
          <table:table-cell office:value-type="string" table:style-name="ce229">
            <text:p>Root Cause</text:p>
          </table:table-cell>
          <table:table-cell office:value-type="string" table:style-name="ce229">
            <text:p>time</text:p>
          </table:table-cell>
          <table:table-cell office:value-type="string" table:style-name="ce229">
            <text:p>date</text:p>
          </table:table-cell>
          <table:table-cell office:value-type="string" table:style-name="ce230">
            <text:p>Shift</text:p>
          </table:table-cell>
          <table:table-cell table:style-name="ce1"/>
          <table:table-cell office:value-type="string" table:style-name="ce227">
            <text:p>BL</text:p>
          </table:table-cell>
          <table:table-cell office:value-type="string" table:style-name="ce229">
            <text:p>partNo</text:p>
          </table:table-cell>
          <table:table-cell office:value-type="string" table:style-name="ce229">
            <text:p>Cause</text:p>
          </table:table-cell>
          <table:table-cell office:value-type="string" table:style-name="ce229">
            <text:p>Issue</text:p>
          </table:table-cell>
          <table:table-cell office:value-type="string" table:style-name="ce229">
            <text:p>Root Cause</text:p>
          </table:table-cell>
          <table:table-cell office:value-type="string" table:style-name="ce229">
            <text:p>time</text:p>
          </table:table-cell>
          <table:table-cell office:value-type="string" table:style-name="ce229">
            <text:p>date</text:p>
          </table:table-cell>
          <table:table-cell office:value-type="string" table:style-name="ce230">
            <text:p>Shift</text:p>
          </table:table-cell>
          <table:table-cell table:number-columns-repeated="16359"/>
        </table:table-row>
        <table:table-row table:style-name="ro19">
          <table:table-cell office:value-type="string" table:style-name="ce195">
            <text:p>UW</text:p>
          </table:table-cell>
          <table:table-cell office:value-type="float" office:value="1" table:formula="of:=['UW(New)'.B8]" table:style-name="ce195">
            <text:p>1</text:p>
          </table:table-cell>
          <table:table-cell office:value-type="string" office:string-value="Rr Sus" table:formula="of:=LEFT(['UW(New)'.C8];LEN(['UW(New)'.C8])-6)" table:style-name="ce195">
            <text:p>Rr Sus</text:p>
          </table:table-cell>
          <table:table-cell office:value-type="string" office:string-value="51206" table:formula="of:=RIGHT(['UW(New)'.C8];5)" table:style-name="ce195">
            <text:p>51206</text:p>
          </table:table-cell>
          <table:table-cell office:value-type="percentage" office:value="0.90782608695652167" table:formula="of:=['UW(New)'.Y8]" table:style-name="ce231">
            <text:p>91%</text:p>
          </table:table-cell>
          <table:table-cell office:value-type="float" office:value="0" table:formula="of:=['UW(New)'.P47]" table:style-name="ce195">
            <text:p>0</text:p>
          </table:table-cell>
          <table:table-cell table:style-name="ce1"/>
          <table:table-cell office:value-type="string" table:style-name="ce232">
            <text:p>UW</text:p>
          </table:table-cell>
          <table:table-cell office:value-type="string" office:string-value="FLA" table:formula="of:=INDIRECT(&quot;'UW(New)'!B&quot; &amp; [.I24])" table:number-matrix-columns-spanned="1" table:number-matrix-rows-spanned="1" table:style-name="ce232">
            <text:p>FLA</text:p>
          </table:table-cell>
          <table:table-cell office:value-type="string" office:string-value="ALL" table:formula="of:=INDIRECT(&quot;'UW(New)'!C&quot; &amp; [.J24])" table:number-matrix-columns-spanned="1" table:number-matrix-rows-spanned="1" table:style-name="ce232">
            <text:p>ALL</text:p>
          </table:table-cell>
          <table:table-cell office:value-type="string" office:string-value="Equipment" table:formula="of:=INDIRECT(&quot;'UW(New)'!D&quot; &amp; [.K24])" table:number-matrix-columns-spanned="1" table:number-matrix-rows-spanned="1" table:style-name="ce232">
            <text:p>Equipment</text:p>
          </table:table-cell>
          <table:table-cell office:value-type="string" office:string-value="Planned stop" table:formula="of:=INDIRECT(&quot;'UW(New)'!E&quot; &amp; [.L24])" table:number-matrix-columns-spanned="1" table:number-matrix-rows-spanned="1" table:style-name="ce232">
            <text:p>Planned stop</text:p>
          </table:table-cell>
          <table:table-cell office:value-type="string" office:string-value="Nozzle clean/Tip change" table:formula="of:=INDIRECT(&quot;'UW(New)'!L&quot; &amp; [.M24])" table:number-matrix-columns-spanned="1" table:number-matrix-rows-spanned="1" table:style-name="ce232">
            <text:p>Nozzle clean/Tip change</text:p>
          </table:table-cell>
          <table:table-cell office:value-type="float" office:value="24" table:formula="of:=INDIRECT(&quot;'UW(New)'!J&quot; &amp; [.N24])" table:number-matrix-columns-spanned="1" table:number-matrix-rows-spanned="1" table:style-name="ce232">
            <text:p>24</text:p>
          </table:table-cell>
          <table:table-cell office:value-type="date" office:date-value="2025-04-09T00:00:00" table:formula="of:=['UW(New)'.$B$3]" table:style-name="ce233">
            <text:p>4/9/2025</text:p>
          </table:table-cell>
          <table:table-cell office:value-type="string" office:string-value="2nd" table:formula="of:=['UW(New)'.$F$4]" table:style-name="ce233">
            <text:p>2nd</text:p>
          </table:table-cell>
          <table:table-cell table:style-name="ce1"/>
          <table:table-cell office:value-type="string" table:style-name="ce232">
            <text:p>UA</text:p>
          </table:table-cell>
          <table:table-cell office:value-type="string" office:string-value="ED" table:formula="of:=INDIRECT(&quot;'UA(New)'!B&quot; &amp; [.S24])" table:number-matrix-columns-spanned="1" table:number-matrix-rows-spanned="1" table:style-name="ce232">
            <text:p>ED</text:p>
          </table:table-cell>
          <table:table-cell office:value-type="string" office:string-value="Equipment" table:formula="of:=INDIRECT(&quot;'UA(New)'!I&quot; &amp; [.T24])" table:number-matrix-columns-spanned="1" table:number-matrix-rows-spanned="1" table:style-name="ce232">
            <text:p>Equipment</text:p>
          </table:table-cell>
          <table:table-cell office:value-type="string" office:string-value="Lift belt slack fault on carrier 11" table:formula="of:=INDIRECT(&quot;'UA(New)'!C&quot; &amp; [.U24])" table:number-matrix-columns-spanned="1" table:number-matrix-rows-spanned="1" table:style-name="ce232">
            <text:p>Lift belt slack fault on carrier 11</text:p>
          </table:table-cell>
          <table:table-cell office:value-type="string" office:string-value="The guides worn out" table:formula="of:=INDIRECT(&quot;'UA(New)'!L&quot; &amp; [.V24])" table:number-matrix-columns-spanned="1" table:number-matrix-rows-spanned="1" table:style-name="ce232">
            <text:p>The guides worn out</text:p>
          </table:table-cell>
          <table:table-cell office:value-type="float" office:value="30" table:formula="of:=INDIRECT(&quot;'UA(New)'!J&quot; &amp; [.W24])" table:number-matrix-columns-spanned="1" table:number-matrix-rows-spanned="1" table:style-name="ce232">
            <text:p>30</text:p>
          </table:table-cell>
          <table:table-cell office:value-type="date" office:date-value="2025-04-09T00:00:00" table:formula="of:=['UW(New)'.$B$3]" table:style-name="ce233">
            <text:p>4/9/2025</text:p>
          </table:table-cell>
          <table:table-cell office:value-type="string" office:string-value="2nd" table:formula="of:=['UW(New)'.$F$4]" table:style-name="ce233">
            <text:p>2nd</text:p>
          </table:table-cell>
          <table:table-cell table:number-columns-repeated="16359"/>
        </table:table-row>
        <table:table-row table:style-name="ro19">
          <table:table-cell office:value-type="string" table:style-name="ce195">
            <text:p>UW</text:p>
          </table:table-cell>
          <table:table-cell office:value-type="float" office:value="2" table:formula="of:=['UW(New)'.B9]" table:style-name="ce195">
            <text:p>2</text:p>
          </table:table-cell>
          <table:table-cell office:value-type="string" office:string-value="Fr sus" table:formula="of:=LEFT(['UW(New)'.C9];LEN(['UW(New)'.C9])-6)" table:style-name="ce195">
            <text:p>Fr sus</text:p>
          </table:table-cell>
          <table:table-cell office:value-type="string" office:string-value="51201" table:formula="of:=RIGHT(['UW(New)'.C9];5)" table:style-name="ce195">
            <text:p>51201</text:p>
          </table:table-cell>
          <table:table-cell office:value-type="percentage" office:value="0.89947460595446593" table:formula="of:=['UW(New)'.Y9]" table:style-name="ce231">
            <text:p>90%</text:p>
          </table:table-cell>
          <table:table-cell office:value-type="float" office:value="1" table:formula="of:=['UW(New)'.P48]" table:style-name="ce195">
            <text:p>1</text:p>
          </table:table-cell>
          <table:table-cell table:style-name="ce1"/>
          <table:table-cell office:value-type="string" table:style-name="ce195">
            <text:p>UW</text:p>
          </table:table-cell>
          <table:table-cell office:value-type="string" office:string-value="RS" table:formula="of:=INDIRECT(&quot;'UW(New)'!B&quot; &amp; [.I25])" table:number-matrix-columns-spanned="1" table:number-matrix-rows-spanned="1" table:style-name="ce195">
            <text:p>RS</text:p>
          </table:table-cell>
          <table:table-cell office:value-type="string" office:string-value="ALL" table:formula="of:=INDIRECT(&quot;'UW(New)'!C&quot; &amp; [.J25])" table:number-matrix-columns-spanned="1" table:number-matrix-rows-spanned="1" table:style-name="ce195">
            <text:p>ALL</text:p>
          </table:table-cell>
          <table:table-cell office:value-type="string" office:string-value="Other" table:formula="of:=INDIRECT(&quot;'UW(New)'!D&quot; &amp; [.K25])" table:number-matrix-columns-spanned="1" table:number-matrix-rows-spanned="1" table:style-name="ce195">
            <text:p>Other</text:p>
          </table:table-cell>
          <table:table-cell office:value-type="string" office:string-value="Planned stop" table:formula="of:=INDIRECT(&quot;'UW(New)'!E&quot; &amp; [.L25])" table:number-matrix-columns-spanned="1" table:number-matrix-rows-spanned="1" table:style-name="ce195">
            <text:p>Planned stop</text:p>
          </table:table-cell>
          <table:table-cell office:value-type="string" office:string-value="TMs recovered 177D during lunch" table:formula="of:=INDIRECT(&quot;'UW(New)'!L&quot; &amp; [.M25])" table:number-matrix-columns-spanned="1" table:number-matrix-rows-spanned="1" table:style-name="ce195">
            <text:p>TMs recovered 177D during lunch</text:p>
          </table:table-cell>
          <table:table-cell office:value-type="float" office:value="45" table:formula="of:=INDIRECT(&quot;'UW(New)'!J&quot; &amp; [.N25])" table:number-matrix-columns-spanned="1" table:number-matrix-rows-spanned="1" table:style-name="ce195">
            <text:p>45</text:p>
          </table:table-cell>
          <table:table-cell office:value-type="date" office:date-value="2025-04-09T00:00:00" table:formula="of:=['UW(New)'.$B$3]" table:style-name="ce234">
            <text:p>4/9/2025</text:p>
          </table:table-cell>
          <table:table-cell office:value-type="string" office:string-value="2nd" table:formula="of:=['UW(New)'.$F$4]" table:style-name="ce233">
            <text:p>2nd</text:p>
          </table:table-cell>
          <table:table-cell table:style-name="ce1"/>
          <table:table-cell office:value-type="string" table:style-name="ce195">
            <text:p>UA</text:p>
          </table:table-cell>
          <table:table-cell office:value-type="float" office:value="0" table:formula="of:=INDIRECT(&quot;'UA(New)'!B&quot; &amp; [.S25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I&quot; &amp; [.T25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C&quot; &amp; [.U25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L&quot; &amp; [.V25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J&quot; &amp; [.W25])" table:number-matrix-columns-spanned="1" table:number-matrix-rows-spanned="1" table:style-name="ce195">
            <text:p>0</text:p>
          </table:table-cell>
          <table:table-cell office:value-type="date" office:date-value="2025-04-09T00:00:00" table:formula="of:=['UW(New)'.$B$3]" table:style-name="ce234">
            <text:p>4/9/2025</text:p>
          </table:table-cell>
          <table:table-cell office:value-type="string" office:string-value="2nd" table:formula="of:=['UW(New)'.$F$4]" table:style-name="ce233">
            <text:p>2nd</text:p>
          </table:table-cell>
          <table:table-cell table:number-columns-repeated="16359"/>
        </table:table-row>
        <table:table-row table:style-name="ro19">
          <table:table-cell office:value-type="string" table:style-name="ce195">
            <text:p>UW</text:p>
          </table:table-cell>
          <table:table-cell office:value-type="float" office:value="3" table:formula="of:=['UW(New)'.B10]" table:style-name="ce195">
            <text:p>3</text:p>
          </table:table-cell>
          <table:table-cell office:value-type="string" office:string-value="OA Cowl" table:formula="of:=LEFT(['UW(New)'.C10];LEN(['UW(New)'.C10])-6)" table:style-name="ce195">
            <text:p>OA Cowl</text:p>
          </table:table-cell>
          <table:table-cell office:value-type="string" office:string-value="55701" table:formula="of:=RIGHT(['UW(New)'.C10];5)" table:style-name="ce195">
            <text:p>55701</text:p>
          </table:table-cell>
          <table:table-cell office:value-type="percentage" office:value="1" table:formula="of:=['UW(New)'.Y10]" table:style-name="ce231">
            <text:p>100%</text:p>
          </table:table-cell>
          <table:table-cell office:value-type="float" office:value="0" table:formula="of:=['UW(New)'.P49]" table:style-name="ce195">
            <text:p>0</text:p>
          </table:table-cell>
          <table:table-cell table:style-name="ce1"/>
          <table:table-cell office:value-type="string" table:style-name="ce195">
            <text:p>UW</text:p>
          </table:table-cell>
          <table:table-cell office:value-type="string" office:string-value="RLA" table:formula="of:=INDIRECT(&quot;'UW(New)'!B&quot; &amp; [.I26])" table:number-matrix-columns-spanned="1" table:number-matrix-rows-spanned="1" table:style-name="ce195">
            <text:p>RLA</text:p>
          </table:table-cell>
          <table:table-cell office:value-type="string" office:string-value="ALL" table:formula="of:=INDIRECT(&quot;'UW(New)'!C&quot; &amp; [.J26])" table:number-matrix-columns-spanned="1" table:number-matrix-rows-spanned="1" table:style-name="ce195">
            <text:p>ALL</text:p>
          </table:table-cell>
          <table:table-cell office:value-type="string" office:string-value="Other" table:formula="of:=INDIRECT(&quot;'UW(New)'!D&quot; &amp; [.K26])" table:number-matrix-columns-spanned="1" table:number-matrix-rows-spanned="1" table:style-name="ce195">
            <text:p>Other</text:p>
          </table:table-cell>
          <table:table-cell office:value-type="string" office:string-value="No ED palettes" table:formula="of:=INDIRECT(&quot;'UW(New)'!E&quot; &amp; [.L26])" table:number-matrix-columns-spanned="1" table:number-matrix-rows-spanned="1" table:style-name="ce195">
            <text:p>No ED palettes</text:p>
          </table:table-cell>
          <table:table-cell office:value-type="float" office:value="0" table:formula="of:=INDIRECT(&quot;'UW(New)'!L&quot; &amp; [.M26])" table:number-matrix-columns-spanned="1" table:number-matrix-rows-spanned="1" table:style-name="ce195">
            <text:p>0</text:p>
          </table:table-cell>
          <table:table-cell office:value-type="float" office:value="25" table:formula="of:=INDIRECT(&quot;'UW(New)'!J&quot; &amp; [.N26])" table:number-matrix-columns-spanned="1" table:number-matrix-rows-spanned="1" table:style-name="ce195">
            <text:p>25</text:p>
          </table:table-cell>
          <table:table-cell office:value-type="date" office:date-value="2025-04-09T00:00:00" table:formula="of:=['UW(New)'.$B$3]" table:style-name="ce234">
            <text:p>4/9/2025</text:p>
          </table:table-cell>
          <table:table-cell office:value-type="string" office:string-value="2nd" table:formula="of:=['UW(New)'.$F$4]" table:style-name="ce233">
            <text:p>2nd</text:p>
          </table:table-cell>
          <table:table-cell table:style-name="ce1"/>
          <table:table-cell office:value-type="string" table:style-name="ce195">
            <text:p>UA</text:p>
          </table:table-cell>
          <table:table-cell office:value-type="float" office:value="0" table:formula="of:=INDIRECT(&quot;'UA(New)'!B&quot; &amp; [.S26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I&quot; &amp; [.T26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C&quot; &amp; [.U26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L&quot; &amp; [.V26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J&quot; &amp; [.W26])" table:number-matrix-columns-spanned="1" table:number-matrix-rows-spanned="1" table:style-name="ce195">
            <text:p>0</text:p>
          </table:table-cell>
          <table:table-cell office:value-type="date" office:date-value="2025-04-09T00:00:00" table:formula="of:=['UW(New)'.$B$3]" table:style-name="ce234">
            <text:p>4/9/2025</text:p>
          </table:table-cell>
          <table:table-cell office:value-type="string" office:string-value="2nd" table:formula="of:=['UW(New)'.$F$4]" table:style-name="ce233">
            <text:p>2nd</text:p>
          </table:table-cell>
          <table:table-cell table:number-columns-repeated="16359"/>
        </table:table-row>
        <table:table-row table:style-name="ro19">
          <table:table-cell office:value-type="string" table:style-name="ce195">
            <text:p>UW</text:p>
          </table:table-cell>
          <table:table-cell office:value-type="float" office:value="4" table:formula="of:=['UW(New)'.B11]" table:style-name="ce195">
            <text:p>4</text:p>
          </table:table-cell>
          <table:table-cell office:value-type="string" office:string-value="Fr lwr arm " table:formula="of:=LEFT(['UW(New)'.C11];LEN(['UW(New)'.C11])-7)" table:style-name="ce195">
            <text:p>Fr lwr arm<text:s/></text:p>
          </table:table-cell>
          <table:table-cell office:value-type="string" office:string-value="48068/9" table:formula="of:=RIGHT(['UW(New)'.C11];7)" table:style-name="ce195">
            <text:p>48068/9</text:p>
          </table:table-cell>
          <table:table-cell office:value-type="percentage" office:value="0.97193605683836581" table:formula="of:=['UW(New)'.Y11]" table:style-name="ce231">
            <text:p>97%</text:p>
          </table:table-cell>
          <table:table-cell office:value-type="float" office:value="0" table:formula="of:=['UW(New)'.P50]" table:style-name="ce195">
            <text:p>0</text:p>
          </table:table-cell>
          <table:table-cell table:style-name="ce1"/>
          <table:table-cell office:value-type="string" table:style-name="ce195">
            <text:p>UW</text:p>
          </table:table-cell>
          <table:table-cell office:value-type="string" office:string-value="FS" table:formula="of:=INDIRECT(&quot;'UW(New)'!B&quot; &amp; [.I27])" table:number-matrix-columns-spanned="1" table:number-matrix-rows-spanned="1" table:style-name="ce195">
            <text:p>FS</text:p>
          </table:table-cell>
          <table:table-cell office:value-type="string" office:string-value="MT#2" table:formula="of:=INDIRECT(&quot;'UW(New)'!C&quot; &amp; [.J27])" table:number-matrix-columns-spanned="1" table:number-matrix-rows-spanned="1" table:style-name="ce195">
            <text:p>MT#2</text:p>
          </table:table-cell>
          <table:table-cell office:value-type="string" office:string-value="Equipment" table:formula="of:=INDIRECT(&quot;'UW(New)'!D&quot; &amp; [.K27])" table:number-matrix-columns-spanned="1" table:number-matrix-rows-spanned="1" table:style-name="ce195">
            <text:p>Equipment</text:p>
          </table:table-cell>
          <table:table-cell office:value-type="string" office:string-value="Matehan cycle time out inside station 10 x2" table:formula="of:=INDIRECT(&quot;'UW(New)'!E&quot; &amp; [.L27])" table:number-matrix-columns-spanned="1" table:number-matrix-rows-spanned="1" table:style-name="ce195">
            <text:p>Matehan cycle time out inside station 10 x2</text:p>
          </table:table-cell>
          <table:table-cell office:value-type="string" office:string-value="Clamp fault" table:formula="of:=INDIRECT(&quot;'UW(New)'!L&quot; &amp; [.M27])" table:number-matrix-columns-spanned="1" table:number-matrix-rows-spanned="1" table:style-name="ce195">
            <text:p>Clamp fault</text:p>
          </table:table-cell>
          <table:table-cell office:value-type="float" office:value="15" table:formula="of:=INDIRECT(&quot;'UW(New)'!J&quot; &amp; [.N27])" table:number-matrix-columns-spanned="1" table:number-matrix-rows-spanned="1" table:style-name="ce195">
            <text:p>15</text:p>
          </table:table-cell>
          <table:table-cell office:value-type="date" office:date-value="2025-04-09T00:00:00" table:formula="of:=['UW(New)'.$B$3]" table:style-name="ce234">
            <text:p>4/9/2025</text:p>
          </table:table-cell>
          <table:table-cell office:value-type="string" office:string-value="2nd" table:formula="of:=['UW(New)'.$F$4]" table:style-name="ce233">
            <text:p>2nd</text:p>
          </table:table-cell>
          <table:table-cell table:style-name="ce1"/>
          <table:table-cell office:value-type="string" table:style-name="ce195">
            <text:p>UA</text:p>
          </table:table-cell>
          <table:table-cell office:value-type="float" office:value="0" table:formula="of:=INDIRECT(&quot;'UA(New)'!B&quot; &amp; [.S27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I&quot; &amp; [.T27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C&quot; &amp; [.U27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L&quot; &amp; [.V27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J&quot; &amp; [.W27])" table:number-matrix-columns-spanned="1" table:number-matrix-rows-spanned="1" table:style-name="ce195">
            <text:p>0</text:p>
          </table:table-cell>
          <table:table-cell office:value-type="date" office:date-value="2025-04-09T00:00:00" table:formula="of:=['UW(New)'.$B$3]" table:style-name="ce234">
            <text:p>4/9/2025</text:p>
          </table:table-cell>
          <table:table-cell office:value-type="string" office:string-value="2nd" table:formula="of:=['UW(New)'.$F$4]" table:style-name="ce233">
            <text:p>2nd</text:p>
          </table:table-cell>
          <table:table-cell table:number-columns-repeated="16359"/>
        </table:table-row>
        <table:table-row table:style-name="ro19">
          <table:table-cell office:value-type="string" table:style-name="ce195">
            <text:p>UW</text:p>
          </table:table-cell>
          <table:table-cell office:value-type="float" office:value="5" table:formula="of:=['UW(New)'.B12]" table:style-name="ce195">
            <text:p>5</text:p>
          </table:table-cell>
          <table:table-cell office:value-type="string" office:string-value="Rear arm" table:formula="of:=LEFT(['UW(New)'.C12];LEN(['UW(New)'.C12])-6)" table:style-name="ce195">
            <text:p>Rear arm</text:p>
          </table:table-cell>
          <table:table-cell office:value-type="string" office:string-value="48730" table:formula="of:=RIGHT(['UW(New)'.C12];5)" table:style-name="ce195">
            <text:p>48730</text:p>
          </table:table-cell>
          <table:table-cell office:value-type="percentage" office:value="0.91187335092348276" table:formula="of:=['UW(New)'.Y12]" table:style-name="ce231">
            <text:p>91%</text:p>
          </table:table-cell>
          <table:table-cell office:value-type="float" office:value="0" table:formula="of:=['UW(New)'.P51]" table:style-name="ce195">
            <text:p>0</text:p>
          </table:table-cell>
          <table:table-cell table:style-name="ce1"/>
          <table:table-cell office:value-type="string" table:style-name="ce195">
            <text:p>UW</text:p>
          </table:table-cell>
          <table:table-cell office:value-type="string" office:string-value="FS" table:formula="of:=INDIRECT(&quot;'UW(New)'!B&quot; &amp; [.I28])" table:number-matrix-columns-spanned="1" table:number-matrix-rows-spanned="1" table:style-name="ce195">
            <text:p>FS</text:p>
          </table:table-cell>
          <table:table-cell office:value-type="string" office:string-value="ALL" table:formula="of:=INDIRECT(&quot;'UW(New)'!C&quot; &amp; [.J28])" table:number-matrix-columns-spanned="1" table:number-matrix-rows-spanned="1" table:style-name="ce195">
            <text:p>ALL</text:p>
          </table:table-cell>
          <table:table-cell office:value-type="string" office:string-value="Equipment" table:formula="of:=INDIRECT(&quot;'UW(New)'!D&quot; &amp; [.K28])" table:number-matrix-columns-spanned="1" table:number-matrix-rows-spanned="1" table:style-name="ce195">
            <text:p>Equipment</text:p>
          </table:table-cell>
          <table:table-cell office:value-type="string" office:string-value="Planned stop" table:formula="of:=INDIRECT(&quot;'UW(New)'!E&quot; &amp; [.L28])" table:number-matrix-columns-spanned="1" table:number-matrix-rows-spanned="1" table:style-name="ce195">
            <text:p>Planned stop</text:p>
          </table:table-cell>
          <table:table-cell office:value-type="string" office:string-value="Nozzle clean/Tip change" table:formula="of:=INDIRECT(&quot;'UW(New)'!L&quot; &amp; [.M28])" table:number-matrix-columns-spanned="1" table:number-matrix-rows-spanned="1" table:style-name="ce195">
            <text:p>Nozzle clean/Tip change</text:p>
          </table:table-cell>
          <table:table-cell office:value-type="float" office:value="24" table:formula="of:=INDIRECT(&quot;'UW(New)'!J&quot; &amp; [.N28])" table:number-matrix-columns-spanned="1" table:number-matrix-rows-spanned="1" table:style-name="ce195">
            <text:p>24</text:p>
          </table:table-cell>
          <table:table-cell office:value-type="date" office:date-value="2025-04-09T00:00:00" table:formula="of:=['UW(New)'.$B$3]" table:style-name="ce234">
            <text:p>4/9/2025</text:p>
          </table:table-cell>
          <table:table-cell office:value-type="string" office:string-value="2nd" table:formula="of:=['UW(New)'.$F$4]" table:style-name="ce233">
            <text:p>2nd</text:p>
          </table:table-cell>
          <table:table-cell table:style-name="ce1"/>
          <table:table-cell office:value-type="string" table:style-name="ce195">
            <text:p>UA</text:p>
          </table:table-cell>
          <table:table-cell office:value-type="float" office:value="0" table:formula="of:=INDIRECT(&quot;'UA(New)'!B&quot; &amp; [.S28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I&quot; &amp; [.T28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C&quot; &amp; [.U28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L&quot; &amp; [.V28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J&quot; &amp; [.W28])" table:number-matrix-columns-spanned="1" table:number-matrix-rows-spanned="1" table:style-name="ce195">
            <text:p>0</text:p>
          </table:table-cell>
          <table:table-cell office:value-type="date" office:date-value="2025-04-09T00:00:00" table:formula="of:=['UW(New)'.$B$3]" table:style-name="ce234">
            <text:p>4/9/2025</text:p>
          </table:table-cell>
          <table:table-cell office:value-type="string" office:string-value="2nd" table:formula="of:=['UW(New)'.$F$4]" table:style-name="ce233">
            <text:p>2nd</text:p>
          </table:table-cell>
          <table:table-cell table:number-columns-repeated="16359"/>
        </table:table-row>
        <table:table-row table:style-name="ro19">
          <table:table-cell office:value-type="string" table:style-name="ce195">
            <text:p>UW</text:p>
          </table:table-cell>
          <table:table-cell office:value-type="float" office:value="6" table:formula="of:=['UW(New)'.B13]" table:style-name="ce195">
            <text:p>6</text:p>
          </table:table-cell>
          <table:table-cell office:value-type="string" office:string-value="Rear Beam" table:formula="of:=LEFT(['UW(New)'.C13];LEN(['UW(New)'.C13])-6)" table:style-name="ce195">
            <text:p>Rear Beam</text:p>
          </table:table-cell>
          <table:table-cell office:value-type="string" office:string-value="42110" table:formula="of:=RIGHT(['UW(New)'.C13];5)" table:style-name="ce195">
            <text:p>42110</text:p>
          </table:table-cell>
          <table:table-cell office:value-type="percentage" office:value="0.96693840579710133" table:formula="of:=['UW(New)'.Y13]" table:style-name="ce231">
            <text:p>97%</text:p>
          </table:table-cell>
          <table:table-cell office:value-type="float" office:value="3" table:formula="of:=SUM(['UW(New)'.P52:.P54])" table:style-name="ce195">
            <text:p>3</text:p>
          </table:table-cell>
          <table:table-cell table:style-name="ce1"/>
          <table:table-cell office:value-type="string" table:style-name="ce195">
            <text:p>UW</text:p>
          </table:table-cell>
          <table:table-cell office:value-type="string" office:string-value="FS" table:formula="of:=INDIRECT(&quot;'UW(New)'!B&quot; &amp; [.I29])" table:number-matrix-columns-spanned="1" table:number-matrix-rows-spanned="1" table:style-name="ce195">
            <text:p>FS</text:p>
          </table:table-cell>
          <table:table-cell office:value-type="string" office:string-value="10ST" table:formula="of:=INDIRECT(&quot;'UW(New)'!C&quot; &amp; [.J29])" table:number-matrix-columns-spanned="1" table:number-matrix-rows-spanned="1" table:style-name="ce195">
            <text:p>10ST</text:p>
          </table:table-cell>
          <table:table-cell office:value-type="string" office:string-value="Equipment" table:formula="of:=INDIRECT(&quot;'UW(New)'!D&quot; &amp; [.K29])" table:number-matrix-columns-spanned="1" table:number-matrix-rows-spanned="1" table:style-name="ce195">
            <text:p>Equipment</text:p>
          </table:table-cell>
          <table:table-cell office:value-type="string" office:string-value="R3 fault" table:formula="of:=INDIRECT(&quot;'UW(New)'!E&quot; &amp; [.L29])" table:number-matrix-columns-spanned="1" table:number-matrix-rows-spanned="1" table:style-name="ce195">
            <text:p>R3 fault</text:p>
          </table:table-cell>
          <table:table-cell office:value-type="string" office:string-value="Burnt tip" table:formula="of:=INDIRECT(&quot;'UW(New)'!L&quot; &amp; [.M29])" table:number-matrix-columns-spanned="1" table:number-matrix-rows-spanned="1" table:style-name="ce195">
            <text:p>Burnt tip</text:p>
          </table:table-cell>
          <table:table-cell office:value-type="float" office:value="6" table:formula="of:=INDIRECT(&quot;'UW(New)'!J&quot; &amp; [.N29])" table:number-matrix-columns-spanned="1" table:number-matrix-rows-spanned="1" table:style-name="ce195">
            <text:p>6</text:p>
          </table:table-cell>
          <table:table-cell office:value-type="date" office:date-value="2025-04-09T00:00:00" table:formula="of:=['UW(New)'.$B$3]" table:style-name="ce234">
            <text:p>4/9/2025</text:p>
          </table:table-cell>
          <table:table-cell office:value-type="string" office:string-value="2nd" table:formula="of:=['UW(New)'.$F$4]" table:style-name="ce233">
            <text:p>2nd</text:p>
          </table:table-cell>
          <table:table-cell table:style-name="ce1"/>
          <table:table-cell office:value-type="string" table:style-name="ce195">
            <text:p>UA</text:p>
          </table:table-cell>
          <table:table-cell office:value-type="float" office:value="0" table:formula="of:=INDIRECT(&quot;'UA(New)'!B&quot; &amp; [.S29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I&quot; &amp; [.T29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C&quot; &amp; [.U29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L&quot; &amp; [.V29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J&quot; &amp; [.W29])" table:number-matrix-columns-spanned="1" table:number-matrix-rows-spanned="1" table:style-name="ce195">
            <text:p>0</text:p>
          </table:table-cell>
          <table:table-cell office:value-type="date" office:date-value="2025-04-09T00:00:00" table:formula="of:=['UW(New)'.$B$3]" table:style-name="ce234">
            <text:p>4/9/2025</text:p>
          </table:table-cell>
          <table:table-cell office:value-type="string" office:string-value="2nd" table:formula="of:=['UW(New)'.$F$4]" table:style-name="ce233">
            <text:p>2nd</text:p>
          </table:table-cell>
          <table:table-cell table:number-columns-repeated="16359"/>
        </table:table-row>
        <table:table-row table:style-name="ro19">
          <table:table-cell office:value-type="string" table:style-name="ce195">
            <text:p>UA</text:p>
          </table:table-cell>
          <table:table-cell office:value-type="float" office:value="1" table:formula="of:=['UA(New)'.B8]" table:style-name="ce195">
            <text:p>1</text:p>
          </table:table-cell>
          <table:table-cell office:value-type="string" office:string-value="Rr Sus" table:formula="of:=LEFT(['UA(New)'.C8];LEN(['UA(New)'.C8])-6)" table:style-name="ce195">
            <text:p>Rr Sus</text:p>
          </table:table-cell>
          <table:table-cell office:value-type="string" office:string-value="51206" table:formula="of:=RIGHT(['UA(New)'.C8];5)" table:style-name="ce195">
            <text:p>51206</text:p>
          </table:table-cell>
          <table:table-cell office:value-type="percentage" office:value="0.66709265175718846" table:formula="of:=['UA(New)'.R8]" table:style-name="ce231">
            <text:p>67%</text:p>
          </table:table-cell>
          <table:table-cell office:value-type="float" office:value="0" table:formula="of:=['UA(New)'.P52]" table:style-name="ce195">
            <text:p>0</text:p>
          </table:table-cell>
          <table:table-cell table:style-name="ce1"/>
          <table:table-cell office:value-type="string" table:style-name="ce195">
            <text:p>UW</text:p>
          </table:table-cell>
          <table:table-cell office:value-type="string" office:string-value="FS" table:formula="of:=INDIRECT(&quot;'UW(New)'!B&quot; &amp; [.I30])" table:number-matrix-columns-spanned="1" table:number-matrix-rows-spanned="1" table:style-name="ce195">
            <text:p>FS</text:p>
          </table:table-cell>
          <table:table-cell office:value-type="string" office:string-value="9ST" table:formula="of:=INDIRECT(&quot;'UW(New)'!C&quot; &amp; [.J30])" table:number-matrix-columns-spanned="1" table:number-matrix-rows-spanned="1" table:style-name="ce195">
            <text:p>9ST</text:p>
          </table:table-cell>
          <table:table-cell office:value-type="string" office:string-value="Equipment" table:formula="of:=INDIRECT(&quot;'UW(New)'!D&quot; &amp; [.K30])" table:number-matrix-columns-spanned="1" table:number-matrix-rows-spanned="1" table:style-name="ce195">
            <text:p>Equipment</text:p>
          </table:table-cell>
          <table:table-cell office:value-type="string" office:string-value="Partition light curtain fault   " table:formula="of:=INDIRECT(&quot;'UW(New)'!E&quot; &amp; [.L30])" table:number-matrix-columns-spanned="1" table:number-matrix-rows-spanned="1" table:style-name="ce195">
            <text:p>Partition light curtain fault<text:s text:c="3"/></text:p>
          </table:table-cell>
          <table:table-cell office:value-type="string" office:string-value="Curtain overtraveled" table:formula="of:=INDIRECT(&quot;'UW(New)'!L&quot; &amp; [.M30])" table:number-matrix-columns-spanned="1" table:number-matrix-rows-spanned="1" table:style-name="ce195">
            <text:p>Curtain overtraveled</text:p>
          </table:table-cell>
          <table:table-cell office:value-type="float" office:value="3" table:formula="of:=INDIRECT(&quot;'UW(New)'!J&quot; &amp; [.N30])" table:number-matrix-columns-spanned="1" table:number-matrix-rows-spanned="1" table:style-name="ce195">
            <text:p>3</text:p>
          </table:table-cell>
          <table:table-cell office:value-type="date" office:date-value="2025-04-09T00:00:00" table:formula="of:=['UW(New)'.$B$3]" table:style-name="ce234">
            <text:p>4/9/2025</text:p>
          </table:table-cell>
          <table:table-cell office:value-type="string" office:string-value="2nd" table:formula="of:=['UW(New)'.$F$4]" table:style-name="ce233">
            <text:p>2nd</text:p>
          </table:table-cell>
          <table:table-cell table:style-name="ce1"/>
          <table:table-cell office:value-type="string" table:style-name="ce195">
            <text:p>UA</text:p>
          </table:table-cell>
          <table:table-cell office:value-type="float" office:value="0" table:formula="of:=INDIRECT(&quot;'UA(New)'!B&quot; &amp; [.S30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I&quot; &amp; [.T30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C&quot; &amp; [.U30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L&quot; &amp; [.V30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J&quot; &amp; [.W30])" table:number-matrix-columns-spanned="1" table:number-matrix-rows-spanned="1" table:style-name="ce195">
            <text:p>0</text:p>
          </table:table-cell>
          <table:table-cell office:value-type="date" office:date-value="2025-04-09T00:00:00" table:formula="of:=['UW(New)'.$B$3]" table:style-name="ce234">
            <text:p>4/9/2025</text:p>
          </table:table-cell>
          <table:table-cell office:value-type="string" office:string-value="2nd" table:formula="of:=['UW(New)'.$F$4]" table:style-name="ce233">
            <text:p>2nd</text:p>
          </table:table-cell>
          <table:table-cell table:number-columns-repeated="16359"/>
        </table:table-row>
        <table:table-row table:style-name="ro19">
          <table:table-cell office:value-type="string" table:style-name="ce195">
            <text:p>UA</text:p>
          </table:table-cell>
          <table:table-cell office:value-type="float" office:value="2" table:formula="of:=['UA(New)'.B9]" table:style-name="ce195">
            <text:p>2</text:p>
          </table:table-cell>
          <table:table-cell office:value-type="string" office:string-value="Fr lwr arm" table:formula="of:=LEFT(['UA(New)'.C9];LEN(['UA(New)'.C9])-8)" table:style-name="ce195">
            <text:p>Fr lwr arm</text:p>
          </table:table-cell>
          <table:table-cell office:value-type="string" office:string-value="48068/9" table:formula="of:=RIGHT(['UA(New)'.C9];7)" table:style-name="ce195">
            <text:p>48068/9</text:p>
          </table:table-cell>
          <table:table-cell office:value-type="percentage" office:value="0.90048939641109293" table:formula="of:=['UA(New)'.R9]" table:style-name="ce231">
            <text:p>90%</text:p>
          </table:table-cell>
          <table:table-cell office:value-type="float" office:value="0" table:formula="of:=['UA(New)'.P53]" table:style-name="ce195">
            <text:p>0</text:p>
          </table:table-cell>
          <table:table-cell table:style-name="ce1"/>
          <table:table-cell office:value-type="string" table:style-name="ce195">
            <text:p>UW</text:p>
          </table:table-cell>
          <table:table-cell office:value-type="string" office:string-value="Rr_Beam_890B" table:formula="of:=INDIRECT(&quot;'UW(New)'!B&quot; &amp; [.I31])" table:number-matrix-columns-spanned="1" table:number-matrix-rows-spanned="1" table:style-name="ce195">
            <text:p>Rr_Beam_890B</text:p>
          </table:table-cell>
          <table:table-cell office:value-type="string" office:string-value="16ST" table:formula="of:=INDIRECT(&quot;'UW(New)'!C&quot; &amp; [.J31])" table:number-matrix-columns-spanned="1" table:number-matrix-rows-spanned="1" table:style-name="ce195">
            <text:p>16ST</text:p>
          </table:table-cell>
          <table:table-cell office:value-type="string" office:string-value="Equipment" table:formula="of:=INDIRECT(&quot;'UW(New)'!D&quot; &amp; [.K31])" table:number-matrix-columns-spanned="1" table:number-matrix-rows-spanned="1" table:style-name="ce195">
            <text:p>Equipment</text:p>
          </table:table-cell>
          <table:table-cell office:value-type="string" office:string-value="5 parts failied alignment " table:formula="of:=INDIRECT(&quot;'UW(New)'!E&quot; &amp; [.L31])" table:number-matrix-columns-spanned="1" table:number-matrix-rows-spanned="1" table:style-name="ce195">
            <text:p>5 parts failied alignment<text:s/></text:p>
          </table:table-cell>
          <table:table-cell office:value-type="string" office:string-value="Low toe" table:formula="of:=INDIRECT(&quot;'UW(New)'!L&quot; &amp; [.M31])" table:number-matrix-columns-spanned="1" table:number-matrix-rows-spanned="1" table:style-name="ce195">
            <text:p>Low toe</text:p>
          </table:table-cell>
          <table:table-cell office:value-type="float" office:value="3" table:formula="of:=INDIRECT(&quot;'UW(New)'!J&quot; &amp; [.N31])" table:number-matrix-columns-spanned="1" table:number-matrix-rows-spanned="1" table:style-name="ce195">
            <text:p>3</text:p>
          </table:table-cell>
          <table:table-cell office:value-type="date" office:date-value="2025-04-09T00:00:00" table:formula="of:=['UW(New)'.$B$3]" table:style-name="ce234">
            <text:p>4/9/2025</text:p>
          </table:table-cell>
          <table:table-cell office:value-type="string" office:string-value="2nd" table:formula="of:=['UW(New)'.$F$4]" table:style-name="ce233">
            <text:p>2nd</text:p>
          </table:table-cell>
          <table:table-cell table:style-name="ce1"/>
          <table:table-cell office:value-type="string" table:style-name="ce195">
            <text:p>UA</text:p>
          </table:table-cell>
          <table:table-cell office:value-type="float" office:value="0" table:formula="of:=INDIRECT(&quot;'UA(New)'!B&quot; &amp; [.S31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I&quot; &amp; [.T31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C&quot; &amp; [.U31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L&quot; &amp; [.V31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J&quot; &amp; [.W31])" table:number-matrix-columns-spanned="1" table:number-matrix-rows-spanned="1" table:style-name="ce195">
            <text:p>0</text:p>
          </table:table-cell>
          <table:table-cell office:value-type="date" office:date-value="2025-04-09T00:00:00" table:formula="of:=['UW(New)'.$B$3]" table:style-name="ce234">
            <text:p>4/9/2025</text:p>
          </table:table-cell>
          <table:table-cell office:value-type="string" office:string-value="2nd" table:formula="of:=['UW(New)'.$F$4]" table:style-name="ce233">
            <text:p>2nd</text:p>
          </table:table-cell>
          <table:table-cell table:number-columns-repeated="16359"/>
        </table:table-row>
        <table:table-row table:style-name="ro19">
          <table:table-cell office:value-type="string" table:style-name="ce195">
            <text:p>UA</text:p>
          </table:table-cell>
          <table:table-cell office:value-type="float" office:value="3" table:formula="of:=['UA(New)'.B10]" table:style-name="ce195">
            <text:p>3</text:p>
          </table:table-cell>
          <table:table-cell office:value-type="string" office:string-value="OA Cowl" table:formula="of:=LEFT(['UA(New)'.C10];LEN(['UA(New)'.C10])-6)" table:style-name="ce195">
            <text:p>OA Cowl</text:p>
          </table:table-cell>
          <table:table-cell office:value-type="string" office:string-value="55701" table:formula="of:=RIGHT(['UA(New)'.C10];5)" table:style-name="ce195">
            <text:p>55701</text:p>
          </table:table-cell>
          <table:table-cell office:value-type="percentage" office:value="1" table:formula="of:=['UA(New)'.R10]" table:style-name="ce231">
            <text:p>100%</text:p>
          </table:table-cell>
          <table:table-cell office:value-type="float" office:value="6" table:formula="of:=['UA(New)'.P54]" table:style-name="ce195">
            <text:p>6</text:p>
          </table:table-cell>
          <table:table-cell table:style-name="ce1"/>
          <table:table-cell office:value-type="string" table:style-name="ce195">
            <text:p>UW</text:p>
          </table:table-cell>
          <table:table-cell office:value-type="string" office:string-value="Rr_Beam_890B" table:formula="of:=INDIRECT(&quot;'UW(New)'!B&quot; &amp; [.I32])" table:number-matrix-columns-spanned="1" table:number-matrix-rows-spanned="1" table:style-name="ce195">
            <text:p>Rr_Beam_890B</text:p>
          </table:table-cell>
          <table:table-cell office:value-type="string" office:string-value="15ST" table:formula="of:=INDIRECT(&quot;'UW(New)'!C&quot; &amp; [.J32])" table:number-matrix-columns-spanned="1" table:number-matrix-rows-spanned="1" table:style-name="ce195">
            <text:p>15ST</text:p>
          </table:table-cell>
          <table:table-cell office:value-type="string" office:string-value="Equipment" table:formula="of:=INDIRECT(&quot;'UW(New)'!D&quot; &amp; [.K32])" table:number-matrix-columns-spanned="1" table:number-matrix-rows-spanned="1" table:style-name="ce195">
            <text:p>Equipment</text:p>
          </table:table-cell>
          <table:table-cell office:value-type="string" office:string-value="Stud gun down" table:formula="of:=INDIRECT(&quot;'UW(New)'!E&quot; &amp; [.L32])" table:number-matrix-columns-spanned="1" table:number-matrix-rows-spanned="1" table:style-name="ce195">
            <text:p>Stud gun down</text:p>
          </table:table-cell>
          <table:table-cell office:value-type="string" office:string-value="Studs jammed causing damage to the collet" table:formula="of:=INDIRECT(&quot;'UW(New)'!L&quot; &amp; [.M32])" table:number-matrix-columns-spanned="1" table:number-matrix-rows-spanned="1" table:style-name="ce195">
            <text:p>Studs jammed causing damage to the collet</text:p>
          </table:table-cell>
          <table:table-cell office:value-type="float" office:value="12" table:formula="of:=INDIRECT(&quot;'UW(New)'!J&quot; &amp; [.N32])" table:number-matrix-columns-spanned="1" table:number-matrix-rows-spanned="1" table:style-name="ce195">
            <text:p>12</text:p>
          </table:table-cell>
          <table:table-cell office:value-type="date" office:date-value="2025-04-09T00:00:00" table:formula="of:=['UW(New)'.$B$3]" table:style-name="ce234">
            <text:p>4/9/2025</text:p>
          </table:table-cell>
          <table:table-cell office:value-type="string" office:string-value="2nd" table:formula="of:=['UW(New)'.$F$4]" table:style-name="ce233">
            <text:p>2nd</text:p>
          </table:table-cell>
          <table:table-cell table:style-name="ce1"/>
          <table:table-cell office:value-type="string" table:style-name="ce195">
            <text:p>UA</text:p>
          </table:table-cell>
          <table:table-cell office:value-type="float" office:value="0" table:formula="of:=INDIRECT(&quot;'UA(New)'!B&quot; &amp; [.S32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I&quot; &amp; [.T32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C&quot; &amp; [.U32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L&quot; &amp; [.V32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J&quot; &amp; [.W32])" table:number-matrix-columns-spanned="1" table:number-matrix-rows-spanned="1" table:style-name="ce195">
            <text:p>0</text:p>
          </table:table-cell>
          <table:table-cell office:value-type="date" office:date-value="2025-04-09T00:00:00" table:formula="of:=['UW(New)'.$B$3]" table:style-name="ce234">
            <text:p>4/9/2025</text:p>
          </table:table-cell>
          <table:table-cell office:value-type="string" office:string-value="2nd" table:formula="of:=['UW(New)'.$F$4]" table:style-name="ce233">
            <text:p>2nd</text:p>
          </table:table-cell>
          <table:table-cell table:number-columns-repeated="16359"/>
        </table:table-row>
        <table:table-row table:style-name="ro19">
          <table:table-cell office:value-type="string" table:style-name="ce195">
            <text:p>UA</text:p>
          </table:table-cell>
          <table:table-cell office:value-type="float" office:value="4" table:formula="of:=['UA(New)'.B11]" table:style-name="ce195">
            <text:p>4</text:p>
          </table:table-cell>
          <table:table-cell office:value-type="string" office:string-value="Rear arm" table:formula="of:=LEFT(['UA(New)'.C11];LEN(['UA(New)'.C11])-6)" table:style-name="ce195">
            <text:p>Rear arm</text:p>
          </table:table-cell>
          <table:table-cell office:value-type="string" office:string-value="48730" table:formula="of:=RIGHT(['UA(New)'.C11];5)" table:style-name="ce195">
            <text:p>48730</text:p>
          </table:table-cell>
          <table:table-cell office:value-type="percentage" office:value="1" table:formula="of:=['UA(New)'.R11]" table:style-name="ce231">
            <text:p>100%</text:p>
          </table:table-cell>
          <table:table-cell office:value-type="float" office:value="0" table:formula="of:=['UA(New)'.P55]" table:style-name="ce195">
            <text:p>0</text:p>
          </table:table-cell>
          <table:table-cell table:style-name="ce1"/>
          <table:table-cell office:value-type="string" table:style-name="ce195">
            <text:p>UW</text:p>
          </table:table-cell>
          <table:table-cell office:value-type="string" office:string-value="Rr_Beam_890B" table:formula="of:=INDIRECT(&quot;'UW(New)'!B&quot; &amp; [.I33])" table:number-matrix-columns-spanned="1" table:number-matrix-rows-spanned="1" table:style-name="ce195">
            <text:p>Rr_Beam_890B</text:p>
          </table:table-cell>
          <table:table-cell office:value-type="string" office:string-value="ALL" table:formula="of:=INDIRECT(&quot;'UW(New)'!C&quot; &amp; [.J33])" table:number-matrix-columns-spanned="1" table:number-matrix-rows-spanned="1" table:style-name="ce195">
            <text:p>ALL</text:p>
          </table:table-cell>
          <table:table-cell office:value-type="string" office:string-value="Equipment" table:formula="of:=INDIRECT(&quot;'UW(New)'!D&quot; &amp; [.K33])" table:number-matrix-columns-spanned="1" table:number-matrix-rows-spanned="1" table:style-name="ce195">
            <text:p>Equipment</text:p>
          </table:table-cell>
          <table:table-cell office:value-type="string" office:string-value="Change over to 177D" table:formula="of:=INDIRECT(&quot;'UW(New)'!E&quot; &amp; [.L33])" table:number-matrix-columns-spanned="1" table:number-matrix-rows-spanned="1" table:style-name="ce195">
            <text:p>Change over to 177D</text:p>
          </table:table-cell>
          <table:table-cell office:value-type="float" office:value="0" table:formula="of:=INDIRECT(&quot;'UW(New)'!L&quot; &amp; [.M33])" table:number-matrix-columns-spanned="1" table:number-matrix-rows-spanned="1" table:style-name="ce195">
            <text:p>0</text:p>
          </table:table-cell>
          <table:table-cell office:value-type="float" office:value="15" table:formula="of:=INDIRECT(&quot;'UW(New)'!J&quot; &amp; [.N33])" table:number-matrix-columns-spanned="1" table:number-matrix-rows-spanned="1" table:style-name="ce195">
            <text:p>15</text:p>
          </table:table-cell>
          <table:table-cell office:value-type="date" office:date-value="2025-04-09T00:00:00" table:formula="of:=['UW(New)'.$B$3]" table:style-name="ce234">
            <text:p>4/9/2025</text:p>
          </table:table-cell>
          <table:table-cell office:value-type="string" office:string-value="2nd" table:formula="of:=['UW(New)'.$F$4]" table:style-name="ce233">
            <text:p>2nd</text:p>
          </table:table-cell>
          <table:table-cell table:style-name="ce1"/>
          <table:table-cell office:value-type="string" table:style-name="ce195">
            <text:p>UA</text:p>
          </table:table-cell>
          <table:table-cell office:value-type="float" office:value="0" table:formula="of:=INDIRECT(&quot;'UA(New)'!B&quot; &amp; [.S33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I&quot; &amp; [.T33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C&quot; &amp; [.U33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L&quot; &amp; [.V33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J&quot; &amp; [.W33])" table:number-matrix-columns-spanned="1" table:number-matrix-rows-spanned="1" table:style-name="ce195">
            <text:p>0</text:p>
          </table:table-cell>
          <table:table-cell office:value-type="date" office:date-value="2025-04-09T00:00:00" table:formula="of:=['UW(New)'.$B$3]" table:style-name="ce234">
            <text:p>4/9/2025</text:p>
          </table:table-cell>
          <table:table-cell office:value-type="string" office:string-value="2nd" table:formula="of:=['UW(New)'.$F$4]" table:style-name="ce233">
            <text:p>2nd</text:p>
          </table:table-cell>
          <table:table-cell table:number-columns-repeated="16359"/>
        </table:table-row>
        <table:table-row table:style-name="ro19">
          <table:table-cell office:value-type="string" table:style-name="ce195">
            <text:p>UA</text:p>
          </table:table-cell>
          <table:table-cell office:value-type="float" office:value="5" table:formula="of:=['UA(New)'.B12]" table:style-name="ce195">
            <text:p>5</text:p>
          </table:table-cell>
          <table:table-cell office:value-type="string" office:string-value="Fr sus" table:formula="of:=LEFT(['UA(New)'.C12];LEN(['UA(New)'.C12])-6)" table:style-name="ce195">
            <text:p>Fr sus</text:p>
          </table:table-cell>
          <table:table-cell office:value-type="string" office:string-value="51201" table:formula="of:=RIGHT(['UA(New)'.C12];5)" table:style-name="ce195">
            <text:p>51201</text:p>
          </table:table-cell>
          <table:table-cell office:value-type="percentage" office:value="0.81194029850746263" table:formula="of:=['UA(New)'.R12]" table:style-name="ce231">
            <text:p>81%</text:p>
          </table:table-cell>
          <table:table-cell office:value-type="float" office:value="9" table:formula="of:=['UA(New)'.P56]" table:style-name="ce195">
            <text:p>9</text:p>
          </table:table-cell>
          <table:table-cell table:style-name="ce1"/>
          <table:table-cell office:value-type="string" table:style-name="ce195">
            <text:p>UW</text:p>
          </table:table-cell>
          <table:table-cell office:value-type="string" office:string-value="Rr_Beam_ALL" table:formula="of:=INDIRECT(&quot;'UW(New)'!B&quot; &amp; [.I34])" table:number-matrix-columns-spanned="1" table:number-matrix-rows-spanned="1" table:style-name="ce195">
            <text:p>Rr_Beam_ALL</text:p>
          </table:table-cell>
          <table:table-cell office:value-type="string" office:string-value="ALL" table:formula="of:=INDIRECT(&quot;'UW(New)'!C&quot; &amp; [.J34])" table:number-matrix-columns-spanned="1" table:number-matrix-rows-spanned="1" table:style-name="ce195">
            <text:p>ALL</text:p>
          </table:table-cell>
          <table:table-cell office:value-type="string" office:string-value="Equipment" table:formula="of:=INDIRECT(&quot;'UW(New)'!D&quot; &amp; [.K34])" table:number-matrix-columns-spanned="1" table:number-matrix-rows-spanned="1" table:style-name="ce195">
            <text:p>Equipment</text:p>
          </table:table-cell>
          <table:table-cell office:value-type="string" office:string-value="Planned stop " table:formula="of:=INDIRECT(&quot;'UW(New)'!E&quot; &amp; [.L34])" table:number-matrix-columns-spanned="1" table:number-matrix-rows-spanned="1" table:style-name="ce195">
            <text:p>Planned stop<text:s/></text:p>
          </table:table-cell>
          <table:table-cell office:value-type="string" office:string-value="Nozzle clean/Tip change" table:formula="of:=INDIRECT(&quot;'UW(New)'!L&quot; &amp; [.M34])" table:number-matrix-columns-spanned="1" table:number-matrix-rows-spanned="1" table:style-name="ce195">
            <text:p>Nozzle clean/Tip change</text:p>
          </table:table-cell>
          <table:table-cell office:value-type="float" office:value="28" table:formula="of:=INDIRECT(&quot;'UW(New)'!J&quot; &amp; [.N34])" table:number-matrix-columns-spanned="1" table:number-matrix-rows-spanned="1" table:style-name="ce195">
            <text:p>28</text:p>
          </table:table-cell>
          <table:table-cell office:value-type="date" office:date-value="2025-04-09T00:00:00" table:formula="of:=['UW(New)'.$B$3]" table:style-name="ce234">
            <text:p>4/9/2025</text:p>
          </table:table-cell>
          <table:table-cell office:value-type="string" office:string-value="2nd" table:formula="of:=['UW(New)'.$F$4]" table:style-name="ce233">
            <text:p>2nd</text:p>
          </table:table-cell>
          <table:table-cell table:style-name="ce1"/>
          <table:table-cell office:value-type="string" table:style-name="ce195">
            <text:p>UA</text:p>
          </table:table-cell>
          <table:table-cell office:value-type="float" office:value="0" table:formula="of:=INDIRECT(&quot;'UA(New)'!B&quot; &amp; [.S34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I&quot; &amp; [.T34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C&quot; &amp; [.U34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L&quot; &amp; [.V34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J&quot; &amp; [.W34])" table:number-matrix-columns-spanned="1" table:number-matrix-rows-spanned="1" table:style-name="ce195">
            <text:p>0</text:p>
          </table:table-cell>
          <table:table-cell office:value-type="date" office:date-value="2025-04-09T00:00:00" table:formula="of:=['UW(New)'.$B$3]" table:style-name="ce234">
            <text:p>4/9/2025</text:p>
          </table:table-cell>
          <table:table-cell office:value-type="string" office:string-value="2nd" table:formula="of:=['UW(New)'.$F$4]" table:style-name="ce233">
            <text:p>2nd</text:p>
          </table:table-cell>
          <table:table-cell table:number-columns-repeated="16359"/>
        </table:table-row>
        <table:table-row table:style-name="ro19">
          <table:table-cell office:value-type="string" table:style-name="ce195">
            <text:p>UA</text:p>
          </table:table-cell>
          <table:table-cell office:value-type="float" office:value="6" table:formula="of:=['UA(New)'.B13]" table:style-name="ce195">
            <text:p>6</text:p>
          </table:table-cell>
          <table:table-cell office:value-type="string" office:string-value="Rear Beam 177D" table:formula="of:=LEFT(['UA(New)'.C13];LEN(['UA(New)'.C13])-11)&amp;RIGHT(['UA(New)'.C13];5)" table:style-name="ce195">
            <text:p>Rear Beam 177D</text:p>
          </table:table-cell>
          <table:table-cell office:value-type="string" office:string-value="42110 177D" table:formula="of:=RIGHT(['UA(New)'.C13];10)" table:style-name="ce195">
            <text:p>42110 177D</text:p>
          </table:table-cell>
          <table:table-cell office:value-type="percentage" office:value="0.99031690140845074" table:formula="of:=['UA(New)'.R13]" table:style-name="ce231">
            <text:p>99%</text:p>
          </table:table-cell>
          <table:table-cell office:value-type="float" office:value="0" table:formula="of:=['UA(New)'.P57]" table:style-name="ce195">
            <text:p>0</text:p>
          </table:table-cell>
          <table:table-cell table:style-name="ce1"/>
          <table:table-cell office:value-type="string" table:style-name="ce195">
            <text:p>UW</text:p>
          </table:table-cell>
          <table:table-cell office:value-type="string" office:string-value="Rr_Beam_177D" table:formula="of:=INDIRECT(&quot;'UW(New)'!B&quot; &amp; [.I35])" table:number-matrix-columns-spanned="1" table:number-matrix-rows-spanned="1" table:style-name="ce195">
            <text:p>Rr_Beam_177D</text:p>
          </table:table-cell>
          <table:table-cell office:value-type="string" office:string-value="3ST" table:formula="of:=INDIRECT(&quot;'UW(New)'!C&quot; &amp; [.J35])" table:number-matrix-columns-spanned="1" table:number-matrix-rows-spanned="1" table:style-name="ce195">
            <text:p>3ST</text:p>
          </table:table-cell>
          <table:table-cell office:value-type="string" office:string-value="Equipment" table:formula="of:=INDIRECT(&quot;'UW(New)'!D&quot; &amp; [.K35])" table:number-matrix-columns-spanned="1" table:number-matrix-rows-spanned="1" table:style-name="ce195">
            <text:p>Equipment</text:p>
          </table:table-cell>
          <table:table-cell office:value-type="string" office:string-value="R1 bad weld condition" table:formula="of:=INDIRECT(&quot;'UW(New)'!E&quot; &amp; [.L35])" table:number-matrix-columns-spanned="1" table:number-matrix-rows-spanned="1" table:style-name="ce195">
            <text:p>R1 bad weld condition</text:p>
          </table:table-cell>
          <table:table-cell office:value-type="string" office:string-value="Bad aim guide" table:formula="of:=INDIRECT(&quot;'UW(New)'!L&quot; &amp; [.M35])" table:number-matrix-columns-spanned="1" table:number-matrix-rows-spanned="1" table:style-name="ce195">
            <text:p>Bad aim guide</text:p>
          </table:table-cell>
          <table:table-cell office:value-type="float" office:value="4" table:formula="of:=INDIRECT(&quot;'UW(New)'!J&quot; &amp; [.N35])" table:number-matrix-columns-spanned="1" table:number-matrix-rows-spanned="1" table:style-name="ce195">
            <text:p>4</text:p>
          </table:table-cell>
          <table:table-cell office:value-type="date" office:date-value="2025-04-09T00:00:00" table:formula="of:=['UW(New)'.$B$3]" table:style-name="ce234">
            <text:p>4/9/2025</text:p>
          </table:table-cell>
          <table:table-cell office:value-type="string" office:string-value="2nd" table:formula="of:=['UW(New)'.$F$4]" table:style-name="ce233">
            <text:p>2nd</text:p>
          </table:table-cell>
          <table:table-cell table:style-name="ce1"/>
          <table:table-cell office:value-type="string" table:style-name="ce195">
            <text:p>UA</text:p>
          </table:table-cell>
          <table:table-cell office:value-type="float" office:value="0" table:formula="of:=INDIRECT(&quot;'UA(New)'!B&quot; &amp; [.S35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I&quot; &amp; [.T35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C&quot; &amp; [.U35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L&quot; &amp; [.V35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J&quot; &amp; [.W35])" table:number-matrix-columns-spanned="1" table:number-matrix-rows-spanned="1" table:style-name="ce195">
            <text:p>0</text:p>
          </table:table-cell>
          <table:table-cell office:value-type="date" office:date-value="2025-04-09T00:00:00" table:formula="of:=['UW(New)'.$B$3]" table:style-name="ce234">
            <text:p>4/9/2025</text:p>
          </table:table-cell>
          <table:table-cell office:value-type="string" office:string-value="2nd" table:formula="of:=['UW(New)'.$F$4]" table:style-name="ce233">
            <text:p>2nd</text:p>
          </table:table-cell>
          <table:table-cell table:number-columns-repeated="16359"/>
        </table:table-row>
        <table:table-row table:style-name="ro19">
          <table:table-cell office:value-type="string" table:style-name="ce195">
            <text:p>UA</text:p>
          </table:table-cell>
          <table:table-cell office:value-type="float" office:value="7" table:formula="of:=['UA(New)'.B14]" table:style-name="ce195">
            <text:p>7</text:p>
          </table:table-cell>
          <table:table-cell office:value-type="string" office:string-value="Rear Beam 890B" table:formula="of:=LEFT(['UA(New)'.C14];LEN(['UA(New)'.C14])-11)&amp;RIGHT(['UA(New)'.C14];5)" table:style-name="ce195">
            <text:p>Rear Beam 890B</text:p>
          </table:table-cell>
          <table:table-cell office:value-type="string" office:string-value="42110 890B" table:formula="of:=RIGHT(['UA(New)'.C14];10)" table:style-name="ce195">
            <text:p>42110 890B</text:p>
          </table:table-cell>
          <table:table-cell office:value-type="percentage" office:value="0.84982014388489202" table:formula="of:=['UA(New)'.R14]" table:style-name="ce231">
            <text:p>85%</text:p>
          </table:table-cell>
          <table:table-cell office:value-type="float" office:value="0" table:formula="of:=['UA(New)'.P58]" table:style-name="ce195">
            <text:p>0</text:p>
          </table:table-cell>
          <table:table-cell table:style-name="ce1"/>
          <table:table-cell office:value-type="string" table:style-name="ce195">
            <text:p>UW</text:p>
          </table:table-cell>
          <table:table-cell office:value-type="string" office:string-value="Rr_Beam_177D" table:formula="of:=INDIRECT(&quot;'UW(New)'!B&quot; &amp; [.I36])" table:number-matrix-columns-spanned="1" table:number-matrix-rows-spanned="1" table:style-name="ce195">
            <text:p>Rr_Beam_177D</text:p>
          </table:table-cell>
          <table:table-cell office:value-type="string" office:string-value="9ST" table:formula="of:=INDIRECT(&quot;'UW(New)'!C&quot; &amp; [.J36])" table:number-matrix-columns-spanned="1" table:number-matrix-rows-spanned="1" table:style-name="ce195">
            <text:p>9ST</text:p>
          </table:table-cell>
          <table:table-cell office:value-type="string" office:string-value="Equipment" table:formula="of:=INDIRECT(&quot;'UW(New)'!D&quot; &amp; [.K36])" table:number-matrix-columns-spanned="1" table:number-matrix-rows-spanned="1" table:style-name="ce195">
            <text:p>Equipment</text:p>
          </table:table-cell>
          <table:table-cell office:value-type="string" office:string-value="R2 fault" table:formula="of:=INDIRECT(&quot;'UW(New)'!E&quot; &amp; [.L36])" table:number-matrix-columns-spanned="1" table:number-matrix-rows-spanned="1" table:style-name="ce195">
            <text:p>R2 fault</text:p>
          </table:table-cell>
          <table:table-cell office:value-type="string" office:string-value="Burnt tip" table:formula="of:=INDIRECT(&quot;'UW(New)'!L&quot; &amp; [.M36])" table:number-matrix-columns-spanned="1" table:number-matrix-rows-spanned="1" table:style-name="ce195">
            <text:p>Burnt tip</text:p>
          </table:table-cell>
          <table:table-cell office:value-type="float" office:value="8" table:formula="of:=INDIRECT(&quot;'UW(New)'!J&quot; &amp; [.N36])" table:number-matrix-columns-spanned="1" table:number-matrix-rows-spanned="1" table:style-name="ce195">
            <text:p>8</text:p>
          </table:table-cell>
          <table:table-cell office:value-type="date" office:date-value="2025-04-09T00:00:00" table:formula="of:=['UW(New)'.$B$3]" table:style-name="ce234">
            <text:p>4/9/2025</text:p>
          </table:table-cell>
          <table:table-cell office:value-type="string" office:string-value="2nd" table:formula="of:=['UW(New)'.$F$4]" table:style-name="ce233">
            <text:p>2nd</text:p>
          </table:table-cell>
          <table:table-cell table:style-name="ce1"/>
          <table:table-cell office:value-type="string" table:style-name="ce195">
            <text:p>UA</text:p>
          </table:table-cell>
          <table:table-cell office:value-type="float" office:value="0" table:formula="of:=INDIRECT(&quot;'UA(New)'!B&quot; &amp; [.S36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I&quot; &amp; [.T36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C&quot; &amp; [.U36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L&quot; &amp; [.V36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J&quot; &amp; [.W36])" table:number-matrix-columns-spanned="1" table:number-matrix-rows-spanned="1" table:style-name="ce195">
            <text:p>0</text:p>
          </table:table-cell>
          <table:table-cell office:value-type="date" office:date-value="2025-04-09T00:00:00" table:formula="of:=['UW(New)'.$B$3]" table:style-name="ce234">
            <text:p>4/9/2025</text:p>
          </table:table-cell>
          <table:table-cell office:value-type="string" office:string-value="2nd" table:formula="of:=['UW(New)'.$F$4]" table:style-name="ce233">
            <text:p>2nd</text:p>
          </table:table-cell>
          <table:table-cell table:number-columns-repeated="16359"/>
        </table:table-row>
        <table:table-row table:style-name="ro19">
          <table:table-cell table:number-columns-repeated="7" table:style-name="ce1"/>
          <table:table-cell office:value-type="string" table:style-name="ce195">
            <text:p>UW</text:p>
          </table:table-cell>
          <table:table-cell office:value-type="string" office:string-value="Rr_Beam_177D" table:formula="of:=INDIRECT(&quot;'UW(New)'!B&quot; &amp; [.I37])" table:number-matrix-columns-spanned="1" table:number-matrix-rows-spanned="1" table:style-name="ce195">
            <text:p>Rr_Beam_177D</text:p>
          </table:table-cell>
          <table:table-cell office:value-type="string" office:string-value="14ST" table:formula="of:=INDIRECT(&quot;'UW(New)'!C&quot; &amp; [.J37])" table:number-matrix-columns-spanned="1" table:number-matrix-rows-spanned="1" table:style-name="ce195">
            <text:p>14ST</text:p>
          </table:table-cell>
          <table:table-cell office:value-type="string" office:string-value="Equipment" table:formula="of:=INDIRECT(&quot;'UW(New)'!D&quot; &amp; [.K37])" table:number-matrix-columns-spanned="1" table:number-matrix-rows-spanned="1" table:style-name="ce195">
            <text:p>Equipment</text:p>
          </table:table-cell>
          <table:table-cell office:value-type="string" office:string-value="Partition light curtain fault during nozzle clean" table:formula="of:=INDIRECT(&quot;'UW(New)'!E&quot; &amp; [.L37])" table:number-matrix-columns-spanned="1" table:number-matrix-rows-spanned="1" table:style-name="ce195">
            <text:p>Partition light curtain fault during nozzle clean</text:p>
          </table:table-cell>
          <table:table-cell office:value-type="string" office:string-value="Light curtain  off position" table:formula="of:=INDIRECT(&quot;'UW(New)'!L&quot; &amp; [.M37])" table:number-matrix-columns-spanned="1" table:number-matrix-rows-spanned="1" table:style-name="ce195">
            <text:p>Light curtain <text:s/>off position</text:p>
          </table:table-cell>
          <table:table-cell office:value-type="float" office:value="10" table:formula="of:=INDIRECT(&quot;'UW(New)'!J&quot; &amp; [.N37])" table:number-matrix-columns-spanned="1" table:number-matrix-rows-spanned="1" table:style-name="ce195">
            <text:p>10</text:p>
          </table:table-cell>
          <table:table-cell office:value-type="date" office:date-value="2025-04-09T00:00:00" table:formula="of:=['UW(New)'.$B$3]" table:style-name="ce234">
            <text:p>4/9/2025</text:p>
          </table:table-cell>
          <table:table-cell office:value-type="string" office:string-value="2nd" table:formula="of:=['UW(New)'.$F$4]" table:style-name="ce233">
            <text:p>2nd</text:p>
          </table:table-cell>
          <table:table-cell table:style-name="ce1"/>
          <table:table-cell office:value-type="string" table:style-name="ce195">
            <text:p>UA</text:p>
          </table:table-cell>
          <table:table-cell office:value-type="float" office:value="0" table:formula="of:=INDIRECT(&quot;'UA(New)'!B&quot; &amp; [.S37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I&quot; &amp; [.T37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C&quot; &amp; [.U37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L&quot; &amp; [.V37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J&quot; &amp; [.W37])" table:number-matrix-columns-spanned="1" table:number-matrix-rows-spanned="1" table:style-name="ce195">
            <text:p>0</text:p>
          </table:table-cell>
          <table:table-cell office:value-type="date" office:date-value="2025-04-09T00:00:00" table:formula="of:=['UW(New)'.$B$3]" table:style-name="ce234">
            <text:p>4/9/2025</text:p>
          </table:table-cell>
          <table:table-cell office:value-type="string" office:string-value="2nd" table:formula="of:=['UW(New)'.$F$4]" table:style-name="ce233">
            <text:p>2nd</text:p>
          </table:table-cell>
          <table:table-cell table:number-columns-repeated="16359"/>
        </table:table-row>
        <table:table-row table:style-name="ro19">
          <table:table-cell table:number-columns-repeated="7"/>
          <table:table-cell office:value-type="string" table:style-name="ce195">
            <text:p>UW</text:p>
          </table:table-cell>
          <table:table-cell office:value-type="string" office:string-value="Rr_Beam_177D" table:formula="of:=INDIRECT(&quot;'UW(New)'!B&quot; &amp; [.I38])" table:number-matrix-columns-spanned="1" table:number-matrix-rows-spanned="1" table:style-name="ce195">
            <text:p>Rr_Beam_177D</text:p>
          </table:table-cell>
          <table:table-cell office:value-type="string" office:string-value="16ST" table:formula="of:=INDIRECT(&quot;'UW(New)'!C&quot; &amp; [.J38])" table:number-matrix-columns-spanned="1" table:number-matrix-rows-spanned="1" table:style-name="ce195">
            <text:p>16ST</text:p>
          </table:table-cell>
          <table:table-cell office:value-type="string" office:string-value="Equipment" table:formula="of:=INDIRECT(&quot;'UW(New)'!D&quot; &amp; [.K38])" table:number-matrix-columns-spanned="1" table:number-matrix-rows-spanned="1" table:style-name="ce195">
            <text:p>Equipment</text:p>
          </table:table-cell>
          <table:table-cell office:value-type="string" office:string-value="2 parts failed alignment " table:formula="of:=INDIRECT(&quot;'UW(New)'!E&quot; &amp; [.L38])" table:number-matrix-columns-spanned="1" table:number-matrix-rows-spanned="1" table:style-name="ce195">
            <text:p>2 parts failed alignment<text:s/></text:p>
          </table:table-cell>
          <table:table-cell office:value-type="string" office:string-value="Low toe" table:formula="of:=INDIRECT(&quot;'UW(New)'!L&quot; &amp; [.M38])" table:number-matrix-columns-spanned="1" table:number-matrix-rows-spanned="1" table:style-name="ce195">
            <text:p>Low toe</text:p>
          </table:table-cell>
          <table:table-cell office:value-type="float" office:value="1" table:formula="of:=INDIRECT(&quot;'UW(New)'!J&quot; &amp; [.N38])" table:number-matrix-columns-spanned="1" table:number-matrix-rows-spanned="1" table:style-name="ce195">
            <text:p>1</text:p>
          </table:table-cell>
          <table:table-cell office:value-type="date" office:date-value="2025-04-09T00:00:00" table:formula="of:=['UW(New)'.$B$3]" table:style-name="ce234">
            <text:p>4/9/2025</text:p>
          </table:table-cell>
          <table:table-cell office:value-type="string" office:string-value="2nd" table:formula="of:=['UW(New)'.$F$4]" table:style-name="ce233">
            <text:p>2nd</text:p>
          </table:table-cell>
          <table:table-cell table:style-name="ce1"/>
          <table:table-cell office:value-type="string" table:style-name="ce195">
            <text:p>UA</text:p>
          </table:table-cell>
          <table:table-cell office:value-type="float" office:value="0" table:formula="of:=INDIRECT(&quot;'UA(New)'!B&quot; &amp; [.S38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I&quot; &amp; [.T38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C&quot; &amp; [.U38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L&quot; &amp; [.V38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J&quot; &amp; [.W38])" table:number-matrix-columns-spanned="1" table:number-matrix-rows-spanned="1" table:style-name="ce195">
            <text:p>0</text:p>
          </table:table-cell>
          <table:table-cell office:value-type="date" office:date-value="2025-04-09T00:00:00" table:formula="of:=['UW(New)'.$B$3]" table:style-name="ce234">
            <text:p>4/9/2025</text:p>
          </table:table-cell>
          <table:table-cell office:value-type="string" office:string-value="2nd" table:formula="of:=['UW(New)'.$F$4]" table:style-name="ce233">
            <text:p>2nd</text:p>
          </table:table-cell>
          <table:table-cell table:number-columns-repeated="16359"/>
        </table:table-row>
        <table:table-row table:style-name="ro19">
          <table:table-cell table:number-columns-repeated="7"/>
          <table:table-cell office:value-type="string" table:style-name="ce195">
            <text:p>UW</text:p>
          </table:table-cell>
          <table:table-cell office:value-type="float" office:value="0" table:formula="of:=INDIRECT(&quot;'UW(New)'!B&quot; &amp; [.I39])" table:number-matrix-columns-spanned="1" table:number-matrix-rows-spanned="1" table:style-name="ce195">
            <text:p>0</text:p>
          </table:table-cell>
          <table:table-cell office:value-type="float" office:value="0" table:formula="of:=INDIRECT(&quot;'UW(New)'!C&quot; &amp; [.J39])" table:number-matrix-columns-spanned="1" table:number-matrix-rows-spanned="1" table:style-name="ce195">
            <text:p>0</text:p>
          </table:table-cell>
          <table:table-cell office:value-type="float" office:value="0" table:formula="of:=INDIRECT(&quot;'UW(New)'!D&quot; &amp; [.K39])" table:number-matrix-columns-spanned="1" table:number-matrix-rows-spanned="1" table:style-name="ce195">
            <text:p>0</text:p>
          </table:table-cell>
          <table:table-cell office:value-type="float" office:value="0" table:formula="of:=INDIRECT(&quot;'UW(New)'!E&quot; &amp; [.L39])" table:number-matrix-columns-spanned="1" table:number-matrix-rows-spanned="1" table:style-name="ce195">
            <text:p>0</text:p>
          </table:table-cell>
          <table:table-cell office:value-type="float" office:value="0" table:formula="of:=INDIRECT(&quot;'UW(New)'!L&quot; &amp; [.M39])" table:number-matrix-columns-spanned="1" table:number-matrix-rows-spanned="1" table:style-name="ce195">
            <text:p>0</text:p>
          </table:table-cell>
          <table:table-cell office:value-type="float" office:value="0" table:formula="of:=INDIRECT(&quot;'UW(New)'!J&quot; &amp; [.N39])" table:number-matrix-columns-spanned="1" table:number-matrix-rows-spanned="1" table:style-name="ce195">
            <text:p>0</text:p>
          </table:table-cell>
          <table:table-cell office:value-type="date" office:date-value="2025-04-09T00:00:00" table:formula="of:=['UW(New)'.$B$3]" table:style-name="ce234">
            <text:p>4/9/2025</text:p>
          </table:table-cell>
          <table:table-cell office:value-type="string" office:string-value="2nd" table:formula="of:=['UW(New)'.$F$4]" table:style-name="ce233">
            <text:p>2nd</text:p>
          </table:table-cell>
          <table:table-cell table:style-name="ce1"/>
          <table:table-cell office:value-type="string" table:style-name="ce195">
            <text:p>UA</text:p>
          </table:table-cell>
          <table:table-cell office:value-type="float" office:value="0" table:formula="of:=INDIRECT(&quot;'UA(New)'!B&quot; &amp; [.S39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I&quot; &amp; [.T39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C&quot; &amp; [.U39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L&quot; &amp; [.V39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J&quot; &amp; [.W39])" table:number-matrix-columns-spanned="1" table:number-matrix-rows-spanned="1" table:style-name="ce195">
            <text:p>0</text:p>
          </table:table-cell>
          <table:table-cell office:value-type="date" office:date-value="2025-04-09T00:00:00" table:formula="of:=['UW(New)'.$B$3]" table:style-name="ce234">
            <text:p>4/9/2025</text:p>
          </table:table-cell>
          <table:table-cell office:value-type="string" office:string-value="2nd" table:formula="of:=['UW(New)'.$F$4]" table:style-name="ce233">
            <text:p>2nd</text:p>
          </table:table-cell>
          <table:table-cell table:number-columns-repeated="16359"/>
        </table:table-row>
        <table:table-row table:style-name="ro19">
          <table:table-cell table:number-columns-repeated="7"/>
          <table:table-cell office:value-type="string" table:style-name="ce195">
            <text:p>UW</text:p>
          </table:table-cell>
          <table:table-cell office:value-type="float" office:value="0" table:formula="of:=INDIRECT(&quot;'UW(New)'!B&quot; &amp; [.I40])" table:number-matrix-columns-spanned="1" table:number-matrix-rows-spanned="1" table:style-name="ce195">
            <text:p>0</text:p>
          </table:table-cell>
          <table:table-cell office:value-type="float" office:value="0" table:formula="of:=INDIRECT(&quot;'UW(New)'!C&quot; &amp; [.J40])" table:number-matrix-columns-spanned="1" table:number-matrix-rows-spanned="1" table:style-name="ce195">
            <text:p>0</text:p>
          </table:table-cell>
          <table:table-cell office:value-type="float" office:value="0" table:formula="of:=INDIRECT(&quot;'UW(New)'!D&quot; &amp; [.K40])" table:number-matrix-columns-spanned="1" table:number-matrix-rows-spanned="1" table:style-name="ce195">
            <text:p>0</text:p>
          </table:table-cell>
          <table:table-cell office:value-type="float" office:value="0" table:formula="of:=INDIRECT(&quot;'UW(New)'!E&quot; &amp; [.L40])" table:number-matrix-columns-spanned="1" table:number-matrix-rows-spanned="1" table:style-name="ce195">
            <text:p>0</text:p>
          </table:table-cell>
          <table:table-cell office:value-type="float" office:value="0" table:formula="of:=INDIRECT(&quot;'UW(New)'!L&quot; &amp; [.M40])" table:number-matrix-columns-spanned="1" table:number-matrix-rows-spanned="1" table:style-name="ce195">
            <text:p>0</text:p>
          </table:table-cell>
          <table:table-cell office:value-type="float" office:value="0" table:formula="of:=INDIRECT(&quot;'UW(New)'!J&quot; &amp; [.N40])" table:number-matrix-columns-spanned="1" table:number-matrix-rows-spanned="1" table:style-name="ce195">
            <text:p>0</text:p>
          </table:table-cell>
          <table:table-cell office:value-type="date" office:date-value="2025-04-09T00:00:00" table:formula="of:=['UW(New)'.$B$3]" table:style-name="ce234">
            <text:p>4/9/2025</text:p>
          </table:table-cell>
          <table:table-cell office:value-type="string" office:string-value="2nd" table:formula="of:=['UW(New)'.$F$4]" table:style-name="ce233">
            <text:p>2nd</text:p>
          </table:table-cell>
          <table:table-cell table:style-name="ce1"/>
          <table:table-cell office:value-type="string" table:style-name="ce195">
            <text:p>UA</text:p>
          </table:table-cell>
          <table:table-cell office:value-type="float" office:value="0" table:formula="of:=INDIRECT(&quot;'UA(New)'!B&quot; &amp; [.S40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I&quot; &amp; [.T40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C&quot; &amp; [.U40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L&quot; &amp; [.V40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J&quot; &amp; [.W40])" table:number-matrix-columns-spanned="1" table:number-matrix-rows-spanned="1" table:style-name="ce195">
            <text:p>0</text:p>
          </table:table-cell>
          <table:table-cell office:value-type="date" office:date-value="2025-04-09T00:00:00" table:formula="of:=['UW(New)'.$B$3]" table:style-name="ce234">
            <text:p>4/9/2025</text:p>
          </table:table-cell>
          <table:table-cell office:value-type="string" office:string-value="2nd" table:formula="of:=['UW(New)'.$F$4]" table:style-name="ce233">
            <text:p>2nd</text:p>
          </table:table-cell>
          <table:table-cell table:number-columns-repeated="16359"/>
        </table:table-row>
        <table:table-row table:style-name="ro19">
          <table:table-cell table:number-columns-repeated="7"/>
          <table:table-cell office:value-type="string" table:style-name="ce195">
            <text:p>UW</text:p>
          </table:table-cell>
          <table:table-cell office:value-type="float" office:value="0" table:formula="of:=INDIRECT(&quot;'UW(New)'!B&quot; &amp; [.I41])" table:number-matrix-columns-spanned="1" table:number-matrix-rows-spanned="1" table:style-name="ce195">
            <text:p>0</text:p>
          </table:table-cell>
          <table:table-cell office:value-type="float" office:value="0" table:formula="of:=INDIRECT(&quot;'UW(New)'!C&quot; &amp; [.J41])" table:number-matrix-columns-spanned="1" table:number-matrix-rows-spanned="1" table:style-name="ce195">
            <text:p>0</text:p>
          </table:table-cell>
          <table:table-cell office:value-type="float" office:value="0" table:formula="of:=INDIRECT(&quot;'UW(New)'!D&quot; &amp; [.K41])" table:number-matrix-columns-spanned="1" table:number-matrix-rows-spanned="1" table:style-name="ce195">
            <text:p>0</text:p>
          </table:table-cell>
          <table:table-cell office:value-type="float" office:value="0" table:formula="of:=INDIRECT(&quot;'UW(New)'!E&quot; &amp; [.L41])" table:number-matrix-columns-spanned="1" table:number-matrix-rows-spanned="1" table:style-name="ce195">
            <text:p>0</text:p>
          </table:table-cell>
          <table:table-cell office:value-type="float" office:value="0" table:formula="of:=INDIRECT(&quot;'UW(New)'!L&quot; &amp; [.M41])" table:number-matrix-columns-spanned="1" table:number-matrix-rows-spanned="1" table:style-name="ce195">
            <text:p>0</text:p>
          </table:table-cell>
          <table:table-cell office:value-type="float" office:value="0" table:formula="of:=INDIRECT(&quot;'UW(New)'!J&quot; &amp; [.N41])" table:number-matrix-columns-spanned="1" table:number-matrix-rows-spanned="1" table:style-name="ce195">
            <text:p>0</text:p>
          </table:table-cell>
          <table:table-cell office:value-type="date" office:date-value="2025-04-09T00:00:00" table:formula="of:=['UW(New)'.$B$3]" table:style-name="ce234">
            <text:p>4/9/2025</text:p>
          </table:table-cell>
          <table:table-cell office:value-type="string" office:string-value="2nd" table:formula="of:=['UW(New)'.$F$4]" table:style-name="ce233">
            <text:p>2nd</text:p>
          </table:table-cell>
          <table:table-cell table:style-name="ce1"/>
          <table:table-cell office:value-type="string" table:style-name="ce195">
            <text:p>UA</text:p>
          </table:table-cell>
          <table:table-cell office:value-type="float" office:value="0" table:formula="of:=INDIRECT(&quot;'UA(New)'!B&quot; &amp; [.S41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I&quot; &amp; [.T41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C&quot; &amp; [.U41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L&quot; &amp; [.V41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J&quot; &amp; [.W41])" table:number-matrix-columns-spanned="1" table:number-matrix-rows-spanned="1" table:style-name="ce195">
            <text:p>0</text:p>
          </table:table-cell>
          <table:table-cell office:value-type="date" office:date-value="2025-04-09T00:00:00" table:formula="of:=['UW(New)'.$B$3]" table:style-name="ce234">
            <text:p>4/9/2025</text:p>
          </table:table-cell>
          <table:table-cell office:value-type="string" office:string-value="2nd" table:formula="of:=['UW(New)'.$F$4]" table:style-name="ce233">
            <text:p>2nd</text:p>
          </table:table-cell>
          <table:table-cell table:number-columns-repeated="16359"/>
        </table:table-row>
        <table:table-row table:style-name="ro19">
          <table:table-cell table:number-columns-repeated="7"/>
          <table:table-cell office:value-type="string" table:style-name="ce195">
            <text:p>UW</text:p>
          </table:table-cell>
          <table:table-cell office:value-type="float" office:value="0" table:formula="of:=INDIRECT(&quot;'UW(New)'!B&quot; &amp; [.I42])" table:number-matrix-columns-spanned="1" table:number-matrix-rows-spanned="1" table:style-name="ce195">
            <text:p>0</text:p>
          </table:table-cell>
          <table:table-cell office:value-type="float" office:value="0" table:formula="of:=INDIRECT(&quot;'UW(New)'!C&quot; &amp; [.J42])" table:number-matrix-columns-spanned="1" table:number-matrix-rows-spanned="1" table:style-name="ce195">
            <text:p>0</text:p>
          </table:table-cell>
          <table:table-cell office:value-type="float" office:value="0" table:formula="of:=INDIRECT(&quot;'UW(New)'!D&quot; &amp; [.K42])" table:number-matrix-columns-spanned="1" table:number-matrix-rows-spanned="1" table:style-name="ce195">
            <text:p>0</text:p>
          </table:table-cell>
          <table:table-cell office:value-type="float" office:value="0" table:formula="of:=INDIRECT(&quot;'UW(New)'!E&quot; &amp; [.L42])" table:number-matrix-columns-spanned="1" table:number-matrix-rows-spanned="1" table:style-name="ce195">
            <text:p>0</text:p>
          </table:table-cell>
          <table:table-cell office:value-type="float" office:value="0" table:formula="of:=INDIRECT(&quot;'UW(New)'!L&quot; &amp; [.M42])" table:number-matrix-columns-spanned="1" table:number-matrix-rows-spanned="1" table:style-name="ce195">
            <text:p>0</text:p>
          </table:table-cell>
          <table:table-cell office:value-type="float" office:value="0" table:formula="of:=INDIRECT(&quot;'UW(New)'!J&quot; &amp; [.N42])" table:number-matrix-columns-spanned="1" table:number-matrix-rows-spanned="1" table:style-name="ce195">
            <text:p>0</text:p>
          </table:table-cell>
          <table:table-cell office:value-type="date" office:date-value="2025-04-09T00:00:00" table:formula="of:=['UW(New)'.$B$3]" table:style-name="ce234">
            <text:p>4/9/2025</text:p>
          </table:table-cell>
          <table:table-cell office:value-type="string" office:string-value="2nd" table:formula="of:=['UW(New)'.$F$4]" table:style-name="ce233">
            <text:p>2nd</text:p>
          </table:table-cell>
          <table:table-cell table:style-name="ce1"/>
          <table:table-cell office:value-type="string" table:style-name="ce195">
            <text:p>UA</text:p>
          </table:table-cell>
          <table:table-cell office:value-type="float" office:value="0" table:formula="of:=INDIRECT(&quot;'UA(New)'!B&quot; &amp; [.S42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I&quot; &amp; [.T42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C&quot; &amp; [.U42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L&quot; &amp; [.V42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J&quot; &amp; [.W42])" table:number-matrix-columns-spanned="1" table:number-matrix-rows-spanned="1" table:style-name="ce195">
            <text:p>0</text:p>
          </table:table-cell>
          <table:table-cell office:value-type="date" office:date-value="2025-04-09T00:00:00" table:formula="of:=['UW(New)'.$B$3]" table:style-name="ce234">
            <text:p>4/9/2025</text:p>
          </table:table-cell>
          <table:table-cell office:value-type="string" office:string-value="2nd" table:formula="of:=['UW(New)'.$F$4]" table:style-name="ce233">
            <text:p>2nd</text:p>
          </table:table-cell>
          <table:table-cell table:number-columns-repeated="16359"/>
        </table:table-row>
        <table:table-row table:style-name="ro19">
          <table:table-cell table:number-columns-repeated="7"/>
          <table:table-cell office:value-type="string" table:style-name="ce195">
            <text:p>UW</text:p>
          </table:table-cell>
          <table:table-cell office:value-type="float" office:value="0" table:formula="of:=INDIRECT(&quot;'UW(New)'!B&quot; &amp; [.I43])" table:number-matrix-columns-spanned="1" table:number-matrix-rows-spanned="1" table:style-name="ce195">
            <text:p>0</text:p>
          </table:table-cell>
          <table:table-cell office:value-type="float" office:value="0" table:formula="of:=INDIRECT(&quot;'UW(New)'!C&quot; &amp; [.J43])" table:number-matrix-columns-spanned="1" table:number-matrix-rows-spanned="1" table:style-name="ce195">
            <text:p>0</text:p>
          </table:table-cell>
          <table:table-cell office:value-type="float" office:value="0" table:formula="of:=INDIRECT(&quot;'UW(New)'!D&quot; &amp; [.K43])" table:number-matrix-columns-spanned="1" table:number-matrix-rows-spanned="1" table:style-name="ce195">
            <text:p>0</text:p>
          </table:table-cell>
          <table:table-cell office:value-type="float" office:value="0" table:formula="of:=INDIRECT(&quot;'UW(New)'!E&quot; &amp; [.L43])" table:number-matrix-columns-spanned="1" table:number-matrix-rows-spanned="1" table:style-name="ce195">
            <text:p>0</text:p>
          </table:table-cell>
          <table:table-cell office:value-type="float" office:value="0" table:formula="of:=INDIRECT(&quot;'UW(New)'!L&quot; &amp; [.M43])" table:number-matrix-columns-spanned="1" table:number-matrix-rows-spanned="1" table:style-name="ce195">
            <text:p>0</text:p>
          </table:table-cell>
          <table:table-cell office:value-type="float" office:value="0" table:formula="of:=INDIRECT(&quot;'UW(New)'!J&quot; &amp; [.N43])" table:number-matrix-columns-spanned="1" table:number-matrix-rows-spanned="1" table:style-name="ce195">
            <text:p>0</text:p>
          </table:table-cell>
          <table:table-cell office:value-type="date" office:date-value="2025-04-09T00:00:00" table:formula="of:=['UW(New)'.$B$3]" table:style-name="ce234">
            <text:p>4/9/2025</text:p>
          </table:table-cell>
          <table:table-cell office:value-type="string" office:string-value="2nd" table:formula="of:=['UW(New)'.$F$4]" table:style-name="ce233">
            <text:p>2nd</text:p>
          </table:table-cell>
          <table:table-cell table:style-name="ce1"/>
          <table:table-cell office:value-type="string" table:style-name="ce195">
            <text:p>UA</text:p>
          </table:table-cell>
          <table:table-cell office:value-type="float" office:value="0" table:formula="of:=INDIRECT(&quot;'UA(New)'!B&quot; &amp; [.S43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I&quot; &amp; [.T43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C&quot; &amp; [.U43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L&quot; &amp; [.V43])" table:number-matrix-columns-spanned="1" table:number-matrix-rows-spanned="1" table:style-name="ce195">
            <text:p>0</text:p>
          </table:table-cell>
          <table:table-cell office:value-type="float" office:value="0" table:formula="of:=INDIRECT(&quot;'UA(New)'!J&quot; &amp; [.W43])" table:number-matrix-columns-spanned="1" table:number-matrix-rows-spanned="1" table:style-name="ce195">
            <text:p>0</text:p>
          </table:table-cell>
          <table:table-cell office:value-type="date" office:date-value="2025-04-09T00:00:00" table:formula="of:=['UW(New)'.$B$3]" table:style-name="ce234">
            <text:p>4/9/2025</text:p>
          </table:table-cell>
          <table:table-cell office:value-type="string" office:string-value="2nd" table:formula="of:=['UW(New)'.$F$4]" table:style-name="ce233">
            <text:p>2nd</text:p>
          </table:table-cell>
          <table:table-cell table:number-columns-repeated="16359"/>
        </table:table-row>
        <table:table-row table:style-name="ro19">
          <table:table-cell table:number-columns-repeated="16384"/>
        </table:table-row>
        <table:table-row table:style-name="ro19">
          <table:table-cell table:number-columns-repeated="7"/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4" table:style-name="ce1"/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table:number-columns-repeated="16361" table:style-name="ce1"/>
        </table:table-row>
        <table:table-row table:style-name="ro19">
          <table:table-cell table:number-columns-repeated="7"/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table:number-columns-repeated="4" table:style-name="ce1"/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table:number-columns-repeated="16361" table:style-name="ce1"/>
        </table:table-row>
        <table:table-row table:style-name="ro19">
          <table:table-cell table:number-columns-repeated="7"/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table:number-columns-repeated="4" table:style-name="ce1"/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table:number-columns-repeated="16361" table:style-name="ce1"/>
        </table:table-row>
        <table:table-row table:style-name="ro19">
          <table:table-cell table:number-columns-repeated="7"/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table:number-columns-repeated="4" table:style-name="ce1"/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table:number-columns-repeated="16361" table:style-name="ce1"/>
        </table:table-row>
        <table:table-row table:style-name="ro19">
          <table:table-cell table:number-columns-repeated="7"/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table:number-columns-repeated="4" table:style-name="ce1"/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table:number-columns-repeated="16361" table:style-name="ce1"/>
        </table:table-row>
        <table:table-row table:style-name="ro19">
          <table:table-cell table:number-columns-repeated="7"/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table:number-columns-repeated="4" table:style-name="ce1"/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table:number-columns-repeated="16361" table:style-name="ce1"/>
        </table:table-row>
        <table:table-row table:style-name="ro19">
          <table:table-cell table:number-columns-repeated="7"/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table:number-columns-repeated="4" table:style-name="ce1"/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table:number-columns-repeated="16361" table:style-name="ce1"/>
        </table:table-row>
        <table:table-row table:style-name="ro19">
          <table:table-cell table:number-columns-repeated="7"/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table:number-columns-repeated="4" table:style-name="ce1"/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table:number-columns-repeated="16361" table:style-name="ce1"/>
        </table:table-row>
        <table:table-row table:style-name="ro19">
          <table:table-cell table:number-columns-repeated="7"/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table:number-columns-repeated="4" table:style-name="ce1"/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61" table:style-name="ce1"/>
        </table:table-row>
        <table:table-row table:style-name="ro19">
          <table:table-cell table:number-columns-repeated="8"/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table:number-columns-repeated="4" table:style-name="ce1"/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61"/>
        </table:table-row>
        <table:table-row table:style-name="ro19">
          <table:table-cell table:number-columns-repeated="8"/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table:number-columns-repeated="4" table:style-name="ce1"/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61"/>
        </table:table-row>
        <table:table-row table:style-name="ro19">
          <table:table-cell table:number-columns-repeated="8"/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table:number-columns-repeated="4" table:style-name="ce1"/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61"/>
        </table:table-row>
        <table:table-row table:style-name="ro19">
          <table:table-cell table:number-columns-repeated="8"/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table:number-columns-repeated="4" table:style-name="ce1"/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table:number-columns-repeated="16361"/>
        </table:table-row>
        <table:table-row table:style-name="ro19">
          <table:table-cell table:number-columns-repeated="8"/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table:number-columns-repeated="4" table:style-name="ce1"/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table:number-columns-repeated="16361"/>
        </table:table-row>
        <table:table-row table:style-name="ro19">
          <table:table-cell table:number-columns-repeated="8"/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table:number-columns-repeated="4" table:style-name="ce1"/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table:number-columns-repeated="16361"/>
        </table:table-row>
        <table:table-row table:style-name="ro19">
          <table:table-cell table:number-columns-repeated="8"/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4" table:style-name="ce1"/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table:number-columns-repeated="16361"/>
        </table:table-row>
        <table:table-row table:style-name="ro19">
          <table:table-cell table:number-columns-repeated="8"/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4" table:style-name="ce1"/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table:number-columns-repeated="16361"/>
        </table:table-row>
        <table:table-row table:style-name="ro19">
          <table:table-cell table:number-columns-repeated="8"/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4" table:style-name="ce1"/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table:number-columns-repeated="16361"/>
        </table:table-row>
        <table:table-row table:style-name="ro19">
          <table:table-cell table:number-columns-repeated="8"/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4" table:style-name="ce1"/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table:number-columns-repeated="16361"/>
        </table:table-row>
        <table:table-row table:style-name="ro19">
          <table:table-cell table:number-columns-repeated="8"/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table:number-columns-repeated="4" table:style-name="ce1"/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table:number-columns-repeated="16361"/>
        </table:table-row>
        <table:table-row table:number-rows-repeated="1048533" table:style-name="ro19">
          <table:table-cell table:number-columns-repeated="16384"/>
        </table:table-row>
      </table:table>
      <table:table table:name="List" table:style-name="ta4">
        <table:table-column table:style-name="co32" table:number-columns-repeated="2" table:default-cell-style-name="ce1"/>
        <table:table-column table:style-name="co5" table:number-columns-repeated="6" table:default-cell-style-name="ce1"/>
        <table:table-column table:style-name="co21" table:default-cell-style-name="ce1"/>
        <table:table-column table:style-name="co5" table:number-columns-repeated="4" table:default-cell-style-name="ce1"/>
        <table:table-column table:style-name="co32" table:default-cell-style-name="ce1"/>
        <table:table-column table:style-name="co30" table:default-cell-style-name="ce1"/>
        <table:table-column table:style-name="co33" table:default-cell-style-name="ce1"/>
        <table:table-column table:style-name="co5" table:number-columns-repeated="16368" table:default-cell-style-name="ce1"/>
        <table:table-row table:style-name="ro19">
          <table:table-cell office:value-type="string" table:style-name="ce1">
            <text:p>Line</text:p>
          </table:table-cell>
          <table:table-cell table:number-columns-repeated="2" table:style-name="ce1"/>
          <table:table-cell office:value-type="string" table:style-name="ce1">
            <text:p>Robot</text:p>
          </table:table-cell>
          <table:table-cell table:number-columns-repeated="4" table:style-name="ce1"/>
          <table:table-cell office:value-type="string" table:style-name="ce1">
            <text:p>Station</text:p>
          </table:table-cell>
          <table:table-cell table:number-columns-repeated="16375" table:style-name="ce1"/>
        </table:table-row>
        <table:table-row table:style-name="ro19">
          <table:table-cell office:value-type="string" table:style-name="ce195">
            <text:p>UW</text:p>
          </table:table-cell>
          <table:table-cell office:value-type="string" table:style-name="ce195">
            <text:p>UA</text:p>
          </table:table-cell>
          <table:table-cell table:style-name="ce1"/>
          <table:table-cell office:value-type="string" table:style-name="ce195">
            <text:p>Line</text:p>
          </table:table-cell>
          <table:table-cell office:value-type="string" table:style-name="ce195">
            <text:p>st</text:p>
          </table:table-cell>
          <table:table-cell office:value-type="string" table:style-name="ce195">
            <text:p>KWKR</text:p>
          </table:table-cell>
          <table:table-cell office:value-type="string" table:style-name="ce195">
            <text:p>KWHB</text:p>
          </table:table-cell>
          <table:table-cell table:style-name="ce1"/>
          <table:table-cell office:value-type="string" table:style-name="ce195">
            <text:p>RS</text:p>
          </table:table-cell>
          <table:table-cell office:value-type="string" table:style-name="ce195">
            <text:p>FS</text:p>
          </table:table-cell>
          <table:table-cell office:value-type="string" table:style-name="ce195">
            <text:p>Cowl</text:p>
          </table:table-cell>
          <table:table-cell office:value-type="string" table:style-name="ce195">
            <text:p>FLA</text:p>
          </table:table-cell>
          <table:table-cell office:value-type="string" table:style-name="ce195">
            <text:p>RLA</text:p>
          </table:table-cell>
          <table:table-cell office:value-type="string" table:style-name="ce195">
            <text:p>Rr_Beam_177D</text:p>
          </table:table-cell>
          <table:table-cell office:value-type="string" table:style-name="ce195">
            <text:p>Rr_Beam_890B</text:p>
          </table:table-cell>
          <table:table-cell office:value-type="string" table:style-name="ce195">
            <text:p>Rr_Beam_ALL</text:p>
          </table:table-cell>
          <table:table-cell office:value-type="string" table:style-name="ce195">
            <text:p>Other</text:p>
          </table:table-cell>
          <table:table-cell table:number-columns-repeated="16367" table:style-name="ce1"/>
        </table:table-row>
        <table:table-row table:style-name="ro19">
          <table:table-cell office:value-type="string" table:style-name="ce235">
            <text:p>RS</text:p>
          </table:table-cell>
          <table:table-cell office:value-type="string" table:style-name="ce235">
            <text:p>RS</text:p>
          </table:table-cell>
          <table:table-cell table:style-name="ce1"/>
          <table:table-cell office:value-type="string" table:style-name="ce195">
            <text:p>FLA</text:p>
          </table:table-cell>
          <table:table-cell office:value-type="string" table:style-name="ce195">
            <text:p>1st R</text:p>
          </table:table-cell>
          <table:table-cell office:value-type="float" office:value="1833" table:style-name="ce195">
            <text:p>1833</text:p>
          </table:table-cell>
          <table:table-cell office:value-type="float" office:value="582" table:style-name="ce195">
            <text:p>582</text:p>
          </table:table-cell>
          <table:table-cell table:style-name="ce1"/>
          <table:table-cell office:value-type="string" table:style-name="ce235">
            <text:p>ALL</text:p>
          </table:table-cell>
          <table:table-cell office:value-type="string" table:style-name="ce235">
            <text:p>ALL</text:p>
          </table:table-cell>
          <table:table-cell office:value-type="string" table:style-name="ce235">
            <text:p>ALL</text:p>
          </table:table-cell>
          <table:table-cell office:value-type="string" table:style-name="ce235">
            <text:p>ALL</text:p>
          </table:table-cell>
          <table:table-cell office:value-type="string" table:style-name="ce235">
            <text:p>ALL</text:p>
          </table:table-cell>
          <table:table-cell office:value-type="string" table:style-name="ce235">
            <text:p>ALL</text:p>
          </table:table-cell>
          <table:table-cell office:value-type="string" table:style-name="ce235">
            <text:p>ALL</text:p>
          </table:table-cell>
          <table:table-cell office:value-type="string" table:style-name="ce235">
            <text:p>ALL</text:p>
          </table:table-cell>
          <table:table-cell office:value-type="string" table:style-name="ce235">
            <text:p>Other</text:p>
          </table:table-cell>
          <table:table-cell table:number-columns-repeated="16367" table:style-name="ce1"/>
        </table:table-row>
        <table:table-row table:style-name="ro19">
          <table:table-cell office:value-type="string" table:style-name="ce235">
            <text:p>FS</text:p>
          </table:table-cell>
          <table:table-cell office:value-type="string" table:style-name="ce235">
            <text:p>FS</text:p>
          </table:table-cell>
          <table:table-cell table:style-name="ce1"/>
          <table:table-cell office:value-type="string" table:style-name="ce195">
            <text:p>FLA</text:p>
          </table:table-cell>
          <table:table-cell office:value-type="string" table:style-name="ce195">
            <text:p>2st R</text:p>
          </table:table-cell>
          <table:table-cell office:value-type="float" office:value="1834" table:style-name="ce195">
            <text:p>1834</text:p>
          </table:table-cell>
          <table:table-cell office:value-type="float" office:value="584" table:style-name="ce195">
            <text:p>584</text:p>
          </table:table-cell>
          <table:table-cell table:style-name="ce1"/>
          <table:table-cell office:value-type="string" table:style-name="ce235">
            <text:p>1ST</text:p>
          </table:table-cell>
          <table:table-cell office:value-type="string" table:style-name="ce235">
            <text:p>2ST</text:p>
          </table:table-cell>
          <table:table-cell office:value-type="string" table:style-name="ce235">
            <text:p>-</text:p>
          </table:table-cell>
          <table:table-cell office:value-type="string" table:style-name="ce235">
            <text:p>LH 1ST</text:p>
          </table:table-cell>
          <table:table-cell office:value-type="string" table:style-name="ce235">
            <text:p>-</text:p>
          </table:table-cell>
          <table:table-cell office:value-type="string" table:style-name="ce235">
            <text:p>1ST RH</text:p>
          </table:table-cell>
          <table:table-cell office:value-type="string" office:string-value="1ST RH" table:formula="of:=[.N4]" table:style-name="ce235">
            <text:p>1ST RH</text:p>
          </table:table-cell>
          <table:table-cell office:value-type="string" office:string-value="1ST RH" table:formula="of:=[.N4]" table:style-name="ce235">
            <text:p>1ST RH</text:p>
          </table:table-cell>
          <table:table-cell table:style-name="ce235"/>
          <table:table-cell table:number-columns-repeated="16367" table:style-name="ce1"/>
        </table:table-row>
        <table:table-row table:style-name="ro19">
          <table:table-cell office:value-type="string" table:style-name="ce235">
            <text:p>Cowl</text:p>
          </table:table-cell>
          <table:table-cell office:value-type="string" table:style-name="ce235">
            <text:p>Cowl</text:p>
          </table:table-cell>
          <table:table-cell table:style-name="ce1"/>
          <table:table-cell office:value-type="string" table:style-name="ce195">
            <text:p>FLA</text:p>
          </table:table-cell>
          <table:table-cell office:value-type="string" table:style-name="ce195">
            <text:p>3st R</text:p>
          </table:table-cell>
          <table:table-cell office:value-type="float" office:value="1835" table:style-name="ce195">
            <text:p>1835</text:p>
          </table:table-cell>
          <table:table-cell office:value-type="float" office:value="586" table:style-name="ce195">
            <text:p>586</text:p>
          </table:table-cell>
          <table:table-cell table:style-name="ce1"/>
          <table:table-cell office:value-type="string" table:style-name="ce235">
            <text:p>2ST</text:p>
          </table:table-cell>
          <table:table-cell office:value-type="string" table:style-name="ce235">
            <text:p>3ST</text:p>
          </table:table-cell>
          <table:table-cell office:value-type="string" table:style-name="ce236">
            <text:p>Other</text:p>
          </table:table-cell>
          <table:table-cell office:value-type="string" table:style-name="ce235">
            <text:p>LH 2ST</text:p>
          </table:table-cell>
          <table:table-cell office:value-type="string" table:style-name="ce236">
            <text:p>Other</text:p>
          </table:table-cell>
          <table:table-cell office:value-type="string" table:style-name="ce235">
            <text:p>1ST LH</text:p>
          </table:table-cell>
          <table:table-cell office:value-type="string" office:string-value="1ST LH" table:formula="of:=[.N5]" table:style-name="ce235">
            <text:p>1ST LH</text:p>
          </table:table-cell>
          <table:table-cell office:value-type="string" office:string-value="1ST LH" table:formula="of:=[.N5]" table:style-name="ce235">
            <text:p>1ST LH</text:p>
          </table:table-cell>
          <table:table-cell table:style-name="ce235"/>
          <table:table-cell table:number-columns-repeated="16367" table:style-name="ce1"/>
        </table:table-row>
        <table:table-row table:style-name="ro19">
          <table:table-cell office:value-type="string" table:style-name="ce235">
            <text:p>FLA</text:p>
          </table:table-cell>
          <table:table-cell office:value-type="string" table:style-name="ce235">
            <text:p>FLA</text:p>
          </table:table-cell>
          <table:table-cell table:style-name="ce1"/>
          <table:table-cell office:value-type="string" table:style-name="ce195">
            <text:p>FLA</text:p>
          </table:table-cell>
          <table:table-cell office:value-type="string" table:style-name="ce195">
            <text:p>1st L</text:p>
          </table:table-cell>
          <table:table-cell office:value-type="float" office:value="1836" table:style-name="ce195">
            <text:p>1836</text:p>
          </table:table-cell>
          <table:table-cell office:value-type="float" office:value="583" table:style-name="ce195">
            <text:p>583</text:p>
          </table:table-cell>
          <table:table-cell table:style-name="ce1"/>
          <table:table-cell office:value-type="string" table:style-name="ce235">
            <text:p>4ST</text:p>
          </table:table-cell>
          <table:table-cell office:value-type="string" table:style-name="ce235">
            <text:p>5ST</text:p>
          </table:table-cell>
          <table:table-cell table:style-name="ce235"/>
          <table:table-cell office:value-type="string" table:style-name="ce235">
            <text:p>LH 3ST</text:p>
          </table:table-cell>
          <table:table-cell table:style-name="ce235"/>
          <table:table-cell office:value-type="string" table:style-name="ce235">
            <text:p>2ST</text:p>
          </table:table-cell>
          <table:table-cell office:value-type="string" office:string-value="2ST" table:formula="of:=[.N6]" table:style-name="ce235">
            <text:p>2ST</text:p>
          </table:table-cell>
          <table:table-cell office:value-type="string" office:string-value="2ST" table:formula="of:=[.N6]" table:style-name="ce235">
            <text:p>2ST</text:p>
          </table:table-cell>
          <table:table-cell table:style-name="ce235"/>
          <table:table-cell table:style-name="ce237"/>
          <table:table-cell table:number-columns-repeated="16366"/>
        </table:table-row>
        <table:table-row table:style-name="ro19">
          <table:table-cell office:value-type="string" table:style-name="ce235">
            <text:p>RLA</text:p>
          </table:table-cell>
          <table:table-cell office:value-type="string" table:style-name="ce235">
            <text:p>RA</text:p>
          </table:table-cell>
          <table:table-cell table:style-name="ce1"/>
          <table:table-cell office:value-type="string" table:style-name="ce195">
            <text:p>FLA</text:p>
          </table:table-cell>
          <table:table-cell office:value-type="string" table:style-name="ce195">
            <text:p>2st L</text:p>
          </table:table-cell>
          <table:table-cell office:value-type="float" office:value="1837" table:style-name="ce195">
            <text:p>1837</text:p>
          </table:table-cell>
          <table:table-cell office:value-type="float" office:value="585" table:style-name="ce195">
            <text:p>585</text:p>
          </table:table-cell>
          <table:table-cell table:style-name="ce1"/>
          <table:table-cell office:value-type="string" table:style-name="ce235">
            <text:p>5ST</text:p>
          </table:table-cell>
          <table:table-cell office:value-type="string" table:style-name="ce235">
            <text:p>6ST</text:p>
          </table:table-cell>
          <table:table-cell table:style-name="ce235"/>
          <table:table-cell office:value-type="string" table:style-name="ce235">
            <text:p>RH 1ST</text:p>
          </table:table-cell>
          <table:table-cell table:style-name="ce235"/>
          <table:table-cell office:value-type="string" table:style-name="ce235">
            <text:p>3ST</text:p>
          </table:table-cell>
          <table:table-cell office:value-type="string" office:string-value="3ST" table:formula="of:=[.N7]" table:style-name="ce235">
            <text:p>3ST</text:p>
          </table:table-cell>
          <table:table-cell office:value-type="string" office:string-value="3ST" table:formula="of:=[.N7]" table:style-name="ce235">
            <text:p>3ST</text:p>
          </table:table-cell>
          <table:table-cell table:style-name="ce235"/>
          <table:table-cell table:number-columns-repeated="16367" table:style-name="ce1"/>
        </table:table-row>
        <table:table-row table:style-name="ro19">
          <table:table-cell office:value-type="string" table:style-name="ce235">
            <text:p>Rr_Beam_177D</text:p>
          </table:table-cell>
          <table:table-cell office:value-type="string" table:style-name="ce235">
            <text:p>Rr_Beam_177D</text:p>
          </table:table-cell>
          <table:table-cell table:style-name="ce1"/>
          <table:table-cell office:value-type="string" table:style-name="ce195">
            <text:p>FLA</text:p>
          </table:table-cell>
          <table:table-cell office:value-type="string" table:style-name="ce195">
            <text:p>3st L</text:p>
          </table:table-cell>
          <table:table-cell office:value-type="float" office:value="1838" table:style-name="ce195">
            <text:p>1838</text:p>
          </table:table-cell>
          <table:table-cell office:value-type="float" office:value="587" table:style-name="ce195">
            <text:p>587</text:p>
          </table:table-cell>
          <table:table-cell table:style-name="ce1"/>
          <table:table-cell office:value-type="string" table:style-name="ce235">
            <text:p>6ST</text:p>
          </table:table-cell>
          <table:table-cell office:value-type="string" table:style-name="ce235">
            <text:p>7ST</text:p>
          </table:table-cell>
          <table:table-cell table:style-name="ce235"/>
          <table:table-cell office:value-type="string" table:style-name="ce235">
            <text:p>RH 2ST</text:p>
          </table:table-cell>
          <table:table-cell table:style-name="ce235"/>
          <table:table-cell office:value-type="string" table:style-name="ce235">
            <text:p>4ST</text:p>
          </table:table-cell>
          <table:table-cell office:value-type="string" office:string-value="4ST" table:formula="of:=[.N8]" table:style-name="ce235">
            <text:p>4ST</text:p>
          </table:table-cell>
          <table:table-cell office:value-type="string" office:string-value="4ST" table:formula="of:=[.N8]" table:style-name="ce235">
            <text:p>4ST</text:p>
          </table:table-cell>
          <table:table-cell table:style-name="ce235"/>
          <table:table-cell table:number-columns-repeated="16367" table:style-name="ce1"/>
        </table:table-row>
        <table:table-row table:style-name="ro19">
          <table:table-cell office:value-type="string" table:style-name="ce235">
            <text:p>Rr_Beam_890B</text:p>
          </table:table-cell>
          <table:table-cell office:value-type="string" table:style-name="ce235">
            <text:p>Rr_Beam_890B</text:p>
          </table:table-cell>
          <table:table-cell table:style-name="ce1"/>
          <table:table-cell office:value-type="string" table:style-name="ce195">
            <text:p>RLA</text:p>
          </table:table-cell>
          <table:table-cell office:value-type="string" table:style-name="ce195">
            <text:p>1st</text:p>
          </table:table-cell>
          <table:table-cell office:value-type="float" office:value="1839" table:style-name="ce195">
            <text:p>1839</text:p>
          </table:table-cell>
          <table:table-cell office:value-type="float" office:value="622" table:style-name="ce195">
            <text:p>622</text:p>
          </table:table-cell>
          <table:table-cell table:style-name="ce1"/>
          <table:table-cell office:value-type="string" table:style-name="ce235">
            <text:p>7ST</text:p>
          </table:table-cell>
          <table:table-cell office:value-type="string" table:style-name="ce235">
            <text:p>8ST</text:p>
          </table:table-cell>
          <table:table-cell table:style-name="ce235"/>
          <table:table-cell office:value-type="string" table:style-name="ce235">
            <text:p>RH 3ST</text:p>
          </table:table-cell>
          <table:table-cell table:style-name="ce235"/>
          <table:table-cell office:value-type="string" table:style-name="ce235">
            <text:p>5ST</text:p>
          </table:table-cell>
          <table:table-cell office:value-type="string" office:string-value="5ST" table:formula="of:=[.N9]" table:style-name="ce235">
            <text:p>5ST</text:p>
          </table:table-cell>
          <table:table-cell office:value-type="string" office:string-value="5ST" table:formula="of:=[.N9]" table:style-name="ce235">
            <text:p>5ST</text:p>
          </table:table-cell>
          <table:table-cell table:style-name="ce235"/>
          <table:table-cell table:number-columns-repeated="16367" table:style-name="ce1"/>
        </table:table-row>
        <table:table-row table:style-name="ro19">
          <table:table-cell office:value-type="string" table:style-name="ce235">
            <text:p>Rr_Beam_ALL</text:p>
          </table:table-cell>
          <table:table-cell office:value-type="string" table:style-name="ce235">
            <text:p>Rr_Beam_ALL</text:p>
          </table:table-cell>
          <table:table-cell table:style-name="ce1"/>
          <table:table-cell office:value-type="string" table:style-name="ce195">
            <text:p>FS</text:p>
          </table:table-cell>
          <table:table-cell office:value-type="string" table:style-name="ce195">
            <text:p>3st</text:p>
          </table:table-cell>
          <table:table-cell office:value-type="float" office:value="1803" table:style-name="ce195">
            <text:p>1803</text:p>
          </table:table-cell>
          <table:table-cell office:value-type="float" office:value="591" table:style-name="ce195">
            <text:p>591</text:p>
          </table:table-cell>
          <table:table-cell table:style-name="ce1"/>
          <table:table-cell office:value-type="string" table:style-name="ce235">
            <text:p>8ST</text:p>
          </table:table-cell>
          <table:table-cell office:value-type="string" table:style-name="ce235">
            <text:p>9ST</text:p>
          </table:table-cell>
          <table:table-cell table:style-name="ce235"/>
          <table:table-cell office:value-type="string" table:style-name="ce236">
            <text:p>Other</text:p>
          </table:table-cell>
          <table:table-cell table:style-name="ce235"/>
          <table:table-cell office:value-type="string" table:style-name="ce235">
            <text:p>6ST</text:p>
          </table:table-cell>
          <table:table-cell office:value-type="string" office:string-value="6ST" table:formula="of:=[.N10]" table:style-name="ce235">
            <text:p>6ST</text:p>
          </table:table-cell>
          <table:table-cell office:value-type="string" office:string-value="6ST" table:formula="of:=[.N10]" table:style-name="ce235">
            <text:p>6ST</text:p>
          </table:table-cell>
          <table:table-cell table:style-name="ce235"/>
          <table:table-cell table:number-columns-repeated="16367" table:style-name="ce1"/>
        </table:table-row>
        <table:table-row table:style-name="ro19">
          <table:table-cell office:value-type="string" table:style-name="ce235">
            <text:p>Other</text:p>
          </table:table-cell>
          <table:table-cell office:value-type="string" table:style-name="ce235">
            <text:p>Other</text:p>
          </table:table-cell>
          <table:table-cell table:style-name="ce1"/>
          <table:table-cell office:value-type="string" table:style-name="ce195">
            <text:p>FS</text:p>
          </table:table-cell>
          <table:table-cell office:value-type="string" table:style-name="ce195">
            <text:p>7st</text:p>
          </table:table-cell>
          <table:table-cell office:value-type="float" office:value="1807" table:style-name="ce195">
            <text:p>1807</text:p>
          </table:table-cell>
          <table:table-cell office:value-type="float" office:value="594" table:style-name="ce195">
            <text:p>594</text:p>
          </table:table-cell>
          <table:table-cell table:style-name="ce1"/>
          <table:table-cell office:value-type="string" table:style-name="ce235">
            <text:p>9ST</text:p>
          </table:table-cell>
          <table:table-cell office:value-type="string" table:style-name="ce235">
            <text:p>10ST</text:p>
          </table:table-cell>
          <table:table-cell table:style-name="ce235"/>
          <table:table-cell office:value-type="string" table:style-name="ce236">
            <text:p>RH Engraver</text:p>
          </table:table-cell>
          <table:table-cell table:style-name="ce235"/>
          <table:table-cell office:value-type="string" table:style-name="ce235">
            <text:p>7ST</text:p>
          </table:table-cell>
          <table:table-cell office:value-type="string" office:string-value="7ST" table:formula="of:=[.N11]" table:style-name="ce235">
            <text:p>7ST</text:p>
          </table:table-cell>
          <table:table-cell office:value-type="string" office:string-value="7ST" table:formula="of:=[.N11]" table:style-name="ce235">
            <text:p>7ST</text:p>
          </table:table-cell>
          <table:table-cell table:style-name="ce235"/>
          <table:table-cell table:number-columns-repeated="16367" table:style-name="ce1"/>
        </table:table-row>
        <table:table-row table:style-name="ro19">
          <table:table-cell table:number-columns-repeated="2" table:style-name="ce235"/>
          <table:table-cell table:style-name="ce1"/>
          <table:table-cell office:value-type="string" table:style-name="ce195">
            <text:p>FS</text:p>
          </table:table-cell>
          <table:table-cell office:value-type="string" table:style-name="ce195">
            <text:p>8st</text:p>
          </table:table-cell>
          <table:table-cell office:value-type="float" office:value="1809" table:style-name="ce195">
            <text:p>1809</text:p>
          </table:table-cell>
          <table:table-cell office:value-type="float" office:value="595" table:style-name="ce195">
            <text:p>595</text:p>
          </table:table-cell>
          <table:table-cell table:style-name="ce1"/>
          <table:table-cell office:value-type="string" table:style-name="ce235">
            <text:p>10ST</text:p>
          </table:table-cell>
          <table:table-cell office:value-type="string" table:style-name="ce235">
            <text:p>11ST</text:p>
          </table:table-cell>
          <table:table-cell table:style-name="ce235"/>
          <table:table-cell office:value-type="string" table:style-name="ce236">
            <text:p>LH Engraver</text:p>
          </table:table-cell>
          <table:table-cell table:style-name="ce235"/>
          <table:table-cell office:value-type="string" table:style-name="ce235">
            <text:p>8ST</text:p>
          </table:table-cell>
          <table:table-cell office:value-type="string" office:string-value="8ST" table:formula="of:=[.N12]" table:style-name="ce235">
            <text:p>8ST</text:p>
          </table:table-cell>
          <table:table-cell office:value-type="string" office:string-value="8ST" table:formula="of:=[.N12]" table:style-name="ce235">
            <text:p>8ST</text:p>
          </table:table-cell>
          <table:table-cell table:style-name="ce235"/>
          <table:table-cell table:number-columns-repeated="16367" table:style-name="ce1"/>
        </table:table-row>
        <table:table-row table:style-name="ro19">
          <table:table-cell table:number-columns-repeated="2" table:style-name="ce235"/>
          <table:table-cell table:style-name="ce1"/>
          <table:table-cell office:value-type="string" table:style-name="ce195">
            <text:p>FS</text:p>
          </table:table-cell>
          <table:table-cell office:value-type="string" table:style-name="ce195">
            <text:p>9st</text:p>
          </table:table-cell>
          <table:table-cell office:value-type="float" office:value="1810" table:style-name="ce195">
            <text:p>1810</text:p>
          </table:table-cell>
          <table:table-cell office:value-type="float" office:value="596" table:style-name="ce195">
            <text:p>596</text:p>
          </table:table-cell>
          <table:table-cell table:style-name="ce1"/>
          <table:table-cell office:value-type="string" table:style-name="ce235">
            <text:p>11ST</text:p>
          </table:table-cell>
          <table:table-cell office:value-type="string" table:style-name="ce235">
            <text:p>12ST</text:p>
          </table:table-cell>
          <table:table-cell table:number-columns-repeated="3" table:style-name="ce235"/>
          <table:table-cell office:value-type="string" table:style-name="ce235">
            <text:p>9ST</text:p>
          </table:table-cell>
          <table:table-cell office:value-type="string" office:string-value="9ST" table:formula="of:=[.N13]" table:style-name="ce235">
            <text:p>9ST</text:p>
          </table:table-cell>
          <table:table-cell office:value-type="string" office:string-value="9ST" table:formula="of:=[.N13]" table:style-name="ce235">
            <text:p>9ST</text:p>
          </table:table-cell>
          <table:table-cell table:style-name="ce235"/>
          <table:table-cell table:number-columns-repeated="16367" table:style-name="ce1"/>
        </table:table-row>
        <table:table-row table:style-name="ro19">
          <table:table-cell table:number-columns-repeated="2" table:style-name="ce235"/>
          <table:table-cell table:style-name="ce1"/>
          <table:table-cell office:value-type="string" table:style-name="ce195">
            <text:p>FS</text:p>
          </table:table-cell>
          <table:table-cell office:value-type="string" table:style-name="ce195">
            <text:p>10st</text:p>
          </table:table-cell>
          <table:table-cell office:value-type="float" office:value="1812" table:style-name="ce195">
            <text:p>1812</text:p>
          </table:table-cell>
          <table:table-cell office:value-type="float" office:value="597" table:style-name="ce195">
            <text:p>597</text:p>
          </table:table-cell>
          <table:table-cell table:style-name="ce1"/>
          <table:table-cell office:value-type="string" table:style-name="ce235">
            <text:p>12ST</text:p>
          </table:table-cell>
          <table:table-cell office:value-type="string" table:style-name="ce235">
            <text:p>13ST</text:p>
          </table:table-cell>
          <table:table-cell table:number-columns-repeated="3" table:style-name="ce235"/>
          <table:table-cell office:value-type="string" table:style-name="ce235">
            <text:p>10ST</text:p>
          </table:table-cell>
          <table:table-cell office:value-type="string" office:string-value="10ST" table:formula="of:=[.N14]" table:style-name="ce235">
            <text:p>10ST</text:p>
          </table:table-cell>
          <table:table-cell office:value-type="string" office:string-value="10ST" table:formula="of:=[.N14]" table:style-name="ce235">
            <text:p>10ST</text:p>
          </table:table-cell>
          <table:table-cell table:style-name="ce235"/>
          <table:table-cell table:number-columns-repeated="16367" table:style-name="ce1"/>
        </table:table-row>
        <table:table-row table:style-name="ro19">
          <table:table-cell table:number-columns-repeated="2" table:style-name="ce235"/>
          <table:table-cell table:style-name="ce1"/>
          <table:table-cell office:value-type="string" table:style-name="ce195">
            <text:p>RS</text:p>
          </table:table-cell>
          <table:table-cell office:value-type="string" table:style-name="ce195">
            <text:p>2st</text:p>
          </table:table-cell>
          <table:table-cell office:value-type="float" office:value="1815" table:style-name="ce195">
            <text:p>1815</text:p>
          </table:table-cell>
          <table:table-cell office:value-type="float" office:value="603" table:style-name="ce195">
            <text:p>603</text:p>
          </table:table-cell>
          <table:table-cell table:style-name="ce1"/>
          <table:table-cell office:value-type="string" table:style-name="ce235">
            <text:p>13ST</text:p>
          </table:table-cell>
          <table:table-cell office:value-type="string" table:style-name="ce235">
            <text:p>14ST</text:p>
          </table:table-cell>
          <table:table-cell table:number-columns-repeated="3" table:style-name="ce235"/>
          <table:table-cell office:value-type="string" table:style-name="ce235">
            <text:p>12ST</text:p>
          </table:table-cell>
          <table:table-cell office:value-type="string" office:string-value="12ST" table:formula="of:=[.N15]" table:style-name="ce235">
            <text:p>12ST</text:p>
          </table:table-cell>
          <table:table-cell office:value-type="string" office:string-value="12ST" table:formula="of:=[.N15]" table:style-name="ce235">
            <text:p>12ST</text:p>
          </table:table-cell>
          <table:table-cell table:style-name="ce235"/>
          <table:table-cell table:number-columns-repeated="16367" table:style-name="ce1"/>
        </table:table-row>
        <table:table-row table:style-name="ro19">
          <table:table-cell table:number-columns-repeated="2" table:style-name="ce235"/>
          <table:table-cell table:style-name="ce1"/>
          <table:table-cell office:value-type="string" table:style-name="ce195">
            <text:p>RS</text:p>
          </table:table-cell>
          <table:table-cell office:value-type="string" table:style-name="ce195">
            <text:p>4st</text:p>
          </table:table-cell>
          <table:table-cell office:value-type="float" office:value="1816" table:style-name="ce195">
            <text:p>1816</text:p>
          </table:table-cell>
          <table:table-cell office:value-type="float" office:value="604" table:style-name="ce195">
            <text:p>604</text:p>
          </table:table-cell>
          <table:table-cell table:style-name="ce1"/>
          <table:table-cell office:value-type="string" table:style-name="ce235">
            <text:p>14ST</text:p>
          </table:table-cell>
          <table:table-cell office:value-type="string" table:style-name="ce236">
            <text:p>Other</text:p>
          </table:table-cell>
          <table:table-cell table:number-columns-repeated="3" table:style-name="ce235"/>
          <table:table-cell office:value-type="string" table:style-name="ce235">
            <text:p>13ST</text:p>
          </table:table-cell>
          <table:table-cell office:value-type="string" office:string-value="13ST" table:formula="of:=[.N16]" table:style-name="ce235">
            <text:p>13ST</text:p>
          </table:table-cell>
          <table:table-cell office:value-type="string" office:string-value="13ST" table:formula="of:=[.N16]" table:style-name="ce235">
            <text:p>13ST</text:p>
          </table:table-cell>
          <table:table-cell table:style-name="ce235"/>
          <table:table-cell table:number-columns-repeated="16367" table:style-name="ce1"/>
        </table:table-row>
        <table:table-row table:style-name="ro19">
          <table:table-cell table:number-columns-repeated="2" table:style-name="ce235"/>
          <table:table-cell table:style-name="ce1"/>
          <table:table-cell office:value-type="string" table:style-name="ce195">
            <text:p>RS</text:p>
          </table:table-cell>
          <table:table-cell office:value-type="string" table:style-name="ce195">
            <text:p>5st</text:p>
          </table:table-cell>
          <table:table-cell office:value-type="float" office:value="1819" table:style-name="ce195">
            <text:p>1819</text:p>
          </table:table-cell>
          <table:table-cell office:value-type="float" office:value="606" table:style-name="ce195">
            <text:p>606</text:p>
          </table:table-cell>
          <table:table-cell table:style-name="ce1"/>
          <table:table-cell office:value-type="string" table:style-name="ce235">
            <text:p>15ST</text:p>
          </table:table-cell>
          <table:table-cell office:value-type="string" table:style-name="ce236">
            <text:p>MT#1</text:p>
          </table:table-cell>
          <table:table-cell table:number-columns-repeated="3" table:style-name="ce235"/>
          <table:table-cell office:value-type="string" table:style-name="ce235">
            <text:p>14ST</text:p>
          </table:table-cell>
          <table:table-cell office:value-type="string" office:string-value="14ST" table:formula="of:=[.N17]" table:style-name="ce235">
            <text:p>14ST</text:p>
          </table:table-cell>
          <table:table-cell office:value-type="string" office:string-value="14ST" table:formula="of:=[.N17]" table:style-name="ce235">
            <text:p>14ST</text:p>
          </table:table-cell>
          <table:table-cell table:style-name="ce235"/>
          <table:table-cell table:number-columns-repeated="16367"/>
        </table:table-row>
        <table:table-row table:style-name="ro19">
          <table:table-cell table:number-columns-repeated="2" table:style-name="ce235"/>
          <table:table-cell table:style-name="ce1"/>
          <table:table-cell office:value-type="string" table:style-name="ce195">
            <text:p>RS</text:p>
          </table:table-cell>
          <table:table-cell office:value-type="string" table:style-name="ce195">
            <text:p>6-1st</text:p>
          </table:table-cell>
          <table:table-cell office:value-type="float" office:value="1821" table:style-name="ce195">
            <text:p>1821</text:p>
          </table:table-cell>
          <table:table-cell office:value-type="float" office:value="607" table:style-name="ce195">
            <text:p>607</text:p>
          </table:table-cell>
          <table:table-cell table:style-name="ce1"/>
          <table:table-cell office:value-type="string" table:style-name="ce235">
            <text:p>16ST</text:p>
          </table:table-cell>
          <table:table-cell office:value-type="string" table:style-name="ce236">
            <text:p>MT#2</text:p>
          </table:table-cell>
          <table:table-cell table:number-columns-repeated="3" table:style-name="ce235"/>
          <table:table-cell office:value-type="string" table:style-name="ce235">
            <text:p>15ST</text:p>
          </table:table-cell>
          <table:table-cell office:value-type="string" office:string-value="15ST" table:formula="of:=[.N18]" table:style-name="ce235">
            <text:p>15ST</text:p>
          </table:table-cell>
          <table:table-cell office:value-type="string" office:string-value="15ST" table:formula="of:=[.N18]" table:style-name="ce235">
            <text:p>15ST</text:p>
          </table:table-cell>
          <table:table-cell table:style-name="ce235"/>
          <table:table-cell table:number-columns-repeated="16367"/>
        </table:table-row>
        <table:table-row table:style-name="ro19">
          <table:table-cell table:number-columns-repeated="2" table:style-name="ce235"/>
          <table:table-cell table:style-name="ce1"/>
          <table:table-cell office:value-type="string" table:style-name="ce195">
            <text:p>RS</text:p>
          </table:table-cell>
          <table:table-cell office:value-type="string" table:style-name="ce195">
            <text:p>6-2st</text:p>
          </table:table-cell>
          <table:table-cell office:value-type="float" office:value="1818" table:style-name="ce195">
            <text:p>1818</text:p>
          </table:table-cell>
          <table:table-cell office:value-type="float" office:value="605" table:style-name="ce195">
            <text:p>605</text:p>
          </table:table-cell>
          <table:table-cell table:style-name="ce1"/>
          <table:table-cell office:value-type="string" table:style-name="ce235">
            <text:p>17ST</text:p>
          </table:table-cell>
          <table:table-cell office:value-type="string" table:style-name="ce236">
            <text:p>MT#3</text:p>
          </table:table-cell>
          <table:table-cell table:number-columns-repeated="3" table:style-name="ce235"/>
          <table:table-cell office:value-type="string" table:style-name="ce235">
            <text:p>16ST</text:p>
          </table:table-cell>
          <table:table-cell office:value-type="string" office:string-value="16ST" table:formula="of:=[.N19]" table:style-name="ce235">
            <text:p>16ST</text:p>
          </table:table-cell>
          <table:table-cell office:value-type="string" office:string-value="16ST" table:formula="of:=[.N19]" table:style-name="ce235">
            <text:p>16ST</text:p>
          </table:table-cell>
          <table:table-cell table:style-name="ce235"/>
          <table:table-cell table:number-columns-repeated="16367"/>
        </table:table-row>
        <table:table-row table:style-name="ro19">
          <table:table-cell table:number-columns-repeated="2" table:style-name="ce235"/>
          <table:table-cell table:style-name="ce1"/>
          <table:table-cell office:value-type="string" table:style-name="ce195">
            <text:p>RS</text:p>
          </table:table-cell>
          <table:table-cell office:value-type="string" table:style-name="ce195">
            <text:p>7st</text:p>
          </table:table-cell>
          <table:table-cell office:value-type="float" office:value="1822" table:style-name="ce195">
            <text:p>1822</text:p>
          </table:table-cell>
          <table:table-cell office:value-type="float" office:value="608" table:style-name="ce195">
            <text:p>608</text:p>
          </table:table-cell>
          <table:table-cell table:style-name="ce1"/>
          <table:table-cell office:value-type="string" table:style-name="ce235">
            <text:p>18ST</text:p>
          </table:table-cell>
          <table:table-cell table:number-columns-repeated="4" table:style-name="ce235"/>
          <table:table-cell office:value-type="string" table:style-name="ce236">
            <text:p>Other</text:p>
          </table:table-cell>
          <table:table-cell office:value-type="string" table:style-name="ce236">
            <text:p>Other</text:p>
          </table:table-cell>
          <table:table-cell office:value-type="string" table:style-name="ce236">
            <text:p>Other</text:p>
          </table:table-cell>
          <table:table-cell table:style-name="ce235"/>
          <table:table-cell table:number-columns-repeated="16367"/>
        </table:table-row>
        <table:table-row table:style-name="ro19">
          <table:table-cell table:number-columns-repeated="2" table:style-name="ce235"/>
          <table:table-cell table:style-name="ce1"/>
          <table:table-cell office:value-type="string" table:style-name="ce195">
            <text:p>RS</text:p>
          </table:table-cell>
          <table:table-cell office:value-type="string" table:style-name="ce195">
            <text:p>8st</text:p>
          </table:table-cell>
          <table:table-cell office:value-type="float" office:value="1824" table:style-name="ce195">
            <text:p>1824</text:p>
          </table:table-cell>
          <table:table-cell office:value-type="float" office:value="609" table:style-name="ce195">
            <text:p>609</text:p>
          </table:table-cell>
          <table:table-cell table:style-name="ce1"/>
          <table:table-cell office:value-type="string" table:style-name="ce235">
            <text:p>19ST</text:p>
          </table:table-cell>
          <table:table-cell table:number-columns-repeated="4" table:style-name="ce235"/>
          <table:table-cell office:value-type="string" table:style-name="ce236">
            <text:p>MT#1</text:p>
          </table:table-cell>
          <table:table-cell office:value-type="string" table:style-name="ce236">
            <text:p>MT#1</text:p>
          </table:table-cell>
          <table:table-cell office:value-type="string" table:style-name="ce236">
            <text:p>MT#1</text:p>
          </table:table-cell>
          <table:table-cell table:style-name="ce235"/>
          <table:table-cell table:number-columns-repeated="16367"/>
        </table:table-row>
        <table:table-row table:style-name="ro19">
          <table:table-cell table:number-columns-repeated="2" table:style-name="ce235"/>
          <table:table-cell table:style-name="ce1"/>
          <table:table-cell office:value-type="string" table:style-name="ce195">
            <text:p>RS</text:p>
          </table:table-cell>
          <table:table-cell office:value-type="string" table:style-name="ce195">
            <text:p>9st</text:p>
          </table:table-cell>
          <table:table-cell office:value-type="float" office:value="1826" table:style-name="ce195">
            <text:p>1826</text:p>
          </table:table-cell>
          <table:table-cell office:value-type="float" office:value="610" table:style-name="ce195">
            <text:p>610</text:p>
          </table:table-cell>
          <table:table-cell table:style-name="ce1"/>
          <table:table-cell office:value-type="string" table:style-name="ce235">
            <text:p>20ST</text:p>
          </table:table-cell>
          <table:table-cell table:number-columns-repeated="4" table:style-name="ce235"/>
          <table:table-cell office:value-type="string" table:style-name="ce236">
            <text:p>MT#2</text:p>
          </table:table-cell>
          <table:table-cell office:value-type="string" table:style-name="ce236">
            <text:p>MT#2</text:p>
          </table:table-cell>
          <table:table-cell office:value-type="string" table:style-name="ce236">
            <text:p>MT#2</text:p>
          </table:table-cell>
          <table:table-cell table:style-name="ce235"/>
          <table:table-cell table:number-columns-repeated="16367"/>
        </table:table-row>
        <table:table-row table:style-name="ro19">
          <table:table-cell table:number-columns-repeated="2" table:style-name="ce235"/>
          <table:table-cell table:style-name="ce1"/>
          <table:table-cell office:value-type="string" table:style-name="ce195">
            <text:p>RS</text:p>
          </table:table-cell>
          <table:table-cell office:value-type="string" table:style-name="ce195">
            <text:p>10-1st</text:p>
          </table:table-cell>
          <table:table-cell office:value-type="float" office:value="1827" table:style-name="ce195">
            <text:p>1827</text:p>
          </table:table-cell>
          <table:table-cell office:value-type="float" office:value="611" table:style-name="ce195">
            <text:p>611</text:p>
          </table:table-cell>
          <table:table-cell table:style-name="ce1"/>
          <table:table-cell office:value-type="string" table:style-name="ce236">
            <text:p>Other</text:p>
          </table:table-cell>
          <table:table-cell table:number-columns-repeated="8" table:style-name="ce235"/>
          <table:table-cell table:number-columns-repeated="16367"/>
        </table:table-row>
        <table:table-row table:style-name="ro19">
          <table:table-cell table:number-columns-repeated="2" table:style-name="ce235"/>
          <table:table-cell table:style-name="ce1"/>
          <table:table-cell office:value-type="string" table:style-name="ce195">
            <text:p>RS</text:p>
          </table:table-cell>
          <table:table-cell office:value-type="string" table:style-name="ce195">
            <text:p>10-2st</text:p>
          </table:table-cell>
          <table:table-cell office:value-type="float" office:value="1829" table:style-name="ce195">
            <text:p>1829</text:p>
          </table:table-cell>
          <table:table-cell office:value-type="float" office:value="612" table:style-name="ce195">
            <text:p>612</text:p>
          </table:table-cell>
          <table:table-cell table:style-name="ce1"/>
          <table:table-cell office:value-type="string" table:style-name="ce236">
            <text:p>MT#1</text:p>
          </table:table-cell>
          <table:table-cell table:number-columns-repeated="8" table:style-name="ce235"/>
          <table:table-cell table:number-columns-repeated="16367"/>
        </table:table-row>
        <table:table-row table:style-name="ro19">
          <table:table-cell table:number-columns-repeated="2" table:style-name="ce235"/>
          <table:table-cell table:style-name="ce1"/>
          <table:table-cell office:value-type="string" table:style-name="ce195">
            <text:p>RrBeam</text:p>
          </table:table-cell>
          <table:table-cell office:value-type="string" table:style-name="ce195">
            <text:p>1st L</text:p>
          </table:table-cell>
          <table:table-cell office:value-type="float" office:value="2002" table:style-name="ce195">
            <text:p>2002</text:p>
          </table:table-cell>
          <table:table-cell office:value-type="string" table:style-name="ce195">
            <text:p>-</text:p>
          </table:table-cell>
          <table:table-cell table:style-name="ce1"/>
          <table:table-cell office:value-type="string" table:style-name="ce236">
            <text:p>MT#2</text:p>
          </table:table-cell>
          <table:table-cell table:number-columns-repeated="8" table:style-name="ce235"/>
          <table:table-cell table:number-columns-repeated="16367"/>
        </table:table-row>
        <table:table-row table:style-name="ro19">
          <table:table-cell table:number-columns-repeated="2" table:style-name="ce235"/>
          <table:table-cell table:style-name="ce1"/>
          <table:table-cell office:value-type="string" table:style-name="ce195">
            <text:p>RrBeam</text:p>
          </table:table-cell>
          <table:table-cell office:value-type="string" table:style-name="ce195">
            <text:p>1st R</text:p>
          </table:table-cell>
          <table:table-cell office:value-type="float" office:value="2001" table:style-name="ce195">
            <text:p>2001</text:p>
          </table:table-cell>
          <table:table-cell office:value-type="string" table:style-name="ce195">
            <text:p>-</text:p>
          </table:table-cell>
          <table:table-cell table:style-name="ce1"/>
          <table:table-cell office:value-type="string" table:style-name="ce236">
            <text:p>MT#3</text:p>
          </table:table-cell>
          <table:table-cell table:number-columns-repeated="8" table:style-name="ce235"/>
          <table:table-cell table:number-columns-repeated="16367"/>
        </table:table-row>
        <table:table-row table:style-name="ro19">
          <table:table-cell table:number-columns-repeated="2" table:style-name="ce235"/>
          <table:table-cell table:style-name="ce1"/>
          <table:table-cell office:value-type="string" table:style-name="ce195">
            <text:p>RrBeam</text:p>
          </table:table-cell>
          <table:table-cell office:value-type="string" table:style-name="ce195">
            <text:p>2st</text:p>
          </table:table-cell>
          <table:table-cell office:value-type="float" office:value="2101" table:style-name="ce195">
            <text:p>2101</text:p>
          </table:table-cell>
          <table:table-cell office:value-type="float" office:value="633" table:style-name="ce195">
            <text:p>633</text:p>
          </table:table-cell>
          <table:table-cell table:style-name="ce1"/>
          <table:table-cell office:value-type="string" table:style-name="ce236">
            <text:p>MT#4</text:p>
          </table:table-cell>
          <table:table-cell table:number-columns-repeated="8" table:style-name="ce235"/>
          <table:table-cell table:number-columns-repeated="16367"/>
        </table:table-row>
        <table:table-row table:style-name="ro19">
          <table:table-cell table:number-columns-repeated="2" table:style-name="ce235"/>
          <table:table-cell table:style-name="ce1"/>
          <table:table-cell office:value-type="string" table:style-name="ce195">
            <text:p>RrBeam</text:p>
          </table:table-cell>
          <table:table-cell office:value-type="string" table:style-name="ce195">
            <text:p>3st</text:p>
          </table:table-cell>
          <table:table-cell office:value-type="float" office:value="2102" table:style-name="ce195">
            <text:p>2102</text:p>
          </table:table-cell>
          <table:table-cell office:value-type="float" office:value="634" table:style-name="ce195">
            <text:p>634</text:p>
          </table:table-cell>
          <table:table-cell table:style-name="ce1"/>
          <table:table-cell office:value-type="string" table:style-name="ce236">
            <text:p>MT#5</text:p>
          </table:table-cell>
          <table:table-cell table:number-columns-repeated="8" table:style-name="ce235"/>
          <table:table-cell table:number-columns-repeated="16367"/>
        </table:table-row>
        <table:table-row table:style-name="ro19">
          <table:table-cell table:number-columns-repeated="2" table:style-name="ce235"/>
          <table:table-cell table:style-name="ce1"/>
          <table:table-cell office:value-type="string" table:style-name="ce195">
            <text:p>RrBeam</text:p>
          </table:table-cell>
          <table:table-cell office:value-type="string" table:style-name="ce195">
            <text:p>4st</text:p>
          </table:table-cell>
          <table:table-cell office:value-type="float" office:value="2003" table:style-name="ce195">
            <text:p>2003</text:p>
          </table:table-cell>
          <table:table-cell office:value-type="float" office:value="630" table:style-name="ce195">
            <text:p>630</text:p>
          </table:table-cell>
          <table:table-cell table:style-name="ce1"/>
          <table:table-cell office:value-type="string" table:style-name="ce236">
            <text:p>MT#6</text:p>
          </table:table-cell>
          <table:table-cell table:number-columns-repeated="8" table:style-name="ce235"/>
          <table:table-cell table:number-columns-repeated="16367"/>
        </table:table-row>
        <table:table-row table:style-name="ro19">
          <table:table-cell table:number-columns-repeated="2" table:style-name="ce235"/>
          <table:table-cell table:style-name="ce1"/>
          <table:table-cell office:value-type="string" table:style-name="ce195">
            <text:p>RrBeam</text:p>
          </table:table-cell>
          <table:table-cell office:value-type="string" table:style-name="ce195">
            <text:p>5st</text:p>
          </table:table-cell>
          <table:table-cell office:value-type="float" office:value="2103" table:style-name="ce195">
            <text:p>2103</text:p>
          </table:table-cell>
          <table:table-cell office:value-type="float" office:value="635" table:style-name="ce195">
            <text:p>635</text:p>
          </table:table-cell>
          <table:table-cell table:style-name="ce1"/>
          <table:table-cell office:value-type="string" table:style-name="ce236">
            <text:p>MT#7</text:p>
          </table:table-cell>
          <table:table-cell table:number-columns-repeated="8" table:style-name="ce235"/>
          <table:table-cell table:number-columns-repeated="16367"/>
        </table:table-row>
        <table:table-row table:style-name="ro19">
          <table:table-cell table:number-columns-repeated="2" table:style-name="ce235"/>
          <table:table-cell table:style-name="ce1"/>
          <table:table-cell office:value-type="string" table:style-name="ce195">
            <text:p>RrBeam</text:p>
          </table:table-cell>
          <table:table-cell office:value-type="string" table:style-name="ce195">
            <text:p>6st</text:p>
          </table:table-cell>
          <table:table-cell office:value-type="float" office:value="2004" table:style-name="ce195">
            <text:p>2004</text:p>
          </table:table-cell>
          <table:table-cell office:value-type="float" office:value="631" table:style-name="ce195">
            <text:p>631</text:p>
          </table:table-cell>
          <table:table-cell table:style-name="ce1"/>
          <table:table-cell office:value-type="string" table:style-name="ce236">
            <text:p>MT#8</text:p>
          </table:table-cell>
          <table:table-cell table:number-columns-repeated="8" table:style-name="ce235"/>
          <table:table-cell table:number-columns-repeated="16367"/>
        </table:table-row>
        <table:table-row table:style-name="ro19">
          <table:table-cell table:number-columns-repeated="3" table:style-name="ce1"/>
          <table:table-cell office:value-type="string" table:style-name="ce195">
            <text:p>RrBeam</text:p>
          </table:table-cell>
          <table:table-cell office:value-type="string" table:style-name="ce195">
            <text:p>7st</text:p>
          </table:table-cell>
          <table:table-cell office:value-type="float" office:value="2104" table:style-name="ce195">
            <text:p>2104</text:p>
          </table:table-cell>
          <table:table-cell office:value-type="float" office:value="636" table:style-name="ce195">
            <text:p>636</text:p>
          </table:table-cell>
          <table:table-cell table:number-columns-repeated="16377" table:style-name="ce1"/>
        </table:table-row>
        <table:table-row table:style-name="ro19">
          <table:table-cell table:number-columns-repeated="3"/>
          <table:table-cell office:value-type="string" table:style-name="ce195">
            <text:p>RrBeam</text:p>
          </table:table-cell>
          <table:table-cell office:value-type="string" table:style-name="ce195">
            <text:p>8st</text:p>
          </table:table-cell>
          <table:table-cell office:value-type="float" office:value="2105" table:style-name="ce195">
            <text:p>2105</text:p>
          </table:table-cell>
          <table:table-cell office:value-type="float" office:value="637" table:style-name="ce195">
            <text:p>637</text:p>
          </table:table-cell>
          <table:table-cell table:number-columns-repeated="16377"/>
        </table:table-row>
        <table:table-row table:style-name="ro19">
          <table:table-cell table:number-columns-repeated="3"/>
          <table:table-cell office:value-type="string" table:style-name="ce195">
            <text:p>RrBeam</text:p>
          </table:table-cell>
          <table:table-cell office:value-type="string" table:style-name="ce195">
            <text:p>9st</text:p>
          </table:table-cell>
          <table:table-cell office:value-type="float" office:value="2106" table:style-name="ce195">
            <text:p>2106</text:p>
          </table:table-cell>
          <table:table-cell office:value-type="float" office:value="638" table:style-name="ce195">
            <text:p>638</text:p>
          </table:table-cell>
          <table:table-cell table:number-columns-repeated="16377"/>
        </table:table-row>
        <table:table-row table:style-name="ro19">
          <table:table-cell table:number-columns-repeated="3"/>
          <table:table-cell office:value-type="string" table:style-name="ce195">
            <text:p>RrBeam</text:p>
          </table:table-cell>
          <table:table-cell office:value-type="string" table:style-name="ce195">
            <text:p>10st</text:p>
          </table:table-cell>
          <table:table-cell office:value-type="float" office:value="2005" table:style-name="ce195">
            <text:p>2005</text:p>
          </table:table-cell>
          <table:table-cell office:value-type="float" office:value="632" table:style-name="ce195">
            <text:p>632</text:p>
          </table:table-cell>
          <table:table-cell table:number-columns-repeated="16377"/>
        </table:table-row>
        <table:table-row table:style-name="ro19">
          <table:table-cell table:number-columns-repeated="3"/>
          <table:table-cell office:value-type="string" table:style-name="ce195">
            <text:p>RrBeam</text:p>
          </table:table-cell>
          <table:table-cell office:value-type="string" table:style-name="ce195">
            <text:p>11st</text:p>
          </table:table-cell>
          <table:table-cell office:value-type="string" table:style-name="ce195">
            <text:p>-</text:p>
          </table:table-cell>
          <table:table-cell office:value-type="float" office:value="639" table:style-name="ce195">
            <text:p>639</text:p>
          </table:table-cell>
          <table:table-cell table:number-columns-repeated="16377"/>
        </table:table-row>
        <table:table-row table:style-name="ro19">
          <table:table-cell table:number-columns-repeated="3"/>
          <table:table-cell office:value-type="string" table:style-name="ce195">
            <text:p>RrBeam</text:p>
          </table:table-cell>
          <table:table-cell office:value-type="string" table:style-name="ce195">
            <text:p>12st</text:p>
          </table:table-cell>
          <table:table-cell office:value-type="float" office:value="2108" table:style-name="ce195">
            <text:p>2108</text:p>
          </table:table-cell>
          <table:table-cell office:value-type="float" office:value="640" table:style-name="ce195">
            <text:p>640</text:p>
          </table:table-cell>
          <table:table-cell table:number-columns-repeated="16377"/>
        </table:table-row>
        <table:table-row table:style-name="ro19">
          <table:table-cell table:number-columns-repeated="3"/>
          <table:table-cell office:value-type="string" table:style-name="ce195">
            <text:p>RrBeam</text:p>
          </table:table-cell>
          <table:table-cell office:value-type="string" table:style-name="ce195">
            <text:p>13st</text:p>
          </table:table-cell>
          <table:table-cell office:value-type="float" office:value="2109" table:style-name="ce195">
            <text:p>2109</text:p>
          </table:table-cell>
          <table:table-cell office:value-type="float" office:value="641" table:style-name="ce195">
            <text:p>641</text:p>
          </table:table-cell>
          <table:table-cell table:number-columns-repeated="16377"/>
        </table:table-row>
        <table:table-row table:style-name="ro19">
          <table:table-cell table:number-columns-repeated="3"/>
          <table:table-cell office:value-type="string" table:style-name="ce195">
            <text:p>RrBeam</text:p>
          </table:table-cell>
          <table:table-cell office:value-type="string" table:style-name="ce195">
            <text:p>14st</text:p>
          </table:table-cell>
          <table:table-cell office:value-type="float" office:value="2110" table:style-name="ce195">
            <text:p>2110</text:p>
          </table:table-cell>
          <table:table-cell office:value-type="float" office:value="642" table:style-name="ce195">
            <text:p>642</text:p>
          </table:table-cell>
          <table:table-cell table:number-columns-repeated="16377"/>
        </table:table-row>
        <table:table-row table:style-name="ro19">
          <table:table-cell table:number-columns-repeated="3"/>
          <table:table-cell office:value-type="string" table:style-name="ce195">
            <text:p>RrBeam</text:p>
          </table:table-cell>
          <table:table-cell office:value-type="string" table:style-name="ce195">
            <text:p>15st</text:p>
          </table:table-cell>
          <table:table-cell office:value-type="string" table:style-name="ce195">
            <text:p>-</text:p>
          </table:table-cell>
          <table:table-cell office:value-type="float" office:value="643" table:style-name="ce195">
            <text:p>643</text:p>
          </table:table-cell>
          <table:table-cell table:number-columns-repeated="16377"/>
        </table:table-row>
        <table:table-row table:number-rows-repeated="1048536" table:style-name="ro19">
          <table:table-cell table:number-columns-repeated="16384"/>
        </table:table-row>
      </table:table>
      <table:named-expressions>
        <table:named-range table:name="Cowl_List" table:cell-range-address="List.$K$3:List.$K$30" table:base-cell-address="List.$A$1"/>
        <table:named-range table:name="FLA_List" table:cell-range-address="List.$L$3:List.$L$312" table:base-cell-address="List.$A$1"/>
        <table:named-range table:name="FS_List" table:cell-range-address="List.$J$3:List.$J$32" table:base-cell-address="List.$A$1"/>
        <table:named-range table:name="Other_List" table:cell-range-address="List.$Q$3:List.$Q$31" table:base-cell-address="List.$A$1"/>
        <table:named-range table:name="RLA_List" table:cell-range-address="List.$M$3:List.$M$31" table:base-cell-address="List.$A$1"/>
        <table:named-range table:name="Rr_Beam_177D_List" table:cell-range-address="List.$N$3:List.$N$31" table:base-cell-address="List.$A$1"/>
        <table:named-expression table:name="Rr_Beam_890B_List" table:expression="of:=[List.$O$2]+[List.$O$3:.$O$31]" table:base-cell-address="UW(New).$A$1"/>
        <table:named-range table:name="Rr_Beam_ALL_List" table:cell-range-address="List.$P$3:List.$P$31" table:base-cell-address="List.$A$1"/>
        <table:named-range table:name="RS_List" table:cell-range-address="List.$I$3:List.$I$21" table:base-cell-address="List.$A$1"/>
        <table:named-range table:name="UA_List" table:cell-range-address="List.$B$3:List.$B$31" table:base-cell-address="List.$A$1"/>
        <table:named-range table:name="UW_List" table:cell-range-address="List.$A$3:List.$A$31" table:base-cell-address="List.$A$1"/>
      </table:named-expressions>
      <table:database-ranges>
        <table:database-range table:target-range-address="KPIPDLog.A1:KPIPDLog.G14" table:name="OATable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ＭＳ Ｐゴシック" svg:font-family="&quot;ＭＳ Ｐゴシック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number-style style:name="N17">
      <number:fraction number:min-integer-digits="0" number:min-numerator-digits="1" number:min-denominator-digits="1" number:max-denominator-value="9"/>
    </number:number-style>
    <number:date-style style:name="N19">
      <number:month/>
      <number:text>/</number:text>
      <number:day/>
      <number:text>/</number:text>
      <number:year number:style="long"/>
    </number:date-style>
    <number:time-style style:name="N36">
      <number:hours/>
      <number:text>:</number:text>
      <number:minutes number:style="long"/>
    </number:time-style>
    <number:percentage-style style:name="N37">
      <number:number number:decimal-places="1" number:min-decimal-places="1" number:min-integer-digits="1"/>
      <number:text>%</number:text>
    </number:percentage-style>
    <number:number-style style:name="N38">
      <number:number number:decimal-places="2" number:min-decimal-places="2" number:min-integer-digits="1"/>
      <number:text> </number:text>
    </number:number-style>
    <number:time-style style:name="N39P0">
      <number:hours/>
      <number:text>:</number:text>
      <number:minutes number:style="long"/>
    </number:time-style>
    <number:text-style style:name="N39">
      <number:text-content/>
      <style:map style:condition="value()&gt;=0" style:apply-style-name="N39P0"/>
    </number:text-style>
    <number:number-style style:name="N40">
      <number:number number:decimal-places="4" number:min-decimal-places="4" number:min-integer-digits="1"/>
    </number:number-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ＭＳ Ｐゴシック" style:font-name-asian="ＭＳ Ｐゴシック" style:font-name-complex="ＭＳ Ｐゴシック" fo:font-size="11pt" style:font-size-asian="11pt" style:font-size-complex="11pt"/>
    </style:style>
    <style:style style:name="Note_32_2" style:display-name="Note 2" style:family="table-cell" style:data-style-name="N0">
      <style:table-cell-properties fo:border="thin solid #C0C0C0" fo:background-color="#FFFFCC"/>
    </style:style>
    <style:style style:name="Percent" style:family="table-cell" style:data-style-name="N13"/>
    <style:style style:name="Percent_32_2" style:display-name="Percent 2" style:family="table-cell" style:data-style-name="N13"/>
    <style:style style:name="_12497__12540__12475__12531__12488__32_2" style:display-name="パーセント 2" style:family="table-cell" style:data-style-name="N13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196850393700787in" fo:margin-bottom="0.196850393700787in" fo:margin-left="0.196850393700787in" fo:margin-right="0.196850393700787in" style:print-orientation="landscape" style:print-page-order="ttb" style:first-page-number="continue" style:scale-to-X="1" style:scale-to-Y="1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ttb" style:first-page-number="continue" style:scale-to-Y="1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Rita McGee</meta:initial-creator>
    <dc:creator>John James</dc:creator>
    <meta:creation-date>2012-03-27T20:17:51Z</meta:creation-date>
    <dc:date>2025-04-10T11:35:26Z</dc:date>
    <meta:print-date>2024-12-06T00:21:15Z</meta:print-date>
    <meta:user-defined meta:name="_NewReviewCycle"/>
  </office:meta>
</office:document-meta>
</file>